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0"/>
    <style:style style:name="ce5" style:family="table-cell" style:parent-style-name="Default" style:data-style-name="N110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formula="of:=[.$A$2]+[.$A$4]*[.B2]" office:value-type="float" office:value="-8" calcext:value-type="float">
            <text:p>-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E$2]+[.$E$4]*[.F2]"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$I$2]+[.$I$4]*[.J2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A$2]+[.$A$4]*[.B3]" office:value-type="float" office:value="-7.93" calcext:value-type="float">
            <text:p>-7,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E$2]+[.$E$4]*[.F3]" office:value-type="float" office:value="4.07" calcext:value-type="float">
            <text:p>4,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I$2]+[.$I$4]*[.J3]" office:value-type="float" office:value="12.07" calcext:value-type="float">
            <text:p>12,07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$A$2]+[.$A$4]*[.B4]" office:value-type="float" office:value="-7.86" calcext:value-type="float">
            <text:p>-7,86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$E$2]+[.$E$4]*[.F4]" office:value-type="float" office:value="4.14" calcext:value-type="float">
            <text:p>4,14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$I$2]+[.$I$4]*[.J4]" office:value-type="float" office:value="12.14" calcext:value-type="float">
            <text:p>12,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A$2]+[.$A$4]*[.B5]" office:value-type="float" office:value="-7.79" calcext:value-type="float">
            <text:p>-7,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E$2]+[.$E$4]*[.F5]" office:value-type="float" office:value="4.21" calcext:value-type="float">
            <text:p>4,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I$2]+[.$I$4]*[.J5]" office:value-type="float" office:value="12.21" calcext:value-type="float">
            <text:p>12,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A$2]+[.$A$4]*[.B6]" office:value-type="float" office:value="-7.72" calcext:value-type="float">
            <text:p>-7,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E$2]+[.$E$4]*[.F6]" office:value-type="float" office:value="4.28" calcext:value-type="float">
            <text:p>4,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I$2]+[.$I$4]*[.J6]" office:value-type="float" office:value="12.28" calcext:value-type="float">
            <text:p>12,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A$2]+[.$A$4]*[.B7]" office:value-type="float" office:value="-7.65" calcext:value-type="float">
            <text:p>-7,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E$2]+[.$E$4]*[.F7]" office:value-type="float" office:value="4.35" calcext:value-type="float">
            <text:p>4,3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I$2]+[.$I$4]*[.J7]" office:value-type="float" office:value="12.35" calcext:value-type="float">
            <text:p>12,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A$2]+[.$A$4]*[.B8]" office:value-type="float" office:value="-7.58" calcext:value-type="float">
            <text:p>-7,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E$2]+[.$E$4]*[.F8]" office:value-type="float" office:value="4.42" calcext:value-type="float">
            <text:p>4,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I$2]+[.$I$4]*[.J8]" office:value-type="float" office:value="12.42" calcext:value-type="float">
            <text:p>12,4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A$2]+[.$A$4]*[.B9]" office:value-type="float" office:value="-7.51" calcext:value-type="float">
            <text:p>-7,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E$2]+[.$E$4]*[.F9]" office:value-type="float" office:value="4.49" calcext:value-type="float">
            <text:p>4,4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I$2]+[.$I$4]*[.J9]" office:value-type="float" office:value="12.49" calcext:value-type="float">
            <text:p>12,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A$2]+[.$A$4]*[.B10]" office:value-type="float" office:value="-7.44" calcext:value-type="float">
            <text:p>-7,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E$2]+[.$E$4]*[.F10]" office:value-type="float" office:value="4.56" calcext:value-type="float">
            <text:p>4,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I$2]+[.$I$4]*[.J10]" office:value-type="float" office:value="12.56" calcext:value-type="float">
            <text:p>12,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A$2]+[.$A$4]*[.B11]" office:value-type="float" office:value="-7.37" calcext:value-type="float">
            <text:p>-7,3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E$2]+[.$E$4]*[.F11]" office:value-type="float" office:value="4.63" calcext:value-type="float">
            <text:p>4,6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I$2]+[.$I$4]*[.J11]" office:value-type="float" office:value="12.63" calcext:value-type="float">
            <text:p>12,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A$2]+[.$A$4]*[.B12]" office:value-type="float" office:value="-7.3" calcext:value-type="float">
            <text:p>-7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E$2]+[.$E$4]*[.F12]" office:value-type="float" office:value="4.7" calcext:value-type="float">
            <text:p>4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I$2]+[.$I$4]*[.J12]" office:value-type="float" office:value="12.7" calcext:value-type="float">
            <text:p>12,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$A$2]+[.$A$4]*[.B13]" office:value-type="float" office:value="-7.23" calcext:value-type="float">
            <text:p>-7,2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E$2]+[.$E$4]*[.F13]" office:value-type="float" office:value="4.77" calcext:value-type="float">
            <text:p>4,7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I$2]+[.$I$4]*[.J13]" office:value-type="float" office:value="12.77" calcext:value-type="float">
            <text:p>12,7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A$2]+[.$A$4]*[.B14]" office:value-type="float" office:value="-7.16" calcext:value-type="float">
            <text:p>-7,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E$2]+[.$E$4]*[.F14]" office:value-type="float" office:value="4.84" calcext:value-type="float">
            <text:p>4,8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I$2]+[.$I$4]*[.J14]" office:value-type="float" office:value="12.84" calcext:value-type="float">
            <text:p>12,8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A$2]+[.$A$4]*[.B15]" office:value-type="float" office:value="-7.09" calcext:value-type="float">
            <text:p>-7,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E$2]+[.$E$4]*[.F15]" office:value-type="float" office:value="4.91" calcext:value-type="float">
            <text:p>4,9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I$2]+[.$I$4]*[.J15]" office:value-type="float" office:value="12.91" calcext:value-type="float">
            <text:p>12,9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A$2]+[.$A$4]*[.B16]" office:value-type="float" office:value="-7.02" calcext:value-type="float">
            <text:p>-7,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E$2]+[.$E$4]*[.F16]" office:value-type="float" office:value="4.98" calcext:value-type="float">
            <text:p>4,9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I$2]+[.$I$4]*[.J16]" office:value-type="float" office:value="12.98" calcext:value-type="float">
            <text:p>12,9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A$2]+[.$A$4]*[.B17]" office:value-type="float" office:value="-6.95" calcext:value-type="float">
            <text:p>-6,9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E$2]+[.$E$4]*[.F17]" office:value-type="float" office:value="5.05" calcext:value-type="float">
            <text:p>5,0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I$2]+[.$I$4]*[.J17]" office:value-type="float" office:value="13.05" calcext:value-type="float">
            <text:p>13,0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A$2]+[.$A$4]*[.B18]" office:value-type="float" office:value="-6.88" calcext:value-type="float">
            <text:p>-6,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E$2]+[.$E$4]*[.F18]" office:value-type="float" office:value="5.12" calcext:value-type="float">
            <text:p>5,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I$2]+[.$I$4]*[.J18]" office:value-type="float" office:value="13.12" calcext:value-type="float">
            <text:p>13,1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$A$2]+[.$A$4]*[.B19]" office:value-type="float" office:value="-6.81" calcext:value-type="float">
            <text:p>-6,8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E$2]+[.$E$4]*[.F19]" office:value-type="float" office:value="5.19" calcext:value-type="float">
            <text:p>5,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I$2]+[.$I$4]*[.J19]" office:value-type="float" office:value="13.19" calcext:value-type="float">
            <text:p>13,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$A$2]+[.$A$4]*[.B20]" office:value-type="float" office:value="-6.74" calcext:value-type="float">
            <text:p>-6,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E$2]+[.$E$4]*[.F20]" office:value-type="float" office:value="5.26" calcext:value-type="float">
            <text:p>5,2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I$2]+[.$I$4]*[.J20]" office:value-type="float" office:value="13.26" calcext:value-type="float">
            <text:p>13,2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$A$2]+[.$A$4]*[.B21]" office:value-type="float" office:value="-6.67" calcext:value-type="float">
            <text:p>-6,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E$2]+[.$E$4]*[.F21]" office:value-type="float" office:value="5.33" calcext:value-type="float">
            <text:p>5,3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I$2]+[.$I$4]*[.J21]" office:value-type="float" office:value="13.33" calcext:value-type="float">
            <text:p>13,3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$A$2]+[.$A$4]*[.B22]" office:value-type="float" office:value="-6.6" calcext:value-type="float">
            <text:p>-6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E$2]+[.$E$4]*[.F22]" office:value-type="float" office:value="5.4" calcext:value-type="float">
            <text:p>5,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I$2]+[.$I$4]*[.J22]" office:value-type="float" office:value="13.4" calcext:value-type="float">
            <text:p>13,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$A$2]+[.$A$4]*[.B23]" office:value-type="float" office:value="-6.53" calcext:value-type="float">
            <text:p>-6,5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E$2]+[.$E$4]*[.F23]" office:value-type="float" office:value="5.47" calcext:value-type="float">
            <text:p>5,4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I$2]+[.$I$4]*[.J23]" office:value-type="float" office:value="13.47" calcext:value-type="float">
            <text:p>13,4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$A$2]+[.$A$4]*[.B24]" office:value-type="float" office:value="-6.46" calcext:value-type="float">
            <text:p>-6,4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E$2]+[.$E$4]*[.F24]" office:value-type="float" office:value="5.54" calcext:value-type="float">
            <text:p>5,5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I$2]+[.$I$4]*[.J24]" office:value-type="float" office:value="13.54" calcext:value-type="float">
            <text:p>13,5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$A$2]+[.$A$4]*[.B25]" office:value-type="float" office:value="-6.39" calcext:value-type="float">
            <text:p>-6,3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E$2]+[.$E$4]*[.F25]" office:value-type="float" office:value="5.61" calcext:value-type="float">
            <text:p>5,6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I$2]+[.$I$4]*[.J25]" office:value-type="float" office:value="13.61" calcext:value-type="float">
            <text:p>13,6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$A$2]+[.$A$4]*[.B26]" office:value-type="float" office:value="-6.32" calcext:value-type="float">
            <text:p>-6,3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E$2]+[.$E$4]*[.F26]" office:value-type="float" office:value="5.68" calcext:value-type="float">
            <text:p>5,6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I$2]+[.$I$4]*[.J26]" office:value-type="float" office:value="13.68" calcext:value-type="float">
            <text:p>13,6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A$2]+[.$A$4]*[.B27]" office:value-type="float" office:value="-6.25" calcext:value-type="float">
            <text:p>-6,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E$2]+[.$E$4]*[.F27]" office:value-type="float" office:value="5.75" calcext:value-type="float">
            <text:p>5,7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I$2]+[.$I$4]*[.J27]" office:value-type="float" office:value="13.75" calcext:value-type="float">
            <text:p>13,7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$A$2]+[.$A$4]*[.B28]" office:value-type="float" office:value="-6.18" calcext:value-type="float">
            <text:p>-6,1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E$2]+[.$E$4]*[.F28]" office:value-type="float" office:value="5.82" calcext:value-type="float">
            <text:p>5,8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I$2]+[.$I$4]*[.J28]" office:value-type="float" office:value="13.82" calcext:value-type="float">
            <text:p>13,8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$A$2]+[.$A$4]*[.B29]" office:value-type="float" office:value="-6.11" calcext:value-type="float">
            <text:p>-6,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E$2]+[.$E$4]*[.F29]" office:value-type="float" office:value="5.89" calcext:value-type="float">
            <text:p>5,8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I$2]+[.$I$4]*[.J29]" office:value-type="float" office:value="13.89" calcext:value-type="float">
            <text:p>13,8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$A$2]+[.$A$4]*[.B30]" office:value-type="float" office:value="-6.04" calcext:value-type="float">
            <text:p>-6,0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E$2]+[.$E$4]*[.F30]" office:value-type="float" office:value="5.96" calcext:value-type="float">
            <text:p>5,9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I$2]+[.$I$4]*[.J30]" office:value-type="float" office:value="13.96" calcext:value-type="float">
            <text:p>13,9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$A$2]+[.$A$4]*[.B31]" office:value-type="float" office:value="-5.97" calcext:value-type="float">
            <text:p>-5,9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E$2]+[.$E$4]*[.F31]" office:value-type="float" office:value="6.03" calcext:value-type="float">
            <text:p>6,0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I$2]+[.$I$4]*[.J31]" office:value-type="float" office:value="14.03" calcext:value-type="float">
            <text:p>14,0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$A$2]+[.$A$4]*[.B32]" office:value-type="float" office:value="-5.9" calcext:value-type="float">
            <text:p>-5,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E$2]+[.$E$4]*[.F32]" office:value-type="float" office:value="6.1" calcext:value-type="float">
            <text:p>6,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I$2]+[.$I$4]*[.J32]" office:value-type="float" office:value="14.1" calcext:value-type="float">
            <text:p>14,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A$2]+[.$A$4]*[.B33]" office:value-type="float" office:value="-5.83" calcext:value-type="float">
            <text:p>-5,8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E$2]+[.$E$4]*[.F33]" office:value-type="float" office:value="6.17" calcext:value-type="float">
            <text:p>6,1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I$2]+[.$I$4]*[.J33]" office:value-type="float" office:value="14.17" calcext:value-type="float">
            <text:p>14,1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A$2]+[.$A$4]*[.B34]" office:value-type="float" office:value="-5.76" calcext:value-type="float">
            <text:p>-5,7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E$2]+[.$E$4]*[.F34]" office:value-type="float" office:value="6.24" calcext:value-type="float">
            <text:p>6,2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I$2]+[.$I$4]*[.J34]" office:value-type="float" office:value="14.24" calcext:value-type="float">
            <text:p>14,2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$A$2]+[.$A$4]*[.B35]" office:value-type="float" office:value="-5.69" calcext:value-type="float">
            <text:p>-5,6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E$2]+[.$E$4]*[.F35]" office:value-type="float" office:value="6.31" calcext:value-type="float">
            <text:p>6,3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I$2]+[.$I$4]*[.J35]" office:value-type="float" office:value="14.31" calcext:value-type="float">
            <text:p>14,3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$A$2]+[.$A$4]*[.B36]" office:value-type="float" office:value="-5.62" calcext:value-type="float">
            <text:p>-5,6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E$2]+[.$E$4]*[.F36]" office:value-type="float" office:value="6.38" calcext:value-type="float">
            <text:p>6,38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I$2]+[.$I$4]*[.J36]" office:value-type="float" office:value="14.38" calcext:value-type="float">
            <text:p>14,3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$A$2]+[.$A$4]*[.B37]" office:value-type="float" office:value="-5.55" calcext:value-type="float">
            <text:p>-5,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E$2]+[.$E$4]*[.F37]" office:value-type="float" office:value="6.45" calcext:value-type="float">
            <text:p>6,4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I$2]+[.$I$4]*[.J37]" office:value-type="float" office:value="14.45" calcext:value-type="float">
            <text:p>14,4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$A$2]+[.$A$4]*[.B38]" office:value-type="float" office:value="-5.48" calcext:value-type="float">
            <text:p>-5,4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E$2]+[.$E$4]*[.F38]" office:value-type="float" office:value="6.52" calcext:value-type="float">
            <text:p>6,5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I$2]+[.$I$4]*[.J38]" office:value-type="float" office:value="14.52" calcext:value-type="float">
            <text:p>14,5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$A$2]+[.$A$4]*[.B39]" office:value-type="float" office:value="-5.41" calcext:value-type="float">
            <text:p>-5,4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E$2]+[.$E$4]*[.F39]" office:value-type="float" office:value="6.59" calcext:value-type="float">
            <text:p>6,5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I$2]+[.$I$4]*[.J39]" office:value-type="float" office:value="14.59" calcext:value-type="float">
            <text:p>14,5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$A$2]+[.$A$4]*[.B40]" office:value-type="float" office:value="-5.34" calcext:value-type="float">
            <text:p>-5,3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E$2]+[.$E$4]*[.F40]" office:value-type="float" office:value="6.66" calcext:value-type="float">
            <text:p>6,66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I$2]+[.$I$4]*[.J40]" office:value-type="float" office:value="14.66" calcext:value-type="float">
            <text:p>14,6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$A$2]+[.$A$4]*[.B41]" office:value-type="float" office:value="-5.27" calcext:value-type="float">
            <text:p>-5,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E$2]+[.$E$4]*[.F41]" office:value-type="float" office:value="6.73" calcext:value-type="float">
            <text:p>6,7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I$2]+[.$I$4]*[.J41]" office:value-type="float" office:value="14.73" calcext:value-type="float">
            <text:p>14,7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$A$2]+[.$A$4]*[.B42]" office:value-type="float" office:value="-5.2" calcext:value-type="float">
            <text:p>-5,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E$2]+[.$E$4]*[.F42]" office:value-type="float" office:value="6.8" calcext:value-type="float">
            <text:p>6,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I$2]+[.$I$4]*[.J42]" office:value-type="float" office:value="14.8" calcext:value-type="float">
            <text:p>14,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$A$2]+[.$A$4]*[.B43]" office:value-type="float" office:value="-5.13" calcext:value-type="float">
            <text:p>-5,1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E$2]+[.$E$4]*[.F43]" office:value-type="float" office:value="6.87" calcext:value-type="float">
            <text:p>6,8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I$2]+[.$I$4]*[.J43]" office:value-type="float" office:value="14.87" calcext:value-type="float">
            <text:p>14,8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$A$2]+[.$A$4]*[.B44]" office:value-type="float" office:value="-5.06" calcext:value-type="float">
            <text:p>-5,0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E$2]+[.$E$4]*[.F44]" office:value-type="float" office:value="6.94" calcext:value-type="float">
            <text:p>6,9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I$2]+[.$I$4]*[.J44]" office:value-type="float" office:value="14.94" calcext:value-type="float">
            <text:p>14,9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$A$2]+[.$A$4]*[.B45]" office:value-type="float" office:value="-4.99" calcext:value-type="float">
            <text:p>-4,9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E$2]+[.$E$4]*[.F45]" office:value-type="float" office:value="7.01" calcext:value-type="float">
            <text:p>7,0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I$2]+[.$I$4]*[.J45]" office:value-type="float" office:value="15.01" calcext:value-type="float">
            <text:p>15,0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$A$2]+[.$A$4]*[.B46]" office:value-type="float" office:value="-4.92" calcext:value-type="float">
            <text:p>-4,9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E$2]+[.$E$4]*[.F46]" office:value-type="float" office:value="7.08" calcext:value-type="float">
            <text:p>7,0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I$2]+[.$I$4]*[.J46]" office:value-type="float" office:value="15.08" calcext:value-type="float">
            <text:p>15,0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$A$2]+[.$A$4]*[.B47]" office:value-type="float" office:value="-4.85" calcext:value-type="float">
            <text:p>-4,8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E$2]+[.$E$4]*[.F47]" office:value-type="float" office:value="7.15" calcext:value-type="float">
            <text:p>7,1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I$2]+[.$I$4]*[.J47]" office:value-type="float" office:value="15.15" calcext:value-type="float">
            <text:p>15,1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$A$2]+[.$A$4]*[.B48]" office:value-type="float" office:value="-4.78" calcext:value-type="float">
            <text:p>-4,7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E$2]+[.$E$4]*[.F48]" office:value-type="float" office:value="7.22" calcext:value-type="float">
            <text:p>7,2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I$2]+[.$I$4]*[.J48]" office:value-type="float" office:value="15.22" calcext:value-type="float">
            <text:p>15,2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$A$2]+[.$A$4]*[.B49]" office:value-type="float" office:value="-4.71" calcext:value-type="float">
            <text:p>-4,7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E$2]+[.$E$4]*[.F49]" office:value-type="float" office:value="7.29" calcext:value-type="float">
            <text:p>7,2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I$2]+[.$I$4]*[.J49]" office:value-type="float" office:value="15.29" calcext:value-type="float">
            <text:p>15,2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$A$2]+[.$A$4]*[.B50]" office:value-type="float" office:value="-4.64" calcext:value-type="float">
            <text:p>-4,6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E$2]+[.$E$4]*[.F50]" office:value-type="float" office:value="7.36" calcext:value-type="float">
            <text:p>7,3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I$2]+[.$I$4]*[.J50]" office:value-type="float" office:value="15.36" calcext:value-type="float">
            <text:p>15,36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$A$2]+[.$A$4]*[.B51]" office:value-type="float" office:value="-4.57" calcext:value-type="float">
            <text:p>-4,5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E$2]+[.$E$4]*[.F51]" office:value-type="float" office:value="7.43" calcext:value-type="float">
            <text:p>7,4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I$2]+[.$I$4]*[.J51]" office:value-type="float" office:value="15.43" calcext:value-type="float">
            <text:p>15,4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A$2]+[.$A$4]*[.B52]" office:value-type="float" office:value="-4.5" calcext:value-type="float">
            <text:p>-4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E$2]+[.$E$4]*[.F52]" office:value-type="float" office:value="7.5" calcext:value-type="float">
            <text:p>7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I$2]+[.$I$4]*[.J52]" office:value-type="float" office:value="15.5" calcext:value-type="float">
            <text:p>15,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$A$2]+[.$A$4]*[.B53]" office:value-type="float" office:value="-4.43" calcext:value-type="float">
            <text:p>-4,4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E$2]+[.$E$4]*[.F53]" office:value-type="float" office:value="7.57" calcext:value-type="float">
            <text:p>7,5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I$2]+[.$I$4]*[.J53]" office:value-type="float" office:value="15.57" calcext:value-type="float">
            <text:p>15,5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$A$2]+[.$A$4]*[.B54]" office:value-type="float" office:value="-4.36" calcext:value-type="float">
            <text:p>-4,3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E$2]+[.$E$4]*[.F54]" office:value-type="float" office:value="7.64" calcext:value-type="float">
            <text:p>7,6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I$2]+[.$I$4]*[.J54]" office:value-type="float" office:value="15.64" calcext:value-type="float">
            <text:p>15,64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$A$2]+[.$A$4]*[.B55]" office:value-type="float" office:value="-4.29" calcext:value-type="float">
            <text:p>-4,2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E$2]+[.$E$4]*[.F55]" office:value-type="float" office:value="7.71" calcext:value-type="float">
            <text:p>7,7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I$2]+[.$I$4]*[.J55]" office:value-type="float" office:value="15.71" calcext:value-type="float">
            <text:p>15,7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$A$2]+[.$A$4]*[.B56]" office:value-type="float" office:value="-4.22" calcext:value-type="float">
            <text:p>-4,2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E$2]+[.$E$4]*[.F56]" office:value-type="float" office:value="7.78" calcext:value-type="float">
            <text:p>7,7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I$2]+[.$I$4]*[.J56]" office:value-type="float" office:value="15.78" calcext:value-type="float">
            <text:p>15,7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$A$2]+[.$A$4]*[.B57]" office:value-type="float" office:value="-4.15" calcext:value-type="float">
            <text:p>-4,1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E$2]+[.$E$4]*[.F57]" office:value-type="float" office:value="7.85" calcext:value-type="float">
            <text:p>7,8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I$2]+[.$I$4]*[.J57]" office:value-type="float" office:value="15.85" calcext:value-type="float">
            <text:p>15,8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$A$2]+[.$A$4]*[.B58]" office:value-type="float" office:value="-4.08" calcext:value-type="float">
            <text:p>-4,0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E$2]+[.$E$4]*[.F58]" office:value-type="float" office:value="7.92" calcext:value-type="float">
            <text:p>7,9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I$2]+[.$I$4]*[.J58]" office:value-type="float" office:value="15.92" calcext:value-type="float">
            <text:p>15,9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$A$2]+[.$A$4]*[.B59]" office:value-type="float" office:value="-4.01" calcext:value-type="float">
            <text:p>-4,0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E$2]+[.$E$4]*[.F59]" office:value-type="float" office:value="7.99" calcext:value-type="float">
            <text:p>7,9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I$2]+[.$I$4]*[.J59]" office:value-type="float" office:value="15.99" calcext:value-type="float">
            <text:p>15,99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$A$2]+[.$A$4]*[.B60]" office:value-type="float" office:value="-3.94" calcext:value-type="float">
            <text:p>-3,9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E$2]+[.$E$4]*[.F60]" office:value-type="float" office:value="8.06" calcext:value-type="float">
            <text:p>8,0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I$2]+[.$I$4]*[.J60]" office:value-type="float" office:value="16.06" calcext:value-type="float">
            <text:p>16,06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$A$2]+[.$A$4]*[.B61]" office:value-type="float" office:value="-3.87" calcext:value-type="float">
            <text:p>-3,8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E$2]+[.$E$4]*[.F61]" office:value-type="float" office:value="8.13" calcext:value-type="float">
            <text:p>8,1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I$2]+[.$I$4]*[.J61]" office:value-type="float" office:value="16.13" calcext:value-type="float">
            <text:p>16,13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$A$2]+[.$A$4]*[.B62]" office:value-type="float" office:value="-3.8" calcext:value-type="float">
            <text:p>-3,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E$2]+[.$E$4]*[.F62]" office:value-type="float" office:value="8.2" calcext:value-type="float">
            <text:p>8,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I$2]+[.$I$4]*[.J62]" office:value-type="float" office:value="16.2" calcext:value-type="float">
            <text:p>16,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$A$2]+[.$A$4]*[.B63]" office:value-type="float" office:value="-3.73" calcext:value-type="float">
            <text:p>-3,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E$2]+[.$E$4]*[.F63]" office:value-type="float" office:value="8.27" calcext:value-type="float">
            <text:p>8,27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I$2]+[.$I$4]*[.J63]" office:value-type="float" office:value="16.27" calcext:value-type="float">
            <text:p>16,27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$A$2]+[.$A$4]*[.B64]" office:value-type="float" office:value="-3.66" calcext:value-type="float">
            <text:p>-3,6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E$2]+[.$E$4]*[.F64]" office:value-type="float" office:value="8.34" calcext:value-type="float">
            <text:p>8,34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I$2]+[.$I$4]*[.J64]" office:value-type="float" office:value="16.34" calcext:value-type="float">
            <text:p>16,3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$A$2]+[.$A$4]*[.B65]" office:value-type="float" office:value="-3.59" calcext:value-type="float">
            <text:p>-3,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E$2]+[.$E$4]*[.F65]" office:value-type="float" office:value="8.41" calcext:value-type="float">
            <text:p>8,4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I$2]+[.$I$4]*[.J65]" office:value-type="float" office:value="16.41" calcext:value-type="float">
            <text:p>16,4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$A$2]+[.$A$4]*[.B66]" office:value-type="float" office:value="-3.52" calcext:value-type="float">
            <text:p>-3,5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E$2]+[.$E$4]*[.F66]" office:value-type="float" office:value="8.48" calcext:value-type="float">
            <text:p>8,4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I$2]+[.$I$4]*[.J66]" office:value-type="float" office:value="16.48" calcext:value-type="float">
            <text:p>16,4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$A$2]+[.$A$4]*[.B67]" office:value-type="float" office:value="-3.45" calcext:value-type="float">
            <text:p>-3,4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E$2]+[.$E$4]*[.F67]" office:value-type="float" office:value="8.55" calcext:value-type="float">
            <text:p>8,5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I$2]+[.$I$4]*[.J67]" office:value-type="float" office:value="16.55" calcext:value-type="float">
            <text:p>16,55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$A$2]+[.$A$4]*[.B68]" office:value-type="float" office:value="-3.38" calcext:value-type="float">
            <text:p>-3,3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E$2]+[.$E$4]*[.F68]" office:value-type="float" office:value="8.62" calcext:value-type="float">
            <text:p>8,6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I$2]+[.$I$4]*[.J68]" office:value-type="float" office:value="16.62" calcext:value-type="float">
            <text:p>16,62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$A$2]+[.$A$4]*[.B69]" office:value-type="float" office:value="-3.31" calcext:value-type="float">
            <text:p>-3,3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E$2]+[.$E$4]*[.F69]" office:value-type="float" office:value="8.69" calcext:value-type="float">
            <text:p>8,6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I$2]+[.$I$4]*[.J69]" office:value-type="float" office:value="16.69" calcext:value-type="float">
            <text:p>16,6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$A$2]+[.$A$4]*[.B70]" office:value-type="float" office:value="-3.24" calcext:value-type="float">
            <text:p>-3,2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E$2]+[.$E$4]*[.F70]" office:value-type="float" office:value="8.76" calcext:value-type="float">
            <text:p>8,76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I$2]+[.$I$4]*[.J70]" office:value-type="float" office:value="16.76" calcext:value-type="float">
            <text:p>16,76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$A$2]+[.$A$4]*[.B71]" office:value-type="float" office:value="-3.17" calcext:value-type="float">
            <text:p>-3,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E$2]+[.$E$4]*[.F71]" office:value-type="float" office:value="8.83" calcext:value-type="float">
            <text:p>8,8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I$2]+[.$I$4]*[.J71]" office:value-type="float" office:value="16.83" calcext:value-type="float">
            <text:p>16,8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$A$2]+[.$A$4]*[.B72]" office:value-type="float" office:value="-3.1" calcext:value-type="float">
            <text:p>-3,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E$2]+[.$E$4]*[.F72]" office:value-type="float" office:value="8.9" calcext:value-type="float">
            <text:p>8,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I$2]+[.$I$4]*[.J72]" office:value-type="float" office:value="16.9" calcext:value-type="float">
            <text:p>16,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$A$2]+[.$A$4]*[.B73]" office:value-type="float" office:value="-3.03" calcext:value-type="float">
            <text:p>-3,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E$2]+[.$E$4]*[.F73]" office:value-type="float" office:value="8.97" calcext:value-type="float">
            <text:p>8,9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I$2]+[.$I$4]*[.J73]" office:value-type="float" office:value="16.97" calcext:value-type="float">
            <text:p>16,9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$A$2]+[.$A$4]*[.B74]" office:value-type="float" office:value="-2.96" calcext:value-type="float">
            <text:p>-2,9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E$2]+[.$E$4]*[.F74]" office:value-type="float" office:value="9.04" calcext:value-type="float">
            <text:p>9,0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I$2]+[.$I$4]*[.J74]" office:value-type="float" office:value="17.04" calcext:value-type="float">
            <text:p>17,0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$A$2]+[.$A$4]*[.B75]" office:value-type="float" office:value="-2.89" calcext:value-type="float">
            <text:p>-2,8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E$2]+[.$E$4]*[.F75]" office:value-type="float" office:value="9.11" calcext:value-type="float">
            <text:p>9,1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I$2]+[.$I$4]*[.J75]" office:value-type="float" office:value="17.11" calcext:value-type="float">
            <text:p>17,1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$A$2]+[.$A$4]*[.B76]" office:value-type="float" office:value="-2.82" calcext:value-type="float">
            <text:p>-2,8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E$2]+[.$E$4]*[.F76]" office:value-type="float" office:value="9.18" calcext:value-type="float">
            <text:p>9,18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I$2]+[.$I$4]*[.J76]" office:value-type="float" office:value="17.18" calcext:value-type="float">
            <text:p>17,18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$A$2]+[.$A$4]*[.B77]" office:value-type="float" office:value="-2.75" calcext:value-type="float">
            <text:p>-2,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E$2]+[.$E$4]*[.F77]" office:value-type="float" office:value="9.25" calcext:value-type="float">
            <text:p>9,2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I$2]+[.$I$4]*[.J77]" office:value-type="float" office:value="17.25" calcext:value-type="float">
            <text:p>17,25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$A$2]+[.$A$4]*[.B78]" office:value-type="float" office:value="-2.68" calcext:value-type="float">
            <text:p>-2,6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E$2]+[.$E$4]*[.F78]" office:value-type="float" office:value="9.32" calcext:value-type="float">
            <text:p>9,3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I$2]+[.$I$4]*[.J78]" office:value-type="float" office:value="17.32" calcext:value-type="float">
            <text:p>17,32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$A$2]+[.$A$4]*[.B79]" office:value-type="float" office:value="-2.61" calcext:value-type="float">
            <text:p>-2,6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E$2]+[.$E$4]*[.F79]" office:value-type="float" office:value="9.39" calcext:value-type="float">
            <text:p>9,3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I$2]+[.$I$4]*[.J79]" office:value-type="float" office:value="17.39" calcext:value-type="float">
            <text:p>17,39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$A$2]+[.$A$4]*[.B80]" office:value-type="float" office:value="-2.54" calcext:value-type="float">
            <text:p>-2,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E$2]+[.$E$4]*[.F80]" office:value-type="float" office:value="9.46" calcext:value-type="float">
            <text:p>9,46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I$2]+[.$I$4]*[.J80]" office:value-type="float" office:value="17.46" calcext:value-type="float">
            <text:p>17,46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$A$2]+[.$A$4]*[.B81]" office:value-type="float" office:value="-2.47" calcext:value-type="float">
            <text:p>-2,4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E$2]+[.$E$4]*[.F81]" office:value-type="float" office:value="9.53" calcext:value-type="float">
            <text:p>9,5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I$2]+[.$I$4]*[.J81]" office:value-type="float" office:value="17.53" calcext:value-type="float">
            <text:p>17,53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$A$2]+[.$A$4]*[.B82]" office:value-type="float" office:value="-2.4" calcext:value-type="float">
            <text:p>-2,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E$2]+[.$E$4]*[.F82]" office:value-type="float" office:value="9.6" calcext:value-type="float">
            <text:p>9,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I$2]+[.$I$4]*[.J82]" office:value-type="float" office:value="17.6" calcext:value-type="float">
            <text:p>17,6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$A$2]+[.$A$4]*[.B83]" office:value-type="float" office:value="-2.33" calcext:value-type="float">
            <text:p>-2,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E$2]+[.$E$4]*[.F83]" office:value-type="float" office:value="9.67" calcext:value-type="float">
            <text:p>9,6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I$2]+[.$I$4]*[.J83]" office:value-type="float" office:value="17.67" calcext:value-type="float">
            <text:p>17,67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$A$2]+[.$A$4]*[.B84]" office:value-type="float" office:value="-2.26" calcext:value-type="float">
            <text:p>-2,2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E$2]+[.$E$4]*[.F84]" office:value-type="float" office:value="9.74" calcext:value-type="float">
            <text:p>9,7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I$2]+[.$I$4]*[.J84]" office:value-type="float" office:value="17.74" calcext:value-type="float">
            <text:p>17,7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$A$2]+[.$A$4]*[.B85]" office:value-type="float" office:value="-2.19" calcext:value-type="float">
            <text:p>-2,1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E$2]+[.$E$4]*[.F85]" office:value-type="float" office:value="9.81" calcext:value-type="float">
            <text:p>9,8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I$2]+[.$I$4]*[.J85]" office:value-type="float" office:value="17.81" calcext:value-type="float">
            <text:p>17,8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$A$2]+[.$A$4]*[.B86]" office:value-type="float" office:value="-2.12" calcext:value-type="float">
            <text:p>-2,1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E$2]+[.$E$4]*[.F86]" office:value-type="float" office:value="9.88" calcext:value-type="float">
            <text:p>9,8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I$2]+[.$I$4]*[.J86]" office:value-type="float" office:value="17.88" calcext:value-type="float">
            <text:p>17,88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$A$2]+[.$A$4]*[.B87]" office:value-type="float" office:value="-2.05" calcext:value-type="float">
            <text:p>-2,0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E$2]+[.$E$4]*[.F87]" office:value-type="float" office:value="9.95" calcext:value-type="float">
            <text:p>9,9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I$2]+[.$I$4]*[.J87]" office:value-type="float" office:value="17.95" calcext:value-type="float">
            <text:p>17,9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$A$2]+[.$A$4]*[.B88]" office:value-type="float" office:value="-1.98" calcext:value-type="float">
            <text:p>-1,9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E$2]+[.$E$4]*[.F88]" office:value-type="float" office:value="10.02" calcext:value-type="float">
            <text:p>10,0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I$2]+[.$I$4]*[.J88]" office:value-type="float" office:value="18.02" calcext:value-type="float">
            <text:p>18,0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$A$2]+[.$A$4]*[.B89]" office:value-type="float" office:value="-1.91" calcext:value-type="float">
            <text:p>-1,9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E$2]+[.$E$4]*[.F89]" office:value-type="float" office:value="10.09" calcext:value-type="float">
            <text:p>10,0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I$2]+[.$I$4]*[.J89]" office:value-type="float" office:value="18.09" calcext:value-type="float">
            <text:p>18,09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$A$2]+[.$A$4]*[.B90]" office:value-type="float" office:value="-1.84" calcext:value-type="float">
            <text:p>-1,8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E$2]+[.$E$4]*[.F90]" office:value-type="float" office:value="10.16" calcext:value-type="float">
            <text:p>10,16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I$2]+[.$I$4]*[.J90]" office:value-type="float" office:value="18.16" calcext:value-type="float">
            <text:p>18,16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$A$2]+[.$A$4]*[.B91]" office:value-type="float" office:value="-1.77" calcext:value-type="float">
            <text:p>-1,7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E$2]+[.$E$4]*[.F91]" office:value-type="float" office:value="10.23" calcext:value-type="float">
            <text:p>10,2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I$2]+[.$I$4]*[.J91]" office:value-type="float" office:value="18.23" calcext:value-type="float">
            <text:p>18,2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$A$2]+[.$A$4]*[.B92]" office:value-type="float" office:value="-1.7" calcext:value-type="float">
            <text:p>-1,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E$2]+[.$E$4]*[.F92]" office:value-type="float" office:value="10.3" calcext:value-type="float">
            <text:p>10,3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I$2]+[.$I$4]*[.J92]" office:value-type="float" office:value="18.3" calcext:value-type="float">
            <text:p>18,3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$A$2]+[.$A$4]*[.B93]" office:value-type="float" office:value="-1.63" calcext:value-type="float">
            <text:p>-1,6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E$2]+[.$E$4]*[.F93]" office:value-type="float" office:value="10.37" calcext:value-type="float">
            <text:p>10,3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I$2]+[.$I$4]*[.J93]" office:value-type="float" office:value="18.37" calcext:value-type="float">
            <text:p>18,37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$A$2]+[.$A$4]*[.B94]" office:value-type="float" office:value="-1.56" calcext:value-type="float">
            <text:p>-1,5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E$2]+[.$E$4]*[.F94]" office:value-type="float" office:value="10.44" calcext:value-type="float">
            <text:p>10,4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I$2]+[.$I$4]*[.J94]" office:value-type="float" office:value="18.44" calcext:value-type="float">
            <text:p>18,44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$A$2]+[.$A$4]*[.B95]" office:value-type="float" office:value="-1.49" calcext:value-type="float">
            <text:p>-1,4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E$2]+[.$E$4]*[.F95]" office:value-type="float" office:value="10.51" calcext:value-type="float">
            <text:p>10,5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I$2]+[.$I$4]*[.J95]" office:value-type="float" office:value="18.51" calcext:value-type="float">
            <text:p>18,51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$A$2]+[.$A$4]*[.B96]" office:value-type="float" office:value="-1.42" calcext:value-type="float">
            <text:p>-1,4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E$2]+[.$E$4]*[.F96]" office:value-type="float" office:value="10.58" calcext:value-type="float">
            <text:p>10,58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I$2]+[.$I$4]*[.J96]" office:value-type="float" office:value="18.58" calcext:value-type="float">
            <text:p>18,58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$A$2]+[.$A$4]*[.B97]" office:value-type="float" office:value="-1.35" calcext:value-type="float">
            <text:p>-1,3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E$2]+[.$E$4]*[.F97]" office:value-type="float" office:value="10.65" calcext:value-type="float">
            <text:p>10,6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I$2]+[.$I$4]*[.J97]" office:value-type="float" office:value="18.65" calcext:value-type="float">
            <text:p>18,6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$A$2]+[.$A$4]*[.B98]" office:value-type="float" office:value="-1.28" calcext:value-type="float">
            <text:p>-1,2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E$2]+[.$E$4]*[.F98]" office:value-type="float" office:value="10.72" calcext:value-type="float">
            <text:p>10,72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I$2]+[.$I$4]*[.J98]" office:value-type="float" office:value="18.72" calcext:value-type="float">
            <text:p>18,72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$A$2]+[.$A$4]*[.B99]" office:value-type="float" office:value="-1.21" calcext:value-type="float">
            <text:p>-1,2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E$2]+[.$E$4]*[.F99]" office:value-type="float" office:value="10.79" calcext:value-type="float">
            <text:p>10,7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I$2]+[.$I$4]*[.J99]" office:value-type="float" office:value="18.79" calcext:value-type="float">
            <text:p>18,7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$A$2]+[.$A$4]*[.B100]" office:value-type="float" office:value="-1.14" calcext:value-type="float">
            <text:p>-1,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E$2]+[.$E$4]*[.F100]" office:value-type="float" office:value="10.86" calcext:value-type="float">
            <text:p>10,86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I$2]+[.$I$4]*[.J100]" office:value-type="float" office:value="18.86" calcext:value-type="float">
            <text:p>18,8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$A$2]+[.$A$4]*[.B101]" office:value-type="float" office:value="-1.07" calcext:value-type="float">
            <text:p>-1,0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E$2]+[.$E$4]*[.F101]" office:value-type="float" office:value="10.93" calcext:value-type="float">
            <text:p>10,93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I$2]+[.$I$4]*[.J101]" office:value-type="float" office:value="18.93" calcext:value-type="float">
            <text:p>18,9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$A$2]+[.$A$4]*[.B102]" office:value-type="float" office:value="-0.999999999999999" calcext:value-type="float">
            <text:p>-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E$2]+[.$E$4]*[.F102]" office:value-type="float" office:value="11" calcext:value-type="float">
            <text:p>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I$2]+[.$I$4]*[.J102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[.$A$2]+[.$A$4]*[.B103]" office:value-type="float" office:value="-0.93" calcext:value-type="float">
            <text:p>-0,9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E$2]+[.$E$4]*[.F103]" office:value-type="float" office:value="11.07" calcext:value-type="float">
            <text:p>11,07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I$2]+[.$I$4]*[.J103]" office:value-type="float" office:value="19.07" calcext:value-type="float">
            <text:p>19,07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[.$A$2]+[.$A$4]*[.B104]" office:value-type="float" office:value="-0.859999999999999" calcext:value-type="float">
            <text:p>-0,86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E$2]+[.$E$4]*[.F104]" office:value-type="float" office:value="11.14" calcext:value-type="float">
            <text:p>11,1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I$2]+[.$I$4]*[.J104]" office:value-type="float" office:value="19.14" calcext:value-type="float">
            <text:p>19,14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[.$A$2]+[.$A$4]*[.B105]" office:value-type="float" office:value="-0.789999999999999" calcext:value-type="float">
            <text:p>-0,7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E$2]+[.$E$4]*[.F105]" office:value-type="float" office:value="11.21" calcext:value-type="float">
            <text:p>11,21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I$2]+[.$I$4]*[.J105]" office:value-type="float" office:value="19.21" calcext:value-type="float">
            <text:p>19,21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[.$A$2]+[.$A$4]*[.B106]" office:value-type="float" office:value="-0.719999999999999" calcext:value-type="float">
            <text:p>-0,7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E$2]+[.$E$4]*[.F106]" office:value-type="float" office:value="11.28" calcext:value-type="float">
            <text:p>11,28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I$2]+[.$I$4]*[.J106]" office:value-type="float" office:value="19.28" calcext:value-type="float">
            <text:p>19,28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[.$A$2]+[.$A$4]*[.B107]" office:value-type="float" office:value="-0.65" calcext:value-type="float">
            <text:p>-0,6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E$2]+[.$E$4]*[.F107]" office:value-type="float" office:value="11.35" calcext:value-type="float">
            <text:p>11,3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I$2]+[.$I$4]*[.J107]" office:value-type="float" office:value="19.35" calcext:value-type="float">
            <text:p>19,35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[.$A$2]+[.$A$4]*[.B108]" office:value-type="float" office:value="-0.579999999999999" calcext:value-type="float">
            <text:p>-0,5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E$2]+[.$E$4]*[.F108]" office:value-type="float" office:value="11.42" calcext:value-type="float">
            <text:p>11,4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I$2]+[.$I$4]*[.J108]" office:value-type="float" office:value="19.42" calcext:value-type="float">
            <text:p>19,42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[.$A$2]+[.$A$4]*[.B109]" office:value-type="float" office:value="-0.509999999999999" calcext:value-type="float">
            <text:p>-0,5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E$2]+[.$E$4]*[.F109]" office:value-type="float" office:value="11.49" calcext:value-type="float">
            <text:p>11,49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I$2]+[.$I$4]*[.J109]" office:value-type="float" office:value="19.49" calcext:value-type="float">
            <text:p>19,49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[.$A$2]+[.$A$4]*[.B110]" office:value-type="float" office:value="-0.44" calcext:value-type="float">
            <text:p>-0,4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E$2]+[.$E$4]*[.F110]" office:value-type="float" office:value="11.56" calcext:value-type="float">
            <text:p>11,56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I$2]+[.$I$4]*[.J110]" office:value-type="float" office:value="19.56" calcext:value-type="float">
            <text:p>19,56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[.$A$2]+[.$A$4]*[.B111]" office:value-type="float" office:value="-0.369999999999999" calcext:value-type="float">
            <text:p>-0,3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E$2]+[.$E$4]*[.F111]" office:value-type="float" office:value="11.63" calcext:value-type="float">
            <text:p>11,6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I$2]+[.$I$4]*[.J111]" office:value-type="float" office:value="19.63" calcext:value-type="float">
            <text:p>19,63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[.$A$2]+[.$A$4]*[.B112]" office:value-type="float" office:value="-0.299999999999999" calcext:value-type="float">
            <text:p>-0,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E$2]+[.$E$4]*[.F112]" office:value-type="float" office:value="11.7" calcext:value-type="float">
            <text:p>11,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I$2]+[.$I$4]*[.J112]" office:value-type="float" office:value="19.7" calcext:value-type="float">
            <text:p>19,7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[.$A$2]+[.$A$4]*[.B113]" office:value-type="float" office:value="-0.23" calcext:value-type="float">
            <text:p>-0,23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E$2]+[.$E$4]*[.F113]" office:value-type="float" office:value="11.77" calcext:value-type="float">
            <text:p>11,7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I$2]+[.$I$4]*[.J113]" office:value-type="float" office:value="19.77" calcext:value-type="float">
            <text:p>19,77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$A$2]+[.$A$4]*[.B114]" office:value-type="float" office:value="-0.159999999999999" calcext:value-type="float">
            <text:p>-0,1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E$2]+[.$E$4]*[.F114]" office:value-type="float" office:value="11.84" calcext:value-type="float">
            <text:p>11,8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I$2]+[.$I$4]*[.J114]" office:value-type="float" office:value="19.84" calcext:value-type="float">
            <text:p>19,84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[.$A$2]+[.$A$4]*[.B115]" office:value-type="float" office:value="-0.089999999999999" calcext:value-type="float">
            <text:p>-0,0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E$2]+[.$E$4]*[.F115]" office:value-type="float" office:value="11.91" calcext:value-type="float">
            <text:p>11,9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I$2]+[.$I$4]*[.J115]" office:value-type="float" office:value="19.91" calcext:value-type="float">
            <text:p>19,9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[.$A$2]+[.$A$4]*[.B116]" office:value-type="float" office:value="-0.0199999999999996" calcext:value-type="float">
            <text:p>-0,0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E$2]+[.$E$4]*[.F116]" office:value-type="float" office:value="11.98" calcext:value-type="float">
            <text:p>11,9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I$2]+[.$I$4]*[.J116]" office:value-type="float" office:value="19.98" calcext:value-type="float">
            <text:p>19,98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[.$A$2]+[.$A$4]*[.B117]" office:value-type="float" office:value="0.0500000000000007" calcext:value-type="float">
            <text:p>0,0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E$2]+[.$E$4]*[.F117]" office:value-type="float" office:value="12.05" calcext:value-type="float">
            <text:p>12,0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I$2]+[.$I$4]*[.J117]" office:value-type="float" office:value="20.05" calcext:value-type="float">
            <text:p>20,0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[.$A$2]+[.$A$4]*[.B118]" office:value-type="float" office:value="0.120000000000001" calcext:value-type="float">
            <text:p>0,1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E$2]+[.$E$4]*[.F118]" office:value-type="float" office:value="12.12" calcext:value-type="float">
            <text:p>12,1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I$2]+[.$I$4]*[.J118]" office:value-type="float" office:value="20.12" calcext:value-type="float">
            <text:p>20,12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[.$A$2]+[.$A$4]*[.B119]" office:value-type="float" office:value="0.190000000000001" calcext:value-type="float">
            <text:p>0,1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E$2]+[.$E$4]*[.F119]" office:value-type="float" office:value="12.19" calcext:value-type="float">
            <text:p>12,1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I$2]+[.$I$4]*[.J119]" office:value-type="float" office:value="20.19" calcext:value-type="float">
            <text:p>20,19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[.$A$2]+[.$A$4]*[.B120]" office:value-type="float" office:value="0.260000000000002" calcext:value-type="float">
            <text:p>0,2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E$2]+[.$E$4]*[.F120]" office:value-type="float" office:value="12.26" calcext:value-type="float">
            <text:p>12,2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I$2]+[.$I$4]*[.J120]" office:value-type="float" office:value="20.26" calcext:value-type="float">
            <text:p>20,26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[.$A$2]+[.$A$4]*[.B121]" office:value-type="float" office:value="0.33" calcext:value-type="float">
            <text:p>0,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E$2]+[.$E$4]*[.F121]" office:value-type="float" office:value="12.33" calcext:value-type="float">
            <text:p>12,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I$2]+[.$I$4]*[.J121]" office:value-type="float" office:value="20.33" calcext:value-type="float">
            <text:p>20,3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$A$2]+[.$A$4]*[.B122]" office:value-type="float" office:value="0.4" calcext:value-type="float">
            <text:p>0,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E$2]+[.$E$4]*[.F122]" office:value-type="float" office:value="12.4" calcext:value-type="float">
            <text:p>12,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I$2]+[.$I$4]*[.J122]" office:value-type="float" office:value="20.4" calcext:value-type="float">
            <text:p>20,4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[.$A$2]+[.$A$4]*[.B123]" office:value-type="float" office:value="0.470000000000001" calcext:value-type="float">
            <text:p>0,4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E$2]+[.$E$4]*[.F123]" office:value-type="float" office:value="12.47" calcext:value-type="float">
            <text:p>12,4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I$2]+[.$I$4]*[.J123]" office:value-type="float" office:value="20.47" calcext:value-type="float">
            <text:p>20,47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[.$A$2]+[.$A$4]*[.B124]" office:value-type="float" office:value="0.540000000000001" calcext:value-type="float">
            <text:p>0,5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E$2]+[.$E$4]*[.F124]" office:value-type="float" office:value="12.54" calcext:value-type="float">
            <text:p>12,5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I$2]+[.$I$4]*[.J124]" office:value-type="float" office:value="20.54" calcext:value-type="float">
            <text:p>20,54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[.$A$2]+[.$A$4]*[.B125]" office:value-type="float" office:value="0.610000000000001" calcext:value-type="float">
            <text:p>0,6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E$2]+[.$E$4]*[.F125]" office:value-type="float" office:value="12.61" calcext:value-type="float">
            <text:p>12,6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I$2]+[.$I$4]*[.J125]" office:value-type="float" office:value="20.61" calcext:value-type="float">
            <text:p>20,61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[.$A$2]+[.$A$4]*[.B126]" office:value-type="float" office:value="0.680000000000002" calcext:value-type="float">
            <text:p>0,6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E$2]+[.$E$4]*[.F126]" office:value-type="float" office:value="12.68" calcext:value-type="float">
            <text:p>12,6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I$2]+[.$I$4]*[.J126]" office:value-type="float" office:value="20.68" calcext:value-type="float">
            <text:p>20,68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[.$A$2]+[.$A$4]*[.B127]" office:value-type="float" office:value="0.75" calcext:value-type="float">
            <text:p>0,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E$2]+[.$E$4]*[.F127]" office:value-type="float" office:value="12.75" calcext:value-type="float">
            <text:p>12,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I$2]+[.$I$4]*[.J127]" office:value-type="float" office:value="20.75" calcext:value-type="float">
            <text:p>20,75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[.$A$2]+[.$A$4]*[.B128]" office:value-type="float" office:value="0.82" calcext:value-type="float">
            <text:p>0,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E$2]+[.$E$4]*[.F128]" office:value-type="float" office:value="12.82" calcext:value-type="float">
            <text:p>12,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I$2]+[.$I$4]*[.J128]" office:value-type="float" office:value="20.82" calcext:value-type="float">
            <text:p>20,82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[.$A$2]+[.$A$4]*[.B129]" office:value-type="float" office:value="0.890000000000001" calcext:value-type="float">
            <text:p>0,8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E$2]+[.$E$4]*[.F129]" office:value-type="float" office:value="12.89" calcext:value-type="float">
            <text:p>12,8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I$2]+[.$I$4]*[.J129]" office:value-type="float" office:value="20.89" calcext:value-type="float">
            <text:p>20,89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$A$2]+[.$A$4]*[.B130]" office:value-type="float" office:value="0.960000000000001" calcext:value-type="float">
            <text:p>0,9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E$2]+[.$E$4]*[.F130]" office:value-type="float" office:value="12.96" calcext:value-type="float">
            <text:p>12,9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I$2]+[.$I$4]*[.J130]" office:value-type="float" office:value="20.96" calcext:value-type="float">
            <text:p>20,96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[.$A$2]+[.$A$4]*[.B131]" office:value-type="float" office:value="1.03" calcext:value-type="float">
            <text:p>1,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E$2]+[.$E$4]*[.F131]" office:value-type="float" office:value="13.03" calcext:value-type="float">
            <text:p>13,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I$2]+[.$I$4]*[.J131]" office:value-type="float" office:value="21.03" calcext:value-type="float">
            <text:p>21,03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[.$A$2]+[.$A$4]*[.B132]" office:value-type="float" office:value="1.1" calcext:value-type="float">
            <text:p>1,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E$2]+[.$E$4]*[.F132]" office:value-type="float" office:value="13.1" calcext:value-type="float">
            <text:p>13,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I$2]+[.$I$4]*[.J132]" office:value-type="float" office:value="21.1" calcext:value-type="float">
            <text:p>21,1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$A$2]+[.$A$4]*[.B133]" office:value-type="float" office:value="1.17" calcext:value-type="float">
            <text:p>1,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E$2]+[.$E$4]*[.F133]" office:value-type="float" office:value="13.17" calcext:value-type="float">
            <text:p>13,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I$2]+[.$I$4]*[.J133]" office:value-type="float" office:value="21.17" calcext:value-type="float">
            <text:p>21,17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[.$A$2]+[.$A$4]*[.B134]" office:value-type="float" office:value="1.24" calcext:value-type="float">
            <text:p>1,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E$2]+[.$E$4]*[.F134]" office:value-type="float" office:value="13.24" calcext:value-type="float">
            <text:p>13,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I$2]+[.$I$4]*[.J134]" office:value-type="float" office:value="21.24" calcext:value-type="float">
            <text:p>21,24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[.$A$2]+[.$A$4]*[.B135]" office:value-type="float" office:value="1.31" calcext:value-type="float">
            <text:p>1,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E$2]+[.$E$4]*[.F135]" office:value-type="float" office:value="13.31" calcext:value-type="float">
            <text:p>13,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I$2]+[.$I$4]*[.J135]" office:value-type="float" office:value="21.31" calcext:value-type="float">
            <text:p>21,3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[.$A$2]+[.$A$4]*[.B136]" office:value-type="float" office:value="1.38" calcext:value-type="float">
            <text:p>1,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E$2]+[.$E$4]*[.F136]" office:value-type="float" office:value="13.38" calcext:value-type="float">
            <text:p>13,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I$2]+[.$I$4]*[.J136]" office:value-type="float" office:value="21.38" calcext:value-type="float">
            <text:p>21,38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[.$A$2]+[.$A$4]*[.B137]" office:value-type="float" office:value="1.45" calcext:value-type="float">
            <text:p>1,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E$2]+[.$E$4]*[.F137]" office:value-type="float" office:value="13.45" calcext:value-type="float">
            <text:p>13,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I$2]+[.$I$4]*[.J137]" office:value-type="float" office:value="21.45" calcext:value-type="float">
            <text:p>21,45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$A$2]+[.$A$4]*[.B138]" office:value-type="float" office:value="1.52" calcext:value-type="float">
            <text:p>1,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E$2]+[.$E$4]*[.F138]" office:value-type="float" office:value="13.52" calcext:value-type="float">
            <text:p>13,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I$2]+[.$I$4]*[.J138]" office:value-type="float" office:value="21.52" calcext:value-type="float">
            <text:p>21,52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[.$A$2]+[.$A$4]*[.B139]" office:value-type="float" office:value="1.59" calcext:value-type="float">
            <text:p>1,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E$2]+[.$E$4]*[.F139]" office:value-type="float" office:value="13.59" calcext:value-type="float">
            <text:p>13,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I$2]+[.$I$4]*[.J139]" office:value-type="float" office:value="21.59" calcext:value-type="float">
            <text:p>21,59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[.$A$2]+[.$A$4]*[.B140]" office:value-type="float" office:value="1.66" calcext:value-type="float">
            <text:p>1,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E$2]+[.$E$4]*[.F140]" office:value-type="float" office:value="13.66" calcext:value-type="float">
            <text:p>13,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I$2]+[.$I$4]*[.J140]" office:value-type="float" office:value="21.66" calcext:value-type="float">
            <text:p>21,66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[.$A$2]+[.$A$4]*[.B141]" office:value-type="float" office:value="1.73" calcext:value-type="float">
            <text:p>1,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E$2]+[.$E$4]*[.F141]" office:value-type="float" office:value="13.73" calcext:value-type="float">
            <text:p>13,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I$2]+[.$I$4]*[.J141]" office:value-type="float" office:value="21.73" calcext:value-type="float">
            <text:p>21,73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[.$A$2]+[.$A$4]*[.B142]" office:value-type="float" office:value="1.8" calcext:value-type="float">
            <text:p>1,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E$2]+[.$E$4]*[.F142]" office:value-type="float" office:value="13.8" calcext:value-type="float">
            <text:p>13,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I$2]+[.$I$4]*[.J142]" office:value-type="float" office:value="21.8" calcext:value-type="float">
            <text:p>21,8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[.$A$2]+[.$A$4]*[.B143]" office:value-type="float" office:value="1.87" calcext:value-type="float">
            <text:p>1,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E$2]+[.$E$4]*[.F143]" office:value-type="float" office:value="13.87" calcext:value-type="float">
            <text:p>13,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I$2]+[.$I$4]*[.J143]" office:value-type="float" office:value="21.87" calcext:value-type="float">
            <text:p>21,87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[.$A$2]+[.$A$4]*[.B144]" office:value-type="float" office:value="1.94" calcext:value-type="float">
            <text:p>1,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E$2]+[.$E$4]*[.F144]" office:value-type="float" office:value="13.94" calcext:value-type="float">
            <text:p>13,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I$2]+[.$I$4]*[.J144]" office:value-type="float" office:value="21.94" calcext:value-type="float">
            <text:p>21,94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[.$A$2]+[.$A$4]*[.B145]" office:value-type="float" office:value="2.01" calcext:value-type="float">
            <text:p>2,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E$2]+[.$E$4]*[.F145]" office:value-type="float" office:value="14.01" calcext:value-type="float">
            <text:p>14,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I$2]+[.$I$4]*[.J145]" office:value-type="float" office:value="22.01" calcext:value-type="float">
            <text:p>22,0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$A$2]+[.$A$4]*[.B146]" office:value-type="float" office:value="2.08" calcext:value-type="float">
            <text:p>2,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E$2]+[.$E$4]*[.F146]" office:value-type="float" office:value="14.08" calcext:value-type="float">
            <text:p>14,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I$2]+[.$I$4]*[.J146]" office:value-type="float" office:value="22.08" calcext:value-type="float">
            <text:p>22,08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[.$A$2]+[.$A$4]*[.B147]" office:value-type="float" office:value="2.15" calcext:value-type="float">
            <text:p>2,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E$2]+[.$E$4]*[.F147]" office:value-type="float" office:value="14.15" calcext:value-type="float">
            <text:p>14,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I$2]+[.$I$4]*[.J147]" office:value-type="float" office:value="22.15" calcext:value-type="float">
            <text:p>22,15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[.$A$2]+[.$A$4]*[.B148]" office:value-type="float" office:value="2.22" calcext:value-type="float">
            <text:p>2,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E$2]+[.$E$4]*[.F148]" office:value-type="float" office:value="14.22" calcext:value-type="float">
            <text:p>14,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I$2]+[.$I$4]*[.J148]" office:value-type="float" office:value="22.22" calcext:value-type="float">
            <text:p>22,22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[.$A$2]+[.$A$4]*[.B149]" office:value-type="float" office:value="2.29" calcext:value-type="float">
            <text:p>2,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E$2]+[.$E$4]*[.F149]" office:value-type="float" office:value="14.29" calcext:value-type="float">
            <text:p>14,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I$2]+[.$I$4]*[.J149]" office:value-type="float" office:value="22.29" calcext:value-type="float">
            <text:p>22,29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[.$A$2]+[.$A$4]*[.B150]" office:value-type="float" office:value="2.36" calcext:value-type="float">
            <text:p>2,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E$2]+[.$E$4]*[.F150]" office:value-type="float" office:value="14.36" calcext:value-type="float">
            <text:p>14,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I$2]+[.$I$4]*[.J150]" office:value-type="float" office:value="22.36" calcext:value-type="float">
            <text:p>22,36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[.$A$2]+[.$A$4]*[.B151]" office:value-type="float" office:value="2.43" calcext:value-type="float">
            <text:p>2,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E$2]+[.$E$4]*[.F151]" office:value-type="float" office:value="14.43" calcext:value-type="float">
            <text:p>14,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I$2]+[.$I$4]*[.J151]" office:value-type="float" office:value="22.43" calcext:value-type="float">
            <text:p>22,4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$A$2]+[.$A$4]*[.B152]" office:value-type="float" office:value="2.5" calcext:value-type="float">
            <text:p>2,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E$2]+[.$E$4]*[.F152]" office:value-type="float" office:value="14.5" calcext:value-type="float">
            <text:p>14,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I$2]+[.$I$4]*[.J152]" office:value-type="float" office:value="22.5" calcext:value-type="float">
            <text:p>22,5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[.$A$2]+[.$A$4]*[.B153]" office:value-type="float" office:value="2.57" calcext:value-type="float">
            <text:p>2,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E$2]+[.$E$4]*[.F153]" office:value-type="float" office:value="14.57" calcext:value-type="float">
            <text:p>14,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I$2]+[.$I$4]*[.J153]" office:value-type="float" office:value="22.57" calcext:value-type="float">
            <text:p>22,57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[.$A$2]+[.$A$4]*[.B154]" office:value-type="float" office:value="2.64" calcext:value-type="float">
            <text:p>2,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E$2]+[.$E$4]*[.F154]" office:value-type="float" office:value="14.64" calcext:value-type="float">
            <text:p>14,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I$2]+[.$I$4]*[.J154]" office:value-type="float" office:value="22.64" calcext:value-type="float">
            <text:p>22,64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[.$A$2]+[.$A$4]*[.B155]" office:value-type="float" office:value="2.71" calcext:value-type="float">
            <text:p>2,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E$2]+[.$E$4]*[.F155]" office:value-type="float" office:value="14.71" calcext:value-type="float">
            <text:p>14,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I$2]+[.$I$4]*[.J155]" office:value-type="float" office:value="22.71" calcext:value-type="float">
            <text:p>22,71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[.$A$2]+[.$A$4]*[.B156]" office:value-type="float" office:value="2.78" calcext:value-type="float">
            <text:p>2,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E$2]+[.$E$4]*[.F156]" office:value-type="float" office:value="14.78" calcext:value-type="float">
            <text:p>14,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I$2]+[.$I$4]*[.J156]" office:value-type="float" office:value="22.78" calcext:value-type="float">
            <text:p>22,78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[.$A$2]+[.$A$4]*[.B157]" office:value-type="float" office:value="2.85" calcext:value-type="float">
            <text:p>2,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E$2]+[.$E$4]*[.F157]" office:value-type="float" office:value="14.85" calcext:value-type="float">
            <text:p>14,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I$2]+[.$I$4]*[.J157]" office:value-type="float" office:value="22.85" calcext:value-type="float">
            <text:p>22,8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[.$A$2]+[.$A$4]*[.B158]" office:value-type="float" office:value="2.92" calcext:value-type="float">
            <text:p>2,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E$2]+[.$E$4]*[.F158]" office:value-type="float" office:value="14.92" calcext:value-type="float">
            <text:p>14,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I$2]+[.$I$4]*[.J158]" office:value-type="float" office:value="22.92" calcext:value-type="float">
            <text:p>22,92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[.$A$2]+[.$A$4]*[.B159]" office:value-type="float" office:value="2.99" calcext:value-type="float">
            <text:p>2,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E$2]+[.$E$4]*[.F159]" office:value-type="float" office:value="14.99" calcext:value-type="float">
            <text:p>14,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I$2]+[.$I$4]*[.J159]" office:value-type="float" office:value="22.99" calcext:value-type="float">
            <text:p>22,99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[.$A$2]+[.$A$4]*[.B160]" office:value-type="float" office:value="3.06" calcext:value-type="float">
            <text:p>3,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E$2]+[.$E$4]*[.F160]" office:value-type="float" office:value="15.06" calcext:value-type="float">
            <text:p>15,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I$2]+[.$I$4]*[.J160]" office:value-type="float" office:value="23.06" calcext:value-type="float">
            <text:p>23,06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[.$A$2]+[.$A$4]*[.B161]" office:value-type="float" office:value="3.13" calcext:value-type="float">
            <text:p>3,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E$2]+[.$E$4]*[.F161]" office:value-type="float" office:value="15.13" calcext:value-type="float">
            <text:p>15,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I$2]+[.$I$4]*[.J161]" office:value-type="float" office:value="23.13" calcext:value-type="float">
            <text:p>23,1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$A$2]+[.$A$4]*[.B162]" office:value-type="float" office:value="3.2" calcext:value-type="float">
            <text:p>3,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E$2]+[.$E$4]*[.F162]" office:value-type="float" office:value="15.2" calcext:value-type="float">
            <text:p>15,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I$2]+[.$I$4]*[.J162]" office:value-type="float" office:value="23.2" calcext:value-type="float">
            <text:p>23,2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[.$A$2]+[.$A$4]*[.B163]" office:value-type="float" office:value="3.27" calcext:value-type="float">
            <text:p>3,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E$2]+[.$E$4]*[.F163]" office:value-type="float" office:value="15.27" calcext:value-type="float">
            <text:p>15,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I$2]+[.$I$4]*[.J163]" office:value-type="float" office:value="23.27" calcext:value-type="float">
            <text:p>23,27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[.$A$2]+[.$A$4]*[.B164]" office:value-type="float" office:value="3.34" calcext:value-type="float">
            <text:p>3,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E$2]+[.$E$4]*[.F164]" office:value-type="float" office:value="15.34" calcext:value-type="float">
            <text:p>15,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I$2]+[.$I$4]*[.J164]" office:value-type="float" office:value="23.34" calcext:value-type="float">
            <text:p>23,34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[.$A$2]+[.$A$4]*[.B165]" office:value-type="float" office:value="3.41" calcext:value-type="float">
            <text:p>3,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E$2]+[.$E$4]*[.F165]" office:value-type="float" office:value="15.41" calcext:value-type="float">
            <text:p>15,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I$2]+[.$I$4]*[.J165]" office:value-type="float" office:value="23.41" calcext:value-type="float">
            <text:p>23,41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$A$2]+[.$A$4]*[.B166]" office:value-type="float" office:value="3.48" calcext:value-type="float">
            <text:p>3,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E$2]+[.$E$4]*[.F166]" office:value-type="float" office:value="15.48" calcext:value-type="float">
            <text:p>15,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I$2]+[.$I$4]*[.J166]" office:value-type="float" office:value="23.48" calcext:value-type="float">
            <text:p>23,48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$A$2]+[.$A$4]*[.B167]" office:value-type="float" office:value="3.55" calcext:value-type="float">
            <text:p>3,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E$2]+[.$E$4]*[.F167]" office:value-type="float" office:value="15.55" calcext:value-type="float">
            <text:p>15,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I$2]+[.$I$4]*[.J167]" office:value-type="float" office:value="23.55" calcext:value-type="float">
            <text:p>23,55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$A$2]+[.$A$4]*[.B168]" office:value-type="float" office:value="3.62" calcext:value-type="float">
            <text:p>3,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E$2]+[.$E$4]*[.F168]" office:value-type="float" office:value="15.62" calcext:value-type="float">
            <text:p>15,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I$2]+[.$I$4]*[.J168]" office:value-type="float" office:value="23.62" calcext:value-type="float">
            <text:p>23,62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[.$A$2]+[.$A$4]*[.B169]" office:value-type="float" office:value="3.69" calcext:value-type="float">
            <text:p>3,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E$2]+[.$E$4]*[.F169]" office:value-type="float" office:value="15.69" calcext:value-type="float">
            <text:p>15,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I$2]+[.$I$4]*[.J169]" office:value-type="float" office:value="23.69" calcext:value-type="float">
            <text:p>23,69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$A$2]+[.$A$4]*[.B170]" office:value-type="float" office:value="3.76" calcext:value-type="float">
            <text:p>3,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E$2]+[.$E$4]*[.F170]" office:value-type="float" office:value="15.76" calcext:value-type="float">
            <text:p>15,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I$2]+[.$I$4]*[.J170]" office:value-type="float" office:value="23.76" calcext:value-type="float">
            <text:p>23,7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[.$A$2]+[.$A$4]*[.B171]" office:value-type="float" office:value="3.83" calcext:value-type="float">
            <text:p>3,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E$2]+[.$E$4]*[.F171]" office:value-type="float" office:value="15.83" calcext:value-type="float">
            <text:p>15,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I$2]+[.$I$4]*[.J171]" office:value-type="float" office:value="23.83" calcext:value-type="float">
            <text:p>23,83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$A$2]+[.$A$4]*[.B172]" office:value-type="float" office:value="3.9" calcext:value-type="float">
            <text:p>3,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E$2]+[.$E$4]*[.F172]" office:value-type="float" office:value="15.9" calcext:value-type="float">
            <text:p>15,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I$2]+[.$I$4]*[.J172]" office:value-type="float" office:value="23.9" calcext:value-type="float">
            <text:p>23,9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[.$A$2]+[.$A$4]*[.B173]" office:value-type="float" office:value="3.97" calcext:value-type="float">
            <text:p>3,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E$2]+[.$E$4]*[.F173]" office:value-type="float" office:value="15.97" calcext:value-type="float">
            <text:p>15,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I$2]+[.$I$4]*[.J173]" office:value-type="float" office:value="23.97" calcext:value-type="float">
            <text:p>23,97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[.$A$2]+[.$A$4]*[.B174]" office:value-type="float" office:value="4.04" calcext:value-type="float">
            <text:p>4,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E$2]+[.$E$4]*[.F174]" office:value-type="float" office:value="16.04" calcext:value-type="float">
            <text:p>16,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I$2]+[.$I$4]*[.J174]" office:value-type="float" office:value="24.04" calcext:value-type="float">
            <text:p>24,04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$A$2]+[.$A$4]*[.B175]" office:value-type="float" office:value="4.11" calcext:value-type="float">
            <text:p>4,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E$2]+[.$E$4]*[.F175]" office:value-type="float" office:value="16.11" calcext:value-type="float">
            <text:p>16,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I$2]+[.$I$4]*[.J175]" office:value-type="float" office:value="24.11" calcext:value-type="float">
            <text:p>24,11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[.$A$2]+[.$A$4]*[.B176]" office:value-type="float" office:value="4.18" calcext:value-type="float">
            <text:p>4,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E$2]+[.$E$4]*[.F176]" office:value-type="float" office:value="16.18" calcext:value-type="float">
            <text:p>16,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I$2]+[.$I$4]*[.J176]" office:value-type="float" office:value="24.18" calcext:value-type="float">
            <text:p>24,18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[.$A$2]+[.$A$4]*[.B177]" office:value-type="float" office:value="4.25" calcext:value-type="float">
            <text:p>4,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E$2]+[.$E$4]*[.F177]" office:value-type="float" office:value="16.25" calcext:value-type="float">
            <text:p>16,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I$2]+[.$I$4]*[.J177]" office:value-type="float" office:value="24.25" calcext:value-type="float">
            <text:p>24,25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$A$2]+[.$A$4]*[.B178]" office:value-type="float" office:value="4.32" calcext:value-type="float">
            <text:p>4,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E$2]+[.$E$4]*[.F178]" office:value-type="float" office:value="16.32" calcext:value-type="float">
            <text:p>16,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I$2]+[.$I$4]*[.J178]" office:value-type="float" office:value="24.32" calcext:value-type="float">
            <text:p>24,32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[.$A$2]+[.$A$4]*[.B179]" office:value-type="float" office:value="4.39" calcext:value-type="float">
            <text:p>4,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E$2]+[.$E$4]*[.F179]" office:value-type="float" office:value="16.39" calcext:value-type="float">
            <text:p>16,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I$2]+[.$I$4]*[.J179]" office:value-type="float" office:value="24.39" calcext:value-type="float">
            <text:p>24,39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[.$A$2]+[.$A$4]*[.B180]" office:value-type="float" office:value="4.46" calcext:value-type="float">
            <text:p>4,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E$2]+[.$E$4]*[.F180]" office:value-type="float" office:value="16.46" calcext:value-type="float">
            <text:p>16,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I$2]+[.$I$4]*[.J180]" office:value-type="float" office:value="24.46" calcext:value-type="float">
            <text:p>24,46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[.$A$2]+[.$A$4]*[.B181]" office:value-type="float" office:value="4.53" calcext:value-type="float">
            <text:p>4,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E$2]+[.$E$4]*[.F181]" office:value-type="float" office:value="16.53" calcext:value-type="float">
            <text:p>16,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I$2]+[.$I$4]*[.J181]" office:value-type="float" office:value="24.53" calcext:value-type="float">
            <text:p>24,53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[.$A$2]+[.$A$4]*[.B182]" office:value-type="float" office:value="4.6" calcext:value-type="float">
            <text:p>4,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E$2]+[.$E$4]*[.F182]" office:value-type="float" office:value="16.6" calcext:value-type="float">
            <text:p>16,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I$2]+[.$I$4]*[.J182]" office:value-type="float" office:value="24.6" calcext:value-type="float">
            <text:p>24,6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[.$A$2]+[.$A$4]*[.B183]" office:value-type="float" office:value="4.67" calcext:value-type="float">
            <text:p>4,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E$2]+[.$E$4]*[.F183]" office:value-type="float" office:value="16.67" calcext:value-type="float">
            <text:p>16,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I$2]+[.$I$4]*[.J183]" office:value-type="float" office:value="24.67" calcext:value-type="float">
            <text:p>24,67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[.$A$2]+[.$A$4]*[.B184]" office:value-type="float" office:value="4.74" calcext:value-type="float">
            <text:p>4,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E$2]+[.$E$4]*[.F184]" office:value-type="float" office:value="16.74" calcext:value-type="float">
            <text:p>16,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I$2]+[.$I$4]*[.J184]" office:value-type="float" office:value="24.74" calcext:value-type="float">
            <text:p>24,74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[.$A$2]+[.$A$4]*[.B185]" office:value-type="float" office:value="4.81" calcext:value-type="float">
            <text:p>4,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E$2]+[.$E$4]*[.F185]" office:value-type="float" office:value="16.81" calcext:value-type="float">
            <text:p>16,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I$2]+[.$I$4]*[.J185]" office:value-type="float" office:value="24.81" calcext:value-type="float">
            <text:p>24,81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$A$2]+[.$A$4]*[.B186]" office:value-type="float" office:value="4.88" calcext:value-type="float">
            <text:p>4,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E$2]+[.$E$4]*[.F186]" office:value-type="float" office:value="16.88" calcext:value-type="float">
            <text:p>16,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I$2]+[.$I$4]*[.J186]" office:value-type="float" office:value="24.88" calcext:value-type="float">
            <text:p>24,88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[.$A$2]+[.$A$4]*[.B187]" office:value-type="float" office:value="4.95" calcext:value-type="float">
            <text:p>4,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E$2]+[.$E$4]*[.F187]" office:value-type="float" office:value="16.95" calcext:value-type="float">
            <text:p>16,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I$2]+[.$I$4]*[.J187]" office:value-type="float" office:value="24.95" calcext:value-type="float">
            <text:p>24,95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[.$A$2]+[.$A$4]*[.B188]" office:value-type="float" office:value="5.02" calcext:value-type="float">
            <text:p>5,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E$2]+[.$E$4]*[.F188]" office:value-type="float" office:value="17.02" calcext:value-type="float">
            <text:p>17,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I$2]+[.$I$4]*[.J188]" office:value-type="float" office:value="25.02" calcext:value-type="float">
            <text:p>25,02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[.$A$2]+[.$A$4]*[.B189]" office:value-type="float" office:value="5.09" calcext:value-type="float">
            <text:p>5,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E$2]+[.$E$4]*[.F189]" office:value-type="float" office:value="17.09" calcext:value-type="float">
            <text:p>17,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I$2]+[.$I$4]*[.J189]" office:value-type="float" office:value="25.09" calcext:value-type="float">
            <text:p>25,09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[.$A$2]+[.$A$4]*[.B190]" office:value-type="float" office:value="5.16" calcext:value-type="float">
            <text:p>5,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E$2]+[.$E$4]*[.F190]" office:value-type="float" office:value="17.16" calcext:value-type="float">
            <text:p>17,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I$2]+[.$I$4]*[.J190]" office:value-type="float" office:value="25.16" calcext:value-type="float">
            <text:p>25,16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[.$A$2]+[.$A$4]*[.B191]" office:value-type="float" office:value="5.23" calcext:value-type="float">
            <text:p>5,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E$2]+[.$E$4]*[.F191]" office:value-type="float" office:value="17.23" calcext:value-type="float">
            <text:p>17,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I$2]+[.$I$4]*[.J191]" office:value-type="float" office:value="25.23" calcext:value-type="float">
            <text:p>25,23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[.$A$2]+[.$A$4]*[.B192]" office:value-type="float" office:value="5.3" calcext:value-type="float">
            <text:p>5,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E$2]+[.$E$4]*[.F192]" office:value-type="float" office:value="17.3" calcext:value-type="float">
            <text:p>17,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I$2]+[.$I$4]*[.J192]" office:value-type="float" office:value="25.3" calcext:value-type="float">
            <text:p>25,3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[.$A$2]+[.$A$4]*[.B193]" office:value-type="float" office:value="5.37" calcext:value-type="float">
            <text:p>5,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E$2]+[.$E$4]*[.F193]" office:value-type="float" office:value="17.37" calcext:value-type="float">
            <text:p>17,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I$2]+[.$I$4]*[.J193]" office:value-type="float" office:value="25.37" calcext:value-type="float">
            <text:p>25,37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$A$2]+[.$A$4]*[.B194]" office:value-type="float" office:value="5.44" calcext:value-type="float">
            <text:p>5,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E$2]+[.$E$4]*[.F194]" office:value-type="float" office:value="17.44" calcext:value-type="float">
            <text:p>17,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I$2]+[.$I$4]*[.J194]" office:value-type="float" office:value="25.44" calcext:value-type="float">
            <text:p>25,44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[.$A$2]+[.$A$4]*[.B195]" office:value-type="float" office:value="5.51" calcext:value-type="float">
            <text:p>5,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E$2]+[.$E$4]*[.F195]" office:value-type="float" office:value="17.51" calcext:value-type="float">
            <text:p>17,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I$2]+[.$I$4]*[.J195]" office:value-type="float" office:value="25.51" calcext:value-type="float">
            <text:p>25,5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[.$A$2]+[.$A$4]*[.B196]" office:value-type="float" office:value="5.58" calcext:value-type="float">
            <text:p>5,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E$2]+[.$E$4]*[.F196]" office:value-type="float" office:value="17.58" calcext:value-type="float">
            <text:p>17,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I$2]+[.$I$4]*[.J196]" office:value-type="float" office:value="25.58" calcext:value-type="float">
            <text:p>25,58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$A$2]+[.$A$4]*[.B197]" office:value-type="float" office:value="5.65" calcext:value-type="float">
            <text:p>5,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E$2]+[.$E$4]*[.F197]" office:value-type="float" office:value="17.65" calcext:value-type="float">
            <text:p>17,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I$2]+[.$I$4]*[.J197]" office:value-type="float" office:value="25.65" calcext:value-type="float">
            <text:p>25,6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[.$A$2]+[.$A$4]*[.B198]" office:value-type="float" office:value="5.72" calcext:value-type="float">
            <text:p>5,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E$2]+[.$E$4]*[.F198]" office:value-type="float" office:value="17.72" calcext:value-type="float">
            <text:p>17,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I$2]+[.$I$4]*[.J198]" office:value-type="float" office:value="25.72" calcext:value-type="float">
            <text:p>25,72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$A$2]+[.$A$4]*[.B199]" office:value-type="float" office:value="5.79" calcext:value-type="float">
            <text:p>5,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E$2]+[.$E$4]*[.F199]" office:value-type="float" office:value="17.79" calcext:value-type="float">
            <text:p>17,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I$2]+[.$I$4]*[.J199]" office:value-type="float" office:value="25.79" calcext:value-type="float">
            <text:p>25,79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[.$A$2]+[.$A$4]*[.B200]" office:value-type="float" office:value="5.86" calcext:value-type="float">
            <text:p>5,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E$2]+[.$E$4]*[.F200]" office:value-type="float" office:value="17.86" calcext:value-type="float">
            <text:p>17,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I$2]+[.$I$4]*[.J200]" office:value-type="float" office:value="25.86" calcext:value-type="float">
            <text:p>25,86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[.$A$2]+[.$A$4]*[.B201]" office:value-type="float" office:value="5.93" calcext:value-type="float">
            <text:p>5,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E$2]+[.$E$4]*[.F201]" office:value-type="float" office:value="17.93" calcext:value-type="float">
            <text:p>17,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I$2]+[.$I$4]*[.J201]" office:value-type="float" office:value="25.93" calcext:value-type="float">
            <text:p>25,9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$A$2]+[.$A$4]*[.B202]" office:value-type="float" office:value="6" calcext:value-type="float">
            <text:p>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E$2]+[.$E$4]*[.F202]" office:value-type="float" office:value="18" calcext:value-type="float">
            <text:p>1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I$2]+[.$I$4]*[.J202]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$A$2]+[.$A$4]*[.B203]" office:value-type="float" office:value="6.07" calcext:value-type="float">
            <text:p>6,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E$2]+[.$E$4]*[.F203]" office:value-type="float" office:value="18.07" calcext:value-type="float">
            <text:p>18,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I$2]+[.$I$4]*[.J203]" office:value-type="float" office:value="26.07" calcext:value-type="float">
            <text:p>26,07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$A$2]+[.$A$4]*[.B204]" office:value-type="float" office:value="6.14" calcext:value-type="float">
            <text:p>6,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E$2]+[.$E$4]*[.F204]" office:value-type="float" office:value="18.14" calcext:value-type="float">
            <text:p>18,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I$2]+[.$I$4]*[.J204]" office:value-type="float" office:value="26.14" calcext:value-type="float">
            <text:p>26,14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$A$2]+[.$A$4]*[.B205]" office:value-type="float" office:value="6.21" calcext:value-type="float">
            <text:p>6,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E$2]+[.$E$4]*[.F205]" office:value-type="float" office:value="18.21" calcext:value-type="float">
            <text:p>18,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I$2]+[.$I$4]*[.J205]" office:value-type="float" office:value="26.21" calcext:value-type="float">
            <text:p>26,21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[.$A$2]+[.$A$4]*[.B206]" office:value-type="float" office:value="6.28" calcext:value-type="float">
            <text:p>6,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E$2]+[.$E$4]*[.F206]" office:value-type="float" office:value="18.28" calcext:value-type="float">
            <text:p>18,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I$2]+[.$I$4]*[.J206]" office:value-type="float" office:value="26.28" calcext:value-type="float">
            <text:p>26,28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[.$A$2]+[.$A$4]*[.B207]" office:value-type="float" office:value="6.35" calcext:value-type="float">
            <text:p>6,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E$2]+[.$E$4]*[.F207]" office:value-type="float" office:value="18.35" calcext:value-type="float">
            <text:p>18,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I$2]+[.$I$4]*[.J207]" office:value-type="float" office:value="26.35" calcext:value-type="float">
            <text:p>26,35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[.$A$2]+[.$A$4]*[.B208]" office:value-type="float" office:value="6.42" calcext:value-type="float">
            <text:p>6,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E$2]+[.$E$4]*[.F208]" office:value-type="float" office:value="18.42" calcext:value-type="float">
            <text:p>18,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I$2]+[.$I$4]*[.J208]" office:value-type="float" office:value="26.42" calcext:value-type="float">
            <text:p>26,42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$A$2]+[.$A$4]*[.B209]" office:value-type="float" office:value="6.49" calcext:value-type="float">
            <text:p>6,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E$2]+[.$E$4]*[.F209]" office:value-type="float" office:value="18.49" calcext:value-type="float">
            <text:p>18,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I$2]+[.$I$4]*[.J209]" office:value-type="float" office:value="26.49" calcext:value-type="float">
            <text:p>26,49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$A$2]+[.$A$4]*[.B210]" office:value-type="float" office:value="6.56" calcext:value-type="float">
            <text:p>6,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E$2]+[.$E$4]*[.F210]" office:value-type="float" office:value="18.56" calcext:value-type="float">
            <text:p>18,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I$2]+[.$I$4]*[.J210]" office:value-type="float" office:value="26.56" calcext:value-type="float">
            <text:p>26,56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[.$A$2]+[.$A$4]*[.B211]" office:value-type="float" office:value="6.63" calcext:value-type="float">
            <text:p>6,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E$2]+[.$E$4]*[.F211]" office:value-type="float" office:value="18.63" calcext:value-type="float">
            <text:p>18,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I$2]+[.$I$4]*[.J211]" office:value-type="float" office:value="26.63" calcext:value-type="float">
            <text:p>26,6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$A$2]+[.$A$4]*[.B212]" office:value-type="float" office:value="6.7" calcext:value-type="float">
            <text:p>6,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E$2]+[.$E$4]*[.F212]" office:value-type="float" office:value="18.7" calcext:value-type="float">
            <text:p>18,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I$2]+[.$I$4]*[.J212]" office:value-type="float" office:value="26.7" calcext:value-type="float">
            <text:p>26,7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[.$A$2]+[.$A$4]*[.B213]" office:value-type="float" office:value="6.77" calcext:value-type="float">
            <text:p>6,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E$2]+[.$E$4]*[.F213]" office:value-type="float" office:value="18.77" calcext:value-type="float">
            <text:p>18,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I$2]+[.$I$4]*[.J213]" office:value-type="float" office:value="26.77" calcext:value-type="float">
            <text:p>26,77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[.$A$2]+[.$A$4]*[.B214]" office:value-type="float" office:value="6.84" calcext:value-type="float">
            <text:p>6,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E$2]+[.$E$4]*[.F214]" office:value-type="float" office:value="18.84" calcext:value-type="float">
            <text:p>18,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I$2]+[.$I$4]*[.J214]" office:value-type="float" office:value="26.84" calcext:value-type="float">
            <text:p>26,84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[.$A$2]+[.$A$4]*[.B215]" office:value-type="float" office:value="6.91" calcext:value-type="float">
            <text:p>6,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E$2]+[.$E$4]*[.F215]" office:value-type="float" office:value="18.91" calcext:value-type="float">
            <text:p>18,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I$2]+[.$I$4]*[.J215]" office:value-type="float" office:value="26.91" calcext:value-type="float">
            <text:p>26,91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[.$A$2]+[.$A$4]*[.B216]" office:value-type="float" office:value="6.98" calcext:value-type="float">
            <text:p>6,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E$2]+[.$E$4]*[.F216]" office:value-type="float" office:value="18.98" calcext:value-type="float">
            <text:p>18,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I$2]+[.$I$4]*[.J216]" office:value-type="float" office:value="26.98" calcext:value-type="float">
            <text:p>26,98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[.$A$2]+[.$A$4]*[.B217]" office:value-type="float" office:value="7.05" calcext:value-type="float">
            <text:p>7,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E$2]+[.$E$4]*[.F217]" office:value-type="float" office:value="19.05" calcext:value-type="float">
            <text:p>19,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I$2]+[.$I$4]*[.J217]" office:value-type="float" office:value="27.05" calcext:value-type="float">
            <text:p>27,05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$A$2]+[.$A$4]*[.B218]" office:value-type="float" office:value="7.12" calcext:value-type="float">
            <text:p>7,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E$2]+[.$E$4]*[.F218]" office:value-type="float" office:value="19.12" calcext:value-type="float">
            <text:p>19,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I$2]+[.$I$4]*[.J218]" office:value-type="float" office:value="27.12" calcext:value-type="float">
            <text:p>27,12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[.$A$2]+[.$A$4]*[.B219]" office:value-type="float" office:value="7.19" calcext:value-type="float">
            <text:p>7,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E$2]+[.$E$4]*[.F219]" office:value-type="float" office:value="19.19" calcext:value-type="float">
            <text:p>19,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I$2]+[.$I$4]*[.J219]" office:value-type="float" office:value="27.19" calcext:value-type="float">
            <text:p>27,19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[.$A$2]+[.$A$4]*[.B220]" office:value-type="float" office:value="7.26" calcext:value-type="float">
            <text:p>7,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E$2]+[.$E$4]*[.F220]" office:value-type="float" office:value="19.26" calcext:value-type="float">
            <text:p>19,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I$2]+[.$I$4]*[.J220]" office:value-type="float" office:value="27.26" calcext:value-type="float">
            <text:p>27,26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[.$A$2]+[.$A$4]*[.B221]" office:value-type="float" office:value="7.33" calcext:value-type="float">
            <text:p>7,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E$2]+[.$E$4]*[.F221]" office:value-type="float" office:value="19.33" calcext:value-type="float">
            <text:p>19,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I$2]+[.$I$4]*[.J221]" office:value-type="float" office:value="27.33" calcext:value-type="float">
            <text:p>27,33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[.$A$2]+[.$A$4]*[.B222]" office:value-type="float" office:value="7.4" calcext:value-type="float">
            <text:p>7,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E$2]+[.$E$4]*[.F222]" office:value-type="float" office:value="19.4" calcext:value-type="float">
            <text:p>19,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I$2]+[.$I$4]*[.J222]" office:value-type="float" office:value="27.4" calcext:value-type="float">
            <text:p>27,4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[.$A$2]+[.$A$4]*[.B223]" office:value-type="float" office:value="7.47" calcext:value-type="float">
            <text:p>7,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E$2]+[.$E$4]*[.F223]" office:value-type="float" office:value="19.47" calcext:value-type="float">
            <text:p>19,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I$2]+[.$I$4]*[.J223]" office:value-type="float" office:value="27.47" calcext:value-type="float">
            <text:p>27,47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[.$A$2]+[.$A$4]*[.B224]" office:value-type="float" office:value="7.54" calcext:value-type="float">
            <text:p>7,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E$2]+[.$E$4]*[.F224]" office:value-type="float" office:value="19.54" calcext:value-type="float">
            <text:p>19,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I$2]+[.$I$4]*[.J224]" office:value-type="float" office:value="27.54" calcext:value-type="float">
            <text:p>27,54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[.$A$2]+[.$A$4]*[.B225]" office:value-type="float" office:value="7.61" calcext:value-type="float">
            <text:p>7,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E$2]+[.$E$4]*[.F225]" office:value-type="float" office:value="19.61" calcext:value-type="float">
            <text:p>19,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I$2]+[.$I$4]*[.J225]" office:value-type="float" office:value="27.61" calcext:value-type="float">
            <text:p>27,61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$A$2]+[.$A$4]*[.B226]" office:value-type="float" office:value="7.68" calcext:value-type="float">
            <text:p>7,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E$2]+[.$E$4]*[.F226]" office:value-type="float" office:value="19.68" calcext:value-type="float">
            <text:p>19,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I$2]+[.$I$4]*[.J226]" office:value-type="float" office:value="27.68" calcext:value-type="float">
            <text:p>27,68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[.$A$2]+[.$A$4]*[.B227]" office:value-type="float" office:value="7.75" calcext:value-type="float">
            <text:p>7,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E$2]+[.$E$4]*[.F227]" office:value-type="float" office:value="19.75" calcext:value-type="float">
            <text:p>19,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I$2]+[.$I$4]*[.J227]" office:value-type="float" office:value="27.75" calcext:value-type="float">
            <text:p>27,75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[.$A$2]+[.$A$4]*[.B228]" office:value-type="float" office:value="7.82" calcext:value-type="float">
            <text:p>7,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E$2]+[.$E$4]*[.F228]" office:value-type="float" office:value="19.82" calcext:value-type="float">
            <text:p>19,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I$2]+[.$I$4]*[.J228]" office:value-type="float" office:value="27.82" calcext:value-type="float">
            <text:p>27,82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[.$A$2]+[.$A$4]*[.B229]" office:value-type="float" office:value="7.89" calcext:value-type="float">
            <text:p>7,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E$2]+[.$E$4]*[.F229]" office:value-type="float" office:value="19.89" calcext:value-type="float">
            <text:p>19,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I$2]+[.$I$4]*[.J229]" office:value-type="float" office:value="27.89" calcext:value-type="float">
            <text:p>27,89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[.$A$2]+[.$A$4]*[.B230]" office:value-type="float" office:value="7.96" calcext:value-type="float">
            <text:p>7,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E$2]+[.$E$4]*[.F230]" office:value-type="float" office:value="19.96" calcext:value-type="float">
            <text:p>19,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I$2]+[.$I$4]*[.J230]" office:value-type="float" office:value="27.96" calcext:value-type="float">
            <text:p>27,96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[.$A$2]+[.$A$4]*[.B231]" office:value-type="float" office:value="8.03" calcext:value-type="float">
            <text:p>8,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E$2]+[.$E$4]*[.F231]" office:value-type="float" office:value="20.03" calcext:value-type="float">
            <text:p>20,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I$2]+[.$I$4]*[.J231]" office:value-type="float" office:value="28.03" calcext:value-type="float">
            <text:p>28,03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[.$A$2]+[.$A$4]*[.B232]" office:value-type="float" office:value="8.1" calcext:value-type="float">
            <text:p>8,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E$2]+[.$E$4]*[.F232]" office:value-type="float" office:value="20.1" calcext:value-type="float">
            <text:p>20,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I$2]+[.$I$4]*[.J232]" office:value-type="float" office:value="28.1" calcext:value-type="float">
            <text:p>28,1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[.$A$2]+[.$A$4]*[.B233]" office:value-type="float" office:value="8.17" calcext:value-type="float">
            <text:p>8,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E$2]+[.$E$4]*[.F233]" office:value-type="float" office:value="20.17" calcext:value-type="float">
            <text:p>20,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I$2]+[.$I$4]*[.J233]" office:value-type="float" office:value="28.17" calcext:value-type="float">
            <text:p>28,17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$A$2]+[.$A$4]*[.B234]" office:value-type="float" office:value="8.24" calcext:value-type="float">
            <text:p>8,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E$2]+[.$E$4]*[.F234]" office:value-type="float" office:value="20.24" calcext:value-type="float">
            <text:p>20,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I$2]+[.$I$4]*[.J234]" office:value-type="float" office:value="28.24" calcext:value-type="float">
            <text:p>28,24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[.$A$2]+[.$A$4]*[.B235]" office:value-type="float" office:value="8.31" calcext:value-type="float">
            <text:p>8,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E$2]+[.$E$4]*[.F235]" office:value-type="float" office:value="20.31" calcext:value-type="float">
            <text:p>20,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I$2]+[.$I$4]*[.J235]" office:value-type="float" office:value="28.31" calcext:value-type="float">
            <text:p>28,31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[.$A$2]+[.$A$4]*[.B236]" office:value-type="float" office:value="8.38" calcext:value-type="float">
            <text:p>8,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E$2]+[.$E$4]*[.F236]" office:value-type="float" office:value="20.38" calcext:value-type="float">
            <text:p>20,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I$2]+[.$I$4]*[.J236]" office:value-type="float" office:value="28.38" calcext:value-type="float">
            <text:p>28,38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[.$A$2]+[.$A$4]*[.B237]" office:value-type="float" office:value="8.45" calcext:value-type="float">
            <text:p>8,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E$2]+[.$E$4]*[.F237]" office:value-type="float" office:value="20.45" calcext:value-type="float">
            <text:p>20,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I$2]+[.$I$4]*[.J237]" office:value-type="float" office:value="28.45" calcext:value-type="float">
            <text:p>28,45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[.$A$2]+[.$A$4]*[.B238]" office:value-type="float" office:value="8.52" calcext:value-type="float">
            <text:p>8,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E$2]+[.$E$4]*[.F238]" office:value-type="float" office:value="20.52" calcext:value-type="float">
            <text:p>20,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I$2]+[.$I$4]*[.J238]" office:value-type="float" office:value="28.52" calcext:value-type="float">
            <text:p>28,52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[.$A$2]+[.$A$4]*[.B239]" office:value-type="float" office:value="8.59" calcext:value-type="float">
            <text:p>8,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E$2]+[.$E$4]*[.F239]" office:value-type="float" office:value="20.59" calcext:value-type="float">
            <text:p>20,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I$2]+[.$I$4]*[.J239]" office:value-type="float" office:value="28.59" calcext:value-type="float">
            <text:p>28,59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[.$A$2]+[.$A$4]*[.B240]" office:value-type="float" office:value="8.66" calcext:value-type="float">
            <text:p>8,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E$2]+[.$E$4]*[.F240]" office:value-type="float" office:value="20.66" calcext:value-type="float">
            <text:p>20,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I$2]+[.$I$4]*[.J240]" office:value-type="float" office:value="28.66" calcext:value-type="float">
            <text:p>28,66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[.$A$2]+[.$A$4]*[.B241]" office:value-type="float" office:value="8.73" calcext:value-type="float">
            <text:p>8,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E$2]+[.$E$4]*[.F241]" office:value-type="float" office:value="20.73" calcext:value-type="float">
            <text:p>20,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I$2]+[.$I$4]*[.J241]" office:value-type="float" office:value="28.73" calcext:value-type="float">
            <text:p>28,73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$A$2]+[.$A$4]*[.B242]" office:value-type="float" office:value="8.8" calcext:value-type="float">
            <text:p>8,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E$2]+[.$E$4]*[.F242]" office:value-type="float" office:value="20.8" calcext:value-type="float">
            <text:p>20,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I$2]+[.$I$4]*[.J242]" office:value-type="float" office:value="28.8" calcext:value-type="float">
            <text:p>28,8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[.$A$2]+[.$A$4]*[.B243]" office:value-type="float" office:value="8.87" calcext:value-type="float">
            <text:p>8,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E$2]+[.$E$4]*[.F243]" office:value-type="float" office:value="20.87" calcext:value-type="float">
            <text:p>20,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I$2]+[.$I$4]*[.J243]" office:value-type="float" office:value="28.87" calcext:value-type="float">
            <text:p>28,87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[.$A$2]+[.$A$4]*[.B244]" office:value-type="float" office:value="8.94" calcext:value-type="float">
            <text:p>8,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E$2]+[.$E$4]*[.F244]" office:value-type="float" office:value="20.94" calcext:value-type="float">
            <text:p>20,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I$2]+[.$I$4]*[.J244]" office:value-type="float" office:value="28.94" calcext:value-type="float">
            <text:p>28,94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[.$A$2]+[.$A$4]*[.B245]" office:value-type="float" office:value="9.01" calcext:value-type="float">
            <text:p>9,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E$2]+[.$E$4]*[.F245]" office:value-type="float" office:value="21.01" calcext:value-type="float">
            <text:p>21,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I$2]+[.$I$4]*[.J245]" office:value-type="float" office:value="29.01" calcext:value-type="float">
            <text:p>29,01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[.$A$2]+[.$A$4]*[.B246]" office:value-type="float" office:value="9.08" calcext:value-type="float">
            <text:p>9,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E$2]+[.$E$4]*[.F246]" office:value-type="float" office:value="21.08" calcext:value-type="float">
            <text:p>21,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I$2]+[.$I$4]*[.J246]" office:value-type="float" office:value="29.08" calcext:value-type="float">
            <text:p>29,08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[.$A$2]+[.$A$4]*[.B247]" office:value-type="float" office:value="9.15" calcext:value-type="float">
            <text:p>9,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E$2]+[.$E$4]*[.F247]" office:value-type="float" office:value="21.15" calcext:value-type="float">
            <text:p>21,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I$2]+[.$I$4]*[.J247]" office:value-type="float" office:value="29.15" calcext:value-type="float">
            <text:p>29,1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[.$A$2]+[.$A$4]*[.B248]" office:value-type="float" office:value="9.22" calcext:value-type="float">
            <text:p>9,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E$2]+[.$E$4]*[.F248]" office:value-type="float" office:value="21.22" calcext:value-type="float">
            <text:p>21,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I$2]+[.$I$4]*[.J248]" office:value-type="float" office:value="29.22" calcext:value-type="float">
            <text:p>29,22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[.$A$2]+[.$A$4]*[.B249]" office:value-type="float" office:value="9.29" calcext:value-type="float">
            <text:p>9,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E$2]+[.$E$4]*[.F249]" office:value-type="float" office:value="21.29" calcext:value-type="float">
            <text:p>21,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I$2]+[.$I$4]*[.J249]" office:value-type="float" office:value="29.29" calcext:value-type="float">
            <text:p>29,29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[.$A$2]+[.$A$4]*[.B250]" office:value-type="float" office:value="9.36" calcext:value-type="float">
            <text:p>9,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E$2]+[.$E$4]*[.F250]" office:value-type="float" office:value="21.36" calcext:value-type="float">
            <text:p>21,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I$2]+[.$I$4]*[.J250]" office:value-type="float" office:value="29.36" calcext:value-type="float">
            <text:p>29,36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[.$A$2]+[.$A$4]*[.B251]" office:value-type="float" office:value="9.43" calcext:value-type="float">
            <text:p>9,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E$2]+[.$E$4]*[.F251]" office:value-type="float" office:value="21.43" calcext:value-type="float">
            <text:p>21,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I$2]+[.$I$4]*[.J251]" office:value-type="float" office:value="29.43" calcext:value-type="float">
            <text:p>29,4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[.$A$2]+[.$A$4]*[.B252]" office:value-type="float" office:value="9.5" calcext:value-type="float">
            <text:p>9,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E$2]+[.$E$4]*[.F252]" office:value-type="float" office:value="21.5" calcext:value-type="float">
            <text:p>21,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I$2]+[.$I$4]*[.J252]" office:value-type="float" office:value="29.5" calcext:value-type="float">
            <text:p>29,5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[.$A$2]+[.$A$4]*[.B253]" office:value-type="float" office:value="9.57" calcext:value-type="float">
            <text:p>9,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E$2]+[.$E$4]*[.F253]" office:value-type="float" office:value="21.57" calcext:value-type="float">
            <text:p>21,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I$2]+[.$I$4]*[.J253]" office:value-type="float" office:value="29.57" calcext:value-type="float">
            <text:p>29,57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[.$A$2]+[.$A$4]*[.B254]" office:value-type="float" office:value="9.64" calcext:value-type="float">
            <text:p>9,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E$2]+[.$E$4]*[.F254]" office:value-type="float" office:value="21.64" calcext:value-type="float">
            <text:p>21,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I$2]+[.$I$4]*[.J254]" office:value-type="float" office:value="29.64" calcext:value-type="float">
            <text:p>29,64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[.$A$2]+[.$A$4]*[.B255]" office:value-type="float" office:value="9.71" calcext:value-type="float">
            <text:p>9,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E$2]+[.$E$4]*[.F255]" office:value-type="float" office:value="21.71" calcext:value-type="float">
            <text:p>21,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I$2]+[.$I$4]*[.J255]" office:value-type="float" office:value="29.71" calcext:value-type="float">
            <text:p>29,71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[.$A$2]+[.$A$4]*[.B256]" office:value-type="float" office:value="9.78" calcext:value-type="float">
            <text:p>9,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E$2]+[.$E$4]*[.F256]" office:value-type="float" office:value="21.78" calcext:value-type="float">
            <text:p>21,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I$2]+[.$I$4]*[.J256]" office:value-type="float" office:value="29.78" calcext:value-type="float">
            <text:p>29,78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$A$2]+[.$A$4]*[.B257]" office:value-type="float" office:value="9.85" calcext:value-type="float">
            <text:p>9,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E$2]+[.$E$4]*[.F257]" office:value-type="float" office:value="21.85" calcext:value-type="float">
            <text:p>21,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I$2]+[.$I$4]*[.J257]" office:value-type="float" office:value="29.85" calcext:value-type="float">
            <text:p>29,85</text:p>
          </table:table-cell>
        </table:table-row>
      </table:table>
      <table:table table:name="Arkusz2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B$3]*POWER([.F2]; 2)+[.$C$3]*[.F2]+[.$D$3]" office:value-type="float" office:value="-8" calcext:value-type="float">
            <text:p>-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$B$6]*POWER([.J2]; 2)+[.$C$6]*[.J2]+[.$D$6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B$3]*POWER([.F3]; 2)+[.$C$3]*[.F3]+[.$D$3]" office:value-type="float" office:value="-7.93" calcext:value-type="float">
            <text:p>-7,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B$6]*POWER([.J3]; 2)+[.$C$6]*[.J3]+[.$D$6]" office:value-type="float" office:value="4.07" calcext:value-type="float">
            <text:p>4,07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$B$3]*POWER([.F4]; 2)+[.$C$3]*[.F4]+[.$D$3]" office:value-type="float" office:value="-7.86" calcext:value-type="float">
            <text:p>-7,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B$6]*POWER([.J4]; 2)+[.$C$6]*[.J4]+[.$D$6]" office:value-type="float" office:value="4.14" calcext:value-type="float">
            <text:p>4,1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$B$3]*POWER([.F5]; 2)+[.$C$3]*[.F5]+[.$D$3]" office:value-type="float" office:value="-7.79" calcext:value-type="float">
            <text:p>-7,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B$6]*POWER([.J5]; 2)+[.$C$6]*[.J5]+[.$D$6]" office:value-type="float" office:value="4.21" calcext:value-type="float">
            <text:p>4,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B$3]*POWER([.F6]; 2)+[.$C$3]*[.F6]+[.$D$3]" office:value-type="float" office:value="-7.72" calcext:value-type="float">
            <text:p>-7,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B$6]*POWER([.J6]; 2)+[.$C$6]*[.J6]+[.$D$6]" office:value-type="float" office:value="4.28" calcext:value-type="float">
            <text:p>4,2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$B$3]*POWER([.F7]; 2)+[.$C$3]*[.F7]+[.$D$3]" office:value-type="float" office:value="-7.65" calcext:value-type="float">
            <text:p>-7,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B$6]*POWER([.J7]; 2)+[.$C$6]*[.J7]+[.$D$6]" office:value-type="float" office:value="4.35" calcext:value-type="float">
            <text:p>4,35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$B$3]*POWER([.F8]; 2)+[.$C$3]*[.F8]+[.$D$3]" office:value-type="float" office:value="-7.58" calcext:value-type="float">
            <text:p>-7,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B$6]*POWER([.J8]; 2)+[.$C$6]*[.J8]+[.$D$6]" office:value-type="float" office:value="4.42" calcext:value-type="float">
            <text:p>4,42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[.$B$3]*POWER([.F9]; 2)+[.$C$3]*[.F9]+[.$D$3]" office:value-type="float" office:value="-7.51" calcext:value-type="float">
            <text:p>-7,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B$6]*POWER([.J9]; 2)+[.$C$6]*[.J9]+[.$D$6]" office:value-type="float" office:value="4.49" calcext:value-type="float">
            <text:p>4,49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[.$B$3]*POWER([.F10]; 2)+[.$C$3]*[.F10]+[.$D$3]" office:value-type="float" office:value="-7.44" calcext:value-type="float">
            <text:p>-7,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B$6]*POWER([.J10]; 2)+[.$C$6]*[.J10]+[.$D$6]" office:value-type="float" office:value="4.56" calcext:value-type="float">
            <text:p>4,56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[.$B$3]*POWER([.F11]; 2)+[.$C$3]*[.F11]+[.$D$3]" office:value-type="float" office:value="-7.37" calcext:value-type="float">
            <text:p>-7,3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B$6]*POWER([.J11]; 2)+[.$C$6]*[.J11]+[.$D$6]" office:value-type="float" office:value="4.63" calcext:value-type="float">
            <text:p>4,63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$B$3]*POWER([.F12]; 2)+[.$C$3]*[.F12]+[.$D$3]" office:value-type="float" office:value="-7.3" calcext:value-type="float">
            <text:p>-7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B$6]*POWER([.J12]; 2)+[.$C$6]*[.J12]+[.$D$6]" office:value-type="float" office:value="4.7" calcext:value-type="float">
            <text:p>4,7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[.$B$3]*POWER([.F13]; 2)+[.$C$3]*[.F13]+[.$D$3]" office:value-type="float" office:value="-7.23" calcext:value-type="float">
            <text:p>-7,2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B$6]*POWER([.J13]; 2)+[.$C$6]*[.J13]+[.$D$6]" office:value-type="float" office:value="4.77" calcext:value-type="float">
            <text:p>4,7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$B$3]*POWER([.F14]; 2)+[.$C$3]*[.F14]+[.$D$3]" office:value-type="float" office:value="-7.16" calcext:value-type="float">
            <text:p>-7,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B$6]*POWER([.J14]; 2)+[.$C$6]*[.J14]+[.$D$6]" office:value-type="float" office:value="4.84" calcext:value-type="float">
            <text:p>4,84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$B$3]*POWER([.F15]; 2)+[.$C$3]*[.F15]+[.$D$3]" office:value-type="float" office:value="-7.09" calcext:value-type="float">
            <text:p>-7,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B$6]*POWER([.J15]; 2)+[.$C$6]*[.J15]+[.$D$6]" office:value-type="float" office:value="4.91" calcext:value-type="float">
            <text:p>4,91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$B$3]*POWER([.F16]; 2)+[.$C$3]*[.F16]+[.$D$3]" office:value-type="float" office:value="-7.02" calcext:value-type="float">
            <text:p>-7,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B$6]*POWER([.J16]; 2)+[.$C$6]*[.J16]+[.$D$6]" office:value-type="float" office:value="4.98" calcext:value-type="float">
            <text:p>4,98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$B$3]*POWER([.F17]; 2)+[.$C$3]*[.F17]+[.$D$3]" office:value-type="float" office:value="-6.95" calcext:value-type="float">
            <text:p>-6,9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B$6]*POWER([.J17]; 2)+[.$C$6]*[.J17]+[.$D$6]" office:value-type="float" office:value="5.05" calcext:value-type="float">
            <text:p>5,05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$B$3]*POWER([.F18]; 2)+[.$C$3]*[.F18]+[.$D$3]" office:value-type="float" office:value="-6.88" calcext:value-type="float">
            <text:p>-6,8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B$6]*POWER([.J18]; 2)+[.$C$6]*[.J18]+[.$D$6]" office:value-type="float" office:value="5.12" calcext:value-type="float">
            <text:p>5,12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[.$B$3]*POWER([.F19]; 2)+[.$C$3]*[.F19]+[.$D$3]" office:value-type="float" office:value="-6.81" calcext:value-type="float">
            <text:p>-6,8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B$6]*POWER([.J19]; 2)+[.$C$6]*[.J19]+[.$D$6]" office:value-type="float" office:value="5.19" calcext:value-type="float">
            <text:p>5,19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[.$B$3]*POWER([.F20]; 2)+[.$C$3]*[.F20]+[.$D$3]" office:value-type="float" office:value="-6.74" calcext:value-type="float">
            <text:p>-6,7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B$6]*POWER([.J20]; 2)+[.$C$6]*[.J20]+[.$D$6]" office:value-type="float" office:value="5.26" calcext:value-type="float">
            <text:p>5,26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[.$B$3]*POWER([.F21]; 2)+[.$C$3]*[.F21]+[.$D$3]" office:value-type="float" office:value="-6.67" calcext:value-type="float">
            <text:p>-6,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B$6]*POWER([.J21]; 2)+[.$C$6]*[.J21]+[.$D$6]" office:value-type="float" office:value="5.33" calcext:value-type="float">
            <text:p>5,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$B$3]*POWER([.F22]; 2)+[.$C$3]*[.F22]+[.$D$3]" office:value-type="float" office:value="-6.6" calcext:value-type="float">
            <text:p>-6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B$6]*POWER([.J22]; 2)+[.$C$6]*[.J22]+[.$D$6]" office:value-type="float" office:value="5.4" calcext:value-type="float">
            <text:p>5,4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[.$B$3]*POWER([.F23]; 2)+[.$C$3]*[.F23]+[.$D$3]" office:value-type="float" office:value="-6.53" calcext:value-type="float">
            <text:p>-6,5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B$6]*POWER([.J23]; 2)+[.$C$6]*[.J23]+[.$D$6]" office:value-type="float" office:value="5.47" calcext:value-type="float">
            <text:p>5,47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[.$B$3]*POWER([.F24]; 2)+[.$C$3]*[.F24]+[.$D$3]" office:value-type="float" office:value="-6.46" calcext:value-type="float">
            <text:p>-6,4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B$6]*POWER([.J24]; 2)+[.$C$6]*[.J24]+[.$D$6]" office:value-type="float" office:value="5.54" calcext:value-type="float">
            <text:p>5,54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[.$B$3]*POWER([.F25]; 2)+[.$C$3]*[.F25]+[.$D$3]" office:value-type="float" office:value="-6.39" calcext:value-type="float">
            <text:p>-6,3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B$6]*POWER([.J25]; 2)+[.$C$6]*[.J25]+[.$D$6]" office:value-type="float" office:value="5.61" calcext:value-type="float">
            <text:p>5,61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[.$B$3]*POWER([.F26]; 2)+[.$C$3]*[.F26]+[.$D$3]" office:value-type="float" office:value="-6.32" calcext:value-type="float">
            <text:p>-6,3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B$6]*POWER([.J26]; 2)+[.$C$6]*[.J26]+[.$D$6]" office:value-type="float" office:value="5.68" calcext:value-type="float">
            <text:p>5,68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$B$3]*POWER([.F27]; 2)+[.$C$3]*[.F27]+[.$D$3]" office:value-type="float" office:value="-6.25" calcext:value-type="float">
            <text:p>-6,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B$6]*POWER([.J27]; 2)+[.$C$6]*[.J27]+[.$D$6]" office:value-type="float" office:value="5.75" calcext:value-type="float">
            <text:p>5,75</text:p>
          </table:table-cell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formula="of:=[.$B$3]*POWER([.F28]; 2)+[.$C$3]*[.F28]+[.$D$3]" office:value-type="float" office:value="-6.18" calcext:value-type="float">
            <text:p>-6,1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B$6]*POWER([.J28]; 2)+[.$C$6]*[.J28]+[.$D$6]" office:value-type="float" office:value="5.82" calcext:value-type="float">
            <text:p>5,82</text:p>
          </table:table-cell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[.$B$3]*POWER([.F29]; 2)+[.$C$3]*[.F29]+[.$D$3]" office:value-type="float" office:value="-6.11" calcext:value-type="float">
            <text:p>-6,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B$6]*POWER([.J29]; 2)+[.$C$6]*[.J29]+[.$D$6]" office:value-type="float" office:value="5.89" calcext:value-type="float">
            <text:p>5,89</text:p>
          </table:table-cell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formula="of:=[.$B$3]*POWER([.F30]; 2)+[.$C$3]*[.F30]+[.$D$3]" office:value-type="float" office:value="-6.04" calcext:value-type="float">
            <text:p>-6,0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B$6]*POWER([.J30]; 2)+[.$C$6]*[.J30]+[.$D$6]" office:value-type="float" office:value="5.96" calcext:value-type="float">
            <text:p>5,96</text:p>
          </table:table-cell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[.$B$3]*POWER([.F31]; 2)+[.$C$3]*[.F31]+[.$D$3]" office:value-type="float" office:value="-5.97" calcext:value-type="float">
            <text:p>-5,9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B$6]*POWER([.J31]; 2)+[.$C$6]*[.J31]+[.$D$6]" office:value-type="float" office:value="6.03" calcext:value-type="float">
            <text:p>6,03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[.$B$3]*POWER([.F32]; 2)+[.$C$3]*[.F32]+[.$D$3]" office:value-type="float" office:value="-5.9" calcext:value-type="float">
            <text:p>-5,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B$6]*POWER([.J32]; 2)+[.$C$6]*[.J32]+[.$D$6]" office:value-type="float" office:value="6.1" calcext:value-type="float">
            <text:p>6,1</text:p>
          </table:table-cell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[.$B$3]*POWER([.F33]; 2)+[.$C$3]*[.F33]+[.$D$3]" office:value-type="float" office:value="-5.83" calcext:value-type="float">
            <text:p>-5,8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$B$6]*POWER([.J33]; 2)+[.$C$6]*[.J33]+[.$D$6]" office:value-type="float" office:value="6.17" calcext:value-type="float">
            <text:p>6,17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formula="of:=[.$B$3]*POWER([.F34]; 2)+[.$C$3]*[.F34]+[.$D$3]" office:value-type="float" office:value="-5.76" calcext:value-type="float">
            <text:p>-5,7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$B$6]*POWER([.J34]; 2)+[.$C$6]*[.J34]+[.$D$6]" office:value-type="float" office:value="6.24" calcext:value-type="float">
            <text:p>6,24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formula="of:=[.$B$3]*POWER([.F35]; 2)+[.$C$3]*[.F35]+[.$D$3]" office:value-type="float" office:value="-5.69" calcext:value-type="float">
            <text:p>-5,6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$B$6]*POWER([.J35]; 2)+[.$C$6]*[.J35]+[.$D$6]" office:value-type="float" office:value="6.31" calcext:value-type="float">
            <text:p>6,31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[.$B$3]*POWER([.F36]; 2)+[.$C$3]*[.F36]+[.$D$3]" office:value-type="float" office:value="-5.62" calcext:value-type="float">
            <text:p>-5,6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$B$6]*POWER([.J36]; 2)+[.$C$6]*[.J36]+[.$D$6]" office:value-type="float" office:value="6.38" calcext:value-type="float">
            <text:p>6,38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[.$B$3]*POWER([.F37]; 2)+[.$C$3]*[.F37]+[.$D$3]" office:value-type="float" office:value="-5.55" calcext:value-type="float">
            <text:p>-5,5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$B$6]*POWER([.J37]; 2)+[.$C$6]*[.J37]+[.$D$6]" office:value-type="float" office:value="6.45" calcext:value-type="float">
            <text:p>6,45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[.$B$3]*POWER([.F38]; 2)+[.$C$3]*[.F38]+[.$D$3]" office:value-type="float" office:value="-5.48" calcext:value-type="float">
            <text:p>-5,4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$B$6]*POWER([.J38]; 2)+[.$C$6]*[.J38]+[.$D$6]" office:value-type="float" office:value="6.52" calcext:value-type="float">
            <text:p>6,52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formula="of:=[.$B$3]*POWER([.F39]; 2)+[.$C$3]*[.F39]+[.$D$3]" office:value-type="float" office:value="-5.41" calcext:value-type="float">
            <text:p>-5,4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$B$6]*POWER([.J39]; 2)+[.$C$6]*[.J39]+[.$D$6]" office:value-type="float" office:value="6.59" calcext:value-type="float">
            <text:p>6,59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[.$B$3]*POWER([.F40]; 2)+[.$C$3]*[.F40]+[.$D$3]" office:value-type="float" office:value="-5.34" calcext:value-type="float">
            <text:p>-5,3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$B$6]*POWER([.J40]; 2)+[.$C$6]*[.J40]+[.$D$6]" office:value-type="float" office:value="6.66" calcext:value-type="float">
            <text:p>6,66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table:formula="of:=[.$B$3]*POWER([.F41]; 2)+[.$C$3]*[.F41]+[.$D$3]" office:value-type="float" office:value="-5.27" calcext:value-type="float">
            <text:p>-5,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$B$6]*POWER([.J41]; 2)+[.$C$6]*[.J41]+[.$D$6]" office:value-type="float" office:value="6.73" calcext:value-type="float">
            <text:p>6,73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[.$B$3]*POWER([.F42]; 2)+[.$C$3]*[.F42]+[.$D$3]" office:value-type="float" office:value="-5.2" calcext:value-type="float">
            <text:p>-5,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$B$6]*POWER([.J42]; 2)+[.$C$6]*[.J42]+[.$D$6]" office:value-type="float" office:value="6.8" calcext:value-type="float">
            <text:p>6,8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[.$B$3]*POWER([.F43]; 2)+[.$C$3]*[.F43]+[.$D$3]" office:value-type="float" office:value="-5.13" calcext:value-type="float">
            <text:p>-5,1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$B$6]*POWER([.J43]; 2)+[.$C$6]*[.J43]+[.$D$6]" office:value-type="float" office:value="6.87" calcext:value-type="float">
            <text:p>6,87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[.$B$3]*POWER([.F44]; 2)+[.$C$3]*[.F44]+[.$D$3]" office:value-type="float" office:value="-5.06" calcext:value-type="float">
            <text:p>-5,0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$B$6]*POWER([.J44]; 2)+[.$C$6]*[.J44]+[.$D$6]" office:value-type="float" office:value="6.94" calcext:value-type="float">
            <text:p>6,94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table:formula="of:=[.$B$3]*POWER([.F45]; 2)+[.$C$3]*[.F45]+[.$D$3]" office:value-type="float" office:value="-4.99" calcext:value-type="float">
            <text:p>-4,9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$B$6]*POWER([.J45]; 2)+[.$C$6]*[.J45]+[.$D$6]" office:value-type="float" office:value="7.01" calcext:value-type="float">
            <text:p>7,01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formula="of:=[.$B$3]*POWER([.F46]; 2)+[.$C$3]*[.F46]+[.$D$3]" office:value-type="float" office:value="-4.92" calcext:value-type="float">
            <text:p>-4,9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$B$6]*POWER([.J46]; 2)+[.$C$6]*[.J46]+[.$D$6]" office:value-type="float" office:value="7.08" calcext:value-type="float">
            <text:p>7,08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[.$B$3]*POWER([.F47]; 2)+[.$C$3]*[.F47]+[.$D$3]" office:value-type="float" office:value="-4.85" calcext:value-type="float">
            <text:p>-4,8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$B$6]*POWER([.J47]; 2)+[.$C$6]*[.J47]+[.$D$6]" office:value-type="float" office:value="7.15" calcext:value-type="float">
            <text:p>7,15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formula="of:=[.$B$3]*POWER([.F48]; 2)+[.$C$3]*[.F48]+[.$D$3]" office:value-type="float" office:value="-4.78" calcext:value-type="float">
            <text:p>-4,7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$B$6]*POWER([.J48]; 2)+[.$C$6]*[.J48]+[.$D$6]" office:value-type="float" office:value="7.22" calcext:value-type="float">
            <text:p>7,22</text:p>
          </table:table-cell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[.$B$3]*POWER([.F49]; 2)+[.$C$3]*[.F49]+[.$D$3]" office:value-type="float" office:value="-4.71" calcext:value-type="float">
            <text:p>-4,7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$B$6]*POWER([.J49]; 2)+[.$C$6]*[.J49]+[.$D$6]" office:value-type="float" office:value="7.29" calcext:value-type="float">
            <text:p>7,29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formula="of:=[.$B$3]*POWER([.F50]; 2)+[.$C$3]*[.F50]+[.$D$3]" office:value-type="float" office:value="-4.64" calcext:value-type="float">
            <text:p>-4,6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$B$6]*POWER([.J50]; 2)+[.$C$6]*[.J50]+[.$D$6]" office:value-type="float" office:value="7.36" calcext:value-type="float">
            <text:p>7,36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[.$B$3]*POWER([.F51]; 2)+[.$C$3]*[.F51]+[.$D$3]" office:value-type="float" office:value="-4.57" calcext:value-type="float">
            <text:p>-4,57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$B$6]*POWER([.J51]; 2)+[.$C$6]*[.J51]+[.$D$6]" office:value-type="float" office:value="7.43" calcext:value-type="float">
            <text:p>7,43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[.$B$3]*POWER([.F52]; 2)+[.$C$3]*[.F52]+[.$D$3]" office:value-type="float" office:value="-4.5" calcext:value-type="float">
            <text:p>-4,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$B$6]*POWER([.J52]; 2)+[.$C$6]*[.J52]+[.$D$6]" office:value-type="float" office:value="7.5" calcext:value-type="float">
            <text:p>7,5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[.$B$3]*POWER([.F53]; 2)+[.$C$3]*[.F53]+[.$D$3]" office:value-type="float" office:value="-4.43" calcext:value-type="float">
            <text:p>-4,4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$B$6]*POWER([.J53]; 2)+[.$C$6]*[.J53]+[.$D$6]" office:value-type="float" office:value="7.57" calcext:value-type="float">
            <text:p>7,57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[.$B$3]*POWER([.F54]; 2)+[.$C$3]*[.F54]+[.$D$3]" office:value-type="float" office:value="-4.36" calcext:value-type="float">
            <text:p>-4,3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[.$B$6]*POWER([.J54]; 2)+[.$C$6]*[.J54]+[.$D$6]" office:value-type="float" office:value="7.64" calcext:value-type="float">
            <text:p>7,64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formula="of:=[.$B$3]*POWER([.F55]; 2)+[.$C$3]*[.F55]+[.$D$3]" office:value-type="float" office:value="-4.29" calcext:value-type="float">
            <text:p>-4,2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[.$B$6]*POWER([.J55]; 2)+[.$C$6]*[.J55]+[.$D$6]" office:value-type="float" office:value="7.71" calcext:value-type="float">
            <text:p>7,71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formula="of:=[.$B$3]*POWER([.F56]; 2)+[.$C$3]*[.F56]+[.$D$3]" office:value-type="float" office:value="-4.22" calcext:value-type="float">
            <text:p>-4,2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[.$B$6]*POWER([.J56]; 2)+[.$C$6]*[.J56]+[.$D$6]" office:value-type="float" office:value="7.78" calcext:value-type="float">
            <text:p>7,78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formula="of:=[.$B$3]*POWER([.F57]; 2)+[.$C$3]*[.F57]+[.$D$3]" office:value-type="float" office:value="-4.15" calcext:value-type="float">
            <text:p>-4,1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$B$6]*POWER([.J57]; 2)+[.$C$6]*[.J57]+[.$D$6]" office:value-type="float" office:value="7.85" calcext:value-type="float">
            <text:p>7,85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[.$B$3]*POWER([.F58]; 2)+[.$C$3]*[.F58]+[.$D$3]" office:value-type="float" office:value="-4.08" calcext:value-type="float">
            <text:p>-4,0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[.$B$6]*POWER([.J58]; 2)+[.$C$6]*[.J58]+[.$D$6]" office:value-type="float" office:value="7.92" calcext:value-type="float">
            <text:p>7,92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formula="of:=[.$B$3]*POWER([.F59]; 2)+[.$C$3]*[.F59]+[.$D$3]" office:value-type="float" office:value="-4.01" calcext:value-type="float">
            <text:p>-4,0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[.$B$6]*POWER([.J59]; 2)+[.$C$6]*[.J59]+[.$D$6]" office:value-type="float" office:value="7.99" calcext:value-type="float">
            <text:p>7,99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[.$B$3]*POWER([.F60]; 2)+[.$C$3]*[.F60]+[.$D$3]" office:value-type="float" office:value="-3.94" calcext:value-type="float">
            <text:p>-3,9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[.$B$6]*POWER([.J60]; 2)+[.$C$6]*[.J60]+[.$D$6]" office:value-type="float" office:value="8.06" calcext:value-type="float">
            <text:p>8,06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formula="of:=[.$B$3]*POWER([.F61]; 2)+[.$C$3]*[.F61]+[.$D$3]" office:value-type="float" office:value="-3.87" calcext:value-type="float">
            <text:p>-3,8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[.$B$6]*POWER([.J61]; 2)+[.$C$6]*[.J61]+[.$D$6]" office:value-type="float" office:value="8.13" calcext:value-type="float">
            <text:p>8,13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[.$B$3]*POWER([.F62]; 2)+[.$C$3]*[.F62]+[.$D$3]" office:value-type="float" office:value="-3.8" calcext:value-type="float">
            <text:p>-3,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B$6]*POWER([.J62]; 2)+[.$C$6]*[.J62]+[.$D$6]" office:value-type="float" office:value="8.2" calcext:value-type="float">
            <text:p>8,2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formula="of:=[.$B$3]*POWER([.F63]; 2)+[.$C$3]*[.F63]+[.$D$3]" office:value-type="float" office:value="-3.73" calcext:value-type="float">
            <text:p>-3,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[.$B$6]*POWER([.J63]; 2)+[.$C$6]*[.J63]+[.$D$6]" office:value-type="float" office:value="8.27" calcext:value-type="float">
            <text:p>8,27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[.$B$3]*POWER([.F64]; 2)+[.$C$3]*[.F64]+[.$D$3]" office:value-type="float" office:value="-3.66" calcext:value-type="float">
            <text:p>-3,6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[.$B$6]*POWER([.J64]; 2)+[.$C$6]*[.J64]+[.$D$6]" office:value-type="float" office:value="8.34" calcext:value-type="float">
            <text:p>8,34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formula="of:=[.$B$3]*POWER([.F65]; 2)+[.$C$3]*[.F65]+[.$D$3]" office:value-type="float" office:value="-3.59" calcext:value-type="float">
            <text:p>-3,59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[.$B$6]*POWER([.J65]; 2)+[.$C$6]*[.J65]+[.$D$6]" office:value-type="float" office:value="8.41" calcext:value-type="float">
            <text:p>8,41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formula="of:=[.$B$3]*POWER([.F66]; 2)+[.$C$3]*[.F66]+[.$D$3]" office:value-type="float" office:value="-3.52" calcext:value-type="float">
            <text:p>-3,5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$B$6]*POWER([.J66]; 2)+[.$C$6]*[.J66]+[.$D$6]" office:value-type="float" office:value="8.48" calcext:value-type="float">
            <text:p>8,48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formula="of:=[.$B$3]*POWER([.F67]; 2)+[.$C$3]*[.F67]+[.$D$3]" office:value-type="float" office:value="-3.45" calcext:value-type="float">
            <text:p>-3,4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$B$6]*POWER([.J67]; 2)+[.$C$6]*[.J67]+[.$D$6]" office:value-type="float" office:value="8.55" calcext:value-type="float">
            <text:p>8,55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formula="of:=[.$B$3]*POWER([.F68]; 2)+[.$C$3]*[.F68]+[.$D$3]" office:value-type="float" office:value="-3.38" calcext:value-type="float">
            <text:p>-3,38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[.$B$6]*POWER([.J68]; 2)+[.$C$6]*[.J68]+[.$D$6]" office:value-type="float" office:value="8.62" calcext:value-type="float">
            <text:p>8,62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[.$B$3]*POWER([.F69]; 2)+[.$C$3]*[.F69]+[.$D$3]" office:value-type="float" office:value="-3.31" calcext:value-type="float">
            <text:p>-3,3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[.$B$6]*POWER([.J69]; 2)+[.$C$6]*[.J69]+[.$D$6]" office:value-type="float" office:value="8.69" calcext:value-type="float">
            <text:p>8,69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formula="of:=[.$B$3]*POWER([.F70]; 2)+[.$C$3]*[.F70]+[.$D$3]" office:value-type="float" office:value="-3.24" calcext:value-type="float">
            <text:p>-3,2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[.$B$6]*POWER([.J70]; 2)+[.$C$6]*[.J70]+[.$D$6]" office:value-type="float" office:value="8.76" calcext:value-type="float">
            <text:p>8,76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[.$B$3]*POWER([.F71]; 2)+[.$C$3]*[.F71]+[.$D$3]" office:value-type="float" office:value="-3.17" calcext:value-type="float">
            <text:p>-3,1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[.$B$6]*POWER([.J71]; 2)+[.$C$6]*[.J71]+[.$D$6]" office:value-type="float" office:value="8.83" calcext:value-type="float">
            <text:p>8,83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formula="of:=[.$B$3]*POWER([.F72]; 2)+[.$C$3]*[.F72]+[.$D$3]" office:value-type="float" office:value="-3.1" calcext:value-type="float">
            <text:p>-3,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$B$6]*POWER([.J72]; 2)+[.$C$6]*[.J72]+[.$D$6]" office:value-type="float" office:value="8.9" calcext:value-type="float">
            <text:p>8,9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[.$B$3]*POWER([.F73]; 2)+[.$C$3]*[.F73]+[.$D$3]" office:value-type="float" office:value="-3.03" calcext:value-type="float">
            <text:p>-3,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[.$B$6]*POWER([.J73]; 2)+[.$C$6]*[.J73]+[.$D$6]" office:value-type="float" office:value="8.97" calcext:value-type="float">
            <text:p>8,97</text:p>
          </table:table-cell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formula="of:=[.$B$3]*POWER([.F74]; 2)+[.$C$3]*[.F74]+[.$D$3]" office:value-type="float" office:value="-2.96" calcext:value-type="float">
            <text:p>-2,9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[.$B$6]*POWER([.J74]; 2)+[.$C$6]*[.J74]+[.$D$6]" office:value-type="float" office:value="9.04" calcext:value-type="float">
            <text:p>9,04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[.$B$3]*POWER([.F75]; 2)+[.$C$3]*[.F75]+[.$D$3]" office:value-type="float" office:value="-2.89" calcext:value-type="float">
            <text:p>-2,8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[.$B$6]*POWER([.J75]; 2)+[.$C$6]*[.J75]+[.$D$6]" office:value-type="float" office:value="9.11" calcext:value-type="float">
            <text:p>9,11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formula="of:=[.$B$3]*POWER([.F76]; 2)+[.$C$3]*[.F76]+[.$D$3]" office:value-type="float" office:value="-2.82" calcext:value-type="float">
            <text:p>-2,8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[.$B$6]*POWER([.J76]; 2)+[.$C$6]*[.J76]+[.$D$6]" office:value-type="float" office:value="9.18" calcext:value-type="float">
            <text:p>9,18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table:formula="of:=[.$B$3]*POWER([.F77]; 2)+[.$C$3]*[.F77]+[.$D$3]" office:value-type="float" office:value="-2.75" calcext:value-type="float">
            <text:p>-2,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$B$6]*POWER([.J77]; 2)+[.$C$6]*[.J77]+[.$D$6]" office:value-type="float" office:value="9.25" calcext:value-type="float">
            <text:p>9,25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table:formula="of:=[.$B$3]*POWER([.F78]; 2)+[.$C$3]*[.F78]+[.$D$3]" office:value-type="float" office:value="-2.68" calcext:value-type="float">
            <text:p>-2,6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[.$B$6]*POWER([.J78]; 2)+[.$C$6]*[.J78]+[.$D$6]" office:value-type="float" office:value="9.32" calcext:value-type="float">
            <text:p>9,32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formula="of:=[.$B$3]*POWER([.F79]; 2)+[.$C$3]*[.F79]+[.$D$3]" office:value-type="float" office:value="-2.61" calcext:value-type="float">
            <text:p>-2,6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[.$B$6]*POWER([.J79]; 2)+[.$C$6]*[.J79]+[.$D$6]" office:value-type="float" office:value="9.39" calcext:value-type="float">
            <text:p>9,39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[.$B$3]*POWER([.F80]; 2)+[.$C$3]*[.F80]+[.$D$3]" office:value-type="float" office:value="-2.54" calcext:value-type="float">
            <text:p>-2,5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[.$B$6]*POWER([.J80]; 2)+[.$C$6]*[.J80]+[.$D$6]" office:value-type="float" office:value="9.46" calcext:value-type="float">
            <text:p>9,46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formula="of:=[.$B$3]*POWER([.F81]; 2)+[.$C$3]*[.F81]+[.$D$3]" office:value-type="float" office:value="-2.47" calcext:value-type="float">
            <text:p>-2,4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[.$B$6]*POWER([.J81]; 2)+[.$C$6]*[.J81]+[.$D$6]" office:value-type="float" office:value="9.53" calcext:value-type="float">
            <text:p>9,53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[.$B$3]*POWER([.F82]; 2)+[.$C$3]*[.F82]+[.$D$3]" office:value-type="float" office:value="-2.4" calcext:value-type="float">
            <text:p>-2,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$B$6]*POWER([.J82]; 2)+[.$C$6]*[.J82]+[.$D$6]" office:value-type="float" office:value="9.6" calcext:value-type="float">
            <text:p>9,6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table:formula="of:=[.$B$3]*POWER([.F83]; 2)+[.$C$3]*[.F83]+[.$D$3]" office:value-type="float" office:value="-2.33" calcext:value-type="float">
            <text:p>-2,3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[.$B$6]*POWER([.J83]; 2)+[.$C$6]*[.J83]+[.$D$6]" office:value-type="float" office:value="9.67" calcext:value-type="float">
            <text:p>9,67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[.$B$3]*POWER([.F84]; 2)+[.$C$3]*[.F84]+[.$D$3]" office:value-type="float" office:value="-2.26" calcext:value-type="float">
            <text:p>-2,2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[.$B$6]*POWER([.J84]; 2)+[.$C$6]*[.J84]+[.$D$6]" office:value-type="float" office:value="9.74" calcext:value-type="float">
            <text:p>9,74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table:formula="of:=[.$B$3]*POWER([.F85]; 2)+[.$C$3]*[.F85]+[.$D$3]" office:value-type="float" office:value="-2.19" calcext:value-type="float">
            <text:p>-2,19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[.$B$6]*POWER([.J85]; 2)+[.$C$6]*[.J85]+[.$D$6]" office:value-type="float" office:value="9.81" calcext:value-type="float">
            <text:p>9,81</text:p>
          </table:table-cell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[.$B$3]*POWER([.F86]; 2)+[.$C$3]*[.F86]+[.$D$3]" office:value-type="float" office:value="-2.12" calcext:value-type="float">
            <text:p>-2,1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[.$B$6]*POWER([.J86]; 2)+[.$C$6]*[.J86]+[.$D$6]" office:value-type="float" office:value="9.88" calcext:value-type="float">
            <text:p>9,88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formula="of:=[.$B$3]*POWER([.F87]; 2)+[.$C$3]*[.F87]+[.$D$3]" office:value-type="float" office:value="-2.05" calcext:value-type="float">
            <text:p>-2,0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$B$6]*POWER([.J87]; 2)+[.$C$6]*[.J87]+[.$D$6]" office:value-type="float" office:value="9.95" calcext:value-type="float">
            <text:p>9,95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formula="of:=[.$B$3]*POWER([.F88]; 2)+[.$C$3]*[.F88]+[.$D$3]" office:value-type="float" office:value="-1.98" calcext:value-type="float">
            <text:p>-1,9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[.$B$6]*POWER([.J88]; 2)+[.$C$6]*[.J88]+[.$D$6]" office:value-type="float" office:value="10.02" calcext:value-type="float">
            <text:p>10,02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table:formula="of:=[.$B$3]*POWER([.F89]; 2)+[.$C$3]*[.F89]+[.$D$3]" office:value-type="float" office:value="-1.91" calcext:value-type="float">
            <text:p>-1,9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[.$B$6]*POWER([.J89]; 2)+[.$C$6]*[.J89]+[.$D$6]" office:value-type="float" office:value="10.09" calcext:value-type="float">
            <text:p>10,09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formula="of:=[.$B$3]*POWER([.F90]; 2)+[.$C$3]*[.F90]+[.$D$3]" office:value-type="float" office:value="-1.84" calcext:value-type="float">
            <text:p>-1,8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[.$B$6]*POWER([.J90]; 2)+[.$C$6]*[.J90]+[.$D$6]" office:value-type="float" office:value="10.16" calcext:value-type="float">
            <text:p>10,16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[.$B$3]*POWER([.F91]; 2)+[.$C$3]*[.F91]+[.$D$3]" office:value-type="float" office:value="-1.77" calcext:value-type="float">
            <text:p>-1,77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[.$B$6]*POWER([.J91]; 2)+[.$C$6]*[.J91]+[.$D$6]" office:value-type="float" office:value="10.23" calcext:value-type="float">
            <text:p>10,23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formula="of:=[.$B$3]*POWER([.F92]; 2)+[.$C$3]*[.F92]+[.$D$3]" office:value-type="float" office:value="-1.7" calcext:value-type="float">
            <text:p>-1,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$B$6]*POWER([.J92]; 2)+[.$C$6]*[.J92]+[.$D$6]" office:value-type="float" office:value="10.3" calcext:value-type="float">
            <text:p>10,3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[.$B$3]*POWER([.F93]; 2)+[.$C$3]*[.F93]+[.$D$3]" office:value-type="float" office:value="-1.63" calcext:value-type="float">
            <text:p>-1,6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[.$B$6]*POWER([.J93]; 2)+[.$C$6]*[.J93]+[.$D$6]" office:value-type="float" office:value="10.37" calcext:value-type="float">
            <text:p>10,37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formula="of:=[.$B$3]*POWER([.F94]; 2)+[.$C$3]*[.F94]+[.$D$3]" office:value-type="float" office:value="-1.56" calcext:value-type="float">
            <text:p>-1,56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[.$B$6]*POWER([.J94]; 2)+[.$C$6]*[.J94]+[.$D$6]" office:value-type="float" office:value="10.44" calcext:value-type="float">
            <text:p>10,44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[.$B$3]*POWER([.F95]; 2)+[.$C$3]*[.F95]+[.$D$3]" office:value-type="float" office:value="-1.49" calcext:value-type="float">
            <text:p>-1,4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[.$B$6]*POWER([.J95]; 2)+[.$C$6]*[.J95]+[.$D$6]" office:value-type="float" office:value="10.51" calcext:value-type="float">
            <text:p>10,51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formula="of:=[.$B$3]*POWER([.F96]; 2)+[.$C$3]*[.F96]+[.$D$3]" office:value-type="float" office:value="-1.42" calcext:value-type="float">
            <text:p>-1,42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[.$B$6]*POWER([.J96]; 2)+[.$C$6]*[.J96]+[.$D$6]" office:value-type="float" office:value="10.58" calcext:value-type="float">
            <text:p>10,58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[.$B$3]*POWER([.F97]; 2)+[.$C$3]*[.F97]+[.$D$3]" office:value-type="float" office:value="-1.35" calcext:value-type="float">
            <text:p>-1,3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$B$6]*POWER([.J97]; 2)+[.$C$6]*[.J97]+[.$D$6]" office:value-type="float" office:value="10.65" calcext:value-type="float">
            <text:p>10,65</text:p>
          </table:table-cell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formula="of:=[.$B$3]*POWER([.F98]; 2)+[.$C$3]*[.F98]+[.$D$3]" office:value-type="float" office:value="-1.28" calcext:value-type="float">
            <text:p>-1,2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[.$B$6]*POWER([.J98]; 2)+[.$C$6]*[.J98]+[.$D$6]" office:value-type="float" office:value="10.72" calcext:value-type="float">
            <text:p>10,72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table:formula="of:=[.$B$3]*POWER([.F99]; 2)+[.$C$3]*[.F99]+[.$D$3]" office:value-type="float" office:value="-1.21" calcext:value-type="float">
            <text:p>-1,2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[.$B$6]*POWER([.J99]; 2)+[.$C$6]*[.J99]+[.$D$6]" office:value-type="float" office:value="10.79" calcext:value-type="float">
            <text:p>10,79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formula="of:=[.$B$3]*POWER([.F100]; 2)+[.$C$3]*[.F100]+[.$D$3]" office:value-type="float" office:value="-1.14" calcext:value-type="float">
            <text:p>-1,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[.$B$6]*POWER([.J100]; 2)+[.$C$6]*[.J100]+[.$D$6]" office:value-type="float" office:value="10.86" calcext:value-type="float">
            <text:p>10,86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table:formula="of:=[.$B$3]*POWER([.F101]; 2)+[.$C$3]*[.F101]+[.$D$3]" office:value-type="float" office:value="-1.07" calcext:value-type="float">
            <text:p>-1,0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[.$B$6]*POWER([.J101]; 2)+[.$C$6]*[.J101]+[.$D$6]" office:value-type="float" office:value="10.93" calcext:value-type="float">
            <text:p>10,93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formula="of:=[.$B$3]*POWER([.F102]; 2)+[.$C$3]*[.F102]+[.$D$3]" office:value-type="float" office:value="-0.999999999999999" calcext:value-type="float">
            <text:p>-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B$6]*POWER([.J102]; 2)+[.$C$6]*[.J102]+[.$D$6]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table:formula="of:=[.$B$3]*POWER([.F103]; 2)+[.$C$3]*[.F103]+[.$D$3]" office:value-type="float" office:value="-0.93" calcext:value-type="float">
            <text:p>-0,9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[.$B$6]*POWER([.J103]; 2)+[.$C$6]*[.J103]+[.$D$6]" office:value-type="float" office:value="11.07" calcext:value-type="float">
            <text:p>11,07</text:p>
          </table:table-cell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table:formula="of:=[.$B$3]*POWER([.F104]; 2)+[.$C$3]*[.F104]+[.$D$3]" office:value-type="float" office:value="-0.859999999999999" calcext:value-type="float">
            <text:p>-0,86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[.$B$6]*POWER([.J104]; 2)+[.$C$6]*[.J104]+[.$D$6]" office:value-type="float" office:value="11.14" calcext:value-type="float">
            <text:p>11,14</text:p>
          </table:table-cell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table:formula="of:=[.$B$3]*POWER([.F105]; 2)+[.$C$3]*[.F105]+[.$D$3]" office:value-type="float" office:value="-0.789999999999999" calcext:value-type="float">
            <text:p>-0,7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[.$B$6]*POWER([.J105]; 2)+[.$C$6]*[.J105]+[.$D$6]" office:value-type="float" office:value="11.21" calcext:value-type="float">
            <text:p>11,21</text:p>
          </table:table-cell>
        </table:table-row>
        <table:table-row table:style-name="ro1">
          <table:table-cell table:number-columns-repeated="5"/>
          <table:table-cell office:value-type="float" office:value="104" calcext:value-type="float">
            <text:p>104</text:p>
          </table:table-cell>
          <table:table-cell table:formula="of:=[.$B$3]*POWER([.F106]; 2)+[.$C$3]*[.F106]+[.$D$3]" office:value-type="float" office:value="-0.719999999999999" calcext:value-type="float">
            <text:p>-0,7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[.$B$6]*POWER([.J106]; 2)+[.$C$6]*[.J106]+[.$D$6]" office:value-type="float" office:value="11.28" calcext:value-type="float">
            <text:p>11,28</text:p>
          </table:table-cell>
        </table:table-row>
        <table:table-row table:style-name="ro1">
          <table:table-cell table:number-columns-repeated="5"/>
          <table:table-cell office:value-type="float" office:value="105" calcext:value-type="float">
            <text:p>105</text:p>
          </table:table-cell>
          <table:table-cell table:formula="of:=[.$B$3]*POWER([.F107]; 2)+[.$C$3]*[.F107]+[.$D$3]" office:value-type="float" office:value="-0.65" calcext:value-type="float">
            <text:p>-0,6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[.$B$6]*POWER([.J107]; 2)+[.$C$6]*[.J107]+[.$D$6]" office:value-type="float" office:value="11.35" calcext:value-type="float">
            <text:p>11,35</text:p>
          </table:table-cell>
        </table:table-row>
        <table:table-row table:style-name="ro1">
          <table:table-cell table:number-columns-repeated="5"/>
          <table:table-cell office:value-type="float" office:value="106" calcext:value-type="float">
            <text:p>106</text:p>
          </table:table-cell>
          <table:table-cell table:formula="of:=[.$B$3]*POWER([.F108]; 2)+[.$C$3]*[.F108]+[.$D$3]" office:value-type="float" office:value="-0.579999999999999" calcext:value-type="float">
            <text:p>-0,5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[.$B$6]*POWER([.J108]; 2)+[.$C$6]*[.J108]+[.$D$6]" office:value-type="float" office:value="11.42" calcext:value-type="float">
            <text:p>11,42</text:p>
          </table:table-cell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table:formula="of:=[.$B$3]*POWER([.F109]; 2)+[.$C$3]*[.F109]+[.$D$3]" office:value-type="float" office:value="-0.509999999999999" calcext:value-type="float">
            <text:p>-0,5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[.$B$6]*POWER([.J109]; 2)+[.$C$6]*[.J109]+[.$D$6]" office:value-type="float" office:value="11.49" calcext:value-type="float">
            <text:p>11,49</text:p>
          </table:table-cell>
        </table:table-row>
        <table:table-row table:style-name="ro1">
          <table:table-cell table:number-columns-repeated="5"/>
          <table:table-cell office:value-type="float" office:value="108" calcext:value-type="float">
            <text:p>108</text:p>
          </table:table-cell>
          <table:table-cell table:formula="of:=[.$B$3]*POWER([.F110]; 2)+[.$C$3]*[.F110]+[.$D$3]" office:value-type="float" office:value="-0.44" calcext:value-type="float">
            <text:p>-0,4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[.$B$6]*POWER([.J110]; 2)+[.$C$6]*[.J110]+[.$D$6]" office:value-type="float" office:value="11.56" calcext:value-type="float">
            <text:p>11,56</text:p>
          </table:table-cell>
        </table:table-row>
        <table:table-row table:style-name="ro1">
          <table:table-cell table:number-columns-repeated="5"/>
          <table:table-cell office:value-type="float" office:value="109" calcext:value-type="float">
            <text:p>109</text:p>
          </table:table-cell>
          <table:table-cell table:formula="of:=[.$B$3]*POWER([.F111]; 2)+[.$C$3]*[.F111]+[.$D$3]" office:value-type="float" office:value="-0.369999999999999" calcext:value-type="float">
            <text:p>-0,3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[.$B$6]*POWER([.J111]; 2)+[.$C$6]*[.J111]+[.$D$6]" office:value-type="float" office:value="11.63" calcext:value-type="float">
            <text:p>11,63</text:p>
          </table:table-cell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formula="of:=[.$B$3]*POWER([.F112]; 2)+[.$C$3]*[.F112]+[.$D$3]" office:value-type="float" office:value="-0.299999999999999" calcext:value-type="float">
            <text:p>-0,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[.$B$6]*POWER([.J112]; 2)+[.$C$6]*[.J112]+[.$D$6]" office:value-type="float" office:value="11.7" calcext:value-type="float">
            <text:p>11,7</text:p>
          </table:table-cell>
        </table:table-row>
        <table:table-row table:style-name="ro1">
          <table:table-cell table:number-columns-repeated="5"/>
          <table:table-cell office:value-type="float" office:value="111" calcext:value-type="float">
            <text:p>111</text:p>
          </table:table-cell>
          <table:table-cell table:formula="of:=[.$B$3]*POWER([.F113]; 2)+[.$C$3]*[.F113]+[.$D$3]" office:value-type="float" office:value="-0.23" calcext:value-type="float">
            <text:p>-0,23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[.$B$6]*POWER([.J113]; 2)+[.$C$6]*[.J113]+[.$D$6]" office:value-type="float" office:value="11.77" calcext:value-type="float">
            <text:p>11,77</text:p>
          </table:table-cell>
        </table:table-row>
        <table:table-row table:style-name="ro1">
          <table:table-cell table:number-columns-repeated="5"/>
          <table:table-cell office:value-type="float" office:value="112" calcext:value-type="float">
            <text:p>112</text:p>
          </table:table-cell>
          <table:table-cell table:formula="of:=[.$B$3]*POWER([.F114]; 2)+[.$C$3]*[.F114]+[.$D$3]" office:value-type="float" office:value="-0.159999999999999" calcext:value-type="float">
            <text:p>-0,16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[.$B$6]*POWER([.J114]; 2)+[.$C$6]*[.J114]+[.$D$6]" office:value-type="float" office:value="11.84" calcext:value-type="float">
            <text:p>11,84</text:p>
          </table:table-cell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table:formula="of:=[.$B$3]*POWER([.F115]; 2)+[.$C$3]*[.F115]+[.$D$3]" office:value-type="float" office:value="-0.089999999999999" calcext:value-type="float">
            <text:p>-0,0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$B$6]*POWER([.J115]; 2)+[.$C$6]*[.J115]+[.$D$6]" office:value-type="float" office:value="11.91" calcext:value-type="float">
            <text:p>11,91</text:p>
          </table:table-cell>
        </table:table-row>
        <table:table-row table:style-name="ro1">
          <table:table-cell table:number-columns-repeated="5"/>
          <table:table-cell office:value-type="float" office:value="114" calcext:value-type="float">
            <text:p>114</text:p>
          </table:table-cell>
          <table:table-cell table:formula="of:=[.$B$3]*POWER([.F116]; 2)+[.$C$3]*[.F116]+[.$D$3]" office:value-type="float" office:value="-0.0199999999999996" calcext:value-type="float">
            <text:p>-0,0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[.$B$6]*POWER([.J116]; 2)+[.$C$6]*[.J116]+[.$D$6]" office:value-type="float" office:value="11.98" calcext:value-type="float">
            <text:p>11,98</text:p>
          </table:table-cell>
        </table:table-row>
        <table:table-row table:style-name="ro1">
          <table:table-cell table:number-columns-repeated="5"/>
          <table:table-cell office:value-type="float" office:value="115" calcext:value-type="float">
            <text:p>115</text:p>
          </table:table-cell>
          <table:table-cell table:formula="of:=[.$B$3]*POWER([.F117]; 2)+[.$C$3]*[.F117]+[.$D$3]" office:value-type="float" office:value="0.0500000000000007" calcext:value-type="float">
            <text:p>0,0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[.$B$6]*POWER([.J117]; 2)+[.$C$6]*[.J117]+[.$D$6]" office:value-type="float" office:value="12.05" calcext:value-type="float">
            <text:p>12,05</text:p>
          </table:table-cell>
        </table:table-row>
        <table:table-row table:style-name="ro1">
          <table:table-cell table:number-columns-repeated="5"/>
          <table:table-cell office:value-type="float" office:value="116" calcext:value-type="float">
            <text:p>116</text:p>
          </table:table-cell>
          <table:table-cell table:formula="of:=[.$B$3]*POWER([.F118]; 2)+[.$C$3]*[.F118]+[.$D$3]" office:value-type="float" office:value="0.120000000000001" calcext:value-type="float">
            <text:p>0,12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[.$B$6]*POWER([.J118]; 2)+[.$C$6]*[.J118]+[.$D$6]" office:value-type="float" office:value="12.12" calcext:value-type="float">
            <text:p>12,12</text:p>
          </table:table-cell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table:formula="of:=[.$B$3]*POWER([.F119]; 2)+[.$C$3]*[.F119]+[.$D$3]" office:value-type="float" office:value="0.190000000000001" calcext:value-type="float">
            <text:p>0,19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[.$B$6]*POWER([.J119]; 2)+[.$C$6]*[.J119]+[.$D$6]" office:value-type="float" office:value="12.19" calcext:value-type="float">
            <text:p>12,19</text:p>
          </table:table-cell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table:formula="of:=[.$B$3]*POWER([.F120]; 2)+[.$C$3]*[.F120]+[.$D$3]" office:value-type="float" office:value="0.260000000000002" calcext:value-type="float">
            <text:p>0,26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[.$B$6]*POWER([.J120]; 2)+[.$C$6]*[.J120]+[.$D$6]" office:value-type="float" office:value="12.26" calcext:value-type="float">
            <text:p>12,26</text:p>
          </table:table-cell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table:formula="of:=[.$B$3]*POWER([.F121]; 2)+[.$C$3]*[.F121]+[.$D$3]" office:value-type="float" office:value="0.33" calcext:value-type="float">
            <text:p>0,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[.$B$6]*POWER([.J121]; 2)+[.$C$6]*[.J121]+[.$D$6]" office:value-type="float" office:value="12.33" calcext:value-type="float">
            <text:p>12,33</text:p>
          </table:table-cell>
        </table:table-row>
        <table:table-row table:style-name="ro1">
          <table:table-cell table:number-columns-repeated="5"/>
          <table:table-cell office:value-type="float" office:value="120" calcext:value-type="float">
            <text:p>120</text:p>
          </table:table-cell>
          <table:table-cell table:formula="of:=[.$B$3]*POWER([.F122]; 2)+[.$C$3]*[.F122]+[.$D$3]" office:value-type="float" office:value="0.4" calcext:value-type="float">
            <text:p>0,4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[.$B$6]*POWER([.J122]; 2)+[.$C$6]*[.J122]+[.$D$6]" office:value-type="float" office:value="12.4" calcext:value-type="float">
            <text:p>12,4</text:p>
          </table:table-cell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table:formula="of:=[.$B$3]*POWER([.F123]; 2)+[.$C$3]*[.F123]+[.$D$3]" office:value-type="float" office:value="0.470000000000001" calcext:value-type="float">
            <text:p>0,4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[.$B$6]*POWER([.J123]; 2)+[.$C$6]*[.J123]+[.$D$6]" office:value-type="float" office:value="12.47" calcext:value-type="float">
            <text:p>12,47</text:p>
          </table:table-cell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formula="of:=[.$B$3]*POWER([.F124]; 2)+[.$C$3]*[.F124]+[.$D$3]" office:value-type="float" office:value="0.540000000000001" calcext:value-type="float">
            <text:p>0,5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[.$B$6]*POWER([.J124]; 2)+[.$C$6]*[.J124]+[.$D$6]" office:value-type="float" office:value="12.54" calcext:value-type="float">
            <text:p>12,54</text:p>
          </table:table-cell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table:formula="of:=[.$B$3]*POWER([.F125]; 2)+[.$C$3]*[.F125]+[.$D$3]" office:value-type="float" office:value="0.610000000000001" calcext:value-type="float">
            <text:p>0,6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[.$B$6]*POWER([.J125]; 2)+[.$C$6]*[.J125]+[.$D$6]" office:value-type="float" office:value="12.61" calcext:value-type="float">
            <text:p>12,61</text:p>
          </table:table-cell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formula="of:=[.$B$3]*POWER([.F126]; 2)+[.$C$3]*[.F126]+[.$D$3]" office:value-type="float" office:value="0.680000000000002" calcext:value-type="float">
            <text:p>0,68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[.$B$6]*POWER([.J126]; 2)+[.$C$6]*[.J126]+[.$D$6]" office:value-type="float" office:value="12.68" calcext:value-type="float">
            <text:p>12,68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table:formula="of:=[.$B$3]*POWER([.F127]; 2)+[.$C$3]*[.F127]+[.$D$3]" office:value-type="float" office:value="0.75" calcext:value-type="float">
            <text:p>0,7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[.$B$6]*POWER([.J127]; 2)+[.$C$6]*[.J127]+[.$D$6]" office:value-type="float" office:value="12.75" calcext:value-type="float">
            <text:p>12,75</text:p>
          </table:table-cell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table:formula="of:=[.$B$3]*POWER([.F128]; 2)+[.$C$3]*[.F128]+[.$D$3]" office:value-type="float" office:value="0.82" calcext:value-type="float">
            <text:p>0,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[.$B$6]*POWER([.J128]; 2)+[.$C$6]*[.J128]+[.$D$6]" office:value-type="float" office:value="12.82" calcext:value-type="float">
            <text:p>12,82</text:p>
          </table:table-cell>
        </table:table-row>
        <table:table-row table:style-name="ro1">
          <table:table-cell table:number-columns-repeated="5"/>
          <table:table-cell office:value-type="float" office:value="127" calcext:value-type="float">
            <text:p>127</text:p>
          </table:table-cell>
          <table:table-cell table:formula="of:=[.$B$3]*POWER([.F129]; 2)+[.$C$3]*[.F129]+[.$D$3]" office:value-type="float" office:value="0.890000000000001" calcext:value-type="float">
            <text:p>0,8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[.$B$6]*POWER([.J129]; 2)+[.$C$6]*[.J129]+[.$D$6]" office:value-type="float" office:value="12.89" calcext:value-type="float">
            <text:p>12,89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formula="of:=[.$B$3]*POWER([.F130]; 2)+[.$C$3]*[.F130]+[.$D$3]" office:value-type="float" office:value="0.960000000000001" calcext:value-type="float">
            <text:p>0,9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$B$6]*POWER([.J130]; 2)+[.$C$6]*[.J130]+[.$D$6]" office:value-type="float" office:value="12.96" calcext:value-type="float">
            <text:p>12,96</text:p>
          </table:table-cell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table:formula="of:=[.$B$3]*POWER([.F131]; 2)+[.$C$3]*[.F131]+[.$D$3]" office:value-type="float" office:value="1.03" calcext:value-type="float">
            <text:p>1,0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[.$B$6]*POWER([.J131]; 2)+[.$C$6]*[.J131]+[.$D$6]" office:value-type="float" office:value="13.03" calcext:value-type="float">
            <text:p>13,03</text:p>
          </table:table-cell>
        </table:table-row>
        <table:table-row table:style-name="ro1">
          <table:table-cell table:number-columns-repeated="5"/>
          <table:table-cell office:value-type="float" office:value="130" calcext:value-type="float">
            <text:p>130</text:p>
          </table:table-cell>
          <table:table-cell table:formula="of:=[.$B$3]*POWER([.F132]; 2)+[.$C$3]*[.F132]+[.$D$3]" office:value-type="float" office:value="1.1" calcext:value-type="float">
            <text:p>1,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[.$B$6]*POWER([.J132]; 2)+[.$C$6]*[.J132]+[.$D$6]" office:value-type="float" office:value="13.1" calcext:value-type="float">
            <text:p>13,1</text:p>
          </table:table-cell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table:formula="of:=[.$B$3]*POWER([.F133]; 2)+[.$C$3]*[.F133]+[.$D$3]" office:value-type="float" office:value="1.17" calcext:value-type="float">
            <text:p>1,1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[.$B$6]*POWER([.J133]; 2)+[.$C$6]*[.J133]+[.$D$6]" office:value-type="float" office:value="13.17" calcext:value-type="float">
            <text:p>13,17</text:p>
          </table:table-cell>
        </table:table-row>
        <table:table-row table:style-name="ro1">
          <table:table-cell table:number-columns-repeated="5"/>
          <table:table-cell office:value-type="float" office:value="132" calcext:value-type="float">
            <text:p>132</text:p>
          </table:table-cell>
          <table:table-cell table:formula="of:=[.$B$3]*POWER([.F134]; 2)+[.$C$3]*[.F134]+[.$D$3]" office:value-type="float" office:value="1.24" calcext:value-type="float">
            <text:p>1,24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[.$B$6]*POWER([.J134]; 2)+[.$C$6]*[.J134]+[.$D$6]" office:value-type="float" office:value="13.24" calcext:value-type="float">
            <text:p>13,24</text:p>
          </table:table-cell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formula="of:=[.$B$3]*POWER([.F135]; 2)+[.$C$3]*[.F135]+[.$D$3]" office:value-type="float" office:value="1.31" calcext:value-type="float">
            <text:p>1,3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[.$B$6]*POWER([.J135]; 2)+[.$C$6]*[.J135]+[.$D$6]" office:value-type="float" office:value="13.31" calcext:value-type="float">
            <text:p>13,31</text:p>
          </table:table-cell>
        </table:table-row>
        <table:table-row table:style-name="ro1">
          <table:table-cell table:number-columns-repeated="5"/>
          <table:table-cell office:value-type="float" office:value="134" calcext:value-type="float">
            <text:p>134</text:p>
          </table:table-cell>
          <table:table-cell table:formula="of:=[.$B$3]*POWER([.F136]; 2)+[.$C$3]*[.F136]+[.$D$3]" office:value-type="float" office:value="1.38" calcext:value-type="float">
            <text:p>1,3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[.$B$6]*POWER([.J136]; 2)+[.$C$6]*[.J136]+[.$D$6]" office:value-type="float" office:value="13.38" calcext:value-type="float">
            <text:p>13,38</text:p>
          </table:table-cell>
        </table:table-row>
        <table:table-row table:style-name="ro1">
          <table:table-cell table:number-columns-repeated="5"/>
          <table:table-cell office:value-type="float" office:value="135" calcext:value-type="float">
            <text:p>135</text:p>
          </table:table-cell>
          <table:table-cell table:formula="of:=[.$B$3]*POWER([.F137]; 2)+[.$C$3]*[.F137]+[.$D$3]" office:value-type="float" office:value="1.45" calcext:value-type="float">
            <text:p>1,4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[.$B$6]*POWER([.J137]; 2)+[.$C$6]*[.J137]+[.$D$6]" office:value-type="float" office:value="13.45" calcext:value-type="float">
            <text:p>13,45</text:p>
          </table:table-cell>
        </table:table-row>
        <table:table-row table:style-name="ro1">
          <table:table-cell table:number-columns-repeated="5"/>
          <table:table-cell office:value-type="float" office:value="136" calcext:value-type="float">
            <text:p>136</text:p>
          </table:table-cell>
          <table:table-cell table:formula="of:=[.$B$3]*POWER([.F138]; 2)+[.$C$3]*[.F138]+[.$D$3]" office:value-type="float" office:value="1.52" calcext:value-type="float">
            <text:p>1,52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[.$B$6]*POWER([.J138]; 2)+[.$C$6]*[.J138]+[.$D$6]" office:value-type="float" office:value="13.52" calcext:value-type="float">
            <text:p>13,52</text:p>
          </table:table-cell>
        </table:table-row>
        <table:table-row table:style-name="ro1">
          <table:table-cell table:number-columns-repeated="5"/>
          <table:table-cell office:value-type="float" office:value="137" calcext:value-type="float">
            <text:p>137</text:p>
          </table:table-cell>
          <table:table-cell table:formula="of:=[.$B$3]*POWER([.F139]; 2)+[.$C$3]*[.F139]+[.$D$3]" office:value-type="float" office:value="1.59" calcext:value-type="float">
            <text:p>1,5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[.$B$6]*POWER([.J139]; 2)+[.$C$6]*[.J139]+[.$D$6]" office:value-type="float" office:value="13.59" calcext:value-type="float">
            <text:p>13,59</text:p>
          </table:table-cell>
        </table:table-row>
        <table:table-row table:style-name="ro1">
          <table:table-cell table:number-columns-repeated="5"/>
          <table:table-cell office:value-type="float" office:value="138" calcext:value-type="float">
            <text:p>138</text:p>
          </table:table-cell>
          <table:table-cell table:formula="of:=[.$B$3]*POWER([.F140]; 2)+[.$C$3]*[.F140]+[.$D$3]" office:value-type="float" office:value="1.66" calcext:value-type="float">
            <text:p>1,66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[.$B$6]*POWER([.J140]; 2)+[.$C$6]*[.J140]+[.$D$6]" office:value-type="float" office:value="13.66" calcext:value-type="float">
            <text:p>13,66</text:p>
          </table:table-cell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table:formula="of:=[.$B$3]*POWER([.F141]; 2)+[.$C$3]*[.F141]+[.$D$3]" office:value-type="float" office:value="1.73" calcext:value-type="float">
            <text:p>1,73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[.$B$6]*POWER([.J141]; 2)+[.$C$6]*[.J141]+[.$D$6]" office:value-type="float" office:value="13.73" calcext:value-type="float">
            <text:p>13,73</text:p>
          </table:table-cell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table:formula="of:=[.$B$3]*POWER([.F142]; 2)+[.$C$3]*[.F142]+[.$D$3]" office:value-type="float" office:value="1.8" calcext:value-type="float">
            <text:p>1,8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[.$B$6]*POWER([.J142]; 2)+[.$C$6]*[.J142]+[.$D$6]" office:value-type="float" office:value="13.8" calcext:value-type="float">
            <text:p>13,8</text:p>
          </table:table-cell>
        </table:table-row>
        <table:table-row table:style-name="ro1">
          <table:table-cell table:number-columns-repeated="5"/>
          <table:table-cell office:value-type="float" office:value="141" calcext:value-type="float">
            <text:p>141</text:p>
          </table:table-cell>
          <table:table-cell table:formula="of:=[.$B$3]*POWER([.F143]; 2)+[.$C$3]*[.F143]+[.$D$3]" office:value-type="float" office:value="1.87" calcext:value-type="float">
            <text:p>1,8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[.$B$6]*POWER([.J143]; 2)+[.$C$6]*[.J143]+[.$D$6]" office:value-type="float" office:value="13.87" calcext:value-type="float">
            <text:p>13,87</text:p>
          </table:table-cell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table:formula="of:=[.$B$3]*POWER([.F144]; 2)+[.$C$3]*[.F144]+[.$D$3]" office:value-type="float" office:value="1.94" calcext:value-type="float">
            <text:p>1,9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[.$B$6]*POWER([.J144]; 2)+[.$C$6]*[.J144]+[.$D$6]" office:value-type="float" office:value="13.94" calcext:value-type="float">
            <text:p>13,94</text:p>
          </table:table-cell>
        </table:table-row>
        <table:table-row table:style-name="ro1">
          <table:table-cell table:number-columns-repeated="5"/>
          <table:table-cell office:value-type="float" office:value="143" calcext:value-type="float">
            <text:p>143</text:p>
          </table:table-cell>
          <table:table-cell table:formula="of:=[.$B$3]*POWER([.F145]; 2)+[.$C$3]*[.F145]+[.$D$3]" office:value-type="float" office:value="2.01" calcext:value-type="float">
            <text:p>2,01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[.$B$6]*POWER([.J145]; 2)+[.$C$6]*[.J145]+[.$D$6]" office:value-type="float" office:value="14.01" calcext:value-type="float">
            <text:p>14,01</text:p>
          </table:table-cell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  <table:table-cell table:formula="of:=[.$B$3]*POWER([.F146]; 2)+[.$C$3]*[.F146]+[.$D$3]" office:value-type="float" office:value="2.08" calcext:value-type="float">
            <text:p>2,0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[.$B$6]*POWER([.J146]; 2)+[.$C$6]*[.J146]+[.$D$6]" office:value-type="float" office:value="14.08" calcext:value-type="float">
            <text:p>14,08</text:p>
          </table:table-cell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table:formula="of:=[.$B$3]*POWER([.F147]; 2)+[.$C$3]*[.F147]+[.$D$3]" office:value-type="float" office:value="2.15" calcext:value-type="float">
            <text:p>2,15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[.$B$6]*POWER([.J147]; 2)+[.$C$6]*[.J147]+[.$D$6]" office:value-type="float" office:value="14.15" calcext:value-type="float">
            <text:p>14,15</text:p>
          </table:table-cell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formula="of:=[.$B$3]*POWER([.F148]; 2)+[.$C$3]*[.F148]+[.$D$3]" office:value-type="float" office:value="2.22" calcext:value-type="float">
            <text:p>2,22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[.$B$6]*POWER([.J148]; 2)+[.$C$6]*[.J148]+[.$D$6]" office:value-type="float" office:value="14.22" calcext:value-type="float">
            <text:p>14,22</text:p>
          </table:table-cell>
        </table:table-row>
        <table:table-row table:style-name="ro1">
          <table:table-cell table:number-columns-repeated="5"/>
          <table:table-cell office:value-type="float" office:value="147" calcext:value-type="float">
            <text:p>147</text:p>
          </table:table-cell>
          <table:table-cell table:formula="of:=[.$B$3]*POWER([.F149]; 2)+[.$C$3]*[.F149]+[.$D$3]" office:value-type="float" office:value="2.29" calcext:value-type="float">
            <text:p>2,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[.$B$6]*POWER([.J149]; 2)+[.$C$6]*[.J149]+[.$D$6]" office:value-type="float" office:value="14.29" calcext:value-type="float">
            <text:p>14,29</text:p>
          </table:table-cell>
        </table:table-row>
        <table:table-row table:style-name="ro1">
          <table:table-cell table:number-columns-repeated="5"/>
          <table:table-cell office:value-type="float" office:value="148" calcext:value-type="float">
            <text:p>148</text:p>
          </table:table-cell>
          <table:table-cell table:formula="of:=[.$B$3]*POWER([.F150]; 2)+[.$C$3]*[.F150]+[.$D$3]" office:value-type="float" office:value="2.36" calcext:value-type="float">
            <text:p>2,3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[.$B$6]*POWER([.J150]; 2)+[.$C$6]*[.J150]+[.$D$6]" office:value-type="float" office:value="14.36" calcext:value-type="float">
            <text:p>14,36</text:p>
          </table:table-cell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formula="of:=[.$B$3]*POWER([.F151]; 2)+[.$C$3]*[.F151]+[.$D$3]" office:value-type="float" office:value="2.43" calcext:value-type="float">
            <text:p>2,4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[.$B$6]*POWER([.J151]; 2)+[.$C$6]*[.J151]+[.$D$6]" office:value-type="float" office:value="14.43" calcext:value-type="float">
            <text:p>14,43</text:p>
          </table:table-cell>
        </table:table-row>
        <table:table-row table:style-name="ro1">
          <table:table-cell table:number-columns-repeated="5"/>
          <table:table-cell office:value-type="float" office:value="150" calcext:value-type="float">
            <text:p>150</text:p>
          </table:table-cell>
          <table:table-cell table:formula="of:=[.$B$3]*POWER([.F152]; 2)+[.$C$3]*[.F152]+[.$D$3]" office:value-type="float" office:value="2.5" calcext:value-type="float">
            <text:p>2,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[.$B$6]*POWER([.J152]; 2)+[.$C$6]*[.J152]+[.$D$6]" office:value-type="float" office:value="14.5" calcext:value-type="float">
            <text:p>14,5</text:p>
          </table:table-cell>
        </table:table-row>
        <table:table-row table:style-name="ro1">
          <table:table-cell table:number-columns-repeated="5"/>
          <table:table-cell office:value-type="float" office:value="151" calcext:value-type="float">
            <text:p>151</text:p>
          </table:table-cell>
          <table:table-cell table:formula="of:=[.$B$3]*POWER([.F153]; 2)+[.$C$3]*[.F153]+[.$D$3]" office:value-type="float" office:value="2.57" calcext:value-type="float">
            <text:p>2,5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[.$B$6]*POWER([.J153]; 2)+[.$C$6]*[.J153]+[.$D$6]" office:value-type="float" office:value="14.57" calcext:value-type="float">
            <text:p>14,57</text:p>
          </table:table-cell>
        </table:table-row>
        <table:table-row table:style-name="ro1">
          <table:table-cell table:number-columns-repeated="5"/>
          <table:table-cell office:value-type="float" office:value="152" calcext:value-type="float">
            <text:p>152</text:p>
          </table:table-cell>
          <table:table-cell table:formula="of:=[.$B$3]*POWER([.F154]; 2)+[.$C$3]*[.F154]+[.$D$3]" office:value-type="float" office:value="2.64" calcext:value-type="float">
            <text:p>2,64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[.$B$6]*POWER([.J154]; 2)+[.$C$6]*[.J154]+[.$D$6]" office:value-type="float" office:value="14.64" calcext:value-type="float">
            <text:p>14,64</text:p>
          </table:table-cell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 table:formula="of:=[.$B$3]*POWER([.F155]; 2)+[.$C$3]*[.F155]+[.$D$3]" office:value-type="float" office:value="2.71" calcext:value-type="float">
            <text:p>2,71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[.$B$6]*POWER([.J155]; 2)+[.$C$6]*[.J155]+[.$D$6]" office:value-type="float" office:value="14.71" calcext:value-type="float">
            <text:p>14,71</text:p>
          </table:table-cell>
        </table:table-row>
        <table:table-row table:style-name="ro1">
          <table:table-cell table:number-columns-repeated="5"/>
          <table:table-cell office:value-type="float" office:value="154" calcext:value-type="float">
            <text:p>154</text:p>
          </table:table-cell>
          <table:table-cell table:formula="of:=[.$B$3]*POWER([.F156]; 2)+[.$C$3]*[.F156]+[.$D$3]" office:value-type="float" office:value="2.78" calcext:value-type="float">
            <text:p>2,7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[.$B$6]*POWER([.J156]; 2)+[.$C$6]*[.J156]+[.$D$6]" office:value-type="float" office:value="14.78" calcext:value-type="float">
            <text:p>14,78</text:p>
          </table:table-cell>
        </table:table-row>
        <table:table-row table:style-name="ro1">
          <table:table-cell table:number-columns-repeated="5"/>
          <table:table-cell office:value-type="float" office:value="155" calcext:value-type="float">
            <text:p>155</text:p>
          </table:table-cell>
          <table:table-cell table:formula="of:=[.$B$3]*POWER([.F157]; 2)+[.$C$3]*[.F157]+[.$D$3]" office:value-type="float" office:value="2.85" calcext:value-type="float">
            <text:p>2,8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[.$B$6]*POWER([.J157]; 2)+[.$C$6]*[.J157]+[.$D$6]" office:value-type="float" office:value="14.85" calcext:value-type="float">
            <text:p>14,85</text:p>
          </table:table-cell>
        </table:table-row>
        <table:table-row table:style-name="ro1">
          <table:table-cell table:number-columns-repeated="5"/>
          <table:table-cell office:value-type="float" office:value="156" calcext:value-type="float">
            <text:p>156</text:p>
          </table:table-cell>
          <table:table-cell table:formula="of:=[.$B$3]*POWER([.F158]; 2)+[.$C$3]*[.F158]+[.$D$3]" office:value-type="float" office:value="2.92" calcext:value-type="float">
            <text:p>2,92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[.$B$6]*POWER([.J158]; 2)+[.$C$6]*[.J158]+[.$D$6]" office:value-type="float" office:value="14.92" calcext:value-type="float">
            <text:p>14,92</text:p>
          </table:table-cell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table:formula="of:=[.$B$3]*POWER([.F159]; 2)+[.$C$3]*[.F159]+[.$D$3]" office:value-type="float" office:value="2.99" calcext:value-type="float">
            <text:p>2,9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[.$B$6]*POWER([.J159]; 2)+[.$C$6]*[.J159]+[.$D$6]" office:value-type="float" office:value="14.99" calcext:value-type="float">
            <text:p>14,99</text:p>
          </table:table-cell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table:formula="of:=[.$B$3]*POWER([.F160]; 2)+[.$C$3]*[.F160]+[.$D$3]" office:value-type="float" office:value="3.06" calcext:value-type="float">
            <text:p>3,06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[.$B$6]*POWER([.J160]; 2)+[.$C$6]*[.J160]+[.$D$6]" office:value-type="float" office:value="15.06" calcext:value-type="float">
            <text:p>15,06</text:p>
          </table:table-cell>
        </table:table-row>
        <table:table-row table:style-name="ro1">
          <table:table-cell table:number-columns-repeated="5"/>
          <table:table-cell office:value-type="float" office:value="159" calcext:value-type="float">
            <text:p>159</text:p>
          </table:table-cell>
          <table:table-cell table:formula="of:=[.$B$3]*POWER([.F161]; 2)+[.$C$3]*[.F161]+[.$D$3]" office:value-type="float" office:value="3.13" calcext:value-type="float">
            <text:p>3,13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[.$B$6]*POWER([.J161]; 2)+[.$C$6]*[.J161]+[.$D$6]" office:value-type="float" office:value="15.13" calcext:value-type="float">
            <text:p>15,13</text:p>
          </table:table-cell>
        </table:table-row>
        <table:table-row table:style-name="ro1">
          <table:table-cell table:number-columns-repeated="5"/>
          <table:table-cell office:value-type="float" office:value="160" calcext:value-type="float">
            <text:p>160</text:p>
          </table:table-cell>
          <table:table-cell table:formula="of:=[.$B$3]*POWER([.F162]; 2)+[.$C$3]*[.F162]+[.$D$3]" office:value-type="float" office:value="3.2" calcext:value-type="float">
            <text:p>3,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[.$B$6]*POWER([.J162]; 2)+[.$C$6]*[.J162]+[.$D$6]" office:value-type="float" office:value="15.2" calcext:value-type="float">
            <text:p>15,2</text:p>
          </table:table-cell>
        </table:table-row>
        <table:table-row table:style-name="ro1">
          <table:table-cell table:number-columns-repeated="5"/>
          <table:table-cell office:value-type="float" office:value="161" calcext:value-type="float">
            <text:p>161</text:p>
          </table:table-cell>
          <table:table-cell table:formula="of:=[.$B$3]*POWER([.F163]; 2)+[.$C$3]*[.F163]+[.$D$3]" office:value-type="float" office:value="3.27" calcext:value-type="float">
            <text:p>3,2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[.$B$6]*POWER([.J163]; 2)+[.$C$6]*[.J163]+[.$D$6]" office:value-type="float" office:value="15.27" calcext:value-type="float">
            <text:p>15,27</text:p>
          </table:table-cell>
        </table:table-row>
        <table:table-row table:style-name="ro1">
          <table:table-cell table:number-columns-repeated="5"/>
          <table:table-cell office:value-type="float" office:value="162" calcext:value-type="float">
            <text:p>162</text:p>
          </table:table-cell>
          <table:table-cell table:formula="of:=[.$B$3]*POWER([.F164]; 2)+[.$C$3]*[.F164]+[.$D$3]" office:value-type="float" office:value="3.34" calcext:value-type="float">
            <text:p>3,34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[.$B$6]*POWER([.J164]; 2)+[.$C$6]*[.J164]+[.$D$6]" office:value-type="float" office:value="15.34" calcext:value-type="float">
            <text:p>15,34</text:p>
          </table:table-cell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table:formula="of:=[.$B$3]*POWER([.F165]; 2)+[.$C$3]*[.F165]+[.$D$3]" office:value-type="float" office:value="3.41" calcext:value-type="float">
            <text:p>3,4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[.$B$6]*POWER([.J165]; 2)+[.$C$6]*[.J165]+[.$D$6]" office:value-type="float" office:value="15.41" calcext:value-type="float">
            <text:p>15,41</text:p>
          </table:table-cell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table:formula="of:=[.$B$3]*POWER([.F166]; 2)+[.$C$3]*[.F166]+[.$D$3]" office:value-type="float" office:value="3.48" calcext:value-type="float">
            <text:p>3,4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[.$B$6]*POWER([.J166]; 2)+[.$C$6]*[.J166]+[.$D$6]" office:value-type="float" office:value="15.48" calcext:value-type="float">
            <text:p>15,48</text:p>
          </table:table-cell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table:formula="of:=[.$B$3]*POWER([.F167]; 2)+[.$C$3]*[.F167]+[.$D$3]" office:value-type="float" office:value="3.55" calcext:value-type="float">
            <text:p>3,5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[.$B$6]*POWER([.J167]; 2)+[.$C$6]*[.J167]+[.$D$6]" office:value-type="float" office:value="15.55" calcext:value-type="float">
            <text:p>15,55</text:p>
          </table:table-cell>
        </table:table-row>
        <table:table-row table:style-name="ro1">
          <table:table-cell table:number-columns-repeated="5"/>
          <table:table-cell office:value-type="float" office:value="166" calcext:value-type="float">
            <text:p>166</text:p>
          </table:table-cell>
          <table:table-cell table:formula="of:=[.$B$3]*POWER([.F168]; 2)+[.$C$3]*[.F168]+[.$D$3]" office:value-type="float" office:value="3.62" calcext:value-type="float">
            <text:p>3,6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$B$6]*POWER([.J168]; 2)+[.$C$6]*[.J168]+[.$D$6]" office:value-type="float" office:value="15.62" calcext:value-type="float">
            <text:p>15,62</text:p>
          </table:table-cell>
        </table:table-row>
        <table:table-row table:style-name="ro1">
          <table:table-cell table:number-columns-repeated="5"/>
          <table:table-cell office:value-type="float" office:value="167" calcext:value-type="float">
            <text:p>167</text:p>
          </table:table-cell>
          <table:table-cell table:formula="of:=[.$B$3]*POWER([.F169]; 2)+[.$C$3]*[.F169]+[.$D$3]" office:value-type="float" office:value="3.69" calcext:value-type="float">
            <text:p>3,69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[.$B$6]*POWER([.J169]; 2)+[.$C$6]*[.J169]+[.$D$6]" office:value-type="float" office:value="15.69" calcext:value-type="float">
            <text:p>15,69</text:p>
          </table:table-cell>
        </table:table-row>
        <table:table-row table:style-name="ro1">
          <table:table-cell table:number-columns-repeated="5"/>
          <table:table-cell office:value-type="float" office:value="168" calcext:value-type="float">
            <text:p>168</text:p>
          </table:table-cell>
          <table:table-cell table:formula="of:=[.$B$3]*POWER([.F170]; 2)+[.$C$3]*[.F170]+[.$D$3]" office:value-type="float" office:value="3.76" calcext:value-type="float">
            <text:p>3,7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[.$B$6]*POWER([.J170]; 2)+[.$C$6]*[.J170]+[.$D$6]" office:value-type="float" office:value="15.76" calcext:value-type="float">
            <text:p>15,76</text:p>
          </table:table-cell>
        </table:table-row>
        <table:table-row table:style-name="ro1">
          <table:table-cell table:number-columns-repeated="5"/>
          <table:table-cell office:value-type="float" office:value="169" calcext:value-type="float">
            <text:p>169</text:p>
          </table:table-cell>
          <table:table-cell table:formula="of:=[.$B$3]*POWER([.F171]; 2)+[.$C$3]*[.F171]+[.$D$3]" office:value-type="float" office:value="3.83" calcext:value-type="float">
            <text:p>3,8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[.$B$6]*POWER([.J171]; 2)+[.$C$6]*[.J171]+[.$D$6]" office:value-type="float" office:value="15.83" calcext:value-type="float">
            <text:p>15,83</text:p>
          </table:table-cell>
        </table:table-row>
        <table:table-row table:style-name="ro1">
          <table:table-cell table:number-columns-repeated="5"/>
          <table:table-cell office:value-type="float" office:value="170" calcext:value-type="float">
            <text:p>170</text:p>
          </table:table-cell>
          <table:table-cell table:formula="of:=[.$B$3]*POWER([.F172]; 2)+[.$C$3]*[.F172]+[.$D$3]" office:value-type="float" office:value="3.9" calcext:value-type="float">
            <text:p>3,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[.$B$6]*POWER([.J172]; 2)+[.$C$6]*[.J172]+[.$D$6]" office:value-type="float" office:value="15.9" calcext:value-type="float">
            <text:p>15,9</text:p>
          </table:table-cell>
        </table:table-row>
        <table:table-row table:style-name="ro1">
          <table:table-cell table:number-columns-repeated="5"/>
          <table:table-cell office:value-type="float" office:value="171" calcext:value-type="float">
            <text:p>171</text:p>
          </table:table-cell>
          <table:table-cell table:formula="of:=[.$B$3]*POWER([.F173]; 2)+[.$C$3]*[.F173]+[.$D$3]" office:value-type="float" office:value="3.97" calcext:value-type="float">
            <text:p>3,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$B$6]*POWER([.J173]; 2)+[.$C$6]*[.J173]+[.$D$6]" office:value-type="float" office:value="15.97" calcext:value-type="float">
            <text:p>15,97</text:p>
          </table:table-cell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 table:formula="of:=[.$B$3]*POWER([.F174]; 2)+[.$C$3]*[.F174]+[.$D$3]" office:value-type="float" office:value="4.04" calcext:value-type="float">
            <text:p>4,0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[.$B$6]*POWER([.J174]; 2)+[.$C$6]*[.J174]+[.$D$6]" office:value-type="float" office:value="16.04" calcext:value-type="float">
            <text:p>16,04</text:p>
          </table:table-cell>
        </table:table-row>
        <table:table-row table:style-name="ro1">
          <table:table-cell table:number-columns-repeated="5"/>
          <table:table-cell office:value-type="float" office:value="173" calcext:value-type="float">
            <text:p>173</text:p>
          </table:table-cell>
          <table:table-cell table:formula="of:=[.$B$3]*POWER([.F175]; 2)+[.$C$3]*[.F175]+[.$D$3]" office:value-type="float" office:value="4.11" calcext:value-type="float">
            <text:p>4,11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[.$B$6]*POWER([.J175]; 2)+[.$C$6]*[.J175]+[.$D$6]" office:value-type="float" office:value="16.11" calcext:value-type="float">
            <text:p>16,11</text:p>
          </table:table-cell>
        </table:table-row>
        <table:table-row table:style-name="ro1">
          <table:table-cell table:number-columns-repeated="5"/>
          <table:table-cell office:value-type="float" office:value="174" calcext:value-type="float">
            <text:p>174</text:p>
          </table:table-cell>
          <table:table-cell table:formula="of:=[.$B$3]*POWER([.F176]; 2)+[.$C$3]*[.F176]+[.$D$3]" office:value-type="float" office:value="4.18" calcext:value-type="float">
            <text:p>4,1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[.$B$6]*POWER([.J176]; 2)+[.$C$6]*[.J176]+[.$D$6]" office:value-type="float" office:value="16.18" calcext:value-type="float">
            <text:p>16,18</text:p>
          </table:table-cell>
        </table:table-row>
        <table:table-row table:style-name="ro1">
          <table:table-cell table:number-columns-repeated="5"/>
          <table:table-cell office:value-type="float" office:value="175" calcext:value-type="float">
            <text:p>175</text:p>
          </table:table-cell>
          <table:table-cell table:formula="of:=[.$B$3]*POWER([.F177]; 2)+[.$C$3]*[.F177]+[.$D$3]" office:value-type="float" office:value="4.25" calcext:value-type="float">
            <text:p>4,2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[.$B$6]*POWER([.J177]; 2)+[.$C$6]*[.J177]+[.$D$6]" office:value-type="float" office:value="16.25" calcext:value-type="float">
            <text:p>16,25</text:p>
          </table:table-cell>
        </table:table-row>
        <table:table-row table:style-name="ro1">
          <table:table-cell table:number-columns-repeated="5"/>
          <table:table-cell office:value-type="float" office:value="176" calcext:value-type="float">
            <text:p>176</text:p>
          </table:table-cell>
          <table:table-cell table:formula="of:=[.$B$3]*POWER([.F178]; 2)+[.$C$3]*[.F178]+[.$D$3]" office:value-type="float" office:value="4.32" calcext:value-type="float">
            <text:p>4,3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[.$B$6]*POWER([.J178]; 2)+[.$C$6]*[.J178]+[.$D$6]" office:value-type="float" office:value="16.32" calcext:value-type="float">
            <text:p>16,32</text:p>
          </table:table-cell>
        </table:table-row>
        <table:table-row table:style-name="ro1">
          <table:table-cell table:number-columns-repeated="5"/>
          <table:table-cell office:value-type="float" office:value="177" calcext:value-type="float">
            <text:p>177</text:p>
          </table:table-cell>
          <table:table-cell table:formula="of:=[.$B$3]*POWER([.F179]; 2)+[.$C$3]*[.F179]+[.$D$3]" office:value-type="float" office:value="4.39" calcext:value-type="float">
            <text:p>4,39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[.$B$6]*POWER([.J179]; 2)+[.$C$6]*[.J179]+[.$D$6]" office:value-type="float" office:value="16.39" calcext:value-type="float">
            <text:p>16,39</text:p>
          </table:table-cell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 table:formula="of:=[.$B$3]*POWER([.F180]; 2)+[.$C$3]*[.F180]+[.$D$3]" office:value-type="float" office:value="4.46" calcext:value-type="float">
            <text:p>4,46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[.$B$6]*POWER([.J180]; 2)+[.$C$6]*[.J180]+[.$D$6]" office:value-type="float" office:value="16.46" calcext:value-type="float">
            <text:p>16,46</text:p>
          </table:table-cell>
        </table:table-row>
        <table:table-row table:style-name="ro1">
          <table:table-cell table:number-columns-repeated="5"/>
          <table:table-cell office:value-type="float" office:value="179" calcext:value-type="float">
            <text:p>179</text:p>
          </table:table-cell>
          <table:table-cell table:formula="of:=[.$B$3]*POWER([.F181]; 2)+[.$C$3]*[.F181]+[.$D$3]" office:value-type="float" office:value="4.53" calcext:value-type="float">
            <text:p>4,53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[.$B$6]*POWER([.J181]; 2)+[.$C$6]*[.J181]+[.$D$6]" office:value-type="float" office:value="16.53" calcext:value-type="float">
            <text:p>16,53</text:p>
          </table:table-cell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table:formula="of:=[.$B$3]*POWER([.F182]; 2)+[.$C$3]*[.F182]+[.$D$3]" office:value-type="float" office:value="4.6" calcext:value-type="float">
            <text:p>4,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[.$B$6]*POWER([.J182]; 2)+[.$C$6]*[.J182]+[.$D$6]" office:value-type="float" office:value="16.6" calcext:value-type="float">
            <text:p>16,6</text:p>
          </table:table-cell>
        </table:table-row>
        <table:table-row table:style-name="ro1">
          <table:table-cell table:number-columns-repeated="5"/>
          <table:table-cell office:value-type="float" office:value="181" calcext:value-type="float">
            <text:p>181</text:p>
          </table:table-cell>
          <table:table-cell table:formula="of:=[.$B$3]*POWER([.F183]; 2)+[.$C$3]*[.F183]+[.$D$3]" office:value-type="float" office:value="4.67" calcext:value-type="float">
            <text:p>4,67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[.$B$6]*POWER([.J183]; 2)+[.$C$6]*[.J183]+[.$D$6]" office:value-type="float" office:value="16.67" calcext:value-type="float">
            <text:p>16,67</text:p>
          </table:table-cell>
        </table:table-row>
        <table:table-row table:style-name="ro1">
          <table:table-cell table:number-columns-repeated="5"/>
          <table:table-cell office:value-type="float" office:value="182" calcext:value-type="float">
            <text:p>182</text:p>
          </table:table-cell>
          <table:table-cell table:formula="of:=[.$B$3]*POWER([.F184]; 2)+[.$C$3]*[.F184]+[.$D$3]" office:value-type="float" office:value="4.74" calcext:value-type="float">
            <text:p>4,7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[.$B$6]*POWER([.J184]; 2)+[.$C$6]*[.J184]+[.$D$6]" office:value-type="float" office:value="16.74" calcext:value-type="float">
            <text:p>16,74</text:p>
          </table:table-cell>
        </table:table-row>
        <table:table-row table:style-name="ro1">
          <table:table-cell table:number-columns-repeated="5"/>
          <table:table-cell office:value-type="float" office:value="183" calcext:value-type="float">
            <text:p>183</text:p>
          </table:table-cell>
          <table:table-cell table:formula="of:=[.$B$3]*POWER([.F185]; 2)+[.$C$3]*[.F185]+[.$D$3]" office:value-type="float" office:value="4.81" calcext:value-type="float">
            <text:p>4,81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[.$B$6]*POWER([.J185]; 2)+[.$C$6]*[.J185]+[.$D$6]" office:value-type="float" office:value="16.81" calcext:value-type="float">
            <text:p>16,81</text:p>
          </table:table-cell>
        </table:table-row>
        <table:table-row table:style-name="ro1">
          <table:table-cell table:number-columns-repeated="5"/>
          <table:table-cell office:value-type="float" office:value="184" calcext:value-type="float">
            <text:p>184</text:p>
          </table:table-cell>
          <table:table-cell table:formula="of:=[.$B$3]*POWER([.F186]; 2)+[.$C$3]*[.F186]+[.$D$3]" office:value-type="float" office:value="4.88" calcext:value-type="float">
            <text:p>4,8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[.$B$6]*POWER([.J186]; 2)+[.$C$6]*[.J186]+[.$D$6]" office:value-type="float" office:value="16.88" calcext:value-type="float">
            <text:p>16,88</text:p>
          </table:table-cell>
        </table:table-row>
        <table:table-row table:style-name="ro1">
          <table:table-cell table:number-columns-repeated="5"/>
          <table:table-cell office:value-type="float" office:value="185" calcext:value-type="float">
            <text:p>185</text:p>
          </table:table-cell>
          <table:table-cell table:formula="of:=[.$B$3]*POWER([.F187]; 2)+[.$C$3]*[.F187]+[.$D$3]" office:value-type="float" office:value="4.95" calcext:value-type="float">
            <text:p>4,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[.$B$6]*POWER([.J187]; 2)+[.$C$6]*[.J187]+[.$D$6]" office:value-type="float" office:value="16.95" calcext:value-type="float">
            <text:p>16,95</text:p>
          </table:table-cell>
        </table:table-row>
        <table:table-row table:style-name="ro1">
          <table:table-cell table:number-columns-repeated="5"/>
          <table:table-cell office:value-type="float" office:value="186" calcext:value-type="float">
            <text:p>186</text:p>
          </table:table-cell>
          <table:table-cell table:formula="of:=[.$B$3]*POWER([.F188]; 2)+[.$C$3]*[.F188]+[.$D$3]" office:value-type="float" office:value="5.02" calcext:value-type="float">
            <text:p>5,02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[.$B$6]*POWER([.J188]; 2)+[.$C$6]*[.J188]+[.$D$6]" office:value-type="float" office:value="17.02" calcext:value-type="float">
            <text:p>17,02</text:p>
          </table:table-cell>
        </table:table-row>
        <table:table-row table:style-name="ro1">
          <table:table-cell table:number-columns-repeated="5"/>
          <table:table-cell office:value-type="float" office:value="187" calcext:value-type="float">
            <text:p>187</text:p>
          </table:table-cell>
          <table:table-cell table:formula="of:=[.$B$3]*POWER([.F189]; 2)+[.$C$3]*[.F189]+[.$D$3]" office:value-type="float" office:value="5.09" calcext:value-type="float">
            <text:p>5,0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[.$B$6]*POWER([.J189]; 2)+[.$C$6]*[.J189]+[.$D$6]" office:value-type="float" office:value="17.09" calcext:value-type="float">
            <text:p>17,09</text:p>
          </table:table-cell>
        </table:table-row>
        <table:table-row table:style-name="ro1">
          <table:table-cell table:number-columns-repeated="5"/>
          <table:table-cell office:value-type="float" office:value="188" calcext:value-type="float">
            <text:p>188</text:p>
          </table:table-cell>
          <table:table-cell table:formula="of:=[.$B$3]*POWER([.F190]; 2)+[.$C$3]*[.F190]+[.$D$3]" office:value-type="float" office:value="5.16" calcext:value-type="float">
            <text:p>5,16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[.$B$6]*POWER([.J190]; 2)+[.$C$6]*[.J190]+[.$D$6]" office:value-type="float" office:value="17.16" calcext:value-type="float">
            <text:p>17,16</text:p>
          </table:table-cell>
        </table:table-row>
        <table:table-row table:style-name="ro1">
          <table:table-cell table:number-columns-repeated="5"/>
          <table:table-cell office:value-type="float" office:value="189" calcext:value-type="float">
            <text:p>189</text:p>
          </table:table-cell>
          <table:table-cell table:formula="of:=[.$B$3]*POWER([.F191]; 2)+[.$C$3]*[.F191]+[.$D$3]" office:value-type="float" office:value="5.23" calcext:value-type="float">
            <text:p>5,2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[.$B$6]*POWER([.J191]; 2)+[.$C$6]*[.J191]+[.$D$6]" office:value-type="float" office:value="17.23" calcext:value-type="float">
            <text:p>17,23</text:p>
          </table:table-cell>
        </table:table-row>
        <table:table-row table:style-name="ro1">
          <table:table-cell table:number-columns-repeated="5"/>
          <table:table-cell office:value-type="float" office:value="190" calcext:value-type="float">
            <text:p>190</text:p>
          </table:table-cell>
          <table:table-cell table:formula="of:=[.$B$3]*POWER([.F192]; 2)+[.$C$3]*[.F192]+[.$D$3]" office:value-type="float" office:value="5.3" calcext:value-type="float">
            <text:p>5,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[.$B$6]*POWER([.J192]; 2)+[.$C$6]*[.J192]+[.$D$6]" office:value-type="float" office:value="17.3" calcext:value-type="float">
            <text:p>17,3</text:p>
          </table:table-cell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 table:formula="of:=[.$B$3]*POWER([.F193]; 2)+[.$C$3]*[.F193]+[.$D$3]" office:value-type="float" office:value="5.37" calcext:value-type="float">
            <text:p>5,37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[.$B$6]*POWER([.J193]; 2)+[.$C$6]*[.J193]+[.$D$6]" office:value-type="float" office:value="17.37" calcext:value-type="float">
            <text:p>17,37</text:p>
          </table:table-cell>
        </table:table-row>
        <table:table-row table:style-name="ro1">
          <table:table-cell table:number-columns-repeated="5"/>
          <table:table-cell office:value-type="float" office:value="192" calcext:value-type="float">
            <text:p>192</text:p>
          </table:table-cell>
          <table:table-cell table:formula="of:=[.$B$3]*POWER([.F194]; 2)+[.$C$3]*[.F194]+[.$D$3]" office:value-type="float" office:value="5.44" calcext:value-type="float">
            <text:p>5,4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[.$B$6]*POWER([.J194]; 2)+[.$C$6]*[.J194]+[.$D$6]" office:value-type="float" office:value="17.44" calcext:value-type="float">
            <text:p>17,44</text:p>
          </table:table-cell>
        </table:table-row>
        <table:table-row table:style-name="ro1">
          <table:table-cell table:number-columns-repeated="5"/>
          <table:table-cell office:value-type="float" office:value="193" calcext:value-type="float">
            <text:p>193</text:p>
          </table:table-cell>
          <table:table-cell table:formula="of:=[.$B$3]*POWER([.F195]; 2)+[.$C$3]*[.F195]+[.$D$3]" office:value-type="float" office:value="5.51" calcext:value-type="float">
            <text:p>5,5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[.$B$6]*POWER([.J195]; 2)+[.$C$6]*[.J195]+[.$D$6]" office:value-type="float" office:value="17.51" calcext:value-type="float">
            <text:p>17,51</text:p>
          </table:table-cell>
        </table:table-row>
        <table:table-row table:style-name="ro1">
          <table:table-cell table:number-columns-repeated="5"/>
          <table:table-cell office:value-type="float" office:value="194" calcext:value-type="float">
            <text:p>194</text:p>
          </table:table-cell>
          <table:table-cell table:formula="of:=[.$B$3]*POWER([.F196]; 2)+[.$C$3]*[.F196]+[.$D$3]" office:value-type="float" office:value="5.58" calcext:value-type="float">
            <text:p>5,58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[.$B$6]*POWER([.J196]; 2)+[.$C$6]*[.J196]+[.$D$6]" office:value-type="float" office:value="17.58" calcext:value-type="float">
            <text:p>17,58</text:p>
          </table:table-cell>
        </table:table-row>
        <table:table-row table:style-name="ro1">
          <table:table-cell table:number-columns-repeated="5"/>
          <table:table-cell office:value-type="float" office:value="195" calcext:value-type="float">
            <text:p>195</text:p>
          </table:table-cell>
          <table:table-cell table:formula="of:=[.$B$3]*POWER([.F197]; 2)+[.$C$3]*[.F197]+[.$D$3]" office:value-type="float" office:value="5.65" calcext:value-type="float">
            <text:p>5,6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[.$B$6]*POWER([.J197]; 2)+[.$C$6]*[.J197]+[.$D$6]" office:value-type="float" office:value="17.65" calcext:value-type="float">
            <text:p>17,65</text:p>
          </table:table-cell>
        </table:table-row>
        <table:table-row table:style-name="ro1">
          <table:table-cell table:number-columns-repeated="5"/>
          <table:table-cell office:value-type="float" office:value="196" calcext:value-type="float">
            <text:p>196</text:p>
          </table:table-cell>
          <table:table-cell table:formula="of:=[.$B$3]*POWER([.F198]; 2)+[.$C$3]*[.F198]+[.$D$3]" office:value-type="float" office:value="5.72" calcext:value-type="float">
            <text:p>5,72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[.$B$6]*POWER([.J198]; 2)+[.$C$6]*[.J198]+[.$D$6]" office:value-type="float" office:value="17.72" calcext:value-type="float">
            <text:p>17,72</text:p>
          </table:table-cell>
        </table:table-row>
        <table:table-row table:style-name="ro1">
          <table:table-cell table:number-columns-repeated="5"/>
          <table:table-cell office:value-type="float" office:value="197" calcext:value-type="float">
            <text:p>197</text:p>
          </table:table-cell>
          <table:table-cell table:formula="of:=[.$B$3]*POWER([.F199]; 2)+[.$C$3]*[.F199]+[.$D$3]" office:value-type="float" office:value="5.79" calcext:value-type="float">
            <text:p>5,79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[.$B$6]*POWER([.J199]; 2)+[.$C$6]*[.J199]+[.$D$6]" office:value-type="float" office:value="17.79" calcext:value-type="float">
            <text:p>17,79</text:p>
          </table:table-cell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 table:formula="of:=[.$B$3]*POWER([.F200]; 2)+[.$C$3]*[.F200]+[.$D$3]" office:value-type="float" office:value="5.86" calcext:value-type="float">
            <text:p>5,86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[.$B$6]*POWER([.J200]; 2)+[.$C$6]*[.J200]+[.$D$6]" office:value-type="float" office:value="17.86" calcext:value-type="float">
            <text:p>17,86</text:p>
          </table:table-cell>
        </table:table-row>
        <table:table-row table:style-name="ro1">
          <table:table-cell table:number-columns-repeated="5"/>
          <table:table-cell office:value-type="float" office:value="199" calcext:value-type="float">
            <text:p>199</text:p>
          </table:table-cell>
          <table:table-cell table:formula="of:=[.$B$3]*POWER([.F201]; 2)+[.$C$3]*[.F201]+[.$D$3]" office:value-type="float" office:value="5.93" calcext:value-type="float">
            <text:p>5,9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[.$B$6]*POWER([.J201]; 2)+[.$C$6]*[.J201]+[.$D$6]" office:value-type="float" office:value="17.93" calcext:value-type="float">
            <text:p>17,93</text:p>
          </table:table-cell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table:formula="of:=[.$B$3]*POWER([.F202]; 2)+[.$C$3]*[.F202]+[.$D$3]" office:value-type="float" office:value="6" calcext:value-type="float">
            <text:p>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[.$B$6]*POWER([.J202]; 2)+[.$C$6]*[.J202]+[.$D$6]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 table:formula="of:=[.$B$3]*POWER([.F203]; 2)+[.$C$3]*[.F203]+[.$D$3]" office:value-type="float" office:value="6.07" calcext:value-type="float">
            <text:p>6,07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[.$B$6]*POWER([.J203]; 2)+[.$C$6]*[.J203]+[.$D$6]" office:value-type="float" office:value="18.07" calcext:value-type="float">
            <text:p>18,07</text:p>
          </table:table-cell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table:formula="of:=[.$B$3]*POWER([.F204]; 2)+[.$C$3]*[.F204]+[.$D$3]" office:value-type="float" office:value="6.14" calcext:value-type="float">
            <text:p>6,1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[.$B$6]*POWER([.J204]; 2)+[.$C$6]*[.J204]+[.$D$6]" office:value-type="float" office:value="18.14" calcext:value-type="float">
            <text:p>18,14</text:p>
          </table:table-cell>
        </table:table-row>
        <table:table-row table:style-name="ro1">
          <table:table-cell table:number-columns-repeated="5"/>
          <table:table-cell office:value-type="float" office:value="203" calcext:value-type="float">
            <text:p>203</text:p>
          </table:table-cell>
          <table:table-cell table:formula="of:=[.$B$3]*POWER([.F205]; 2)+[.$C$3]*[.F205]+[.$D$3]" office:value-type="float" office:value="6.21" calcext:value-type="float">
            <text:p>6,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[.$B$6]*POWER([.J205]; 2)+[.$C$6]*[.J205]+[.$D$6]" office:value-type="float" office:value="18.21" calcext:value-type="float">
            <text:p>18,21</text:p>
          </table:table-cell>
        </table:table-row>
        <table:table-row table:style-name="ro1">
          <table:table-cell table:number-columns-repeated="5"/>
          <table:table-cell office:value-type="float" office:value="204" calcext:value-type="float">
            <text:p>204</text:p>
          </table:table-cell>
          <table:table-cell table:formula="of:=[.$B$3]*POWER([.F206]; 2)+[.$C$3]*[.F206]+[.$D$3]" office:value-type="float" office:value="6.28" calcext:value-type="float">
            <text:p>6,28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[.$B$6]*POWER([.J206]; 2)+[.$C$6]*[.J206]+[.$D$6]" office:value-type="float" office:value="18.28" calcext:value-type="float">
            <text:p>18,28</text:p>
          </table:table-cell>
        </table:table-row>
        <table:table-row table:style-name="ro1">
          <table:table-cell table:number-columns-repeated="5"/>
          <table:table-cell office:value-type="float" office:value="205" calcext:value-type="float">
            <text:p>205</text:p>
          </table:table-cell>
          <table:table-cell table:formula="of:=[.$B$3]*POWER([.F207]; 2)+[.$C$3]*[.F207]+[.$D$3]" office:value-type="float" office:value="6.35" calcext:value-type="float">
            <text:p>6,3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[.$B$6]*POWER([.J207]; 2)+[.$C$6]*[.J207]+[.$D$6]" office:value-type="float" office:value="18.35" calcext:value-type="float">
            <text:p>18,35</text:p>
          </table:table-cell>
        </table:table-row>
        <table:table-row table:style-name="ro1">
          <table:table-cell table:number-columns-repeated="5"/>
          <table:table-cell office:value-type="float" office:value="206" calcext:value-type="float">
            <text:p>206</text:p>
          </table:table-cell>
          <table:table-cell table:formula="of:=[.$B$3]*POWER([.F208]; 2)+[.$C$3]*[.F208]+[.$D$3]" office:value-type="float" office:value="6.42" calcext:value-type="float">
            <text:p>6,4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[.$B$6]*POWER([.J208]; 2)+[.$C$6]*[.J208]+[.$D$6]" office:value-type="float" office:value="18.42" calcext:value-type="float">
            <text:p>18,42</text:p>
          </table:table-cell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table:formula="of:=[.$B$3]*POWER([.F209]; 2)+[.$C$3]*[.F209]+[.$D$3]" office:value-type="float" office:value="6.49" calcext:value-type="float">
            <text:p>6,49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[.$B$6]*POWER([.J209]; 2)+[.$C$6]*[.J209]+[.$D$6]" office:value-type="float" office:value="18.49" calcext:value-type="float">
            <text:p>18,49</text:p>
          </table:table-cell>
        </table:table-row>
        <table:table-row table:style-name="ro1">
          <table:table-cell table:number-columns-repeated="5"/>
          <table:table-cell office:value-type="float" office:value="208" calcext:value-type="float">
            <text:p>208</text:p>
          </table:table-cell>
          <table:table-cell table:formula="of:=[.$B$3]*POWER([.F210]; 2)+[.$C$3]*[.F210]+[.$D$3]" office:value-type="float" office:value="6.56" calcext:value-type="float">
            <text:p>6,56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[.$B$6]*POWER([.J210]; 2)+[.$C$6]*[.J210]+[.$D$6]" office:value-type="float" office:value="18.56" calcext:value-type="float">
            <text:p>18,56</text:p>
          </table:table-cell>
        </table:table-row>
        <table:table-row table:style-name="ro1">
          <table:table-cell table:number-columns-repeated="5"/>
          <table:table-cell office:value-type="float" office:value="209" calcext:value-type="float">
            <text:p>209</text:p>
          </table:table-cell>
          <table:table-cell table:formula="of:=[.$B$3]*POWER([.F211]; 2)+[.$C$3]*[.F211]+[.$D$3]" office:value-type="float" office:value="6.63" calcext:value-type="float">
            <text:p>6,63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[.$B$6]*POWER([.J211]; 2)+[.$C$6]*[.J211]+[.$D$6]" office:value-type="float" office:value="18.63" calcext:value-type="float">
            <text:p>18,63</text:p>
          </table:table-cell>
        </table:table-row>
        <table:table-row table:style-name="ro1">
          <table:table-cell table:number-columns-repeated="5"/>
          <table:table-cell office:value-type="float" office:value="210" calcext:value-type="float">
            <text:p>210</text:p>
          </table:table-cell>
          <table:table-cell table:formula="of:=[.$B$3]*POWER([.F212]; 2)+[.$C$3]*[.F212]+[.$D$3]" office:value-type="float" office:value="6.7" calcext:value-type="float">
            <text:p>6,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[.$B$6]*POWER([.J212]; 2)+[.$C$6]*[.J212]+[.$D$6]" office:value-type="float" office:value="18.7" calcext:value-type="float">
            <text:p>18,7</text:p>
          </table:table-cell>
        </table:table-row>
        <table:table-row table:style-name="ro1">
          <table:table-cell table:number-columns-repeated="5"/>
          <table:table-cell office:value-type="float" office:value="211" calcext:value-type="float">
            <text:p>211</text:p>
          </table:table-cell>
          <table:table-cell table:formula="of:=[.$B$3]*POWER([.F213]; 2)+[.$C$3]*[.F213]+[.$D$3]" office:value-type="float" office:value="6.77" calcext:value-type="float">
            <text:p>6,7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[.$B$6]*POWER([.J213]; 2)+[.$C$6]*[.J213]+[.$D$6]" office:value-type="float" office:value="18.77" calcext:value-type="float">
            <text:p>18,77</text:p>
          </table:table-cell>
        </table:table-row>
        <table:table-row table:style-name="ro1">
          <table:table-cell table:number-columns-repeated="5"/>
          <table:table-cell office:value-type="float" office:value="212" calcext:value-type="float">
            <text:p>212</text:p>
          </table:table-cell>
          <table:table-cell table:formula="of:=[.$B$3]*POWER([.F214]; 2)+[.$C$3]*[.F214]+[.$D$3]" office:value-type="float" office:value="6.84" calcext:value-type="float">
            <text:p>6,8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[.$B$6]*POWER([.J214]; 2)+[.$C$6]*[.J214]+[.$D$6]" office:value-type="float" office:value="18.84" calcext:value-type="float">
            <text:p>18,84</text:p>
          </table:table-cell>
        </table:table-row>
        <table:table-row table:style-name="ro1">
          <table:table-cell table:number-columns-repeated="5"/>
          <table:table-cell office:value-type="float" office:value="213" calcext:value-type="float">
            <text:p>213</text:p>
          </table:table-cell>
          <table:table-cell table:formula="of:=[.$B$3]*POWER([.F215]; 2)+[.$C$3]*[.F215]+[.$D$3]" office:value-type="float" office:value="6.91" calcext:value-type="float">
            <text:p>6,9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[.$B$6]*POWER([.J215]; 2)+[.$C$6]*[.J215]+[.$D$6]" office:value-type="float" office:value="18.91" calcext:value-type="float">
            <text:p>18,91</text:p>
          </table:table-cell>
        </table:table-row>
        <table:table-row table:style-name="ro1">
          <table:table-cell table:number-columns-repeated="5"/>
          <table:table-cell office:value-type="float" office:value="214" calcext:value-type="float">
            <text:p>214</text:p>
          </table:table-cell>
          <table:table-cell table:formula="of:=[.$B$3]*POWER([.F216]; 2)+[.$C$3]*[.F216]+[.$D$3]" office:value-type="float" office:value="6.98" calcext:value-type="float">
            <text:p>6,98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[.$B$6]*POWER([.J216]; 2)+[.$C$6]*[.J216]+[.$D$6]" office:value-type="float" office:value="18.98" calcext:value-type="float">
            <text:p>18,98</text:p>
          </table:table-cell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table:formula="of:=[.$B$3]*POWER([.F217]; 2)+[.$C$3]*[.F217]+[.$D$3]" office:value-type="float" office:value="7.05" calcext:value-type="float">
            <text:p>7,0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[.$B$6]*POWER([.J217]; 2)+[.$C$6]*[.J217]+[.$D$6]" office:value-type="float" office:value="19.05" calcext:value-type="float">
            <text:p>19,05</text:p>
          </table:table-cell>
        </table:table-row>
        <table:table-row table:style-name="ro1">
          <table:table-cell table:number-columns-repeated="5"/>
          <table:table-cell office:value-type="float" office:value="216" calcext:value-type="float">
            <text:p>216</text:p>
          </table:table-cell>
          <table:table-cell table:formula="of:=[.$B$3]*POWER([.F218]; 2)+[.$C$3]*[.F218]+[.$D$3]" office:value-type="float" office:value="7.12" calcext:value-type="float">
            <text:p>7,1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[.$B$6]*POWER([.J218]; 2)+[.$C$6]*[.J218]+[.$D$6]" office:value-type="float" office:value="19.12" calcext:value-type="float">
            <text:p>19,12</text:p>
          </table:table-cell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table:formula="of:=[.$B$3]*POWER([.F219]; 2)+[.$C$3]*[.F219]+[.$D$3]" office:value-type="float" office:value="7.19" calcext:value-type="float">
            <text:p>7,19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[.$B$6]*POWER([.J219]; 2)+[.$C$6]*[.J219]+[.$D$6]" office:value-type="float" office:value="19.19" calcext:value-type="float">
            <text:p>19,19</text:p>
          </table:table-cell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table:formula="of:=[.$B$3]*POWER([.F220]; 2)+[.$C$3]*[.F220]+[.$D$3]" office:value-type="float" office:value="7.26" calcext:value-type="float">
            <text:p>7,2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[.$B$6]*POWER([.J220]; 2)+[.$C$6]*[.J220]+[.$D$6]" office:value-type="float" office:value="19.26" calcext:value-type="float">
            <text:p>19,26</text:p>
          </table:table-cell>
        </table:table-row>
        <table:table-row table:style-name="ro1">
          <table:table-cell table:number-columns-repeated="5"/>
          <table:table-cell office:value-type="float" office:value="219" calcext:value-type="float">
            <text:p>219</text:p>
          </table:table-cell>
          <table:table-cell table:formula="of:=[.$B$3]*POWER([.F221]; 2)+[.$C$3]*[.F221]+[.$D$3]" office:value-type="float" office:value="7.33" calcext:value-type="float">
            <text:p>7,3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[.$B$6]*POWER([.J221]; 2)+[.$C$6]*[.J221]+[.$D$6]" office:value-type="float" office:value="19.33" calcext:value-type="float">
            <text:p>19,33</text:p>
          </table:table-cell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table:formula="of:=[.$B$3]*POWER([.F222]; 2)+[.$C$3]*[.F222]+[.$D$3]" office:value-type="float" office:value="7.4" calcext:value-type="float">
            <text:p>7,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[.$B$6]*POWER([.J222]; 2)+[.$C$6]*[.J222]+[.$D$6]" office:value-type="float" office:value="19.4" calcext:value-type="float">
            <text:p>19,4</text:p>
          </table:table-cell>
        </table:table-row>
        <table:table-row table:style-name="ro1">
          <table:table-cell table:number-columns-repeated="5"/>
          <table:table-cell office:value-type="float" office:value="221" calcext:value-type="float">
            <text:p>221</text:p>
          </table:table-cell>
          <table:table-cell table:formula="of:=[.$B$3]*POWER([.F223]; 2)+[.$C$3]*[.F223]+[.$D$3]" office:value-type="float" office:value="7.47" calcext:value-type="float">
            <text:p>7,47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[.$B$6]*POWER([.J223]; 2)+[.$C$6]*[.J223]+[.$D$6]" office:value-type="float" office:value="19.47" calcext:value-type="float">
            <text:p>19,47</text:p>
          </table:table-cell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table:formula="of:=[.$B$3]*POWER([.F224]; 2)+[.$C$3]*[.F224]+[.$D$3]" office:value-type="float" office:value="7.54" calcext:value-type="float">
            <text:p>7,5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[.$B$6]*POWER([.J224]; 2)+[.$C$6]*[.J224]+[.$D$6]" office:value-type="float" office:value="19.54" calcext:value-type="float">
            <text:p>19,54</text:p>
          </table:table-cell>
        </table:table-row>
        <table:table-row table:style-name="ro1">
          <table:table-cell table:number-columns-repeated="5"/>
          <table:table-cell office:value-type="float" office:value="223" calcext:value-type="float">
            <text:p>223</text:p>
          </table:table-cell>
          <table:table-cell table:formula="of:=[.$B$3]*POWER([.F225]; 2)+[.$C$3]*[.F225]+[.$D$3]" office:value-type="float" office:value="7.61" calcext:value-type="float">
            <text:p>7,6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[.$B$6]*POWER([.J225]; 2)+[.$C$6]*[.J225]+[.$D$6]" office:value-type="float" office:value="19.61" calcext:value-type="float">
            <text:p>19,61</text:p>
          </table:table-cell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table:formula="of:=[.$B$3]*POWER([.F226]; 2)+[.$C$3]*[.F226]+[.$D$3]" office:value-type="float" office:value="7.68" calcext:value-type="float">
            <text:p>7,6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[.$B$6]*POWER([.J226]; 2)+[.$C$6]*[.J226]+[.$D$6]" office:value-type="float" office:value="19.68" calcext:value-type="float">
            <text:p>19,68</text:p>
          </table:table-cell>
        </table:table-row>
        <table:table-row table:style-name="ro1">
          <table:table-cell table:number-columns-repeated="5"/>
          <table:table-cell office:value-type="float" office:value="225" calcext:value-type="float">
            <text:p>225</text:p>
          </table:table-cell>
          <table:table-cell table:formula="of:=[.$B$3]*POWER([.F227]; 2)+[.$C$3]*[.F227]+[.$D$3]" office:value-type="float" office:value="7.75" calcext:value-type="float">
            <text:p>7,75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[.$B$6]*POWER([.J227]; 2)+[.$C$6]*[.J227]+[.$D$6]" office:value-type="float" office:value="19.75" calcext:value-type="float">
            <text:p>19,75</text:p>
          </table:table-cell>
        </table:table-row>
        <table:table-row table:style-name="ro1">
          <table:table-cell table:number-columns-repeated="5"/>
          <table:table-cell office:value-type="float" office:value="226" calcext:value-type="float">
            <text:p>226</text:p>
          </table:table-cell>
          <table:table-cell table:formula="of:=[.$B$3]*POWER([.F228]; 2)+[.$C$3]*[.F228]+[.$D$3]" office:value-type="float" office:value="7.82" calcext:value-type="float">
            <text:p>7,82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[.$B$6]*POWER([.J228]; 2)+[.$C$6]*[.J228]+[.$D$6]" office:value-type="float" office:value="19.82" calcext:value-type="float">
            <text:p>19,82</text:p>
          </table:table-cell>
        </table:table-row>
        <table:table-row table:style-name="ro1">
          <table:table-cell table:number-columns-repeated="5"/>
          <table:table-cell office:value-type="float" office:value="227" calcext:value-type="float">
            <text:p>227</text:p>
          </table:table-cell>
          <table:table-cell table:formula="of:=[.$B$3]*POWER([.F229]; 2)+[.$C$3]*[.F229]+[.$D$3]" office:value-type="float" office:value="7.89" calcext:value-type="float">
            <text:p>7,89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[.$B$6]*POWER([.J229]; 2)+[.$C$6]*[.J229]+[.$D$6]" office:value-type="float" office:value="19.89" calcext:value-type="float">
            <text:p>19,89</text:p>
          </table:table-cell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  <table:table-cell table:formula="of:=[.$B$3]*POWER([.F230]; 2)+[.$C$3]*[.F230]+[.$D$3]" office:value-type="float" office:value="7.96" calcext:value-type="float">
            <text:p>7,9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[.$B$6]*POWER([.J230]; 2)+[.$C$6]*[.J230]+[.$D$6]" office:value-type="float" office:value="19.96" calcext:value-type="float">
            <text:p>19,96</text:p>
          </table:table-cell>
        </table:table-row>
        <table:table-row table:style-name="ro1">
          <table:table-cell table:number-columns-repeated="5"/>
          <table:table-cell office:value-type="float" office:value="229" calcext:value-type="float">
            <text:p>229</text:p>
          </table:table-cell>
          <table:table-cell table:formula="of:=[.$B$3]*POWER([.F231]; 2)+[.$C$3]*[.F231]+[.$D$3]" office:value-type="float" office:value="8.03" calcext:value-type="float">
            <text:p>8,03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$B$6]*POWER([.J231]; 2)+[.$C$6]*[.J231]+[.$D$6]" office:value-type="float" office:value="20.03" calcext:value-type="float">
            <text:p>20,03</text:p>
          </table:table-cell>
        </table:table-row>
        <table:table-row table:style-name="ro1">
          <table:table-cell table:number-columns-repeated="5"/>
          <table:table-cell office:value-type="float" office:value="230" calcext:value-type="float">
            <text:p>230</text:p>
          </table:table-cell>
          <table:table-cell table:formula="of:=[.$B$3]*POWER([.F232]; 2)+[.$C$3]*[.F232]+[.$D$3]" office:value-type="float" office:value="8.1" calcext:value-type="float">
            <text:p>8,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[.$B$6]*POWER([.J232]; 2)+[.$C$6]*[.J232]+[.$D$6]" office:value-type="float" office:value="20.1" calcext:value-type="float">
            <text:p>20,1</text:p>
          </table:table-cell>
        </table:table-row>
        <table:table-row table:style-name="ro1">
          <table:table-cell table:number-columns-repeated="5"/>
          <table:table-cell office:value-type="float" office:value="231" calcext:value-type="float">
            <text:p>231</text:p>
          </table:table-cell>
          <table:table-cell table:formula="of:=[.$B$3]*POWER([.F233]; 2)+[.$C$3]*[.F233]+[.$D$3]" office:value-type="float" office:value="8.17" calcext:value-type="float">
            <text:p>8,17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[.$B$6]*POWER([.J233]; 2)+[.$C$6]*[.J233]+[.$D$6]" office:value-type="float" office:value="20.17" calcext:value-type="float">
            <text:p>20,17</text:p>
          </table:table-cell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table:formula="of:=[.$B$3]*POWER([.F234]; 2)+[.$C$3]*[.F234]+[.$D$3]" office:value-type="float" office:value="8.24" calcext:value-type="float">
            <text:p>8,2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[.$B$6]*POWER([.J234]; 2)+[.$C$6]*[.J234]+[.$D$6]" office:value-type="float" office:value="20.24" calcext:value-type="float">
            <text:p>20,24</text:p>
          </table:table-cell>
        </table:table-row>
        <table:table-row table:style-name="ro1">
          <table:table-cell table:number-columns-repeated="5"/>
          <table:table-cell office:value-type="float" office:value="233" calcext:value-type="float">
            <text:p>233</text:p>
          </table:table-cell>
          <table:table-cell table:formula="of:=[.$B$3]*POWER([.F235]; 2)+[.$C$3]*[.F235]+[.$D$3]" office:value-type="float" office:value="8.31" calcext:value-type="float">
            <text:p>8,3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[.$B$6]*POWER([.J235]; 2)+[.$C$6]*[.J235]+[.$D$6]" office:value-type="float" office:value="20.31" calcext:value-type="float">
            <text:p>20,31</text:p>
          </table:table-cell>
        </table:table-row>
        <table:table-row table:style-name="ro1">
          <table:table-cell table:number-columns-repeated="5"/>
          <table:table-cell office:value-type="float" office:value="234" calcext:value-type="float">
            <text:p>234</text:p>
          </table:table-cell>
          <table:table-cell table:formula="of:=[.$B$3]*POWER([.F236]; 2)+[.$C$3]*[.F236]+[.$D$3]" office:value-type="float" office:value="8.38" calcext:value-type="float">
            <text:p>8,38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[.$B$6]*POWER([.J236]; 2)+[.$C$6]*[.J236]+[.$D$6]" office:value-type="float" office:value="20.38" calcext:value-type="float">
            <text:p>20,38</text:p>
          </table:table-cell>
        </table:table-row>
        <table:table-row table:style-name="ro1">
          <table:table-cell table:number-columns-repeated="5"/>
          <table:table-cell office:value-type="float" office:value="235" calcext:value-type="float">
            <text:p>235</text:p>
          </table:table-cell>
          <table:table-cell table:formula="of:=[.$B$3]*POWER([.F237]; 2)+[.$C$3]*[.F237]+[.$D$3]" office:value-type="float" office:value="8.45" calcext:value-type="float">
            <text:p>8,4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[.$B$6]*POWER([.J237]; 2)+[.$C$6]*[.J237]+[.$D$6]" office:value-type="float" office:value="20.45" calcext:value-type="float">
            <text:p>20,45</text:p>
          </table:table-cell>
        </table:table-row>
        <table:table-row table:style-name="ro1">
          <table:table-cell table:number-columns-repeated="5"/>
          <table:table-cell office:value-type="float" office:value="236" calcext:value-type="float">
            <text:p>236</text:p>
          </table:table-cell>
          <table:table-cell table:formula="of:=[.$B$3]*POWER([.F238]; 2)+[.$C$3]*[.F238]+[.$D$3]" office:value-type="float" office:value="8.52" calcext:value-type="float">
            <text:p>8,5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[.$B$6]*POWER([.J238]; 2)+[.$C$6]*[.J238]+[.$D$6]" office:value-type="float" office:value="20.52" calcext:value-type="float">
            <text:p>20,52</text:p>
          </table:table-cell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table:formula="of:=[.$B$3]*POWER([.F239]; 2)+[.$C$3]*[.F239]+[.$D$3]" office:value-type="float" office:value="8.59" calcext:value-type="float">
            <text:p>8,59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[.$B$6]*POWER([.J239]; 2)+[.$C$6]*[.J239]+[.$D$6]" office:value-type="float" office:value="20.59" calcext:value-type="float">
            <text:p>20,59</text:p>
          </table:table-cell>
        </table:table-row>
        <table:table-row table:style-name="ro1">
          <table:table-cell table:number-columns-repeated="5"/>
          <table:table-cell office:value-type="float" office:value="238" calcext:value-type="float">
            <text:p>238</text:p>
          </table:table-cell>
          <table:table-cell table:formula="of:=[.$B$3]*POWER([.F240]; 2)+[.$C$3]*[.F240]+[.$D$3]" office:value-type="float" office:value="8.66" calcext:value-type="float">
            <text:p>8,6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[.$B$6]*POWER([.J240]; 2)+[.$C$6]*[.J240]+[.$D$6]" office:value-type="float" office:value="20.66" calcext:value-type="float">
            <text:p>20,66</text:p>
          </table:table-cell>
        </table:table-row>
        <table:table-row table:style-name="ro1">
          <table:table-cell table:number-columns-repeated="5"/>
          <table:table-cell office:value-type="float" office:value="239" calcext:value-type="float">
            <text:p>239</text:p>
          </table:table-cell>
          <table:table-cell table:formula="of:=[.$B$3]*POWER([.F241]; 2)+[.$C$3]*[.F241]+[.$D$3]" office:value-type="float" office:value="8.73" calcext:value-type="float">
            <text:p>8,7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[.$B$6]*POWER([.J241]; 2)+[.$C$6]*[.J241]+[.$D$6]" office:value-type="float" office:value="20.73" calcext:value-type="float">
            <text:p>20,73</text:p>
          </table:table-cell>
        </table:table-row>
        <table:table-row table:style-name="ro1">
          <table:table-cell table:number-columns-repeated="5"/>
          <table:table-cell office:value-type="float" office:value="240" calcext:value-type="float">
            <text:p>240</text:p>
          </table:table-cell>
          <table:table-cell table:formula="of:=[.$B$3]*POWER([.F242]; 2)+[.$C$3]*[.F242]+[.$D$3]" office:value-type="float" office:value="8.8" calcext:value-type="float">
            <text:p>8,8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$B$6]*POWER([.J242]; 2)+[.$C$6]*[.J242]+[.$D$6]" office:value-type="float" office:value="20.8" calcext:value-type="float">
            <text:p>20,8</text:p>
          </table:table-cell>
        </table:table-row>
        <table:table-row table:style-name="ro1">
          <table:table-cell table:number-columns-repeated="5"/>
          <table:table-cell office:value-type="float" office:value="241" calcext:value-type="float">
            <text:p>241</text:p>
          </table:table-cell>
          <table:table-cell table:formula="of:=[.$B$3]*POWER([.F243]; 2)+[.$C$3]*[.F243]+[.$D$3]" office:value-type="float" office:value="8.87" calcext:value-type="float">
            <text:p>8,87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[.$B$6]*POWER([.J243]; 2)+[.$C$6]*[.J243]+[.$D$6]" office:value-type="float" office:value="20.87" calcext:value-type="float">
            <text:p>20,87</text:p>
          </table:table-cell>
        </table:table-row>
        <table:table-row table:style-name="ro1">
          <table:table-cell table:number-columns-repeated="5"/>
          <table:table-cell office:value-type="float" office:value="242" calcext:value-type="float">
            <text:p>242</text:p>
          </table:table-cell>
          <table:table-cell table:formula="of:=[.$B$3]*POWER([.F244]; 2)+[.$C$3]*[.F244]+[.$D$3]" office:value-type="float" office:value="8.94" calcext:value-type="float">
            <text:p>8,9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[.$B$6]*POWER([.J244]; 2)+[.$C$6]*[.J244]+[.$D$6]" office:value-type="float" office:value="20.94" calcext:value-type="float">
            <text:p>20,94</text:p>
          </table:table-cell>
        </table:table-row>
        <table:table-row table:style-name="ro1">
          <table:table-cell table:number-columns-repeated="5"/>
          <table:table-cell office:value-type="float" office:value="243" calcext:value-type="float">
            <text:p>243</text:p>
          </table:table-cell>
          <table:table-cell table:formula="of:=[.$B$3]*POWER([.F245]; 2)+[.$C$3]*[.F245]+[.$D$3]" office:value-type="float" office:value="9.01" calcext:value-type="float">
            <text:p>9,01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[.$B$6]*POWER([.J245]; 2)+[.$C$6]*[.J245]+[.$D$6]" office:value-type="float" office:value="21.01" calcext:value-type="float">
            <text:p>21,01</text:p>
          </table:table-cell>
        </table:table-row>
        <table:table-row table:style-name="ro1">
          <table:table-cell table:number-columns-repeated="5"/>
          <table:table-cell office:value-type="float" office:value="244" calcext:value-type="float">
            <text:p>244</text:p>
          </table:table-cell>
          <table:table-cell table:formula="of:=[.$B$3]*POWER([.F246]; 2)+[.$C$3]*[.F246]+[.$D$3]" office:value-type="float" office:value="9.08" calcext:value-type="float">
            <text:p>9,08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[.$B$6]*POWER([.J246]; 2)+[.$C$6]*[.J246]+[.$D$6]" office:value-type="float" office:value="21.08" calcext:value-type="float">
            <text:p>21,08</text:p>
          </table:table-cell>
        </table:table-row>
        <table:table-row table:style-name="ro1">
          <table:table-cell table:number-columns-repeated="5"/>
          <table:table-cell office:value-type="float" office:value="245" calcext:value-type="float">
            <text:p>245</text:p>
          </table:table-cell>
          <table:table-cell table:formula="of:=[.$B$3]*POWER([.F247]; 2)+[.$C$3]*[.F247]+[.$D$3]" office:value-type="float" office:value="9.15" calcext:value-type="float">
            <text:p>9,15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[.$B$6]*POWER([.J247]; 2)+[.$C$6]*[.J247]+[.$D$6]" office:value-type="float" office:value="21.15" calcext:value-type="float">
            <text:p>21,15</text:p>
          </table:table-cell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  <table:table-cell table:formula="of:=[.$B$3]*POWER([.F248]; 2)+[.$C$3]*[.F248]+[.$D$3]" office:value-type="float" office:value="9.22" calcext:value-type="float">
            <text:p>9,22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[.$B$6]*POWER([.J248]; 2)+[.$C$6]*[.J248]+[.$D$6]" office:value-type="float" office:value="21.22" calcext:value-type="float">
            <text:p>21,22</text:p>
          </table:table-cell>
        </table:table-row>
        <table:table-row table:style-name="ro1">
          <table:table-cell table:number-columns-repeated="5"/>
          <table:table-cell office:value-type="float" office:value="247" calcext:value-type="float">
            <text:p>247</text:p>
          </table:table-cell>
          <table:table-cell table:formula="of:=[.$B$3]*POWER([.F249]; 2)+[.$C$3]*[.F249]+[.$D$3]" office:value-type="float" office:value="9.29" calcext:value-type="float">
            <text:p>9,29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[.$B$6]*POWER([.J249]; 2)+[.$C$6]*[.J249]+[.$D$6]" office:value-type="float" office:value="21.29" calcext:value-type="float">
            <text:p>21,29</text:p>
          </table:table-cell>
        </table:table-row>
        <table:table-row table:style-name="ro1">
          <table:table-cell table:number-columns-repeated="5"/>
          <table:table-cell office:value-type="float" office:value="248" calcext:value-type="float">
            <text:p>248</text:p>
          </table:table-cell>
          <table:table-cell table:formula="of:=[.$B$3]*POWER([.F250]; 2)+[.$C$3]*[.F250]+[.$D$3]" office:value-type="float" office:value="9.36" calcext:value-type="float">
            <text:p>9,36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[.$B$6]*POWER([.J250]; 2)+[.$C$6]*[.J250]+[.$D$6]" office:value-type="float" office:value="21.36" calcext:value-type="float">
            <text:p>21,36</text:p>
          </table:table-cell>
        </table:table-row>
        <table:table-row table:style-name="ro1">
          <table:table-cell table:number-columns-repeated="5"/>
          <table:table-cell office:value-type="float" office:value="249" calcext:value-type="float">
            <text:p>249</text:p>
          </table:table-cell>
          <table:table-cell table:formula="of:=[.$B$3]*POWER([.F251]; 2)+[.$C$3]*[.F251]+[.$D$3]" office:value-type="float" office:value="9.43" calcext:value-type="float">
            <text:p>9,4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[.$B$6]*POWER([.J251]; 2)+[.$C$6]*[.J251]+[.$D$6]" office:value-type="float" office:value="21.43" calcext:value-type="float">
            <text:p>21,43</text:p>
          </table:table-cell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table:formula="of:=[.$B$3]*POWER([.F252]; 2)+[.$C$3]*[.F252]+[.$D$3]" office:value-type="float" office:value="9.5" calcext:value-type="float">
            <text:p>9,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[.$B$6]*POWER([.J252]; 2)+[.$C$6]*[.J252]+[.$D$6]" office:value-type="float" office:value="21.5" calcext:value-type="float">
            <text:p>21,5</text:p>
          </table:table-cell>
        </table:table-row>
        <table:table-row table:style-name="ro1">
          <table:table-cell table:number-columns-repeated="5"/>
          <table:table-cell office:value-type="float" office:value="251" calcext:value-type="float">
            <text:p>251</text:p>
          </table:table-cell>
          <table:table-cell table:formula="of:=[.$B$3]*POWER([.F253]; 2)+[.$C$3]*[.F253]+[.$D$3]" office:value-type="float" office:value="9.57" calcext:value-type="float">
            <text:p>9,5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[.$B$6]*POWER([.J253]; 2)+[.$C$6]*[.J253]+[.$D$6]" office:value-type="float" office:value="21.57" calcext:value-type="float">
            <text:p>21,57</text:p>
          </table:table-cell>
        </table:table-row>
        <table:table-row table:style-name="ro1">
          <table:table-cell table:number-columns-repeated="5"/>
          <table:table-cell office:value-type="float" office:value="252" calcext:value-type="float">
            <text:p>252</text:p>
          </table:table-cell>
          <table:table-cell table:formula="of:=[.$B$3]*POWER([.F254]; 2)+[.$C$3]*[.F254]+[.$D$3]" office:value-type="float" office:value="9.64" calcext:value-type="float">
            <text:p>9,6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[.$B$6]*POWER([.J254]; 2)+[.$C$6]*[.J254]+[.$D$6]" office:value-type="float" office:value="21.64" calcext:value-type="float">
            <text:p>21,64</text:p>
          </table:table-cell>
        </table:table-row>
        <table:table-row table:style-name="ro1">
          <table:table-cell table:number-columns-repeated="5"/>
          <table:table-cell office:value-type="float" office:value="253" calcext:value-type="float">
            <text:p>253</text:p>
          </table:table-cell>
          <table:table-cell table:formula="of:=[.$B$3]*POWER([.F255]; 2)+[.$C$3]*[.F255]+[.$D$3]" office:value-type="float" office:value="9.71" calcext:value-type="float">
            <text:p>9,71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[.$B$6]*POWER([.J255]; 2)+[.$C$6]*[.J255]+[.$D$6]" office:value-type="float" office:value="21.71" calcext:value-type="float">
            <text:p>21,71</text:p>
          </table:table-cell>
        </table:table-row>
        <table:table-row table:style-name="ro1">
          <table:table-cell table:number-columns-repeated="5"/>
          <table:table-cell office:value-type="float" office:value="254" calcext:value-type="float">
            <text:p>254</text:p>
          </table:table-cell>
          <table:table-cell table:formula="of:=[.$B$3]*POWER([.F256]; 2)+[.$C$3]*[.F256]+[.$D$3]" office:value-type="float" office:value="9.78" calcext:value-type="float">
            <text:p>9,78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[.$B$6]*POWER([.J256]; 2)+[.$C$6]*[.J256]+[.$D$6]" office:value-type="float" office:value="21.78" calcext:value-type="float">
            <text:p>21,78</text:p>
          </table:table-cell>
        </table:table-row>
        <table:table-row table:style-name="ro1">
          <table:table-cell table:number-columns-repeated="5"/>
          <table:table-cell office:value-type="float" office:value="255" calcext:value-type="float">
            <text:p>255</text:p>
          </table:table-cell>
          <table:table-cell table:formula="of:=[.$B$3]*POWER([.F257]; 2)+[.$C$3]*[.F257]+[.$D$3]" office:value-type="float" office:value="9.85" calcext:value-type="float">
            <text:p>9,85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[.$B$6]*POWER([.J257]; 2)+[.$C$6]*[.J257]+[.$D$6]" office:value-type="float" office:value="21.85" calcext:value-type="float">
            <text:p>21,85</text:p>
          </table:table-cell>
        </table:table-row>
      </table:table>
      <table:table table:name="Arkusz3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-8" calcext:value-type="float">
            <text:p>-8</text:p>
          </table:table-cell>
          <table:table-cell table:formula="of:=([.E2]+8)*14.2857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I2]-4)*14.2857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-7.93" calcext:value-type="float">
            <text:p>-7,93</text:p>
          </table:table-cell>
          <table:table-cell table:formula="of:=([.E3]+8)*14.2857" office:value-type="float" office:value="0.999999000000004" calcext:value-type="float">
            <text:p>0,999999</text:p>
          </table:table-cell>
          <table:table-cell table:number-columns-repeated="2"/>
          <table:table-cell office:value-type="float" office:value="4.07" calcext:value-type="float">
            <text:p>4,07</text:p>
          </table:table-cell>
          <table:table-cell table:formula="of:=([.I3]-4)*14.2857" office:value-type="float" office:value="0.999999000000004" calcext:value-type="float">
            <text:p>0,999999</text:p>
          </table:table-cell>
        </table:table-row>
        <table:table-row table:style-name="ro1">
          <table:table-cell table:number-columns-repeated="4"/>
          <table:table-cell office:value-type="float" office:value="-7.86" calcext:value-type="float">
            <text:p>-7,86</text:p>
          </table:table-cell>
          <table:table-cell table:formula="of:=([.E4]+8)*14.2857" office:value-type="float" office:value="1.999998" calcext:value-type="float">
            <text:p>1,999998</text:p>
          </table:table-cell>
          <table:table-cell table:number-columns-repeated="2"/>
          <table:table-cell office:value-type="float" office:value="4.14" calcext:value-type="float">
            <text:p>4,14</text:p>
          </table:table-cell>
          <table:table-cell table:formula="of:=([.I4]-4)*14.2857" office:value-type="float" office:value="1.999998" calcext:value-type="float">
            <text:p>1,999998</text:p>
          </table:table-cell>
        </table:table-row>
        <table:table-row table:style-name="ro1">
          <table:table-cell table:number-columns-repeated="4"/>
          <table:table-cell office:value-type="float" office:value="-7.79" calcext:value-type="float">
            <text:p>-7,79</text:p>
          </table:table-cell>
          <table:table-cell table:formula="of:=([.E5]+8)*14.2857" office:value-type="float" office:value="2.999997" calcext:value-type="float">
            <text:p>2,999997</text:p>
          </table:table-cell>
          <table:table-cell table:number-columns-repeated="2"/>
          <table:table-cell office:value-type="float" office:value="4.21" calcext:value-type="float">
            <text:p>4,21</text:p>
          </table:table-cell>
          <table:table-cell table:formula="of:=([.I5]-4)*14.2857" office:value-type="float" office:value="2.999997" calcext:value-type="float">
            <text:p>2,999997</text:p>
          </table:table-cell>
        </table:table-row>
        <table:table-row table:style-name="ro1">
          <table:table-cell table:number-columns-repeated="4"/>
          <table:table-cell office:value-type="float" office:value="-7.72" calcext:value-type="float">
            <text:p>-7,72</text:p>
          </table:table-cell>
          <table:table-cell table:formula="of:=([.E6]+8)*14.2857" office:value-type="float" office:value="3.999996" calcext:value-type="float">
            <text:p>3,999996</text:p>
          </table:table-cell>
          <table:table-cell table:number-columns-repeated="2"/>
          <table:table-cell office:value-type="float" office:value="4.28" calcext:value-type="float">
            <text:p>4,28</text:p>
          </table:table-cell>
          <table:table-cell table:formula="of:=([.I6]-4)*14.2857" office:value-type="float" office:value="3.999996" calcext:value-type="float">
            <text:p>3,999996</text:p>
          </table:table-cell>
        </table:table-row>
        <table:table-row table:style-name="ro1">
          <table:table-cell table:number-columns-repeated="4"/>
          <table:table-cell office:value-type="float" office:value="-7.65" calcext:value-type="float">
            <text:p>-7,65</text:p>
          </table:table-cell>
          <table:table-cell table:formula="of:=([.E7]+8)*14.2857" office:value-type="float" office:value="4.999995" calcext:value-type="float">
            <text:p>4,999995</text:p>
          </table:table-cell>
          <table:table-cell table:number-columns-repeated="2"/>
          <table:table-cell office:value-type="float" office:value="4.35" calcext:value-type="float">
            <text:p>4,35</text:p>
          </table:table-cell>
          <table:table-cell table:formula="of:=([.I7]-4)*14.2857" office:value-type="float" office:value="4.999995" calcext:value-type="float">
            <text:p>4,999995</text:p>
          </table:table-cell>
        </table:table-row>
        <table:table-row table:style-name="ro1">
          <table:table-cell table:number-columns-repeated="4"/>
          <table:table-cell office:value-type="float" office:value="-7.58" calcext:value-type="float">
            <text:p>-7,58</text:p>
          </table:table-cell>
          <table:table-cell table:formula="of:=([.E8]+8)*14.2857" office:value-type="float" office:value="5.999994" calcext:value-type="float">
            <text:p>5,999994</text:p>
          </table:table-cell>
          <table:table-cell table:number-columns-repeated="2"/>
          <table:table-cell office:value-type="float" office:value="4.42" calcext:value-type="float">
            <text:p>4,42</text:p>
          </table:table-cell>
          <table:table-cell table:formula="of:=([.I8]-4)*14.2857" office:value-type="float" office:value="5.999994" calcext:value-type="float">
            <text:p>5,999994</text:p>
          </table:table-cell>
        </table:table-row>
        <table:table-row table:style-name="ro1">
          <table:table-cell table:number-columns-repeated="4"/>
          <table:table-cell office:value-type="float" office:value="-7.51" calcext:value-type="float">
            <text:p>-7,51</text:p>
          </table:table-cell>
          <table:table-cell table:formula="of:=([.E9]+8)*14.2857" office:value-type="float" office:value="6.999993" calcext:value-type="float">
            <text:p>6,999993</text:p>
          </table:table-cell>
          <table:table-cell table:number-columns-repeated="2"/>
          <table:table-cell office:value-type="float" office:value="4.49" calcext:value-type="float">
            <text:p>4,49</text:p>
          </table:table-cell>
          <table:table-cell table:formula="of:=([.I9]-4)*14.2857" office:value-type="float" office:value="6.999993" calcext:value-type="float">
            <text:p>6,999993</text:p>
          </table:table-cell>
        </table:table-row>
        <table:table-row table:style-name="ro1">
          <table:table-cell table:number-columns-repeated="4"/>
          <table:table-cell office:value-type="float" office:value="-7.44" calcext:value-type="float">
            <text:p>-7,44</text:p>
          </table:table-cell>
          <table:table-cell table:formula="of:=([.E10]+8)*14.2857" office:value-type="float" office:value="7.99999199999999" calcext:value-type="float">
            <text:p>7,999992</text:p>
          </table:table-cell>
          <table:table-cell table:number-columns-repeated="2"/>
          <table:table-cell office:value-type="float" office:value="4.56" calcext:value-type="float">
            <text:p>4,56</text:p>
          </table:table-cell>
          <table:table-cell table:formula="of:=([.I10]-4)*14.2857" office:value-type="float" office:value="7.99999200000001" calcext:value-type="float">
            <text:p>7,999992</text:p>
          </table:table-cell>
        </table:table-row>
        <table:table-row table:style-name="ro1">
          <table:table-cell table:number-columns-repeated="4"/>
          <table:table-cell office:value-type="float" office:value="-7.37" calcext:value-type="float">
            <text:p>-7,37</text:p>
          </table:table-cell>
          <table:table-cell table:formula="of:=([.E11]+8)*14.2857" office:value-type="float" office:value="8.999991" calcext:value-type="float">
            <text:p>8,999991</text:p>
          </table:table-cell>
          <table:table-cell table:number-columns-repeated="2"/>
          <table:table-cell office:value-type="float" office:value="4.63" calcext:value-type="float">
            <text:p>4,63</text:p>
          </table:table-cell>
          <table:table-cell table:formula="of:=([.I11]-4)*14.2857" office:value-type="float" office:value="8.999991" calcext:value-type="float">
            <text:p>8,999991</text:p>
          </table:table-cell>
        </table:table-row>
        <table:table-row table:style-name="ro1">
          <table:table-cell table:number-columns-repeated="4"/>
          <table:table-cell office:value-type="float" office:value="-7.3" calcext:value-type="float">
            <text:p>-7,3</text:p>
          </table:table-cell>
          <table:table-cell table:formula="of:=([.E12]+8)*14.2857" office:value-type="float" office:value="9.99999" calcext:value-type="float">
            <text:p>9,99999</text:p>
          </table:table-cell>
          <table:table-cell table:number-columns-repeated="2"/>
          <table:table-cell office:value-type="float" office:value="4.7" calcext:value-type="float">
            <text:p>4,7</text:p>
          </table:table-cell>
          <table:table-cell table:formula="of:=([.I12]-4)*14.2857" office:value-type="float" office:value="9.99999" calcext:value-type="float">
            <text:p>9,99999</text:p>
          </table:table-cell>
        </table:table-row>
        <table:table-row table:style-name="ro1">
          <table:table-cell table:number-columns-repeated="4"/>
          <table:table-cell office:value-type="float" office:value="-7.23" calcext:value-type="float">
            <text:p>-7,23</text:p>
          </table:table-cell>
          <table:table-cell table:formula="of:=([.E13]+8)*14.2857" office:value-type="float" office:value="10.999989" calcext:value-type="float">
            <text:p>10,999989</text:p>
          </table:table-cell>
          <table:table-cell table:number-columns-repeated="2"/>
          <table:table-cell office:value-type="float" office:value="4.77" calcext:value-type="float">
            <text:p>4,77</text:p>
          </table:table-cell>
          <table:table-cell table:formula="of:=([.I13]-4)*14.2857" office:value-type="float" office:value="10.999989" calcext:value-type="float">
            <text:p>10,999989</text:p>
          </table:table-cell>
        </table:table-row>
        <table:table-row table:style-name="ro1">
          <table:table-cell table:number-columns-repeated="4"/>
          <table:table-cell office:value-type="float" office:value="-7.16" calcext:value-type="float">
            <text:p>-7,16</text:p>
          </table:table-cell>
          <table:table-cell table:formula="of:=([.E14]+8)*14.2857" office:value-type="float" office:value="11.999988" calcext:value-type="float">
            <text:p>11,999988</text:p>
          </table:table-cell>
          <table:table-cell table:number-columns-repeated="2"/>
          <table:table-cell office:value-type="float" office:value="4.84" calcext:value-type="float">
            <text:p>4,84</text:p>
          </table:table-cell>
          <table:table-cell table:formula="of:=([.I14]-4)*14.2857" office:value-type="float" office:value="11.999988" calcext:value-type="float">
            <text:p>11,999988</text:p>
          </table:table-cell>
        </table:table-row>
        <table:table-row table:style-name="ro1">
          <table:table-cell table:number-columns-repeated="4"/>
          <table:table-cell office:value-type="float" office:value="-7.09" calcext:value-type="float">
            <text:p>-7,09</text:p>
          </table:table-cell>
          <table:table-cell table:formula="of:=([.E15]+8)*14.2857" office:value-type="float" office:value="12.999987" calcext:value-type="float">
            <text:p>12,999987</text:p>
          </table:table-cell>
          <table:table-cell table:number-columns-repeated="2"/>
          <table:table-cell office:value-type="float" office:value="4.91" calcext:value-type="float">
            <text:p>4,91</text:p>
          </table:table-cell>
          <table:table-cell table:formula="of:=([.I15]-4)*14.2857" office:value-type="float" office:value="12.999987" calcext:value-type="float">
            <text:p>12,999987</text:p>
          </table:table-cell>
        </table:table-row>
        <table:table-row table:style-name="ro1">
          <table:table-cell table:number-columns-repeated="4"/>
          <table:table-cell office:value-type="float" office:value="-7.02" calcext:value-type="float">
            <text:p>-7,02</text:p>
          </table:table-cell>
          <table:table-cell table:formula="of:=([.E16]+8)*14.2857" office:value-type="float" office:value="13.999986" calcext:value-type="float">
            <text:p>13,999986</text:p>
          </table:table-cell>
          <table:table-cell table:number-columns-repeated="2"/>
          <table:table-cell office:value-type="float" office:value="4.98" calcext:value-type="float">
            <text:p>4,98</text:p>
          </table:table-cell>
          <table:table-cell table:formula="of:=([.I16]-4)*14.2857" office:value-type="float" office:value="13.999986" calcext:value-type="float">
            <text:p>13,999986</text:p>
          </table:table-cell>
        </table:table-row>
        <table:table-row table:style-name="ro1">
          <table:table-cell table:number-columns-repeated="4"/>
          <table:table-cell office:value-type="float" office:value="-6.95" calcext:value-type="float">
            <text:p>-6,95</text:p>
          </table:table-cell>
          <table:table-cell table:formula="of:=([.E17]+8)*14.2857" office:value-type="float" office:value="14.999985" calcext:value-type="float">
            <text:p>14,999985</text:p>
          </table:table-cell>
          <table:table-cell table:number-columns-repeated="2"/>
          <table:table-cell office:value-type="float" office:value="5.05" calcext:value-type="float">
            <text:p>5,05</text:p>
          </table:table-cell>
          <table:table-cell table:formula="of:=([.I17]-4)*14.2857" office:value-type="float" office:value="14.999985" calcext:value-type="float">
            <text:p>14,999985</text:p>
          </table:table-cell>
        </table:table-row>
        <table:table-row table:style-name="ro1">
          <table:table-cell table:number-columns-repeated="4"/>
          <table:table-cell office:value-type="float" office:value="-6.88" calcext:value-type="float">
            <text:p>-6,88</text:p>
          </table:table-cell>
          <table:table-cell table:formula="of:=([.E18]+8)*14.2857" office:value-type="float" office:value="15.999984" calcext:value-type="float">
            <text:p>15,999984</text:p>
          </table:table-cell>
          <table:table-cell table:number-columns-repeated="2"/>
          <table:table-cell office:value-type="float" office:value="5.12" calcext:value-type="float">
            <text:p>5,12</text:p>
          </table:table-cell>
          <table:table-cell table:formula="of:=([.I18]-4)*14.2857" office:value-type="float" office:value="15.999984" calcext:value-type="float">
            <text:p>15,999984</text:p>
          </table:table-cell>
        </table:table-row>
        <table:table-row table:style-name="ro1">
          <table:table-cell table:number-columns-repeated="4"/>
          <table:table-cell office:value-type="float" office:value="-6.81" calcext:value-type="float">
            <text:p>-6,81</text:p>
          </table:table-cell>
          <table:table-cell table:formula="of:=([.E19]+8)*14.2857" office:value-type="float" office:value="16.999983" calcext:value-type="float">
            <text:p>16,999983</text:p>
          </table:table-cell>
          <table:table-cell table:number-columns-repeated="2"/>
          <table:table-cell office:value-type="float" office:value="5.19" calcext:value-type="float">
            <text:p>5,19</text:p>
          </table:table-cell>
          <table:table-cell table:formula="of:=([.I19]-4)*14.2857" office:value-type="float" office:value="16.999983" calcext:value-type="float">
            <text:p>16,999983</text:p>
          </table:table-cell>
        </table:table-row>
        <table:table-row table:style-name="ro1">
          <table:table-cell table:number-columns-repeated="4"/>
          <table:table-cell office:value-type="float" office:value="-6.74" calcext:value-type="float">
            <text:p>-6,74</text:p>
          </table:table-cell>
          <table:table-cell table:formula="of:=([.E20]+8)*14.2857" office:value-type="float" office:value="17.999982" calcext:value-type="float">
            <text:p>17,999982</text:p>
          </table:table-cell>
          <table:table-cell table:number-columns-repeated="2"/>
          <table:table-cell office:value-type="float" office:value="5.26" calcext:value-type="float">
            <text:p>5,26</text:p>
          </table:table-cell>
          <table:table-cell table:formula="of:=([.I20]-4)*14.2857" office:value-type="float" office:value="17.999982" calcext:value-type="float">
            <text:p>17,999982</text:p>
          </table:table-cell>
        </table:table-row>
        <table:table-row table:style-name="ro1">
          <table:table-cell table:number-columns-repeated="4"/>
          <table:table-cell office:value-type="float" office:value="-6.67" calcext:value-type="float">
            <text:p>-6,67</text:p>
          </table:table-cell>
          <table:table-cell table:formula="of:=([.E21]+8)*14.2857" office:value-type="float" office:value="18.999981" calcext:value-type="float">
            <text:p>18,999981</text:p>
          </table:table-cell>
          <table:table-cell table:number-columns-repeated="2"/>
          <table:table-cell office:value-type="float" office:value="5.33" calcext:value-type="float">
            <text:p>5,33</text:p>
          </table:table-cell>
          <table:table-cell table:formula="of:=([.I21]-4)*14.2857" office:value-type="float" office:value="18.999981" calcext:value-type="float">
            <text:p>18,999981</text:p>
          </table:table-cell>
        </table:table-row>
        <table:table-row table:style-name="ro1">
          <table:table-cell table:number-columns-repeated="4"/>
          <table:table-cell office:value-type="float" office:value="-6.6" calcext:value-type="float">
            <text:p>-6,6</text:p>
          </table:table-cell>
          <table:table-cell table:formula="of:=([.E22]+8)*14.2857" office:value-type="float" office:value="19.99998" calcext:value-type="float">
            <text:p>19,99998</text:p>
          </table:table-cell>
          <table:table-cell table:number-columns-repeated="2"/>
          <table:table-cell office:value-type="float" office:value="5.4" calcext:value-type="float">
            <text:p>5,4</text:p>
          </table:table-cell>
          <table:table-cell table:formula="of:=([.I22]-4)*14.2857" office:value-type="float" office:value="19.99998" calcext:value-type="float">
            <text:p>19,99998</text:p>
          </table:table-cell>
        </table:table-row>
        <table:table-row table:style-name="ro1">
          <table:table-cell table:number-columns-repeated="4"/>
          <table:table-cell office:value-type="float" office:value="-6.53" calcext:value-type="float">
            <text:p>-6,53</text:p>
          </table:table-cell>
          <table:table-cell table:formula="of:=([.E23]+8)*14.2857" office:value-type="float" office:value="20.999979" calcext:value-type="float">
            <text:p>20,999979</text:p>
          </table:table-cell>
          <table:table-cell table:number-columns-repeated="2"/>
          <table:table-cell office:value-type="float" office:value="5.47" calcext:value-type="float">
            <text:p>5,47</text:p>
          </table:table-cell>
          <table:table-cell table:formula="of:=([.I23]-4)*14.2857" office:value-type="float" office:value="20.999979" calcext:value-type="float">
            <text:p>20,999979</text:p>
          </table:table-cell>
        </table:table-row>
        <table:table-row table:style-name="ro1">
          <table:table-cell table:number-columns-repeated="4"/>
          <table:table-cell office:value-type="float" office:value="-6.46" calcext:value-type="float">
            <text:p>-6,46</text:p>
          </table:table-cell>
          <table:table-cell table:formula="of:=([.E24]+8)*14.2857" office:value-type="float" office:value="21.999978" calcext:value-type="float">
            <text:p>21,999978</text:p>
          </table:table-cell>
          <table:table-cell table:number-columns-repeated="2"/>
          <table:table-cell office:value-type="float" office:value="5.54" calcext:value-type="float">
            <text:p>5,54</text:p>
          </table:table-cell>
          <table:table-cell table:formula="of:=([.I24]-4)*14.2857" office:value-type="float" office:value="21.999978" calcext:value-type="float">
            <text:p>21,999978</text:p>
          </table:table-cell>
        </table:table-row>
        <table:table-row table:style-name="ro1">
          <table:table-cell table:number-columns-repeated="4"/>
          <table:table-cell office:value-type="float" office:value="-6.39" calcext:value-type="float">
            <text:p>-6,39</text:p>
          </table:table-cell>
          <table:table-cell table:formula="of:=([.E25]+8)*14.2857" office:value-type="float" office:value="22.999977" calcext:value-type="float">
            <text:p>22,999977</text:p>
          </table:table-cell>
          <table:table-cell table:number-columns-repeated="2"/>
          <table:table-cell office:value-type="float" office:value="5.61" calcext:value-type="float">
            <text:p>5,61</text:p>
          </table:table-cell>
          <table:table-cell table:formula="of:=([.I25]-4)*14.2857" office:value-type="float" office:value="22.999977" calcext:value-type="float">
            <text:p>22,999977</text:p>
          </table:table-cell>
        </table:table-row>
        <table:table-row table:style-name="ro1">
          <table:table-cell table:number-columns-repeated="4"/>
          <table:table-cell office:value-type="float" office:value="-6.32" calcext:value-type="float">
            <text:p>-6,32</text:p>
          </table:table-cell>
          <table:table-cell table:formula="of:=([.E26]+8)*14.2857" office:value-type="float" office:value="23.999976" calcext:value-type="float">
            <text:p>23,999976</text:p>
          </table:table-cell>
          <table:table-cell table:number-columns-repeated="2"/>
          <table:table-cell office:value-type="float" office:value="5.68" calcext:value-type="float">
            <text:p>5,68</text:p>
          </table:table-cell>
          <table:table-cell table:formula="of:=([.I26]-4)*14.2857" office:value-type="float" office:value="23.999976" calcext:value-type="float">
            <text:p>23,999976</text:p>
          </table:table-cell>
        </table:table-row>
        <table:table-row table:style-name="ro1">
          <table:table-cell table:number-columns-repeated="4"/>
          <table:table-cell office:value-type="float" office:value="-6.25" calcext:value-type="float">
            <text:p>-6,25</text:p>
          </table:table-cell>
          <table:table-cell table:formula="of:=([.E27]+8)*14.2857" office:value-type="float" office:value="24.999975" calcext:value-type="float">
            <text:p>24,999975</text:p>
          </table:table-cell>
          <table:table-cell table:number-columns-repeated="2"/>
          <table:table-cell office:value-type="float" office:value="5.75" calcext:value-type="float">
            <text:p>5,75</text:p>
          </table:table-cell>
          <table:table-cell table:formula="of:=([.I27]-4)*14.2857" office:value-type="float" office:value="24.999975" calcext:value-type="float">
            <text:p>24,999975</text:p>
          </table:table-cell>
        </table:table-row>
        <table:table-row table:style-name="ro1">
          <table:table-cell table:number-columns-repeated="4"/>
          <table:table-cell office:value-type="float" office:value="-6.18" calcext:value-type="float">
            <text:p>-6,18</text:p>
          </table:table-cell>
          <table:table-cell table:formula="of:=([.E28]+8)*14.2857" office:value-type="float" office:value="25.999974" calcext:value-type="float">
            <text:p>25,999974</text:p>
          </table:table-cell>
          <table:table-cell table:number-columns-repeated="2"/>
          <table:table-cell office:value-type="float" office:value="5.82" calcext:value-type="float">
            <text:p>5,82</text:p>
          </table:table-cell>
          <table:table-cell table:formula="of:=([.I28]-4)*14.2857" office:value-type="float" office:value="25.999974" calcext:value-type="float">
            <text:p>25,999974</text:p>
          </table:table-cell>
        </table:table-row>
        <table:table-row table:style-name="ro1">
          <table:table-cell table:number-columns-repeated="4"/>
          <table:table-cell office:value-type="float" office:value="-6.11" calcext:value-type="float">
            <text:p>-6,11</text:p>
          </table:table-cell>
          <table:table-cell table:formula="of:=([.E29]+8)*14.2857" office:value-type="float" office:value="26.999973" calcext:value-type="float">
            <text:p>26,999973</text:p>
          </table:table-cell>
          <table:table-cell table:number-columns-repeated="2"/>
          <table:table-cell office:value-type="float" office:value="5.89" calcext:value-type="float">
            <text:p>5,89</text:p>
          </table:table-cell>
          <table:table-cell table:formula="of:=([.I29]-4)*14.2857" office:value-type="float" office:value="26.999973" calcext:value-type="float">
            <text:p>26,999973</text:p>
          </table:table-cell>
        </table:table-row>
        <table:table-row table:style-name="ro1">
          <table:table-cell table:number-columns-repeated="4"/>
          <table:table-cell office:value-type="float" office:value="-6.04" calcext:value-type="float">
            <text:p>-6,04</text:p>
          </table:table-cell>
          <table:table-cell table:formula="of:=([.E30]+8)*14.2857" office:value-type="float" office:value="27.999972" calcext:value-type="float">
            <text:p>27,999972</text:p>
          </table:table-cell>
          <table:table-cell table:number-columns-repeated="2"/>
          <table:table-cell office:value-type="float" office:value="5.96" calcext:value-type="float">
            <text:p>5,96</text:p>
          </table:table-cell>
          <table:table-cell table:formula="of:=([.I30]-4)*14.2857" office:value-type="float" office:value="27.999972" calcext:value-type="float">
            <text:p>27,999972</text:p>
          </table:table-cell>
        </table:table-row>
        <table:table-row table:style-name="ro1">
          <table:table-cell table:number-columns-repeated="4"/>
          <table:table-cell office:value-type="float" office:value="-5.97" calcext:value-type="float">
            <text:p>-5,97</text:p>
          </table:table-cell>
          <table:table-cell table:formula="of:=([.E31]+8)*14.2857" office:value-type="float" office:value="28.999971" calcext:value-type="float">
            <text:p>28,999971</text:p>
          </table:table-cell>
          <table:table-cell table:number-columns-repeated="2"/>
          <table:table-cell office:value-type="float" office:value="6.03" calcext:value-type="float">
            <text:p>6,03</text:p>
          </table:table-cell>
          <table:table-cell table:formula="of:=([.I31]-4)*14.2857" office:value-type="float" office:value="28.999971" calcext:value-type="float">
            <text:p>28,999971</text:p>
          </table:table-cell>
        </table:table-row>
        <table:table-row table:style-name="ro1">
          <table:table-cell table:number-columns-repeated="4"/>
          <table:table-cell office:value-type="float" office:value="-5.9" calcext:value-type="float">
            <text:p>-5,9</text:p>
          </table:table-cell>
          <table:table-cell table:formula="of:=([.E32]+8)*14.2857" office:value-type="float" office:value="29.99997" calcext:value-type="float">
            <text:p>29,99997</text:p>
          </table:table-cell>
          <table:table-cell table:number-columns-repeated="2"/>
          <table:table-cell office:value-type="float" office:value="6.1" calcext:value-type="float">
            <text:p>6,1</text:p>
          </table:table-cell>
          <table:table-cell table:formula="of:=([.I32]-4)*14.2857" office:value-type="float" office:value="29.99997" calcext:value-type="float">
            <text:p>29,99997</text:p>
          </table:table-cell>
        </table:table-row>
        <table:table-row table:style-name="ro1">
          <table:table-cell table:number-columns-repeated="4"/>
          <table:table-cell office:value-type="float" office:value="-5.83" calcext:value-type="float">
            <text:p>-5,83</text:p>
          </table:table-cell>
          <table:table-cell table:formula="of:=([.E33]+8)*14.2857" office:value-type="float" office:value="30.999969" calcext:value-type="float">
            <text:p>30,999969</text:p>
          </table:table-cell>
          <table:table-cell table:number-columns-repeated="2"/>
          <table:table-cell office:value-type="float" office:value="6.17" calcext:value-type="float">
            <text:p>6,17</text:p>
          </table:table-cell>
          <table:table-cell table:formula="of:=([.I33]-4)*14.2857" office:value-type="float" office:value="30.999969" calcext:value-type="float">
            <text:p>30,999969</text:p>
          </table:table-cell>
        </table:table-row>
        <table:table-row table:style-name="ro1">
          <table:table-cell table:number-columns-repeated="4"/>
          <table:table-cell office:value-type="float" office:value="-5.76" calcext:value-type="float">
            <text:p>-5,76</text:p>
          </table:table-cell>
          <table:table-cell table:formula="of:=([.E34]+8)*14.2857" office:value-type="float" office:value="31.999968" calcext:value-type="float">
            <text:p>31,999968</text:p>
          </table:table-cell>
          <table:table-cell table:number-columns-repeated="2"/>
          <table:table-cell office:value-type="float" office:value="6.24" calcext:value-type="float">
            <text:p>6,24</text:p>
          </table:table-cell>
          <table:table-cell table:formula="of:=([.I34]-4)*14.2857" office:value-type="float" office:value="31.999968" calcext:value-type="float">
            <text:p>31,999968</text:p>
          </table:table-cell>
        </table:table-row>
        <table:table-row table:style-name="ro1">
          <table:table-cell table:number-columns-repeated="4"/>
          <table:table-cell office:value-type="float" office:value="-5.69" calcext:value-type="float">
            <text:p>-5,69</text:p>
          </table:table-cell>
          <table:table-cell table:formula="of:=([.E35]+8)*14.2857" office:value-type="float" office:value="32.999967" calcext:value-type="float">
            <text:p>32,999967</text:p>
          </table:table-cell>
          <table:table-cell table:number-columns-repeated="2"/>
          <table:table-cell office:value-type="float" office:value="6.31" calcext:value-type="float">
            <text:p>6,31</text:p>
          </table:table-cell>
          <table:table-cell table:formula="of:=([.I35]-4)*14.2857" office:value-type="float" office:value="32.999967" calcext:value-type="float">
            <text:p>32,999967</text:p>
          </table:table-cell>
        </table:table-row>
        <table:table-row table:style-name="ro1">
          <table:table-cell table:number-columns-repeated="4"/>
          <table:table-cell office:value-type="float" office:value="-5.62" calcext:value-type="float">
            <text:p>-5,62</text:p>
          </table:table-cell>
          <table:table-cell table:formula="of:=([.E36]+8)*14.2857" office:value-type="float" office:value="33.999966" calcext:value-type="float">
            <text:p>33,999966</text:p>
          </table:table-cell>
          <table:table-cell table:number-columns-repeated="2"/>
          <table:table-cell office:value-type="float" office:value="6.38" calcext:value-type="float">
            <text:p>6,38</text:p>
          </table:table-cell>
          <table:table-cell table:formula="of:=([.I36]-4)*14.2857" office:value-type="float" office:value="33.999966" calcext:value-type="float">
            <text:p>33,999966</text:p>
          </table:table-cell>
        </table:table-row>
        <table:table-row table:style-name="ro1">
          <table:table-cell table:number-columns-repeated="4"/>
          <table:table-cell office:value-type="float" office:value="-5.55" calcext:value-type="float">
            <text:p>-5,55</text:p>
          </table:table-cell>
          <table:table-cell table:formula="of:=([.E37]+8)*14.2857" office:value-type="float" office:value="34.999965" calcext:value-type="float">
            <text:p>34,999965</text:p>
          </table:table-cell>
          <table:table-cell table:number-columns-repeated="2"/>
          <table:table-cell office:value-type="float" office:value="6.45" calcext:value-type="float">
            <text:p>6,45</text:p>
          </table:table-cell>
          <table:table-cell table:formula="of:=([.I37]-4)*14.2857" office:value-type="float" office:value="34.999965" calcext:value-type="float">
            <text:p>34,999965</text:p>
          </table:table-cell>
        </table:table-row>
        <table:table-row table:style-name="ro1">
          <table:table-cell table:number-columns-repeated="4"/>
          <table:table-cell office:value-type="float" office:value="-5.48" calcext:value-type="float">
            <text:p>-5,48</text:p>
          </table:table-cell>
          <table:table-cell table:formula="of:=([.E38]+8)*14.2857" office:value-type="float" office:value="35.999964" calcext:value-type="float">
            <text:p>35,999964</text:p>
          </table:table-cell>
          <table:table-cell table:number-columns-repeated="2"/>
          <table:table-cell office:value-type="float" office:value="6.52" calcext:value-type="float">
            <text:p>6,52</text:p>
          </table:table-cell>
          <table:table-cell table:formula="of:=([.I38]-4)*14.2857" office:value-type="float" office:value="35.999964" calcext:value-type="float">
            <text:p>35,999964</text:p>
          </table:table-cell>
        </table:table-row>
        <table:table-row table:style-name="ro1">
          <table:table-cell table:number-columns-repeated="4"/>
          <table:table-cell office:value-type="float" office:value="-5.41" calcext:value-type="float">
            <text:p>-5,41</text:p>
          </table:table-cell>
          <table:table-cell table:formula="of:=([.E39]+8)*14.2857" office:value-type="float" office:value="36.999963" calcext:value-type="float">
            <text:p>36,999963</text:p>
          </table:table-cell>
          <table:table-cell table:number-columns-repeated="2"/>
          <table:table-cell office:value-type="float" office:value="6.59" calcext:value-type="float">
            <text:p>6,59</text:p>
          </table:table-cell>
          <table:table-cell table:formula="of:=([.I39]-4)*14.2857" office:value-type="float" office:value="36.999963" calcext:value-type="float">
            <text:p>36,999963</text:p>
          </table:table-cell>
        </table:table-row>
        <table:table-row table:style-name="ro1">
          <table:table-cell table:number-columns-repeated="4"/>
          <table:table-cell office:value-type="float" office:value="-5.34" calcext:value-type="float">
            <text:p>-5,34</text:p>
          </table:table-cell>
          <table:table-cell table:formula="of:=([.E40]+8)*14.2857" office:value-type="float" office:value="37.999962" calcext:value-type="float">
            <text:p>37,999962</text:p>
          </table:table-cell>
          <table:table-cell table:number-columns-repeated="2"/>
          <table:table-cell office:value-type="float" office:value="6.66" calcext:value-type="float">
            <text:p>6,66</text:p>
          </table:table-cell>
          <table:table-cell table:formula="of:=([.I40]-4)*14.2857" office:value-type="float" office:value="37.999962" calcext:value-type="float">
            <text:p>37,999962</text:p>
          </table:table-cell>
        </table:table-row>
        <table:table-row table:style-name="ro1">
          <table:table-cell table:number-columns-repeated="4"/>
          <table:table-cell office:value-type="float" office:value="-5.27" calcext:value-type="float">
            <text:p>-5,27</text:p>
          </table:table-cell>
          <table:table-cell table:formula="of:=([.E41]+8)*14.2857" office:value-type="float" office:value="38.999961" calcext:value-type="float">
            <text:p>38,999961</text:p>
          </table:table-cell>
          <table:table-cell table:number-columns-repeated="2"/>
          <table:table-cell office:value-type="float" office:value="6.73" calcext:value-type="float">
            <text:p>6,73</text:p>
          </table:table-cell>
          <table:table-cell table:formula="of:=([.I41]-4)*14.2857" office:value-type="float" office:value="38.999961" calcext:value-type="float">
            <text:p>38,999961</text:p>
          </table:table-cell>
        </table:table-row>
        <table:table-row table:style-name="ro1">
          <table:table-cell table:number-columns-repeated="4"/>
          <table:table-cell office:value-type="float" office:value="-5.2" calcext:value-type="float">
            <text:p>-5,2</text:p>
          </table:table-cell>
          <table:table-cell table:formula="of:=([.E42]+8)*14.2857" office:value-type="float" office:value="39.99996" calcext:value-type="float">
            <text:p>39,99996</text:p>
          </table:table-cell>
          <table:table-cell table:number-columns-repeated="2"/>
          <table:table-cell office:value-type="float" office:value="6.8" calcext:value-type="float">
            <text:p>6,8</text:p>
          </table:table-cell>
          <table:table-cell table:formula="of:=([.I42]-4)*14.2857" office:value-type="float" office:value="39.99996" calcext:value-type="float">
            <text:p>39,99996</text:p>
          </table:table-cell>
        </table:table-row>
        <table:table-row table:style-name="ro1">
          <table:table-cell table:number-columns-repeated="4"/>
          <table:table-cell office:value-type="float" office:value="-5.13" calcext:value-type="float">
            <text:p>-5,13</text:p>
          </table:table-cell>
          <table:table-cell table:formula="of:=([.E43]+8)*14.2857" office:value-type="float" office:value="40.999959" calcext:value-type="float">
            <text:p>40,999959</text:p>
          </table:table-cell>
          <table:table-cell table:number-columns-repeated="2"/>
          <table:table-cell office:value-type="float" office:value="6.87" calcext:value-type="float">
            <text:p>6,87</text:p>
          </table:table-cell>
          <table:table-cell table:formula="of:=([.I43]-4)*14.2857" office:value-type="float" office:value="40.999959" calcext:value-type="float">
            <text:p>40,999959</text:p>
          </table:table-cell>
        </table:table-row>
        <table:table-row table:style-name="ro1">
          <table:table-cell table:number-columns-repeated="4"/>
          <table:table-cell office:value-type="float" office:value="-5.06" calcext:value-type="float">
            <text:p>-5,06</text:p>
          </table:table-cell>
          <table:table-cell table:formula="of:=([.E44]+8)*14.2857" office:value-type="float" office:value="41.999958" calcext:value-type="float">
            <text:p>41,999958</text:p>
          </table:table-cell>
          <table:table-cell table:number-columns-repeated="2"/>
          <table:table-cell office:value-type="float" office:value="6.94" calcext:value-type="float">
            <text:p>6,94</text:p>
          </table:table-cell>
          <table:table-cell table:formula="of:=([.I44]-4)*14.2857" office:value-type="float" office:value="41.999958" calcext:value-type="float">
            <text:p>41,999958</text:p>
          </table:table-cell>
        </table:table-row>
        <table:table-row table:style-name="ro1">
          <table:table-cell table:number-columns-repeated="4"/>
          <table:table-cell office:value-type="float" office:value="-4.99" calcext:value-type="float">
            <text:p>-4,99</text:p>
          </table:table-cell>
          <table:table-cell table:formula="of:=([.E45]+8)*14.2857" office:value-type="float" office:value="42.999957" calcext:value-type="float">
            <text:p>42,999957</text:p>
          </table:table-cell>
          <table:table-cell table:number-columns-repeated="2"/>
          <table:table-cell office:value-type="float" office:value="7.01" calcext:value-type="float">
            <text:p>7,01</text:p>
          </table:table-cell>
          <table:table-cell table:formula="of:=([.I45]-4)*14.2857" office:value-type="float" office:value="42.999957" calcext:value-type="float">
            <text:p>42,999957</text:p>
          </table:table-cell>
        </table:table-row>
        <table:table-row table:style-name="ro1">
          <table:table-cell table:number-columns-repeated="4"/>
          <table:table-cell office:value-type="float" office:value="-4.92" calcext:value-type="float">
            <text:p>-4,92</text:p>
          </table:table-cell>
          <table:table-cell table:formula="of:=([.E46]+8)*14.2857" office:value-type="float" office:value="43.999956" calcext:value-type="float">
            <text:p>43,999956</text:p>
          </table:table-cell>
          <table:table-cell table:number-columns-repeated="2"/>
          <table:table-cell office:value-type="float" office:value="7.08" calcext:value-type="float">
            <text:p>7,08</text:p>
          </table:table-cell>
          <table:table-cell table:formula="of:=([.I46]-4)*14.2857" office:value-type="float" office:value="43.999956" calcext:value-type="float">
            <text:p>43,999956</text:p>
          </table:table-cell>
        </table:table-row>
        <table:table-row table:style-name="ro1">
          <table:table-cell table:number-columns-repeated="4"/>
          <table:table-cell office:value-type="float" office:value="-4.85" calcext:value-type="float">
            <text:p>-4,85</text:p>
          </table:table-cell>
          <table:table-cell table:formula="of:=([.E47]+8)*14.2857" office:value-type="float" office:value="44.999955" calcext:value-type="float">
            <text:p>44,999955</text:p>
          </table:table-cell>
          <table:table-cell table:number-columns-repeated="2"/>
          <table:table-cell office:value-type="float" office:value="7.15" calcext:value-type="float">
            <text:p>7,15</text:p>
          </table:table-cell>
          <table:table-cell table:formula="of:=([.I47]-4)*14.2857" office:value-type="float" office:value="44.999955" calcext:value-type="float">
            <text:p>44,999955</text:p>
          </table:table-cell>
        </table:table-row>
        <table:table-row table:style-name="ro1">
          <table:table-cell table:number-columns-repeated="4"/>
          <table:table-cell office:value-type="float" office:value="-4.78" calcext:value-type="float">
            <text:p>-4,78</text:p>
          </table:table-cell>
          <table:table-cell table:formula="of:=([.E48]+8)*14.2857" office:value-type="float" office:value="45.999954" calcext:value-type="float">
            <text:p>45,999954</text:p>
          </table:table-cell>
          <table:table-cell table:number-columns-repeated="2"/>
          <table:table-cell office:value-type="float" office:value="7.22" calcext:value-type="float">
            <text:p>7,22</text:p>
          </table:table-cell>
          <table:table-cell table:formula="of:=([.I48]-4)*14.2857" office:value-type="float" office:value="45.999954" calcext:value-type="float">
            <text:p>45,999954</text:p>
          </table:table-cell>
        </table:table-row>
        <table:table-row table:style-name="ro1">
          <table:table-cell table:number-columns-repeated="4"/>
          <table:table-cell office:value-type="float" office:value="-4.71" calcext:value-type="float">
            <text:p>-4,71</text:p>
          </table:table-cell>
          <table:table-cell table:formula="of:=([.E49]+8)*14.2857" office:value-type="float" office:value="46.999953" calcext:value-type="float">
            <text:p>46,999953</text:p>
          </table:table-cell>
          <table:table-cell table:number-columns-repeated="2"/>
          <table:table-cell office:value-type="float" office:value="7.29" calcext:value-type="float">
            <text:p>7,29</text:p>
          </table:table-cell>
          <table:table-cell table:formula="of:=([.I49]-4)*14.2857" office:value-type="float" office:value="46.999953" calcext:value-type="float">
            <text:p>46,999953</text:p>
          </table:table-cell>
        </table:table-row>
        <table:table-row table:style-name="ro1">
          <table:table-cell table:number-columns-repeated="4"/>
          <table:table-cell office:value-type="float" office:value="-4.64" calcext:value-type="float">
            <text:p>-4,64</text:p>
          </table:table-cell>
          <table:table-cell table:formula="of:=([.E50]+8)*14.2857" office:value-type="float" office:value="47.999952" calcext:value-type="float">
            <text:p>47,999952</text:p>
          </table:table-cell>
          <table:table-cell table:number-columns-repeated="2"/>
          <table:table-cell office:value-type="float" office:value="7.36" calcext:value-type="float">
            <text:p>7,36</text:p>
          </table:table-cell>
          <table:table-cell table:formula="of:=([.I50]-4)*14.2857" office:value-type="float" office:value="47.999952" calcext:value-type="float">
            <text:p>47,999952</text:p>
          </table:table-cell>
        </table:table-row>
        <table:table-row table:style-name="ro1">
          <table:table-cell table:number-columns-repeated="4"/>
          <table:table-cell office:value-type="float" office:value="-4.57" calcext:value-type="float">
            <text:p>-4,57</text:p>
          </table:table-cell>
          <table:table-cell table:formula="of:=([.E51]+8)*14.2857" office:value-type="float" office:value="48.999951" calcext:value-type="float">
            <text:p>48,999951</text:p>
          </table:table-cell>
          <table:table-cell table:number-columns-repeated="2"/>
          <table:table-cell office:value-type="float" office:value="7.43" calcext:value-type="float">
            <text:p>7,43</text:p>
          </table:table-cell>
          <table:table-cell table:formula="of:=([.I51]-4)*14.2857" office:value-type="float" office:value="48.999951" calcext:value-type="float">
            <text:p>48,999951</text:p>
          </table:table-cell>
        </table:table-row>
        <table:table-row table:style-name="ro1">
          <table:table-cell table:number-columns-repeated="4"/>
          <table:table-cell office:value-type="float" office:value="-4.5" calcext:value-type="float">
            <text:p>-4,5</text:p>
          </table:table-cell>
          <table:table-cell table:formula="of:=([.E52]+8)*14.2857" office:value-type="float" office:value="49.99995" calcext:value-type="float">
            <text:p>49,99995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table:formula="of:=([.I52]-4)*14.2857" office:value-type="float" office:value="49.99995" calcext:value-type="float">
            <text:p>49,99995</text:p>
          </table:table-cell>
        </table:table-row>
        <table:table-row table:style-name="ro1">
          <table:table-cell table:number-columns-repeated="4"/>
          <table:table-cell office:value-type="float" office:value="-4.43" calcext:value-type="float">
            <text:p>-4,43</text:p>
          </table:table-cell>
          <table:table-cell table:formula="of:=([.E53]+8)*14.2857" office:value-type="float" office:value="50.999949" calcext:value-type="float">
            <text:p>50,999949</text:p>
          </table:table-cell>
          <table:table-cell table:number-columns-repeated="2"/>
          <table:table-cell office:value-type="float" office:value="7.57" calcext:value-type="float">
            <text:p>7,57</text:p>
          </table:table-cell>
          <table:table-cell table:formula="of:=([.I53]-4)*14.2857" office:value-type="float" office:value="50.999949" calcext:value-type="float">
            <text:p>50,999949</text:p>
          </table:table-cell>
        </table:table-row>
        <table:table-row table:style-name="ro1">
          <table:table-cell table:number-columns-repeated="4"/>
          <table:table-cell office:value-type="float" office:value="-4.36" calcext:value-type="float">
            <text:p>-4,36</text:p>
          </table:table-cell>
          <table:table-cell table:formula="of:=([.E54]+8)*14.2857" office:value-type="float" office:value="51.999948" calcext:value-type="float">
            <text:p>51,999948</text:p>
          </table:table-cell>
          <table:table-cell table:number-columns-repeated="2"/>
          <table:table-cell office:value-type="float" office:value="7.64" calcext:value-type="float">
            <text:p>7,64</text:p>
          </table:table-cell>
          <table:table-cell table:formula="of:=([.I54]-4)*14.2857" office:value-type="float" office:value="51.999948" calcext:value-type="float">
            <text:p>51,999948</text:p>
          </table:table-cell>
        </table:table-row>
        <table:table-row table:style-name="ro1">
          <table:table-cell table:number-columns-repeated="4"/>
          <table:table-cell office:value-type="float" office:value="-4.29" calcext:value-type="float">
            <text:p>-4,29</text:p>
          </table:table-cell>
          <table:table-cell table:formula="of:=([.E55]+8)*14.2857" office:value-type="float" office:value="52.999947" calcext:value-type="float">
            <text:p>52,999947</text:p>
          </table:table-cell>
          <table:table-cell table:number-columns-repeated="2"/>
          <table:table-cell office:value-type="float" office:value="7.71" calcext:value-type="float">
            <text:p>7,71</text:p>
          </table:table-cell>
          <table:table-cell table:formula="of:=([.I55]-4)*14.2857" office:value-type="float" office:value="52.999947" calcext:value-type="float">
            <text:p>52,999947</text:p>
          </table:table-cell>
        </table:table-row>
        <table:table-row table:style-name="ro1">
          <table:table-cell table:number-columns-repeated="4"/>
          <table:table-cell office:value-type="float" office:value="-4.22" calcext:value-type="float">
            <text:p>-4,22</text:p>
          </table:table-cell>
          <table:table-cell table:formula="of:=([.E56]+8)*14.2857" office:value-type="float" office:value="53.999946" calcext:value-type="float">
            <text:p>53,999946</text:p>
          </table:table-cell>
          <table:table-cell table:number-columns-repeated="2"/>
          <table:table-cell office:value-type="float" office:value="7.78" calcext:value-type="float">
            <text:p>7,78</text:p>
          </table:table-cell>
          <table:table-cell table:formula="of:=([.I56]-4)*14.2857" office:value-type="float" office:value="53.999946" calcext:value-type="float">
            <text:p>53,999946</text:p>
          </table:table-cell>
        </table:table-row>
        <table:table-row table:style-name="ro1">
          <table:table-cell table:number-columns-repeated="4"/>
          <table:table-cell office:value-type="float" office:value="-4.15" calcext:value-type="float">
            <text:p>-4,15</text:p>
          </table:table-cell>
          <table:table-cell table:formula="of:=([.E57]+8)*14.2857" office:value-type="float" office:value="54.999945" calcext:value-type="float">
            <text:p>54,999945</text:p>
          </table:table-cell>
          <table:table-cell table:number-columns-repeated="2"/>
          <table:table-cell office:value-type="float" office:value="7.85" calcext:value-type="float">
            <text:p>7,85</text:p>
          </table:table-cell>
          <table:table-cell table:formula="of:=([.I57]-4)*14.2857" office:value-type="float" office:value="54.999945" calcext:value-type="float">
            <text:p>54,999945</text:p>
          </table:table-cell>
        </table:table-row>
        <table:table-row table:style-name="ro1">
          <table:table-cell table:number-columns-repeated="4"/>
          <table:table-cell office:value-type="float" office:value="-4.08" calcext:value-type="float">
            <text:p>-4,08</text:p>
          </table:table-cell>
          <table:table-cell table:formula="of:=([.E58]+8)*14.2857" office:value-type="float" office:value="55.999944" calcext:value-type="float">
            <text:p>55,999944</text:p>
          </table:table-cell>
          <table:table-cell table:number-columns-repeated="2"/>
          <table:table-cell office:value-type="float" office:value="7.92" calcext:value-type="float">
            <text:p>7,92</text:p>
          </table:table-cell>
          <table:table-cell table:formula="of:=([.I58]-4)*14.2857" office:value-type="float" office:value="55.999944" calcext:value-type="float">
            <text:p>55,999944</text:p>
          </table:table-cell>
        </table:table-row>
        <table:table-row table:style-name="ro1">
          <table:table-cell table:number-columns-repeated="4"/>
          <table:table-cell office:value-type="float" office:value="-4.01" calcext:value-type="float">
            <text:p>-4,01</text:p>
          </table:table-cell>
          <table:table-cell table:formula="of:=([.E59]+8)*14.2857" office:value-type="float" office:value="56.999943" calcext:value-type="float">
            <text:p>56,999943</text:p>
          </table:table-cell>
          <table:table-cell table:number-columns-repeated="2"/>
          <table:table-cell office:value-type="float" office:value="7.99" calcext:value-type="float">
            <text:p>7,99</text:p>
          </table:table-cell>
          <table:table-cell table:formula="of:=([.I59]-4)*14.2857" office:value-type="float" office:value="56.999943" calcext:value-type="float">
            <text:p>56,999943</text:p>
          </table:table-cell>
        </table:table-row>
        <table:table-row table:style-name="ro1">
          <table:table-cell table:number-columns-repeated="4"/>
          <table:table-cell office:value-type="float" office:value="-3.94" calcext:value-type="float">
            <text:p>-3,94</text:p>
          </table:table-cell>
          <table:table-cell table:formula="of:=([.E60]+8)*14.2857" office:value-type="float" office:value="57.999942" calcext:value-type="float">
            <text:p>57,999942</text:p>
          </table:table-cell>
          <table:table-cell table:number-columns-repeated="2"/>
          <table:table-cell office:value-type="float" office:value="8.06" calcext:value-type="float">
            <text:p>8,06</text:p>
          </table:table-cell>
          <table:table-cell table:formula="of:=([.I60]-4)*14.2857" office:value-type="float" office:value="57.999942" calcext:value-type="float">
            <text:p>57,999942</text:p>
          </table:table-cell>
        </table:table-row>
        <table:table-row table:style-name="ro1">
          <table:table-cell table:number-columns-repeated="4"/>
          <table:table-cell office:value-type="float" office:value="-3.87" calcext:value-type="float">
            <text:p>-3,87</text:p>
          </table:table-cell>
          <table:table-cell table:formula="of:=([.E61]+8)*14.2857" office:value-type="float" office:value="58.999941" calcext:value-type="float">
            <text:p>58,999941</text:p>
          </table:table-cell>
          <table:table-cell table:number-columns-repeated="2"/>
          <table:table-cell office:value-type="float" office:value="8.13" calcext:value-type="float">
            <text:p>8,13</text:p>
          </table:table-cell>
          <table:table-cell table:formula="of:=([.I61]-4)*14.2857" office:value-type="float" office:value="58.999941" calcext:value-type="float">
            <text:p>58,999941</text:p>
          </table:table-cell>
        </table:table-row>
        <table:table-row table:style-name="ro1">
          <table:table-cell table:number-columns-repeated="4"/>
          <table:table-cell office:value-type="float" office:value="-3.8" calcext:value-type="float">
            <text:p>-3,8</text:p>
          </table:table-cell>
          <table:table-cell table:formula="of:=([.E62]+8)*14.2857" office:value-type="float" office:value="59.99994" calcext:value-type="float">
            <text:p>59,99994</text:p>
          </table:table-cell>
          <table:table-cell table:number-columns-repeated="2"/>
          <table:table-cell office:value-type="float" office:value="8.2" calcext:value-type="float">
            <text:p>8,2</text:p>
          </table:table-cell>
          <table:table-cell table:formula="of:=([.I62]-4)*14.2857" office:value-type="float" office:value="59.99994" calcext:value-type="float">
            <text:p>59,99994</text:p>
          </table:table-cell>
        </table:table-row>
        <table:table-row table:style-name="ro1">
          <table:table-cell table:number-columns-repeated="4"/>
          <table:table-cell office:value-type="float" office:value="-3.73" calcext:value-type="float">
            <text:p>-3,73</text:p>
          </table:table-cell>
          <table:table-cell table:formula="of:=([.E63]+8)*14.2857" office:value-type="float" office:value="60.999939" calcext:value-type="float">
            <text:p>60,999939</text:p>
          </table:table-cell>
          <table:table-cell table:number-columns-repeated="2"/>
          <table:table-cell office:value-type="float" office:value="8.27" calcext:value-type="float">
            <text:p>8,27</text:p>
          </table:table-cell>
          <table:table-cell table:formula="of:=([.I63]-4)*14.2857" office:value-type="float" office:value="60.999939" calcext:value-type="float">
            <text:p>60,999939</text:p>
          </table:table-cell>
        </table:table-row>
        <table:table-row table:style-name="ro1">
          <table:table-cell table:number-columns-repeated="4"/>
          <table:table-cell office:value-type="float" office:value="-3.66" calcext:value-type="float">
            <text:p>-3,66</text:p>
          </table:table-cell>
          <table:table-cell table:formula="of:=([.E64]+8)*14.2857" office:value-type="float" office:value="61.999938" calcext:value-type="float">
            <text:p>61,999938</text:p>
          </table:table-cell>
          <table:table-cell table:number-columns-repeated="2"/>
          <table:table-cell office:value-type="float" office:value="8.34" calcext:value-type="float">
            <text:p>8,34</text:p>
          </table:table-cell>
          <table:table-cell table:formula="of:=([.I64]-4)*14.2857" office:value-type="float" office:value="61.999938" calcext:value-type="float">
            <text:p>61,999938</text:p>
          </table:table-cell>
        </table:table-row>
        <table:table-row table:style-name="ro1">
          <table:table-cell table:number-columns-repeated="4"/>
          <table:table-cell office:value-type="float" office:value="-3.59" calcext:value-type="float">
            <text:p>-3,59</text:p>
          </table:table-cell>
          <table:table-cell table:formula="of:=([.E65]+8)*14.2857" office:value-type="float" office:value="62.999937" calcext:value-type="float">
            <text:p>62,999937</text:p>
          </table:table-cell>
          <table:table-cell table:number-columns-repeated="2"/>
          <table:table-cell office:value-type="float" office:value="8.41" calcext:value-type="float">
            <text:p>8,41</text:p>
          </table:table-cell>
          <table:table-cell table:formula="of:=([.I65]-4)*14.2857" office:value-type="float" office:value="62.999937" calcext:value-type="float">
            <text:p>62,999937</text:p>
          </table:table-cell>
        </table:table-row>
        <table:table-row table:style-name="ro1">
          <table:table-cell table:number-columns-repeated="4"/>
          <table:table-cell office:value-type="float" office:value="-3.52" calcext:value-type="float">
            <text:p>-3,52</text:p>
          </table:table-cell>
          <table:table-cell table:formula="of:=([.E66]+8)*14.2857" office:value-type="float" office:value="63.999936" calcext:value-type="float">
            <text:p>63,999936</text:p>
          </table:table-cell>
          <table:table-cell table:number-columns-repeated="2"/>
          <table:table-cell office:value-type="float" office:value="8.48" calcext:value-type="float">
            <text:p>8,48</text:p>
          </table:table-cell>
          <table:table-cell table:formula="of:=([.I66]-4)*14.2857" office:value-type="float" office:value="63.999936" calcext:value-type="float">
            <text:p>63,999936</text:p>
          </table:table-cell>
        </table:table-row>
        <table:table-row table:style-name="ro1">
          <table:table-cell table:number-columns-repeated="4"/>
          <table:table-cell office:value-type="float" office:value="-3.45" calcext:value-type="float">
            <text:p>-3,45</text:p>
          </table:table-cell>
          <table:table-cell table:formula="of:=([.E67]+8)*14.2857" office:value-type="float" office:value="64.999935" calcext:value-type="float">
            <text:p>64,999935</text:p>
          </table:table-cell>
          <table:table-cell table:number-columns-repeated="2"/>
          <table:table-cell office:value-type="float" office:value="8.55" calcext:value-type="float">
            <text:p>8,55</text:p>
          </table:table-cell>
          <table:table-cell table:formula="of:=([.I67]-4)*14.2857" office:value-type="float" office:value="64.999935" calcext:value-type="float">
            <text:p>64,999935</text:p>
          </table:table-cell>
        </table:table-row>
        <table:table-row table:style-name="ro1">
          <table:table-cell table:number-columns-repeated="4"/>
          <table:table-cell office:value-type="float" office:value="-3.38" calcext:value-type="float">
            <text:p>-3,38</text:p>
          </table:table-cell>
          <table:table-cell table:formula="of:=([.E68]+8)*14.2857" office:value-type="float" office:value="65.999934" calcext:value-type="float">
            <text:p>65,999934</text:p>
          </table:table-cell>
          <table:table-cell table:number-columns-repeated="2"/>
          <table:table-cell office:value-type="float" office:value="8.62" calcext:value-type="float">
            <text:p>8,62</text:p>
          </table:table-cell>
          <table:table-cell table:formula="of:=([.I68]-4)*14.2857" office:value-type="float" office:value="65.999934" calcext:value-type="float">
            <text:p>65,999934</text:p>
          </table:table-cell>
        </table:table-row>
        <table:table-row table:style-name="ro1">
          <table:table-cell table:number-columns-repeated="4"/>
          <table:table-cell office:value-type="float" office:value="-3.31" calcext:value-type="float">
            <text:p>-3,31</text:p>
          </table:table-cell>
          <table:table-cell table:formula="of:=([.E69]+8)*14.2857" office:value-type="float" office:value="66.999933" calcext:value-type="float">
            <text:p>66,999933</text:p>
          </table:table-cell>
          <table:table-cell table:number-columns-repeated="2"/>
          <table:table-cell office:value-type="float" office:value="8.69" calcext:value-type="float">
            <text:p>8,69</text:p>
          </table:table-cell>
          <table:table-cell table:formula="of:=([.I69]-4)*14.2857" office:value-type="float" office:value="66.999933" calcext:value-type="float">
            <text:p>66,999933</text:p>
          </table:table-cell>
        </table:table-row>
        <table:table-row table:style-name="ro1">
          <table:table-cell table:number-columns-repeated="4"/>
          <table:table-cell office:value-type="float" office:value="-3.24" calcext:value-type="float">
            <text:p>-3,24</text:p>
          </table:table-cell>
          <table:table-cell table:formula="of:=([.E70]+8)*14.2857" office:value-type="float" office:value="67.999932" calcext:value-type="float">
            <text:p>67,999932</text:p>
          </table:table-cell>
          <table:table-cell table:number-columns-repeated="2"/>
          <table:table-cell office:value-type="float" office:value="8.76" calcext:value-type="float">
            <text:p>8,76</text:p>
          </table:table-cell>
          <table:table-cell table:formula="of:=([.I70]-4)*14.2857" office:value-type="float" office:value="67.999932" calcext:value-type="float">
            <text:p>67,999932</text:p>
          </table:table-cell>
        </table:table-row>
        <table:table-row table:style-name="ro1">
          <table:table-cell table:number-columns-repeated="4"/>
          <table:table-cell office:value-type="float" office:value="-3.17" calcext:value-type="float">
            <text:p>-3,17</text:p>
          </table:table-cell>
          <table:table-cell table:formula="of:=([.E71]+8)*14.2857" office:value-type="float" office:value="68.999931" calcext:value-type="float">
            <text:p>68,999931</text:p>
          </table:table-cell>
          <table:table-cell table:number-columns-repeated="2"/>
          <table:table-cell office:value-type="float" office:value="8.83" calcext:value-type="float">
            <text:p>8,83</text:p>
          </table:table-cell>
          <table:table-cell table:formula="of:=([.I71]-4)*14.2857" office:value-type="float" office:value="68.999931" calcext:value-type="float">
            <text:p>68,999931</text:p>
          </table:table-cell>
        </table:table-row>
        <table:table-row table:style-name="ro1">
          <table:table-cell table:number-columns-repeated="4"/>
          <table:table-cell office:value-type="float" office:value="-3.1" calcext:value-type="float">
            <text:p>-3,1</text:p>
          </table:table-cell>
          <table:table-cell table:formula="of:=([.E72]+8)*14.2857" office:value-type="float" office:value="69.99993" calcext:value-type="float">
            <text:p>69,99993</text:p>
          </table:table-cell>
          <table:table-cell table:number-columns-repeated="2"/>
          <table:table-cell office:value-type="float" office:value="8.9" calcext:value-type="float">
            <text:p>8,9</text:p>
          </table:table-cell>
          <table:table-cell table:formula="of:=([.I72]-4)*14.2857" office:value-type="float" office:value="69.99993" calcext:value-type="float">
            <text:p>69,99993</text:p>
          </table:table-cell>
        </table:table-row>
        <table:table-row table:style-name="ro1">
          <table:table-cell table:number-columns-repeated="4"/>
          <table:table-cell office:value-type="float" office:value="-3.03" calcext:value-type="float">
            <text:p>-3,03</text:p>
          </table:table-cell>
          <table:table-cell table:formula="of:=([.E73]+8)*14.2857" office:value-type="float" office:value="70.999929" calcext:value-type="float">
            <text:p>70,999929</text:p>
          </table:table-cell>
          <table:table-cell table:number-columns-repeated="2"/>
          <table:table-cell office:value-type="float" office:value="8.97" calcext:value-type="float">
            <text:p>8,97</text:p>
          </table:table-cell>
          <table:table-cell table:formula="of:=([.I73]-4)*14.2857" office:value-type="float" office:value="70.999929" calcext:value-type="float">
            <text:p>70,999929</text:p>
          </table:table-cell>
        </table:table-row>
        <table:table-row table:style-name="ro1">
          <table:table-cell table:number-columns-repeated="4"/>
          <table:table-cell office:value-type="float" office:value="-2.96" calcext:value-type="float">
            <text:p>-2,96</text:p>
          </table:table-cell>
          <table:table-cell table:formula="of:=([.E74]+8)*14.2857" office:value-type="float" office:value="71.999928" calcext:value-type="float">
            <text:p>71,999928</text:p>
          </table:table-cell>
          <table:table-cell table:number-columns-repeated="2"/>
          <table:table-cell office:value-type="float" office:value="9.04" calcext:value-type="float">
            <text:p>9,04</text:p>
          </table:table-cell>
          <table:table-cell table:formula="of:=([.I74]-4)*14.2857" office:value-type="float" office:value="71.999928" calcext:value-type="float">
            <text:p>71,999928</text:p>
          </table:table-cell>
        </table:table-row>
        <table:table-row table:style-name="ro1">
          <table:table-cell table:number-columns-repeated="4"/>
          <table:table-cell office:value-type="float" office:value="-2.89" calcext:value-type="float">
            <text:p>-2,89</text:p>
          </table:table-cell>
          <table:table-cell table:formula="of:=([.E75]+8)*14.2857" office:value-type="float" office:value="72.999927" calcext:value-type="float">
            <text:p>72,999927</text:p>
          </table:table-cell>
          <table:table-cell table:number-columns-repeated="2"/>
          <table:table-cell office:value-type="float" office:value="9.11" calcext:value-type="float">
            <text:p>9,11</text:p>
          </table:table-cell>
          <table:table-cell table:formula="of:=([.I75]-4)*14.2857" office:value-type="float" office:value="72.999927" calcext:value-type="float">
            <text:p>72,999927</text:p>
          </table:table-cell>
        </table:table-row>
        <table:table-row table:style-name="ro1">
          <table:table-cell table:number-columns-repeated="4"/>
          <table:table-cell office:value-type="float" office:value="-2.82" calcext:value-type="float">
            <text:p>-2,82</text:p>
          </table:table-cell>
          <table:table-cell table:formula="of:=([.E76]+8)*14.2857" office:value-type="float" office:value="73.999926" calcext:value-type="float">
            <text:p>73,999926</text:p>
          </table:table-cell>
          <table:table-cell table:number-columns-repeated="2"/>
          <table:table-cell office:value-type="float" office:value="9.18" calcext:value-type="float">
            <text:p>9,18</text:p>
          </table:table-cell>
          <table:table-cell table:formula="of:=([.I76]-4)*14.2857" office:value-type="float" office:value="73.999926" calcext:value-type="float">
            <text:p>73,999926</text:p>
          </table:table-cell>
        </table:table-row>
        <table:table-row table:style-name="ro1">
          <table:table-cell table:number-columns-repeated="4"/>
          <table:table-cell office:value-type="float" office:value="-2.75" calcext:value-type="float">
            <text:p>-2,75</text:p>
          </table:table-cell>
          <table:table-cell table:formula="of:=([.E77]+8)*14.2857" office:value-type="float" office:value="74.999925" calcext:value-type="float">
            <text:p>74,999925</text:p>
          </table:table-cell>
          <table:table-cell table:number-columns-repeated="2"/>
          <table:table-cell office:value-type="float" office:value="9.25" calcext:value-type="float">
            <text:p>9,25</text:p>
          </table:table-cell>
          <table:table-cell table:formula="of:=([.I77]-4)*14.2857" office:value-type="float" office:value="74.999925" calcext:value-type="float">
            <text:p>74,999925</text:p>
          </table:table-cell>
        </table:table-row>
        <table:table-row table:style-name="ro1">
          <table:table-cell table:number-columns-repeated="4"/>
          <table:table-cell office:value-type="float" office:value="-2.68" calcext:value-type="float">
            <text:p>-2,68</text:p>
          </table:table-cell>
          <table:table-cell table:formula="of:=([.E78]+8)*14.2857" office:value-type="float" office:value="75.999924" calcext:value-type="float">
            <text:p>75,999924</text:p>
          </table:table-cell>
          <table:table-cell table:number-columns-repeated="2"/>
          <table:table-cell office:value-type="float" office:value="9.32" calcext:value-type="float">
            <text:p>9,32</text:p>
          </table:table-cell>
          <table:table-cell table:formula="of:=([.I78]-4)*14.2857" office:value-type="float" office:value="75.999924" calcext:value-type="float">
            <text:p>75,999924</text:p>
          </table:table-cell>
        </table:table-row>
        <table:table-row table:style-name="ro1">
          <table:table-cell table:number-columns-repeated="4"/>
          <table:table-cell office:value-type="float" office:value="-2.61" calcext:value-type="float">
            <text:p>-2,61</text:p>
          </table:table-cell>
          <table:table-cell table:formula="of:=([.E79]+8)*14.2857" office:value-type="float" office:value="76.999923" calcext:value-type="float">
            <text:p>76,999923</text:p>
          </table:table-cell>
          <table:table-cell table:number-columns-repeated="2"/>
          <table:table-cell office:value-type="float" office:value="9.39" calcext:value-type="float">
            <text:p>9,39</text:p>
          </table:table-cell>
          <table:table-cell table:formula="of:=([.I79]-4)*14.2857" office:value-type="float" office:value="76.999923" calcext:value-type="float">
            <text:p>76,999923</text:p>
          </table:table-cell>
        </table:table-row>
        <table:table-row table:style-name="ro1">
          <table:table-cell table:number-columns-repeated="4"/>
          <table:table-cell office:value-type="float" office:value="-2.54" calcext:value-type="float">
            <text:p>-2,54</text:p>
          </table:table-cell>
          <table:table-cell table:formula="of:=([.E80]+8)*14.2857" office:value-type="float" office:value="77.999922" calcext:value-type="float">
            <text:p>77,999922</text:p>
          </table:table-cell>
          <table:table-cell table:number-columns-repeated="2"/>
          <table:table-cell office:value-type="float" office:value="9.46" calcext:value-type="float">
            <text:p>9,46</text:p>
          </table:table-cell>
          <table:table-cell table:formula="of:=([.I80]-4)*14.2857" office:value-type="float" office:value="77.999922" calcext:value-type="float">
            <text:p>77,999922</text:p>
          </table:table-cell>
        </table:table-row>
        <table:table-row table:style-name="ro1">
          <table:table-cell table:number-columns-repeated="4"/>
          <table:table-cell office:value-type="float" office:value="-2.47" calcext:value-type="float">
            <text:p>-2,47</text:p>
          </table:table-cell>
          <table:table-cell table:formula="of:=([.E81]+8)*14.2857" office:value-type="float" office:value="78.999921" calcext:value-type="float">
            <text:p>78,999921</text:p>
          </table:table-cell>
          <table:table-cell table:number-columns-repeated="2"/>
          <table:table-cell office:value-type="float" office:value="9.53" calcext:value-type="float">
            <text:p>9,53</text:p>
          </table:table-cell>
          <table:table-cell table:formula="of:=([.I81]-4)*14.2857" office:value-type="float" office:value="78.999921" calcext:value-type="float">
            <text:p>78,999921</text:p>
          </table:table-cell>
        </table:table-row>
        <table:table-row table:style-name="ro1">
          <table:table-cell table:number-columns-repeated="4"/>
          <table:table-cell office:value-type="float" office:value="-2.4" calcext:value-type="float">
            <text:p>-2,4</text:p>
          </table:table-cell>
          <table:table-cell table:formula="of:=([.E82]+8)*14.2857" office:value-type="float" office:value="79.99992" calcext:value-type="float">
            <text:p>79,99992</text:p>
          </table:table-cell>
          <table:table-cell table:number-columns-repeated="2"/>
          <table:table-cell office:value-type="float" office:value="9.6" calcext:value-type="float">
            <text:p>9,6</text:p>
          </table:table-cell>
          <table:table-cell table:formula="of:=([.I82]-4)*14.2857" office:value-type="float" office:value="79.99992" calcext:value-type="float">
            <text:p>79,99992</text:p>
          </table:table-cell>
        </table:table-row>
        <table:table-row table:style-name="ro1">
          <table:table-cell table:number-columns-repeated="4"/>
          <table:table-cell office:value-type="float" office:value="-2.33" calcext:value-type="float">
            <text:p>-2,33</text:p>
          </table:table-cell>
          <table:table-cell table:formula="of:=([.E83]+8)*14.2857" office:value-type="float" office:value="80.999919" calcext:value-type="float">
            <text:p>80,999919</text:p>
          </table:table-cell>
          <table:table-cell table:number-columns-repeated="2"/>
          <table:table-cell office:value-type="float" office:value="9.67" calcext:value-type="float">
            <text:p>9,67</text:p>
          </table:table-cell>
          <table:table-cell table:formula="of:=([.I83]-4)*14.2857" office:value-type="float" office:value="80.999919" calcext:value-type="float">
            <text:p>80,999919</text:p>
          </table:table-cell>
        </table:table-row>
        <table:table-row table:style-name="ro1">
          <table:table-cell table:number-columns-repeated="4"/>
          <table:table-cell office:value-type="float" office:value="-2.26" calcext:value-type="float">
            <text:p>-2,26</text:p>
          </table:table-cell>
          <table:table-cell table:formula="of:=([.E84]+8)*14.2857" office:value-type="float" office:value="81.999918" calcext:value-type="float">
            <text:p>81,999918</text:p>
          </table:table-cell>
          <table:table-cell table:number-columns-repeated="2"/>
          <table:table-cell office:value-type="float" office:value="9.74" calcext:value-type="float">
            <text:p>9,74</text:p>
          </table:table-cell>
          <table:table-cell table:formula="of:=([.I84]-4)*14.2857" office:value-type="float" office:value="81.999918" calcext:value-type="float">
            <text:p>81,999918</text:p>
          </table:table-cell>
        </table:table-row>
        <table:table-row table:style-name="ro1">
          <table:table-cell table:number-columns-repeated="4"/>
          <table:table-cell office:value-type="float" office:value="-2.19" calcext:value-type="float">
            <text:p>-2,19</text:p>
          </table:table-cell>
          <table:table-cell table:formula="of:=([.E85]+8)*14.2857" office:value-type="float" office:value="82.999917" calcext:value-type="float">
            <text:p>82,999917</text:p>
          </table:table-cell>
          <table:table-cell table:number-columns-repeated="2"/>
          <table:table-cell office:value-type="float" office:value="9.81" calcext:value-type="float">
            <text:p>9,81</text:p>
          </table:table-cell>
          <table:table-cell table:formula="of:=([.I85]-4)*14.2857" office:value-type="float" office:value="82.999917" calcext:value-type="float">
            <text:p>82,999917</text:p>
          </table:table-cell>
        </table:table-row>
        <table:table-row table:style-name="ro1">
          <table:table-cell table:number-columns-repeated="4"/>
          <table:table-cell office:value-type="float" office:value="-2.12" calcext:value-type="float">
            <text:p>-2,12</text:p>
          </table:table-cell>
          <table:table-cell table:formula="of:=([.E86]+8)*14.2857" office:value-type="float" office:value="83.999916" calcext:value-type="float">
            <text:p>83,999916</text:p>
          </table:table-cell>
          <table:table-cell table:number-columns-repeated="2"/>
          <table:table-cell office:value-type="float" office:value="9.88" calcext:value-type="float">
            <text:p>9,88</text:p>
          </table:table-cell>
          <table:table-cell table:formula="of:=([.I86]-4)*14.2857" office:value-type="float" office:value="83.999916" calcext:value-type="float">
            <text:p>83,999916</text:p>
          </table:table-cell>
        </table:table-row>
        <table:table-row table:style-name="ro1">
          <table:table-cell table:number-columns-repeated="4"/>
          <table:table-cell office:value-type="float" office:value="-2.05" calcext:value-type="float">
            <text:p>-2,05</text:p>
          </table:table-cell>
          <table:table-cell table:formula="of:=([.E87]+8)*14.2857" office:value-type="float" office:value="84.999915" calcext:value-type="float">
            <text:p>84,999915</text:p>
          </table:table-cell>
          <table:table-cell table:number-columns-repeated="2"/>
          <table:table-cell office:value-type="float" office:value="9.95" calcext:value-type="float">
            <text:p>9,95</text:p>
          </table:table-cell>
          <table:table-cell table:formula="of:=([.I87]-4)*14.2857" office:value-type="float" office:value="84.999915" calcext:value-type="float">
            <text:p>84,999915</text:p>
          </table:table-cell>
        </table:table-row>
        <table:table-row table:style-name="ro1">
          <table:table-cell table:number-columns-repeated="4"/>
          <table:table-cell office:value-type="float" office:value="-1.98" calcext:value-type="float">
            <text:p>-1,98</text:p>
          </table:table-cell>
          <table:table-cell table:formula="of:=([.E88]+8)*14.2857" office:value-type="float" office:value="85.999914" calcext:value-type="float">
            <text:p>85,999914</text:p>
          </table:table-cell>
          <table:table-cell table:number-columns-repeated="2"/>
          <table:table-cell office:value-type="float" office:value="10.02" calcext:value-type="float">
            <text:p>10,02</text:p>
          </table:table-cell>
          <table:table-cell table:formula="of:=([.I88]-4)*14.2857" office:value-type="float" office:value="85.999914" calcext:value-type="float">
            <text:p>85,999914</text:p>
          </table:table-cell>
        </table:table-row>
        <table:table-row table:style-name="ro1">
          <table:table-cell table:number-columns-repeated="4"/>
          <table:table-cell office:value-type="float" office:value="-1.91" calcext:value-type="float">
            <text:p>-1,91</text:p>
          </table:table-cell>
          <table:table-cell table:formula="of:=([.E89]+8)*14.2857" office:value-type="float" office:value="86.999913" calcext:value-type="float">
            <text:p>86,999913</text:p>
          </table:table-cell>
          <table:table-cell table:number-columns-repeated="2"/>
          <table:table-cell office:value-type="float" office:value="10.09" calcext:value-type="float">
            <text:p>10,09</text:p>
          </table:table-cell>
          <table:table-cell table:formula="of:=([.I89]-4)*14.2857" office:value-type="float" office:value="86.999913" calcext:value-type="float">
            <text:p>86,999913</text:p>
          </table:table-cell>
        </table:table-row>
        <table:table-row table:style-name="ro1">
          <table:table-cell table:number-columns-repeated="4"/>
          <table:table-cell office:value-type="float" office:value="-1.84" calcext:value-type="float">
            <text:p>-1,84</text:p>
          </table:table-cell>
          <table:table-cell table:formula="of:=([.E90]+8)*14.2857" office:value-type="float" office:value="87.999912" calcext:value-type="float">
            <text:p>87,999912</text:p>
          </table:table-cell>
          <table:table-cell table:number-columns-repeated="2"/>
          <table:table-cell office:value-type="float" office:value="10.16" calcext:value-type="float">
            <text:p>10,16</text:p>
          </table:table-cell>
          <table:table-cell table:formula="of:=([.I90]-4)*14.2857" office:value-type="float" office:value="87.999912" calcext:value-type="float">
            <text:p>87,999912</text:p>
          </table:table-cell>
        </table:table-row>
        <table:table-row table:style-name="ro1">
          <table:table-cell table:number-columns-repeated="4"/>
          <table:table-cell office:value-type="float" office:value="-1.77" calcext:value-type="float">
            <text:p>-1,77</text:p>
          </table:table-cell>
          <table:table-cell table:formula="of:=([.E91]+8)*14.2857" office:value-type="float" office:value="88.999911" calcext:value-type="float">
            <text:p>88,999911</text:p>
          </table:table-cell>
          <table:table-cell table:number-columns-repeated="2"/>
          <table:table-cell office:value-type="float" office:value="10.23" calcext:value-type="float">
            <text:p>10,23</text:p>
          </table:table-cell>
          <table:table-cell table:formula="of:=([.I91]-4)*14.2857" office:value-type="float" office:value="88.999911" calcext:value-type="float">
            <text:p>88,999911</text:p>
          </table:table-cell>
        </table:table-row>
        <table:table-row table:style-name="ro1">
          <table:table-cell table:number-columns-repeated="4"/>
          <table:table-cell office:value-type="float" office:value="-1.7" calcext:value-type="float">
            <text:p>-1,7</text:p>
          </table:table-cell>
          <table:table-cell table:formula="of:=([.E92]+8)*14.2857" office:value-type="float" office:value="89.99991" calcext:value-type="float">
            <text:p>89,99991</text:p>
          </table:table-cell>
          <table:table-cell table:number-columns-repeated="2"/>
          <table:table-cell office:value-type="float" office:value="10.3" calcext:value-type="float">
            <text:p>10,3</text:p>
          </table:table-cell>
          <table:table-cell table:formula="of:=([.I92]-4)*14.2857" office:value-type="float" office:value="89.99991" calcext:value-type="float">
            <text:p>89,99991</text:p>
          </table:table-cell>
        </table:table-row>
        <table:table-row table:style-name="ro1">
          <table:table-cell table:number-columns-repeated="4"/>
          <table:table-cell office:value-type="float" office:value="-1.63" calcext:value-type="float">
            <text:p>-1,63</text:p>
          </table:table-cell>
          <table:table-cell table:formula="of:=([.E93]+8)*14.2857" office:value-type="float" office:value="90.999909" calcext:value-type="float">
            <text:p>90,999909</text:p>
          </table:table-cell>
          <table:table-cell table:number-columns-repeated="2"/>
          <table:table-cell office:value-type="float" office:value="10.37" calcext:value-type="float">
            <text:p>10,37</text:p>
          </table:table-cell>
          <table:table-cell table:formula="of:=([.I93]-4)*14.2857" office:value-type="float" office:value="90.999909" calcext:value-type="float">
            <text:p>90,999909</text:p>
          </table:table-cell>
        </table:table-row>
        <table:table-row table:style-name="ro1">
          <table:table-cell table:number-columns-repeated="4"/>
          <table:table-cell office:value-type="float" office:value="-1.56" calcext:value-type="float">
            <text:p>-1,56</text:p>
          </table:table-cell>
          <table:table-cell table:formula="of:=([.E94]+8)*14.2857" office:value-type="float" office:value="91.999908" calcext:value-type="float">
            <text:p>91,999908</text:p>
          </table:table-cell>
          <table:table-cell table:number-columns-repeated="2"/>
          <table:table-cell office:value-type="float" office:value="10.44" calcext:value-type="float">
            <text:p>10,44</text:p>
          </table:table-cell>
          <table:table-cell table:formula="of:=([.I94]-4)*14.2857" office:value-type="float" office:value="91.999908" calcext:value-type="float">
            <text:p>91,999908</text:p>
          </table:table-cell>
        </table:table-row>
        <table:table-row table:style-name="ro1">
          <table:table-cell table:number-columns-repeated="4"/>
          <table:table-cell office:value-type="float" office:value="-1.49" calcext:value-type="float">
            <text:p>-1,49</text:p>
          </table:table-cell>
          <table:table-cell table:formula="of:=([.E95]+8)*14.2857" office:value-type="float" office:value="92.999907" calcext:value-type="float">
            <text:p>92,999907</text:p>
          </table:table-cell>
          <table:table-cell table:number-columns-repeated="2"/>
          <table:table-cell office:value-type="float" office:value="10.51" calcext:value-type="float">
            <text:p>10,51</text:p>
          </table:table-cell>
          <table:table-cell table:formula="of:=([.I95]-4)*14.2857" office:value-type="float" office:value="92.999907" calcext:value-type="float">
            <text:p>92,999907</text:p>
          </table:table-cell>
        </table:table-row>
        <table:table-row table:style-name="ro1">
          <table:table-cell table:number-columns-repeated="4"/>
          <table:table-cell office:value-type="float" office:value="-1.42" calcext:value-type="float">
            <text:p>-1,42</text:p>
          </table:table-cell>
          <table:table-cell table:formula="of:=([.E96]+8)*14.2857" office:value-type="float" office:value="93.999906" calcext:value-type="float">
            <text:p>93,999906</text:p>
          </table:table-cell>
          <table:table-cell table:number-columns-repeated="2"/>
          <table:table-cell office:value-type="float" office:value="10.58" calcext:value-type="float">
            <text:p>10,58</text:p>
          </table:table-cell>
          <table:table-cell table:formula="of:=([.I96]-4)*14.2857" office:value-type="float" office:value="93.999906" calcext:value-type="float">
            <text:p>93,999906</text:p>
          </table:table-cell>
        </table:table-row>
        <table:table-row table:style-name="ro1">
          <table:table-cell table:number-columns-repeated="4"/>
          <table:table-cell office:value-type="float" office:value="-1.35" calcext:value-type="float">
            <text:p>-1,35</text:p>
          </table:table-cell>
          <table:table-cell table:formula="of:=([.E97]+8)*14.2857" office:value-type="float" office:value="94.999905" calcext:value-type="float">
            <text:p>94,999905</text:p>
          </table:table-cell>
          <table:table-cell table:number-columns-repeated="2"/>
          <table:table-cell office:value-type="float" office:value="10.65" calcext:value-type="float">
            <text:p>10,65</text:p>
          </table:table-cell>
          <table:table-cell table:formula="of:=([.I97]-4)*14.2857" office:value-type="float" office:value="94.999905" calcext:value-type="float">
            <text:p>94,999905</text:p>
          </table:table-cell>
        </table:table-row>
        <table:table-row table:style-name="ro1">
          <table:table-cell table:number-columns-repeated="4"/>
          <table:table-cell office:value-type="float" office:value="-1.28" calcext:value-type="float">
            <text:p>-1,28</text:p>
          </table:table-cell>
          <table:table-cell table:formula="of:=([.E98]+8)*14.2857" office:value-type="float" office:value="95.999904" calcext:value-type="float">
            <text:p>95,999904</text:p>
          </table:table-cell>
          <table:table-cell table:number-columns-repeated="2"/>
          <table:table-cell office:value-type="float" office:value="10.72" calcext:value-type="float">
            <text:p>10,72</text:p>
          </table:table-cell>
          <table:table-cell table:formula="of:=([.I98]-4)*14.2857" office:value-type="float" office:value="95.999904" calcext:value-type="float">
            <text:p>95,999904</text:p>
          </table:table-cell>
        </table:table-row>
        <table:table-row table:style-name="ro1">
          <table:table-cell table:number-columns-repeated="4"/>
          <table:table-cell office:value-type="float" office:value="-1.21" calcext:value-type="float">
            <text:p>-1,21</text:p>
          </table:table-cell>
          <table:table-cell table:formula="of:=([.E99]+8)*14.2857" office:value-type="float" office:value="96.999903" calcext:value-type="float">
            <text:p>96,999903</text:p>
          </table:table-cell>
          <table:table-cell table:number-columns-repeated="2"/>
          <table:table-cell office:value-type="float" office:value="10.79" calcext:value-type="float">
            <text:p>10,79</text:p>
          </table:table-cell>
          <table:table-cell table:formula="of:=([.I99]-4)*14.2857" office:value-type="float" office:value="96.999903" calcext:value-type="float">
            <text:p>96,999903</text:p>
          </table:table-cell>
        </table:table-row>
        <table:table-row table:style-name="ro1">
          <table:table-cell table:number-columns-repeated="4"/>
          <table:table-cell office:value-type="float" office:value="-1.14" calcext:value-type="float">
            <text:p>-1,14</text:p>
          </table:table-cell>
          <table:table-cell table:formula="of:=([.E100]+8)*14.2857" office:value-type="float" office:value="97.999902" calcext:value-type="float">
            <text:p>97,999902</text:p>
          </table:table-cell>
          <table:table-cell table:number-columns-repeated="2"/>
          <table:table-cell office:value-type="float" office:value="10.86" calcext:value-type="float">
            <text:p>10,86</text:p>
          </table:table-cell>
          <table:table-cell table:formula="of:=([.I100]-4)*14.2857" office:value-type="float" office:value="97.999902" calcext:value-type="float">
            <text:p>97,999902</text:p>
          </table:table-cell>
        </table:table-row>
        <table:table-row table:style-name="ro1">
          <table:table-cell table:number-columns-repeated="4"/>
          <table:table-cell office:value-type="float" office:value="-1.07" calcext:value-type="float">
            <text:p>-1,07</text:p>
          </table:table-cell>
          <table:table-cell table:formula="of:=([.E101]+8)*14.2857" office:value-type="float" office:value="98.999901" calcext:value-type="float">
            <text:p>98,999901</text:p>
          </table:table-cell>
          <table:table-cell table:number-columns-repeated="2"/>
          <table:table-cell office:value-type="float" office:value="10.93" calcext:value-type="float">
            <text:p>10,93</text:p>
          </table:table-cell>
          <table:table-cell table:formula="of:=([.I101]-4)*14.2857" office:value-type="float" office:value="98.999901" calcext:value-type="float">
            <text:p>98,999901</text:p>
          </table:table-cell>
        </table:table-row>
        <table:table-row table:style-name="ro1">
          <table:table-cell table:number-columns-repeated="4"/>
          <table:table-cell office:value-type="float" office:value="-0.999999999999999" calcext:value-type="float">
            <text:p>-1</text:p>
          </table:table-cell>
          <table:table-cell table:formula="of:=([.E102]+8)*14.2857" office:value-type="float" office:value="99.9999" calcext:value-type="float">
            <text:p>99,999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([.I102]-4)*14.2857" office:value-type="float" office:value="99.9999" calcext:value-type="float">
            <text:p>99,9999</text:p>
          </table:table-cell>
        </table:table-row>
        <table:table-row table:style-name="ro1">
          <table:table-cell table:number-columns-repeated="4"/>
          <table:table-cell office:value-type="float" office:value="-0.93" calcext:value-type="float">
            <text:p>-0,93</text:p>
          </table:table-cell>
          <table:table-cell table:formula="of:=([.E103]+8)*14.2857" office:value-type="float" office:value="100.999899" calcext:value-type="float">
            <text:p>100,999899</text:p>
          </table:table-cell>
          <table:table-cell table:number-columns-repeated="2"/>
          <table:table-cell office:value-type="float" office:value="11.07" calcext:value-type="float">
            <text:p>11,07</text:p>
          </table:table-cell>
          <table:table-cell table:formula="of:=([.I103]-4)*14.2857" office:value-type="float" office:value="100.999899" calcext:value-type="float">
            <text:p>100,999899</text:p>
          </table:table-cell>
        </table:table-row>
        <table:table-row table:style-name="ro1">
          <table:table-cell table:number-columns-repeated="4"/>
          <table:table-cell office:value-type="float" office:value="-0.859999999999999" calcext:value-type="float">
            <text:p>-0,86</text:p>
          </table:table-cell>
          <table:table-cell table:formula="of:=([.E104]+8)*14.2857" office:value-type="float" office:value="101.999898" calcext:value-type="float">
            <text:p>101,999898</text:p>
          </table:table-cell>
          <table:table-cell table:number-columns-repeated="2"/>
          <table:table-cell office:value-type="float" office:value="11.14" calcext:value-type="float">
            <text:p>11,14</text:p>
          </table:table-cell>
          <table:table-cell table:formula="of:=([.I104]-4)*14.2857" office:value-type="float" office:value="101.999898" calcext:value-type="float">
            <text:p>101,999898</text:p>
          </table:table-cell>
        </table:table-row>
        <table:table-row table:style-name="ro1">
          <table:table-cell table:number-columns-repeated="4"/>
          <table:table-cell office:value-type="float" office:value="-0.789999999999999" calcext:value-type="float">
            <text:p>-0,79</text:p>
          </table:table-cell>
          <table:table-cell table:formula="of:=([.E105]+8)*14.2857" office:value-type="float" office:value="102.999897" calcext:value-type="float">
            <text:p>102,999897</text:p>
          </table:table-cell>
          <table:table-cell table:number-columns-repeated="2"/>
          <table:table-cell office:value-type="float" office:value="11.21" calcext:value-type="float">
            <text:p>11,21</text:p>
          </table:table-cell>
          <table:table-cell table:formula="of:=([.I105]-4)*14.2857" office:value-type="float" office:value="102.999897" calcext:value-type="float">
            <text:p>102,999897</text:p>
          </table:table-cell>
        </table:table-row>
        <table:table-row table:style-name="ro1">
          <table:table-cell table:number-columns-repeated="4"/>
          <table:table-cell office:value-type="float" office:value="-0.719999999999999" calcext:value-type="float">
            <text:p>-0,72</text:p>
          </table:table-cell>
          <table:table-cell table:formula="of:=([.E106]+8)*14.2857" office:value-type="float" office:value="103.999896" calcext:value-type="float">
            <text:p>103,999896</text:p>
          </table:table-cell>
          <table:table-cell table:number-columns-repeated="2"/>
          <table:table-cell office:value-type="float" office:value="11.28" calcext:value-type="float">
            <text:p>11,28</text:p>
          </table:table-cell>
          <table:table-cell table:formula="of:=([.I106]-4)*14.2857" office:value-type="float" office:value="103.999896" calcext:value-type="float">
            <text:p>103,999896</text:p>
          </table:table-cell>
        </table:table-row>
        <table:table-row table:style-name="ro1">
          <table:table-cell table:number-columns-repeated="4"/>
          <table:table-cell office:value-type="float" office:value="-0.65" calcext:value-type="float">
            <text:p>-0,65</text:p>
          </table:table-cell>
          <table:table-cell table:formula="of:=([.E107]+8)*14.2857" office:value-type="float" office:value="104.999895" calcext:value-type="float">
            <text:p>104,999895</text:p>
          </table:table-cell>
          <table:table-cell table:number-columns-repeated="2"/>
          <table:table-cell office:value-type="float" office:value="11.35" calcext:value-type="float">
            <text:p>11,35</text:p>
          </table:table-cell>
          <table:table-cell table:formula="of:=([.I107]-4)*14.2857" office:value-type="float" office:value="104.999895" calcext:value-type="float">
            <text:p>104,999895</text:p>
          </table:table-cell>
        </table:table-row>
        <table:table-row table:style-name="ro1">
          <table:table-cell table:number-columns-repeated="4"/>
          <table:table-cell office:value-type="float" office:value="-0.579999999999999" calcext:value-type="float">
            <text:p>-0,58</text:p>
          </table:table-cell>
          <table:table-cell table:formula="of:=([.E108]+8)*14.2857" office:value-type="float" office:value="105.999894" calcext:value-type="float">
            <text:p>105,999894</text:p>
          </table:table-cell>
          <table:table-cell table:number-columns-repeated="2"/>
          <table:table-cell office:value-type="float" office:value="11.42" calcext:value-type="float">
            <text:p>11,42</text:p>
          </table:table-cell>
          <table:table-cell table:formula="of:=([.I108]-4)*14.2857" office:value-type="float" office:value="105.999894" calcext:value-type="float">
            <text:p>105,999894</text:p>
          </table:table-cell>
        </table:table-row>
        <table:table-row table:style-name="ro1">
          <table:table-cell table:number-columns-repeated="4"/>
          <table:table-cell office:value-type="float" office:value="-0.509999999999999" calcext:value-type="float">
            <text:p>-0,51</text:p>
          </table:table-cell>
          <table:table-cell table:formula="of:=([.E109]+8)*14.2857" office:value-type="float" office:value="106.999893" calcext:value-type="float">
            <text:p>106,999893</text:p>
          </table:table-cell>
          <table:table-cell table:number-columns-repeated="2"/>
          <table:table-cell office:value-type="float" office:value="11.49" calcext:value-type="float">
            <text:p>11,49</text:p>
          </table:table-cell>
          <table:table-cell table:formula="of:=([.I109]-4)*14.2857" office:value-type="float" office:value="106.999893" calcext:value-type="float">
            <text:p>106,999893</text:p>
          </table:table-cell>
        </table:table-row>
        <table:table-row table:style-name="ro1">
          <table:table-cell table:number-columns-repeated="4"/>
          <table:table-cell office:value-type="float" office:value="-0.44" calcext:value-type="float">
            <text:p>-0,44</text:p>
          </table:table-cell>
          <table:table-cell table:formula="of:=([.E110]+8)*14.2857" office:value-type="float" office:value="107.999892" calcext:value-type="float">
            <text:p>107,999892</text:p>
          </table:table-cell>
          <table:table-cell table:number-columns-repeated="2"/>
          <table:table-cell office:value-type="float" office:value="11.56" calcext:value-type="float">
            <text:p>11,56</text:p>
          </table:table-cell>
          <table:table-cell table:formula="of:=([.I110]-4)*14.2857" office:value-type="float" office:value="107.999892" calcext:value-type="float">
            <text:p>107,999892</text:p>
          </table:table-cell>
        </table:table-row>
        <table:table-row table:style-name="ro1">
          <table:table-cell table:number-columns-repeated="4"/>
          <table:table-cell office:value-type="float" office:value="-0.369999999999999" calcext:value-type="float">
            <text:p>-0,37</text:p>
          </table:table-cell>
          <table:table-cell table:formula="of:=([.E111]+8)*14.2857" office:value-type="float" office:value="108.999891" calcext:value-type="float">
            <text:p>108,999891</text:p>
          </table:table-cell>
          <table:table-cell table:number-columns-repeated="2"/>
          <table:table-cell office:value-type="float" office:value="11.63" calcext:value-type="float">
            <text:p>11,63</text:p>
          </table:table-cell>
          <table:table-cell table:formula="of:=([.I111]-4)*14.2857" office:value-type="float" office:value="108.999891" calcext:value-type="float">
            <text:p>108,999891</text:p>
          </table:table-cell>
        </table:table-row>
        <table:table-row table:style-name="ro1">
          <table:table-cell table:number-columns-repeated="4"/>
          <table:table-cell office:value-type="float" office:value="-0.299999999999999" calcext:value-type="float">
            <text:p>-0,3</text:p>
          </table:table-cell>
          <table:table-cell table:formula="of:=([.E112]+8)*14.2857" office:value-type="float" office:value="109.99989" calcext:value-type="float">
            <text:p>109,99989</text:p>
          </table:table-cell>
          <table:table-cell table:number-columns-repeated="2"/>
          <table:table-cell office:value-type="float" office:value="11.7" calcext:value-type="float">
            <text:p>11,7</text:p>
          </table:table-cell>
          <table:table-cell table:formula="of:=([.I112]-4)*14.2857" office:value-type="float" office:value="109.99989" calcext:value-type="float">
            <text:p>109,99989</text:p>
          </table:table-cell>
        </table:table-row>
        <table:table-row table:style-name="ro1">
          <table:table-cell table:number-columns-repeated="4"/>
          <table:table-cell office:value-type="float" office:value="-0.23" calcext:value-type="float">
            <text:p>-0,23</text:p>
          </table:table-cell>
          <table:table-cell table:formula="of:=([.E113]+8)*14.2857" office:value-type="float" office:value="110.999889" calcext:value-type="float">
            <text:p>110,999889</text:p>
          </table:table-cell>
          <table:table-cell table:number-columns-repeated="2"/>
          <table:table-cell office:value-type="float" office:value="11.77" calcext:value-type="float">
            <text:p>11,77</text:p>
          </table:table-cell>
          <table:table-cell table:formula="of:=([.I113]-4)*14.2857" office:value-type="float" office:value="110.999889" calcext:value-type="float">
            <text:p>110,999889</text:p>
          </table:table-cell>
        </table:table-row>
        <table:table-row table:style-name="ro1">
          <table:table-cell table:number-columns-repeated="4"/>
          <table:table-cell office:value-type="float" office:value="-0.159999999999999" calcext:value-type="float">
            <text:p>-0,16</text:p>
          </table:table-cell>
          <table:table-cell table:formula="of:=([.E114]+8)*14.2857" office:value-type="float" office:value="111.999888" calcext:value-type="float">
            <text:p>111,999888</text:p>
          </table:table-cell>
          <table:table-cell table:number-columns-repeated="2"/>
          <table:table-cell office:value-type="float" office:value="11.84" calcext:value-type="float">
            <text:p>11,84</text:p>
          </table:table-cell>
          <table:table-cell table:formula="of:=([.I114]-4)*14.2857" office:value-type="float" office:value="111.999888" calcext:value-type="float">
            <text:p>111,999888</text:p>
          </table:table-cell>
        </table:table-row>
        <table:table-row table:style-name="ro1">
          <table:table-cell table:number-columns-repeated="4"/>
          <table:table-cell office:value-type="float" office:value="-0.089999999999999" calcext:value-type="float">
            <text:p>-0,09</text:p>
          </table:table-cell>
          <table:table-cell table:formula="of:=([.E115]+8)*14.2857" office:value-type="float" office:value="112.999887" calcext:value-type="float">
            <text:p>112,999887</text:p>
          </table:table-cell>
          <table:table-cell table:number-columns-repeated="2"/>
          <table:table-cell office:value-type="float" office:value="11.91" calcext:value-type="float">
            <text:p>11,91</text:p>
          </table:table-cell>
          <table:table-cell table:formula="of:=([.I115]-4)*14.2857" office:value-type="float" office:value="112.999887" calcext:value-type="float">
            <text:p>112,999887</text:p>
          </table:table-cell>
        </table:table-row>
        <table:table-row table:style-name="ro1">
          <table:table-cell table:number-columns-repeated="4"/>
          <table:table-cell office:value-type="float" office:value="-0.0199999999999996" calcext:value-type="float">
            <text:p>-0,02</text:p>
          </table:table-cell>
          <table:table-cell table:formula="of:=([.E116]+8)*14.2857" office:value-type="float" office:value="113.999886" calcext:value-type="float">
            <text:p>113,999886</text:p>
          </table:table-cell>
          <table:table-cell table:number-columns-repeated="2"/>
          <table:table-cell office:value-type="float" office:value="11.98" calcext:value-type="float">
            <text:p>11,98</text:p>
          </table:table-cell>
          <table:table-cell table:formula="of:=([.I116]-4)*14.2857" office:value-type="float" office:value="113.999886" calcext:value-type="float">
            <text:p>113,999886</text:p>
          </table:table-cell>
        </table:table-row>
        <table:table-row table:style-name="ro1">
          <table:table-cell table:number-columns-repeated="4"/>
          <table:table-cell office:value-type="float" office:value="0.0500000000000007" calcext:value-type="float">
            <text:p>0,05</text:p>
          </table:table-cell>
          <table:table-cell table:formula="of:=([.E117]+8)*14.2857" office:value-type="float" office:value="114.999885" calcext:value-type="float">
            <text:p>114,999885</text:p>
          </table:table-cell>
          <table:table-cell table:number-columns-repeated="2"/>
          <table:table-cell office:value-type="float" office:value="12.05" calcext:value-type="float">
            <text:p>12,05</text:p>
          </table:table-cell>
          <table:table-cell table:formula="of:=([.I117]-4)*14.2857" office:value-type="float" office:value="114.999885" calcext:value-type="float">
            <text:p>114,999885</text:p>
          </table:table-cell>
        </table:table-row>
        <table:table-row table:style-name="ro1">
          <table:table-cell table:number-columns-repeated="4"/>
          <table:table-cell office:value-type="float" office:value="0.120000000000001" calcext:value-type="float">
            <text:p>0,12</text:p>
          </table:table-cell>
          <table:table-cell table:formula="of:=([.E118]+8)*14.2857" office:value-type="float" office:value="115.999884" calcext:value-type="float">
            <text:p>115,999884</text:p>
          </table:table-cell>
          <table:table-cell table:number-columns-repeated="2"/>
          <table:table-cell office:value-type="float" office:value="12.12" calcext:value-type="float">
            <text:p>12,12</text:p>
          </table:table-cell>
          <table:table-cell table:formula="of:=([.I118]-4)*14.2857" office:value-type="float" office:value="115.999884" calcext:value-type="float">
            <text:p>115,999884</text:p>
          </table:table-cell>
        </table:table-row>
        <table:table-row table:style-name="ro1">
          <table:table-cell table:number-columns-repeated="4"/>
          <table:table-cell office:value-type="float" office:value="0.190000000000001" calcext:value-type="float">
            <text:p>0,19</text:p>
          </table:table-cell>
          <table:table-cell table:formula="of:=([.E119]+8)*14.2857" office:value-type="float" office:value="116.999883" calcext:value-type="float">
            <text:p>116,999883</text:p>
          </table:table-cell>
          <table:table-cell table:number-columns-repeated="2"/>
          <table:table-cell office:value-type="float" office:value="12.19" calcext:value-type="float">
            <text:p>12,19</text:p>
          </table:table-cell>
          <table:table-cell table:formula="of:=([.I119]-4)*14.2857" office:value-type="float" office:value="116.999883" calcext:value-type="float">
            <text:p>116,999883</text:p>
          </table:table-cell>
        </table:table-row>
        <table:table-row table:style-name="ro1">
          <table:table-cell table:number-columns-repeated="4"/>
          <table:table-cell office:value-type="float" office:value="0.260000000000002" calcext:value-type="float">
            <text:p>0,26</text:p>
          </table:table-cell>
          <table:table-cell table:formula="of:=([.E120]+8)*14.2857" office:value-type="float" office:value="117.999882" calcext:value-type="float">
            <text:p>117,999882</text:p>
          </table:table-cell>
          <table:table-cell table:number-columns-repeated="2"/>
          <table:table-cell office:value-type="float" office:value="12.26" calcext:value-type="float">
            <text:p>12,26</text:p>
          </table:table-cell>
          <table:table-cell table:formula="of:=([.I120]-4)*14.2857" office:value-type="float" office:value="117.999882" calcext:value-type="float">
            <text:p>117,999882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,33</text:p>
          </table:table-cell>
          <table:table-cell table:formula="of:=([.E121]+8)*14.2857" office:value-type="float" office:value="118.999881" calcext:value-type="float">
            <text:p>118,999881</text:p>
          </table:table-cell>
          <table:table-cell table:number-columns-repeated="2"/>
          <table:table-cell office:value-type="float" office:value="12.33" calcext:value-type="float">
            <text:p>12,33</text:p>
          </table:table-cell>
          <table:table-cell table:formula="of:=([.I121]-4)*14.2857" office:value-type="float" office:value="118.999881" calcext:value-type="float">
            <text:p>118,999881</text:p>
          </table:table-cell>
        </table:table-row>
        <table:table-row table:style-name="ro1">
          <table:table-cell table:number-columns-repeated="4"/>
          <table:table-cell office:value-type="float" office:value="0.4" calcext:value-type="float">
            <text:p>0,4</text:p>
          </table:table-cell>
          <table:table-cell table:formula="of:=([.E122]+8)*14.2857" office:value-type="float" office:value="119.99988" calcext:value-type="float">
            <text:p>119,99988</text:p>
          </table:table-cell>
          <table:table-cell table:number-columns-repeated="2"/>
          <table:table-cell office:value-type="float" office:value="12.4" calcext:value-type="float">
            <text:p>12,4</text:p>
          </table:table-cell>
          <table:table-cell table:formula="of:=([.I122]-4)*14.2857" office:value-type="float" office:value="119.99988" calcext:value-type="float">
            <text:p>119,99988</text:p>
          </table:table-cell>
        </table:table-row>
        <table:table-row table:style-name="ro1">
          <table:table-cell table:number-columns-repeated="4"/>
          <table:table-cell office:value-type="float" office:value="0.470000000000001" calcext:value-type="float">
            <text:p>0,47</text:p>
          </table:table-cell>
          <table:table-cell table:formula="of:=([.E123]+8)*14.2857" office:value-type="float" office:value="120.999879" calcext:value-type="float">
            <text:p>120,999879</text:p>
          </table:table-cell>
          <table:table-cell table:number-columns-repeated="2"/>
          <table:table-cell office:value-type="float" office:value="12.47" calcext:value-type="float">
            <text:p>12,47</text:p>
          </table:table-cell>
          <table:table-cell table:formula="of:=([.I123]-4)*14.2857" office:value-type="float" office:value="120.999879" calcext:value-type="float">
            <text:p>120,999879</text:p>
          </table:table-cell>
        </table:table-row>
        <table:table-row table:style-name="ro1">
          <table:table-cell table:number-columns-repeated="4"/>
          <table:table-cell office:value-type="float" office:value="0.540000000000001" calcext:value-type="float">
            <text:p>0,54</text:p>
          </table:table-cell>
          <table:table-cell table:formula="of:=([.E124]+8)*14.2857" office:value-type="float" office:value="121.999878" calcext:value-type="float">
            <text:p>121,999878</text:p>
          </table:table-cell>
          <table:table-cell table:number-columns-repeated="2"/>
          <table:table-cell office:value-type="float" office:value="12.54" calcext:value-type="float">
            <text:p>12,54</text:p>
          </table:table-cell>
          <table:table-cell table:formula="of:=([.I124]-4)*14.2857" office:value-type="float" office:value="121.999878" calcext:value-type="float">
            <text:p>121,999878</text:p>
          </table:table-cell>
        </table:table-row>
        <table:table-row table:style-name="ro1">
          <table:table-cell table:number-columns-repeated="4"/>
          <table:table-cell office:value-type="float" office:value="0.610000000000001" calcext:value-type="float">
            <text:p>0,61</text:p>
          </table:table-cell>
          <table:table-cell table:formula="of:=([.E125]+8)*14.2857" office:value-type="float" office:value="122.999877" calcext:value-type="float">
            <text:p>122,999877</text:p>
          </table:table-cell>
          <table:table-cell table:number-columns-repeated="2"/>
          <table:table-cell office:value-type="float" office:value="12.61" calcext:value-type="float">
            <text:p>12,61</text:p>
          </table:table-cell>
          <table:table-cell table:formula="of:=([.I125]-4)*14.2857" office:value-type="float" office:value="122.999877" calcext:value-type="float">
            <text:p>122,999877</text:p>
          </table:table-cell>
        </table:table-row>
        <table:table-row table:style-name="ro1">
          <table:table-cell table:number-columns-repeated="4"/>
          <table:table-cell office:value-type="float" office:value="0.680000000000002" calcext:value-type="float">
            <text:p>0,68</text:p>
          </table:table-cell>
          <table:table-cell table:formula="of:=([.E126]+8)*14.2857" office:value-type="float" office:value="123.999876" calcext:value-type="float">
            <text:p>123,999876</text:p>
          </table:table-cell>
          <table:table-cell table:number-columns-repeated="2"/>
          <table:table-cell office:value-type="float" office:value="12.68" calcext:value-type="float">
            <text:p>12,68</text:p>
          </table:table-cell>
          <table:table-cell table:formula="of:=([.I126]-4)*14.2857" office:value-type="float" office:value="123.999876" calcext:value-type="float">
            <text:p>123,999876</text:p>
          </table:table-cell>
        </table:table-row>
        <table:table-row table:style-name="ro1">
          <table:table-cell table:number-columns-repeated="4"/>
          <table:table-cell office:value-type="float" office:value="0.75" calcext:value-type="float">
            <text:p>0,75</text:p>
          </table:table-cell>
          <table:table-cell table:formula="of:=([.E127]+8)*14.2857" office:value-type="float" office:value="124.999875" calcext:value-type="float">
            <text:p>124,999875</text:p>
          </table:table-cell>
          <table:table-cell table:number-columns-repeated="2"/>
          <table:table-cell office:value-type="float" office:value="12.75" calcext:value-type="float">
            <text:p>12,75</text:p>
          </table:table-cell>
          <table:table-cell table:formula="of:=([.I127]-4)*14.2857" office:value-type="float" office:value="124.999875" calcext:value-type="float">
            <text:p>124,999875</text:p>
          </table:table-cell>
        </table:table-row>
        <table:table-row table:style-name="ro1">
          <table:table-cell table:number-columns-repeated="4"/>
          <table:table-cell office:value-type="float" office:value="0.82" calcext:value-type="float">
            <text:p>0,82</text:p>
          </table:table-cell>
          <table:table-cell table:formula="of:=([.E128]+8)*14.2857" office:value-type="float" office:value="125.999874" calcext:value-type="float">
            <text:p>125,999874</text:p>
          </table:table-cell>
          <table:table-cell table:number-columns-repeated="2"/>
          <table:table-cell office:value-type="float" office:value="12.82" calcext:value-type="float">
            <text:p>12,82</text:p>
          </table:table-cell>
          <table:table-cell table:formula="of:=([.I128]-4)*14.2857" office:value-type="float" office:value="125.999874" calcext:value-type="float">
            <text:p>125,999874</text:p>
          </table:table-cell>
        </table:table-row>
        <table:table-row table:style-name="ro1">
          <table:table-cell table:number-columns-repeated="4"/>
          <table:table-cell office:value-type="float" office:value="0.890000000000001" calcext:value-type="float">
            <text:p>0,89</text:p>
          </table:table-cell>
          <table:table-cell table:formula="of:=([.E129]+8)*14.2857" office:value-type="float" office:value="126.999873" calcext:value-type="float">
            <text:p>126,999873</text:p>
          </table:table-cell>
          <table:table-cell table:number-columns-repeated="2"/>
          <table:table-cell office:value-type="float" office:value="12.89" calcext:value-type="float">
            <text:p>12,89</text:p>
          </table:table-cell>
          <table:table-cell table:formula="of:=([.I129]-4)*14.2857" office:value-type="float" office:value="126.999873" calcext:value-type="float">
            <text:p>126,999873</text:p>
          </table:table-cell>
        </table:table-row>
        <table:table-row table:style-name="ro1">
          <table:table-cell table:number-columns-repeated="4"/>
          <table:table-cell office:value-type="float" office:value="0.960000000000001" calcext:value-type="float">
            <text:p>0,96</text:p>
          </table:table-cell>
          <table:table-cell table:formula="of:=([.E130]+8)*14.2857" office:value-type="float" office:value="127.999872" calcext:value-type="float">
            <text:p>127,999872</text:p>
          </table:table-cell>
          <table:table-cell table:number-columns-repeated="2"/>
          <table:table-cell office:value-type="float" office:value="12.96" calcext:value-type="float">
            <text:p>12,96</text:p>
          </table:table-cell>
          <table:table-cell table:formula="of:=([.I130]-4)*14.2857" office:value-type="float" office:value="127.999872" calcext:value-type="float">
            <text:p>127,999872</text:p>
          </table:table-cell>
        </table:table-row>
        <table:table-row table:style-name="ro1">
          <table:table-cell table:number-columns-repeated="4"/>
          <table:table-cell office:value-type="float" office:value="1.03" calcext:value-type="float">
            <text:p>1,03</text:p>
          </table:table-cell>
          <table:table-cell table:formula="of:=([.E131]+8)*14.2857" office:value-type="float" office:value="128.999871" calcext:value-type="float">
            <text:p>128,999871</text:p>
          </table:table-cell>
          <table:table-cell table:number-columns-repeated="2"/>
          <table:table-cell office:value-type="float" office:value="13.03" calcext:value-type="float">
            <text:p>13,03</text:p>
          </table:table-cell>
          <table:table-cell table:formula="of:=([.I131]-4)*14.2857" office:value-type="float" office:value="128.999871" calcext:value-type="float">
            <text:p>128,999871</text:p>
          </table:table-cell>
        </table:table-row>
        <table:table-row table:style-name="ro1">
          <table:table-cell table:number-columns-repeated="4"/>
          <table:table-cell office:value-type="float" office:value="1.1" calcext:value-type="float">
            <text:p>1,1</text:p>
          </table:table-cell>
          <table:table-cell table:formula="of:=([.E132]+8)*14.2857" office:value-type="float" office:value="129.99987" calcext:value-type="float">
            <text:p>129,99987</text:p>
          </table:table-cell>
          <table:table-cell table:number-columns-repeated="2"/>
          <table:table-cell office:value-type="float" office:value="13.1" calcext:value-type="float">
            <text:p>13,1</text:p>
          </table:table-cell>
          <table:table-cell table:formula="of:=([.I132]-4)*14.2857" office:value-type="float" office:value="129.99987" calcext:value-type="float">
            <text:p>129,99987</text:p>
          </table:table-cell>
        </table:table-row>
        <table:table-row table:style-name="ro1">
          <table:table-cell table:number-columns-repeated="4"/>
          <table:table-cell office:value-type="float" office:value="1.17" calcext:value-type="float">
            <text:p>1,17</text:p>
          </table:table-cell>
          <table:table-cell table:formula="of:=([.E133]+8)*14.2857" office:value-type="float" office:value="130.999869" calcext:value-type="float">
            <text:p>130,999869</text:p>
          </table:table-cell>
          <table:table-cell table:number-columns-repeated="2"/>
          <table:table-cell office:value-type="float" office:value="13.17" calcext:value-type="float">
            <text:p>13,17</text:p>
          </table:table-cell>
          <table:table-cell table:formula="of:=([.I133]-4)*14.2857" office:value-type="float" office:value="130.999869" calcext:value-type="float">
            <text:p>130,999869</text:p>
          </table:table-cell>
        </table:table-row>
        <table:table-row table:style-name="ro1">
          <table:table-cell table:number-columns-repeated="4"/>
          <table:table-cell office:value-type="float" office:value="1.24" calcext:value-type="float">
            <text:p>1,24</text:p>
          </table:table-cell>
          <table:table-cell table:formula="of:=([.E134]+8)*14.2857" office:value-type="float" office:value="131.999868" calcext:value-type="float">
            <text:p>131,999868</text:p>
          </table:table-cell>
          <table:table-cell table:number-columns-repeated="2"/>
          <table:table-cell office:value-type="float" office:value="13.24" calcext:value-type="float">
            <text:p>13,24</text:p>
          </table:table-cell>
          <table:table-cell table:formula="of:=([.I134]-4)*14.2857" office:value-type="float" office:value="131.999868" calcext:value-type="float">
            <text:p>131,999868</text:p>
          </table:table-cell>
        </table:table-row>
        <table:table-row table:style-name="ro1">
          <table:table-cell table:number-columns-repeated="4"/>
          <table:table-cell office:value-type="float" office:value="1.31" calcext:value-type="float">
            <text:p>1,31</text:p>
          </table:table-cell>
          <table:table-cell table:formula="of:=([.E135]+8)*14.2857" office:value-type="float" office:value="132.999867" calcext:value-type="float">
            <text:p>132,999867</text:p>
          </table:table-cell>
          <table:table-cell table:number-columns-repeated="2"/>
          <table:table-cell office:value-type="float" office:value="13.31" calcext:value-type="float">
            <text:p>13,31</text:p>
          </table:table-cell>
          <table:table-cell table:formula="of:=([.I135]-4)*14.2857" office:value-type="float" office:value="132.999867" calcext:value-type="float">
            <text:p>132,999867</text:p>
          </table:table-cell>
        </table:table-row>
        <table:table-row table:style-name="ro1">
          <table:table-cell table:number-columns-repeated="4"/>
          <table:table-cell office:value-type="float" office:value="1.38" calcext:value-type="float">
            <text:p>1,38</text:p>
          </table:table-cell>
          <table:table-cell table:formula="of:=([.E136]+8)*14.2857" office:value-type="float" office:value="133.999866" calcext:value-type="float">
            <text:p>133,999866</text:p>
          </table:table-cell>
          <table:table-cell table:number-columns-repeated="2"/>
          <table:table-cell office:value-type="float" office:value="13.38" calcext:value-type="float">
            <text:p>13,38</text:p>
          </table:table-cell>
          <table:table-cell table:formula="of:=([.I136]-4)*14.2857" office:value-type="float" office:value="133.999866" calcext:value-type="float">
            <text:p>133,999866</text:p>
          </table:table-cell>
        </table:table-row>
        <table:table-row table:style-name="ro1">
          <table:table-cell table:number-columns-repeated="4"/>
          <table:table-cell office:value-type="float" office:value="1.45" calcext:value-type="float">
            <text:p>1,45</text:p>
          </table:table-cell>
          <table:table-cell table:formula="of:=([.E137]+8)*14.2857" office:value-type="float" office:value="134.999865" calcext:value-type="float">
            <text:p>134,999865</text:p>
          </table:table-cell>
          <table:table-cell table:number-columns-repeated="2"/>
          <table:table-cell office:value-type="float" office:value="13.45" calcext:value-type="float">
            <text:p>13,45</text:p>
          </table:table-cell>
          <table:table-cell table:formula="of:=([.I137]-4)*14.2857" office:value-type="float" office:value="134.999865" calcext:value-type="float">
            <text:p>134,999865</text:p>
          </table:table-cell>
        </table:table-row>
        <table:table-row table:style-name="ro1">
          <table:table-cell table:number-columns-repeated="4"/>
          <table:table-cell office:value-type="float" office:value="1.52" calcext:value-type="float">
            <text:p>1,52</text:p>
          </table:table-cell>
          <table:table-cell table:formula="of:=([.E138]+8)*14.2857" office:value-type="float" office:value="135.999864" calcext:value-type="float">
            <text:p>135,999864</text:p>
          </table:table-cell>
          <table:table-cell table:number-columns-repeated="2"/>
          <table:table-cell office:value-type="float" office:value="13.52" calcext:value-type="float">
            <text:p>13,52</text:p>
          </table:table-cell>
          <table:table-cell table:formula="of:=([.I138]-4)*14.2857" office:value-type="float" office:value="135.999864" calcext:value-type="float">
            <text:p>135,999864</text:p>
          </table:table-cell>
        </table:table-row>
        <table:table-row table:style-name="ro1">
          <table:table-cell table:number-columns-repeated="4"/>
          <table:table-cell office:value-type="float" office:value="1.59" calcext:value-type="float">
            <text:p>1,59</text:p>
          </table:table-cell>
          <table:table-cell table:formula="of:=([.E139]+8)*14.2857" office:value-type="float" office:value="136.999863" calcext:value-type="float">
            <text:p>136,999863</text:p>
          </table:table-cell>
          <table:table-cell table:number-columns-repeated="2"/>
          <table:table-cell office:value-type="float" office:value="13.59" calcext:value-type="float">
            <text:p>13,59</text:p>
          </table:table-cell>
          <table:table-cell table:formula="of:=([.I139]-4)*14.2857" office:value-type="float" office:value="136.999863" calcext:value-type="float">
            <text:p>136,999863</text:p>
          </table:table-cell>
        </table:table-row>
        <table:table-row table:style-name="ro1">
          <table:table-cell table:number-columns-repeated="4"/>
          <table:table-cell office:value-type="float" office:value="1.66" calcext:value-type="float">
            <text:p>1,66</text:p>
          </table:table-cell>
          <table:table-cell table:formula="of:=([.E140]+8)*14.2857" office:value-type="float" office:value="137.999862" calcext:value-type="float">
            <text:p>137,999862</text:p>
          </table:table-cell>
          <table:table-cell table:number-columns-repeated="2"/>
          <table:table-cell office:value-type="float" office:value="13.66" calcext:value-type="float">
            <text:p>13,66</text:p>
          </table:table-cell>
          <table:table-cell table:formula="of:=([.I140]-4)*14.2857" office:value-type="float" office:value="137.999862" calcext:value-type="float">
            <text:p>137,999862</text:p>
          </table:table-cell>
        </table:table-row>
        <table:table-row table:style-name="ro1">
          <table:table-cell table:number-columns-repeated="4"/>
          <table:table-cell office:value-type="float" office:value="1.73" calcext:value-type="float">
            <text:p>1,73</text:p>
          </table:table-cell>
          <table:table-cell table:formula="of:=([.E141]+8)*14.2857" office:value-type="float" office:value="138.999861" calcext:value-type="float">
            <text:p>138,999861</text:p>
          </table:table-cell>
          <table:table-cell table:number-columns-repeated="2"/>
          <table:table-cell office:value-type="float" office:value="13.73" calcext:value-type="float">
            <text:p>13,73</text:p>
          </table:table-cell>
          <table:table-cell table:formula="of:=([.I141]-4)*14.2857" office:value-type="float" office:value="138.999861" calcext:value-type="float">
            <text:p>138,999861</text:p>
          </table:table-cell>
        </table:table-row>
        <table:table-row table:style-name="ro1">
          <table:table-cell table:number-columns-repeated="4"/>
          <table:table-cell office:value-type="float" office:value="1.8" calcext:value-type="float">
            <text:p>1,8</text:p>
          </table:table-cell>
          <table:table-cell table:formula="of:=([.E142]+8)*14.2857" office:value-type="float" office:value="139.99986" calcext:value-type="float">
            <text:p>139,99986</text:p>
          </table:table-cell>
          <table:table-cell table:number-columns-repeated="2"/>
          <table:table-cell office:value-type="float" office:value="13.8" calcext:value-type="float">
            <text:p>13,8</text:p>
          </table:table-cell>
          <table:table-cell table:formula="of:=([.I142]-4)*14.2857" office:value-type="float" office:value="139.99986" calcext:value-type="float">
            <text:p>139,99986</text:p>
          </table:table-cell>
        </table:table-row>
        <table:table-row table:style-name="ro1">
          <table:table-cell table:number-columns-repeated="4"/>
          <table:table-cell office:value-type="float" office:value="1.87" calcext:value-type="float">
            <text:p>1,87</text:p>
          </table:table-cell>
          <table:table-cell table:formula="of:=([.E143]+8)*14.2857" office:value-type="float" office:value="140.999859" calcext:value-type="float">
            <text:p>140,999859</text:p>
          </table:table-cell>
          <table:table-cell table:number-columns-repeated="2"/>
          <table:table-cell office:value-type="float" office:value="13.87" calcext:value-type="float">
            <text:p>13,87</text:p>
          </table:table-cell>
          <table:table-cell table:formula="of:=([.I143]-4)*14.2857" office:value-type="float" office:value="140.999859" calcext:value-type="float">
            <text:p>140,999859</text:p>
          </table:table-cell>
        </table:table-row>
        <table:table-row table:style-name="ro1">
          <table:table-cell table:number-columns-repeated="4"/>
          <table:table-cell office:value-type="float" office:value="1.94" calcext:value-type="float">
            <text:p>1,94</text:p>
          </table:table-cell>
          <table:table-cell table:formula="of:=([.E144]+8)*14.2857" office:value-type="float" office:value="141.999858" calcext:value-type="float">
            <text:p>141,999858</text:p>
          </table:table-cell>
          <table:table-cell table:number-columns-repeated="2"/>
          <table:table-cell office:value-type="float" office:value="13.94" calcext:value-type="float">
            <text:p>13,94</text:p>
          </table:table-cell>
          <table:table-cell table:formula="of:=([.I144]-4)*14.2857" office:value-type="float" office:value="141.999858" calcext:value-type="float">
            <text:p>141,999858</text:p>
          </table:table-cell>
        </table:table-row>
        <table:table-row table:style-name="ro1">
          <table:table-cell table:number-columns-repeated="4"/>
          <table:table-cell office:value-type="float" office:value="2.01" calcext:value-type="float">
            <text:p>2,01</text:p>
          </table:table-cell>
          <table:table-cell table:formula="of:=([.E145]+8)*14.2857" office:value-type="float" office:value="142.999857" calcext:value-type="float">
            <text:p>142,999857</text:p>
          </table:table-cell>
          <table:table-cell table:number-columns-repeated="2"/>
          <table:table-cell office:value-type="float" office:value="14.01" calcext:value-type="float">
            <text:p>14,01</text:p>
          </table:table-cell>
          <table:table-cell table:formula="of:=([.I145]-4)*14.2857" office:value-type="float" office:value="142.999857" calcext:value-type="float">
            <text:p>142,999857</text:p>
          </table:table-cell>
        </table:table-row>
        <table:table-row table:style-name="ro1">
          <table:table-cell table:number-columns-repeated="4"/>
          <table:table-cell office:value-type="float" office:value="2.08" calcext:value-type="float">
            <text:p>2,08</text:p>
          </table:table-cell>
          <table:table-cell table:formula="of:=([.E146]+8)*14.2857" office:value-type="float" office:value="143.999856" calcext:value-type="float">
            <text:p>143,999856</text:p>
          </table:table-cell>
          <table:table-cell table:number-columns-repeated="2"/>
          <table:table-cell office:value-type="float" office:value="14.08" calcext:value-type="float">
            <text:p>14,08</text:p>
          </table:table-cell>
          <table:table-cell table:formula="of:=([.I146]-4)*14.2857" office:value-type="float" office:value="143.999856" calcext:value-type="float">
            <text:p>143,999856</text:p>
          </table:table-cell>
        </table:table-row>
        <table:table-row table:style-name="ro1">
          <table:table-cell table:number-columns-repeated="4"/>
          <table:table-cell office:value-type="float" office:value="2.15" calcext:value-type="float">
            <text:p>2,15</text:p>
          </table:table-cell>
          <table:table-cell table:formula="of:=([.E147]+8)*14.2857" office:value-type="float" office:value="144.999855" calcext:value-type="float">
            <text:p>144,999855</text:p>
          </table:table-cell>
          <table:table-cell table:number-columns-repeated="2"/>
          <table:table-cell office:value-type="float" office:value="14.15" calcext:value-type="float">
            <text:p>14,15</text:p>
          </table:table-cell>
          <table:table-cell table:formula="of:=([.I147]-4)*14.2857" office:value-type="float" office:value="144.999855" calcext:value-type="float">
            <text:p>144,999855</text:p>
          </table:table-cell>
        </table:table-row>
        <table:table-row table:style-name="ro1">
          <table:table-cell table:number-columns-repeated="4"/>
          <table:table-cell office:value-type="float" office:value="2.22" calcext:value-type="float">
            <text:p>2,22</text:p>
          </table:table-cell>
          <table:table-cell table:formula="of:=([.E148]+8)*14.2857" office:value-type="float" office:value="145.999854" calcext:value-type="float">
            <text:p>145,999854</text:p>
          </table:table-cell>
          <table:table-cell table:number-columns-repeated="2"/>
          <table:table-cell office:value-type="float" office:value="14.22" calcext:value-type="float">
            <text:p>14,22</text:p>
          </table:table-cell>
          <table:table-cell table:formula="of:=([.I148]-4)*14.2857" office:value-type="float" office:value="145.999854" calcext:value-type="float">
            <text:p>145,999854</text:p>
          </table:table-cell>
        </table:table-row>
        <table:table-row table:style-name="ro1">
          <table:table-cell table:number-columns-repeated="4"/>
          <table:table-cell office:value-type="float" office:value="2.29" calcext:value-type="float">
            <text:p>2,29</text:p>
          </table:table-cell>
          <table:table-cell table:formula="of:=([.E149]+8)*14.2857" office:value-type="float" office:value="146.999853" calcext:value-type="float">
            <text:p>146,999853</text:p>
          </table:table-cell>
          <table:table-cell table:number-columns-repeated="2"/>
          <table:table-cell office:value-type="float" office:value="14.29" calcext:value-type="float">
            <text:p>14,29</text:p>
          </table:table-cell>
          <table:table-cell table:formula="of:=([.I149]-4)*14.2857" office:value-type="float" office:value="146.999853" calcext:value-type="float">
            <text:p>146,999853</text:p>
          </table:table-cell>
        </table:table-row>
        <table:table-row table:style-name="ro1">
          <table:table-cell table:number-columns-repeated="4"/>
          <table:table-cell office:value-type="float" office:value="2.36" calcext:value-type="float">
            <text:p>2,36</text:p>
          </table:table-cell>
          <table:table-cell table:formula="of:=([.E150]+8)*14.2857" office:value-type="float" office:value="147.999852" calcext:value-type="float">
            <text:p>147,999852</text:p>
          </table:table-cell>
          <table:table-cell table:number-columns-repeated="2"/>
          <table:table-cell office:value-type="float" office:value="14.36" calcext:value-type="float">
            <text:p>14,36</text:p>
          </table:table-cell>
          <table:table-cell table:formula="of:=([.I150]-4)*14.2857" office:value-type="float" office:value="147.999852" calcext:value-type="float">
            <text:p>147,999852</text:p>
          </table:table-cell>
        </table:table-row>
        <table:table-row table:style-name="ro1">
          <table:table-cell table:number-columns-repeated="4"/>
          <table:table-cell office:value-type="float" office:value="2.43" calcext:value-type="float">
            <text:p>2,43</text:p>
          </table:table-cell>
          <table:table-cell table:formula="of:=([.E151]+8)*14.2857" office:value-type="float" office:value="148.999851" calcext:value-type="float">
            <text:p>148,999851</text:p>
          </table:table-cell>
          <table:table-cell table:number-columns-repeated="2"/>
          <table:table-cell office:value-type="float" office:value="14.43" calcext:value-type="float">
            <text:p>14,43</text:p>
          </table:table-cell>
          <table:table-cell table:formula="of:=([.I151]-4)*14.2857" office:value-type="float" office:value="148.999851" calcext:value-type="float">
            <text:p>148,999851</text:p>
          </table:table-cell>
        </table:table-row>
        <table:table-row table:style-name="ro1">
          <table:table-cell table:number-columns-repeated="4"/>
          <table:table-cell office:value-type="float" office:value="2.5" calcext:value-type="float">
            <text:p>2,5</text:p>
          </table:table-cell>
          <table:table-cell table:formula="of:=([.E152]+8)*14.2857" office:value-type="float" office:value="149.99985" calcext:value-type="float">
            <text:p>149,99985</text:p>
          </table:table-cell>
          <table:table-cell table:number-columns-repeated="2"/>
          <table:table-cell office:value-type="float" office:value="14.5" calcext:value-type="float">
            <text:p>14,5</text:p>
          </table:table-cell>
          <table:table-cell table:formula="of:=([.I152]-4)*14.2857" office:value-type="float" office:value="149.99985" calcext:value-type="float">
            <text:p>149,99985</text:p>
          </table:table-cell>
        </table:table-row>
        <table:table-row table:style-name="ro1">
          <table:table-cell table:number-columns-repeated="4"/>
          <table:table-cell office:value-type="float" office:value="2.57" calcext:value-type="float">
            <text:p>2,57</text:p>
          </table:table-cell>
          <table:table-cell table:formula="of:=([.E153]+8)*14.2857" office:value-type="float" office:value="150.999849" calcext:value-type="float">
            <text:p>150,999849</text:p>
          </table:table-cell>
          <table:table-cell table:number-columns-repeated="2"/>
          <table:table-cell office:value-type="float" office:value="14.57" calcext:value-type="float">
            <text:p>14,57</text:p>
          </table:table-cell>
          <table:table-cell table:formula="of:=([.I153]-4)*14.2857" office:value-type="float" office:value="150.999849" calcext:value-type="float">
            <text:p>150,999849</text:p>
          </table:table-cell>
        </table:table-row>
        <table:table-row table:style-name="ro1">
          <table:table-cell table:number-columns-repeated="4"/>
          <table:table-cell office:value-type="float" office:value="2.64" calcext:value-type="float">
            <text:p>2,64</text:p>
          </table:table-cell>
          <table:table-cell table:formula="of:=([.E154]+8)*14.2857" office:value-type="float" office:value="151.999848" calcext:value-type="float">
            <text:p>151,999848</text:p>
          </table:table-cell>
          <table:table-cell table:number-columns-repeated="2"/>
          <table:table-cell office:value-type="float" office:value="14.64" calcext:value-type="float">
            <text:p>14,64</text:p>
          </table:table-cell>
          <table:table-cell table:formula="of:=([.I154]-4)*14.2857" office:value-type="float" office:value="151.999848" calcext:value-type="float">
            <text:p>151,999848</text:p>
          </table:table-cell>
        </table:table-row>
        <table:table-row table:style-name="ro1">
          <table:table-cell table:number-columns-repeated="4"/>
          <table:table-cell office:value-type="float" office:value="2.71" calcext:value-type="float">
            <text:p>2,71</text:p>
          </table:table-cell>
          <table:table-cell table:formula="of:=([.E155]+8)*14.2857" office:value-type="float" office:value="152.999847" calcext:value-type="float">
            <text:p>152,999847</text:p>
          </table:table-cell>
          <table:table-cell table:number-columns-repeated="2"/>
          <table:table-cell office:value-type="float" office:value="14.71" calcext:value-type="float">
            <text:p>14,71</text:p>
          </table:table-cell>
          <table:table-cell table:formula="of:=([.I155]-4)*14.2857" office:value-type="float" office:value="152.999847" calcext:value-type="float">
            <text:p>152,999847</text:p>
          </table:table-cell>
        </table:table-row>
        <table:table-row table:style-name="ro1">
          <table:table-cell table:number-columns-repeated="4"/>
          <table:table-cell office:value-type="float" office:value="2.78" calcext:value-type="float">
            <text:p>2,78</text:p>
          </table:table-cell>
          <table:table-cell table:formula="of:=([.E156]+8)*14.2857" office:value-type="float" office:value="153.999846" calcext:value-type="float">
            <text:p>153,999846</text:p>
          </table:table-cell>
          <table:table-cell table:number-columns-repeated="2"/>
          <table:table-cell office:value-type="float" office:value="14.78" calcext:value-type="float">
            <text:p>14,78</text:p>
          </table:table-cell>
          <table:table-cell table:formula="of:=([.I156]-4)*14.2857" office:value-type="float" office:value="153.999846" calcext:value-type="float">
            <text:p>153,999846</text:p>
          </table:table-cell>
        </table:table-row>
        <table:table-row table:style-name="ro1">
          <table:table-cell table:number-columns-repeated="4"/>
          <table:table-cell office:value-type="float" office:value="2.85" calcext:value-type="float">
            <text:p>2,85</text:p>
          </table:table-cell>
          <table:table-cell table:formula="of:=([.E157]+8)*14.2857" office:value-type="float" office:value="154.999845" calcext:value-type="float">
            <text:p>154,999845</text:p>
          </table:table-cell>
          <table:table-cell table:number-columns-repeated="2"/>
          <table:table-cell office:value-type="float" office:value="14.85" calcext:value-type="float">
            <text:p>14,85</text:p>
          </table:table-cell>
          <table:table-cell table:formula="of:=([.I157]-4)*14.2857" office:value-type="float" office:value="154.999845" calcext:value-type="float">
            <text:p>154,999845</text:p>
          </table:table-cell>
        </table:table-row>
        <table:table-row table:style-name="ro1">
          <table:table-cell table:number-columns-repeated="4"/>
          <table:table-cell office:value-type="float" office:value="2.92" calcext:value-type="float">
            <text:p>2,92</text:p>
          </table:table-cell>
          <table:table-cell table:formula="of:=([.E158]+8)*14.2857" office:value-type="float" office:value="155.999844" calcext:value-type="float">
            <text:p>155,999844</text:p>
          </table:table-cell>
          <table:table-cell table:number-columns-repeated="2"/>
          <table:table-cell office:value-type="float" office:value="14.92" calcext:value-type="float">
            <text:p>14,92</text:p>
          </table:table-cell>
          <table:table-cell table:formula="of:=([.I158]-4)*14.2857" office:value-type="float" office:value="155.999844" calcext:value-type="float">
            <text:p>155,999844</text:p>
          </table:table-cell>
        </table:table-row>
        <table:table-row table:style-name="ro1">
          <table:table-cell table:number-columns-repeated="4"/>
          <table:table-cell office:value-type="float" office:value="2.99" calcext:value-type="float">
            <text:p>2,99</text:p>
          </table:table-cell>
          <table:table-cell table:formula="of:=([.E159]+8)*14.2857" office:value-type="float" office:value="156.999843" calcext:value-type="float">
            <text:p>156,999843</text:p>
          </table:table-cell>
          <table:table-cell table:number-columns-repeated="2"/>
          <table:table-cell office:value-type="float" office:value="14.99" calcext:value-type="float">
            <text:p>14,99</text:p>
          </table:table-cell>
          <table:table-cell table:formula="of:=([.I159]-4)*14.2857" office:value-type="float" office:value="156.999843" calcext:value-type="float">
            <text:p>156,999843</text:p>
          </table:table-cell>
        </table:table-row>
        <table:table-row table:style-name="ro1">
          <table:table-cell table:number-columns-repeated="4"/>
          <table:table-cell office:value-type="float" office:value="3.06" calcext:value-type="float">
            <text:p>3,06</text:p>
          </table:table-cell>
          <table:table-cell table:formula="of:=([.E160]+8)*14.2857" office:value-type="float" office:value="157.999842" calcext:value-type="float">
            <text:p>157,999842</text:p>
          </table:table-cell>
          <table:table-cell table:number-columns-repeated="2"/>
          <table:table-cell office:value-type="float" office:value="15.06" calcext:value-type="float">
            <text:p>15,06</text:p>
          </table:table-cell>
          <table:table-cell table:formula="of:=([.I160]-4)*14.2857" office:value-type="float" office:value="157.999842" calcext:value-type="float">
            <text:p>157,999842</text:p>
          </table:table-cell>
        </table:table-row>
        <table:table-row table:style-name="ro1">
          <table:table-cell table:number-columns-repeated="4"/>
          <table:table-cell office:value-type="float" office:value="3.13" calcext:value-type="float">
            <text:p>3,13</text:p>
          </table:table-cell>
          <table:table-cell table:formula="of:=([.E161]+8)*14.2857" office:value-type="float" office:value="158.999841" calcext:value-type="float">
            <text:p>158,999841</text:p>
          </table:table-cell>
          <table:table-cell table:number-columns-repeated="2"/>
          <table:table-cell office:value-type="float" office:value="15.13" calcext:value-type="float">
            <text:p>15,13</text:p>
          </table:table-cell>
          <table:table-cell table:formula="of:=([.I161]-4)*14.2857" office:value-type="float" office:value="158.999841" calcext:value-type="float">
            <text:p>158,999841</text:p>
          </table:table-cell>
        </table:table-row>
        <table:table-row table:style-name="ro1">
          <table:table-cell table:number-columns-repeated="4"/>
          <table:table-cell office:value-type="float" office:value="3.2" calcext:value-type="float">
            <text:p>3,2</text:p>
          </table:table-cell>
          <table:table-cell table:formula="of:=([.E162]+8)*14.2857" office:value-type="float" office:value="159.99984" calcext:value-type="float">
            <text:p>159,99984</text:p>
          </table:table-cell>
          <table:table-cell table:number-columns-repeated="2"/>
          <table:table-cell office:value-type="float" office:value="15.2" calcext:value-type="float">
            <text:p>15,2</text:p>
          </table:table-cell>
          <table:table-cell table:formula="of:=([.I162]-4)*14.2857" office:value-type="float" office:value="159.99984" calcext:value-type="float">
            <text:p>159,99984</text:p>
          </table:table-cell>
        </table:table-row>
        <table:table-row table:style-name="ro1">
          <table:table-cell table:number-columns-repeated="4"/>
          <table:table-cell office:value-type="float" office:value="3.27" calcext:value-type="float">
            <text:p>3,27</text:p>
          </table:table-cell>
          <table:table-cell table:formula="of:=([.E163]+8)*14.2857" office:value-type="float" office:value="160.999839" calcext:value-type="float">
            <text:p>160,999839</text:p>
          </table:table-cell>
          <table:table-cell table:number-columns-repeated="2"/>
          <table:table-cell office:value-type="float" office:value="15.27" calcext:value-type="float">
            <text:p>15,27</text:p>
          </table:table-cell>
          <table:table-cell table:formula="of:=([.I163]-4)*14.2857" office:value-type="float" office:value="160.999839" calcext:value-type="float">
            <text:p>160,999839</text:p>
          </table:table-cell>
        </table:table-row>
        <table:table-row table:style-name="ro1">
          <table:table-cell table:number-columns-repeated="4"/>
          <table:table-cell office:value-type="float" office:value="3.34" calcext:value-type="float">
            <text:p>3,34</text:p>
          </table:table-cell>
          <table:table-cell table:formula="of:=([.E164]+8)*14.2857" office:value-type="float" office:value="161.999838" calcext:value-type="float">
            <text:p>161,999838</text:p>
          </table:table-cell>
          <table:table-cell table:number-columns-repeated="2"/>
          <table:table-cell office:value-type="float" office:value="15.34" calcext:value-type="float">
            <text:p>15,34</text:p>
          </table:table-cell>
          <table:table-cell table:formula="of:=([.I164]-4)*14.2857" office:value-type="float" office:value="161.999838" calcext:value-type="float">
            <text:p>161,999838</text:p>
          </table:table-cell>
        </table:table-row>
        <table:table-row table:style-name="ro1">
          <table:table-cell table:number-columns-repeated="4"/>
          <table:table-cell office:value-type="float" office:value="3.41" calcext:value-type="float">
            <text:p>3,41</text:p>
          </table:table-cell>
          <table:table-cell table:formula="of:=([.E165]+8)*14.2857" office:value-type="float" office:value="162.999837" calcext:value-type="float">
            <text:p>162,999837</text:p>
          </table:table-cell>
          <table:table-cell table:number-columns-repeated="2"/>
          <table:table-cell office:value-type="float" office:value="15.41" calcext:value-type="float">
            <text:p>15,41</text:p>
          </table:table-cell>
          <table:table-cell table:formula="of:=([.I165]-4)*14.2857" office:value-type="float" office:value="162.999837" calcext:value-type="float">
            <text:p>162,999837</text:p>
          </table:table-cell>
        </table:table-row>
        <table:table-row table:style-name="ro1">
          <table:table-cell table:number-columns-repeated="4"/>
          <table:table-cell office:value-type="float" office:value="3.48" calcext:value-type="float">
            <text:p>3,48</text:p>
          </table:table-cell>
          <table:table-cell table:formula="of:=([.E166]+8)*14.2857" office:value-type="float" office:value="163.999836" calcext:value-type="float">
            <text:p>163,999836</text:p>
          </table:table-cell>
          <table:table-cell table:number-columns-repeated="2"/>
          <table:table-cell office:value-type="float" office:value="15.48" calcext:value-type="float">
            <text:p>15,48</text:p>
          </table:table-cell>
          <table:table-cell table:formula="of:=([.I166]-4)*14.2857" office:value-type="float" office:value="163.999836" calcext:value-type="float">
            <text:p>163,999836</text:p>
          </table:table-cell>
        </table:table-row>
        <table:table-row table:style-name="ro1">
          <table:table-cell table:number-columns-repeated="4"/>
          <table:table-cell office:value-type="float" office:value="3.55" calcext:value-type="float">
            <text:p>3,55</text:p>
          </table:table-cell>
          <table:table-cell table:formula="of:=([.E167]+8)*14.2857" office:value-type="float" office:value="164.999835" calcext:value-type="float">
            <text:p>164,999835</text:p>
          </table:table-cell>
          <table:table-cell table:number-columns-repeated="2"/>
          <table:table-cell office:value-type="float" office:value="15.55" calcext:value-type="float">
            <text:p>15,55</text:p>
          </table:table-cell>
          <table:table-cell table:formula="of:=([.I167]-4)*14.2857" office:value-type="float" office:value="164.999835" calcext:value-type="float">
            <text:p>164,999835</text:p>
          </table:table-cell>
        </table:table-row>
        <table:table-row table:style-name="ro1">
          <table:table-cell table:number-columns-repeated="4"/>
          <table:table-cell office:value-type="float" office:value="3.62" calcext:value-type="float">
            <text:p>3,62</text:p>
          </table:table-cell>
          <table:table-cell table:formula="of:=([.E168]+8)*14.2857" office:value-type="float" office:value="165.999834" calcext:value-type="float">
            <text:p>165,999834</text:p>
          </table:table-cell>
          <table:table-cell table:number-columns-repeated="2"/>
          <table:table-cell office:value-type="float" office:value="15.62" calcext:value-type="float">
            <text:p>15,62</text:p>
          </table:table-cell>
          <table:table-cell table:formula="of:=([.I168]-4)*14.2857" office:value-type="float" office:value="165.999834" calcext:value-type="float">
            <text:p>165,999834</text:p>
          </table:table-cell>
        </table:table-row>
        <table:table-row table:style-name="ro1">
          <table:table-cell table:number-columns-repeated="4"/>
          <table:table-cell office:value-type="float" office:value="3.69" calcext:value-type="float">
            <text:p>3,69</text:p>
          </table:table-cell>
          <table:table-cell table:formula="of:=([.E169]+8)*14.2857" office:value-type="float" office:value="166.999833" calcext:value-type="float">
            <text:p>166,999833</text:p>
          </table:table-cell>
          <table:table-cell table:number-columns-repeated="2"/>
          <table:table-cell office:value-type="float" office:value="15.69" calcext:value-type="float">
            <text:p>15,69</text:p>
          </table:table-cell>
          <table:table-cell table:formula="of:=([.I169]-4)*14.2857" office:value-type="float" office:value="166.999833" calcext:value-type="float">
            <text:p>166,999833</text:p>
          </table:table-cell>
        </table:table-row>
        <table:table-row table:style-name="ro1">
          <table:table-cell table:number-columns-repeated="4"/>
          <table:table-cell office:value-type="float" office:value="3.76" calcext:value-type="float">
            <text:p>3,76</text:p>
          </table:table-cell>
          <table:table-cell table:formula="of:=([.E170]+8)*14.2857" office:value-type="float" office:value="167.999832" calcext:value-type="float">
            <text:p>167,999832</text:p>
          </table:table-cell>
          <table:table-cell table:number-columns-repeated="2"/>
          <table:table-cell office:value-type="float" office:value="15.76" calcext:value-type="float">
            <text:p>15,76</text:p>
          </table:table-cell>
          <table:table-cell table:formula="of:=([.I170]-4)*14.2857" office:value-type="float" office:value="167.999832" calcext:value-type="float">
            <text:p>167,999832</text:p>
          </table:table-cell>
        </table:table-row>
        <table:table-row table:style-name="ro1">
          <table:table-cell table:number-columns-repeated="4"/>
          <table:table-cell office:value-type="float" office:value="3.83" calcext:value-type="float">
            <text:p>3,83</text:p>
          </table:table-cell>
          <table:table-cell table:formula="of:=([.E171]+8)*14.2857" office:value-type="float" office:value="168.999831" calcext:value-type="float">
            <text:p>168,999831</text:p>
          </table:table-cell>
          <table:table-cell table:number-columns-repeated="2"/>
          <table:table-cell office:value-type="float" office:value="15.83" calcext:value-type="float">
            <text:p>15,83</text:p>
          </table:table-cell>
          <table:table-cell table:formula="of:=([.I171]-4)*14.2857" office:value-type="float" office:value="168.999831" calcext:value-type="float">
            <text:p>168,999831</text:p>
          </table:table-cell>
        </table:table-row>
        <table:table-row table:style-name="ro1">
          <table:table-cell table:number-columns-repeated="4"/>
          <table:table-cell office:value-type="float" office:value="3.9" calcext:value-type="float">
            <text:p>3,9</text:p>
          </table:table-cell>
          <table:table-cell table:formula="of:=([.E172]+8)*14.2857" office:value-type="float" office:value="169.99983" calcext:value-type="float">
            <text:p>169,99983</text:p>
          </table:table-cell>
          <table:table-cell table:number-columns-repeated="2"/>
          <table:table-cell office:value-type="float" office:value="15.9" calcext:value-type="float">
            <text:p>15,9</text:p>
          </table:table-cell>
          <table:table-cell table:formula="of:=([.I172]-4)*14.2857" office:value-type="float" office:value="169.99983" calcext:value-type="float">
            <text:p>169,99983</text:p>
          </table:table-cell>
        </table:table-row>
        <table:table-row table:style-name="ro1">
          <table:table-cell table:number-columns-repeated="4"/>
          <table:table-cell office:value-type="float" office:value="3.97" calcext:value-type="float">
            <text:p>3,97</text:p>
          </table:table-cell>
          <table:table-cell table:formula="of:=([.E173]+8)*14.2857" office:value-type="float" office:value="170.999829" calcext:value-type="float">
            <text:p>170,999829</text:p>
          </table:table-cell>
          <table:table-cell table:number-columns-repeated="2"/>
          <table:table-cell office:value-type="float" office:value="15.97" calcext:value-type="float">
            <text:p>15,97</text:p>
          </table:table-cell>
          <table:table-cell table:formula="of:=([.I173]-4)*14.2857" office:value-type="float" office:value="170.999829" calcext:value-type="float">
            <text:p>170,999829</text:p>
          </table:table-cell>
        </table:table-row>
        <table:table-row table:style-name="ro1">
          <table:table-cell table:number-columns-repeated="4"/>
          <table:table-cell office:value-type="float" office:value="4.04" calcext:value-type="float">
            <text:p>4,04</text:p>
          </table:table-cell>
          <table:table-cell table:formula="of:=([.E174]+8)*14.2857" office:value-type="float" office:value="171.999828" calcext:value-type="float">
            <text:p>171,999828</text:p>
          </table:table-cell>
          <table:table-cell table:number-columns-repeated="2"/>
          <table:table-cell office:value-type="float" office:value="16.04" calcext:value-type="float">
            <text:p>16,04</text:p>
          </table:table-cell>
          <table:table-cell table:formula="of:=([.I174]-4)*14.2857" office:value-type="float" office:value="171.999828" calcext:value-type="float">
            <text:p>171,999828</text:p>
          </table:table-cell>
        </table:table-row>
        <table:table-row table:style-name="ro1">
          <table:table-cell table:number-columns-repeated="4"/>
          <table:table-cell office:value-type="float" office:value="4.11" calcext:value-type="float">
            <text:p>4,11</text:p>
          </table:table-cell>
          <table:table-cell table:formula="of:=([.E175]+8)*14.2857" office:value-type="float" office:value="172.999827" calcext:value-type="float">
            <text:p>172,999827</text:p>
          </table:table-cell>
          <table:table-cell table:number-columns-repeated="2"/>
          <table:table-cell office:value-type="float" office:value="16.11" calcext:value-type="float">
            <text:p>16,11</text:p>
          </table:table-cell>
          <table:table-cell table:formula="of:=([.I175]-4)*14.2857" office:value-type="float" office:value="172.999827" calcext:value-type="float">
            <text:p>172,999827</text:p>
          </table:table-cell>
        </table:table-row>
        <table:table-row table:style-name="ro1">
          <table:table-cell table:number-columns-repeated="4"/>
          <table:table-cell office:value-type="float" office:value="4.18" calcext:value-type="float">
            <text:p>4,18</text:p>
          </table:table-cell>
          <table:table-cell table:formula="of:=([.E176]+8)*14.2857" office:value-type="float" office:value="173.999826" calcext:value-type="float">
            <text:p>173,999826</text:p>
          </table:table-cell>
          <table:table-cell table:number-columns-repeated="2"/>
          <table:table-cell office:value-type="float" office:value="16.18" calcext:value-type="float">
            <text:p>16,18</text:p>
          </table:table-cell>
          <table:table-cell table:formula="of:=([.I176]-4)*14.2857" office:value-type="float" office:value="173.999826" calcext:value-type="float">
            <text:p>173,999826</text:p>
          </table:table-cell>
        </table:table-row>
        <table:table-row table:style-name="ro1">
          <table:table-cell table:number-columns-repeated="4"/>
          <table:table-cell office:value-type="float" office:value="4.25" calcext:value-type="float">
            <text:p>4,25</text:p>
          </table:table-cell>
          <table:table-cell table:formula="of:=([.E177]+8)*14.2857" office:value-type="float" office:value="174.999825" calcext:value-type="float">
            <text:p>174,999825</text:p>
          </table:table-cell>
          <table:table-cell table:number-columns-repeated="2"/>
          <table:table-cell office:value-type="float" office:value="16.25" calcext:value-type="float">
            <text:p>16,25</text:p>
          </table:table-cell>
          <table:table-cell table:formula="of:=([.I177]-4)*14.2857" office:value-type="float" office:value="174.999825" calcext:value-type="float">
            <text:p>174,999825</text:p>
          </table:table-cell>
        </table:table-row>
        <table:table-row table:style-name="ro1">
          <table:table-cell table:number-columns-repeated="4"/>
          <table:table-cell office:value-type="float" office:value="4.32" calcext:value-type="float">
            <text:p>4,32</text:p>
          </table:table-cell>
          <table:table-cell table:formula="of:=([.E178]+8)*14.2857" office:value-type="float" office:value="175.999824" calcext:value-type="float">
            <text:p>175,999824</text:p>
          </table:table-cell>
          <table:table-cell table:number-columns-repeated="2"/>
          <table:table-cell office:value-type="float" office:value="16.32" calcext:value-type="float">
            <text:p>16,32</text:p>
          </table:table-cell>
          <table:table-cell table:formula="of:=([.I178]-4)*14.2857" office:value-type="float" office:value="175.999824" calcext:value-type="float">
            <text:p>175,999824</text:p>
          </table:table-cell>
        </table:table-row>
        <table:table-row table:style-name="ro1">
          <table:table-cell table:number-columns-repeated="4"/>
          <table:table-cell office:value-type="float" office:value="4.39" calcext:value-type="float">
            <text:p>4,39</text:p>
          </table:table-cell>
          <table:table-cell table:formula="of:=([.E179]+8)*14.2857" office:value-type="float" office:value="176.999823" calcext:value-type="float">
            <text:p>176,999823</text:p>
          </table:table-cell>
          <table:table-cell table:number-columns-repeated="2"/>
          <table:table-cell office:value-type="float" office:value="16.39" calcext:value-type="float">
            <text:p>16,39</text:p>
          </table:table-cell>
          <table:table-cell table:formula="of:=([.I179]-4)*14.2857" office:value-type="float" office:value="176.999823" calcext:value-type="float">
            <text:p>176,999823</text:p>
          </table:table-cell>
        </table:table-row>
        <table:table-row table:style-name="ro1">
          <table:table-cell table:number-columns-repeated="4"/>
          <table:table-cell office:value-type="float" office:value="4.46" calcext:value-type="float">
            <text:p>4,46</text:p>
          </table:table-cell>
          <table:table-cell table:formula="of:=([.E180]+8)*14.2857" office:value-type="float" office:value="177.999822" calcext:value-type="float">
            <text:p>177,999822</text:p>
          </table:table-cell>
          <table:table-cell table:number-columns-repeated="2"/>
          <table:table-cell office:value-type="float" office:value="16.46" calcext:value-type="float">
            <text:p>16,46</text:p>
          </table:table-cell>
          <table:table-cell table:formula="of:=([.I180]-4)*14.2857" office:value-type="float" office:value="177.999822" calcext:value-type="float">
            <text:p>177,999822</text:p>
          </table:table-cell>
        </table:table-row>
        <table:table-row table:style-name="ro1">
          <table:table-cell table:number-columns-repeated="4"/>
          <table:table-cell office:value-type="float" office:value="4.53" calcext:value-type="float">
            <text:p>4,53</text:p>
          </table:table-cell>
          <table:table-cell table:formula="of:=([.E181]+8)*14.2857" office:value-type="float" office:value="178.999821" calcext:value-type="float">
            <text:p>178,999821</text:p>
          </table:table-cell>
          <table:table-cell table:number-columns-repeated="2"/>
          <table:table-cell office:value-type="float" office:value="16.53" calcext:value-type="float">
            <text:p>16,53</text:p>
          </table:table-cell>
          <table:table-cell table:formula="of:=([.I181]-4)*14.2857" office:value-type="float" office:value="178.999821" calcext:value-type="float">
            <text:p>178,999821</text:p>
          </table:table-cell>
        </table:table-row>
        <table:table-row table:style-name="ro1">
          <table:table-cell table:number-columns-repeated="4"/>
          <table:table-cell office:value-type="float" office:value="4.6" calcext:value-type="float">
            <text:p>4,6</text:p>
          </table:table-cell>
          <table:table-cell table:formula="of:=([.E182]+8)*14.2857" office:value-type="float" office:value="179.99982" calcext:value-type="float">
            <text:p>179,99982</text:p>
          </table:table-cell>
          <table:table-cell table:number-columns-repeated="2"/>
          <table:table-cell office:value-type="float" office:value="16.6" calcext:value-type="float">
            <text:p>16,6</text:p>
          </table:table-cell>
          <table:table-cell table:formula="of:=([.I182]-4)*14.2857" office:value-type="float" office:value="179.99982" calcext:value-type="float">
            <text:p>179,99982</text:p>
          </table:table-cell>
        </table:table-row>
        <table:table-row table:style-name="ro1">
          <table:table-cell table:number-columns-repeated="4"/>
          <table:table-cell office:value-type="float" office:value="4.67" calcext:value-type="float">
            <text:p>4,67</text:p>
          </table:table-cell>
          <table:table-cell table:formula="of:=([.E183]+8)*14.2857" office:value-type="float" office:value="180.999819" calcext:value-type="float">
            <text:p>180,999819</text:p>
          </table:table-cell>
          <table:table-cell table:number-columns-repeated="2"/>
          <table:table-cell office:value-type="float" office:value="16.67" calcext:value-type="float">
            <text:p>16,67</text:p>
          </table:table-cell>
          <table:table-cell table:formula="of:=([.I183]-4)*14.2857" office:value-type="float" office:value="180.999819" calcext:value-type="float">
            <text:p>180,999819</text:p>
          </table:table-cell>
        </table:table-row>
        <table:table-row table:style-name="ro1">
          <table:table-cell table:number-columns-repeated="4"/>
          <table:table-cell office:value-type="float" office:value="4.74" calcext:value-type="float">
            <text:p>4,74</text:p>
          </table:table-cell>
          <table:table-cell table:formula="of:=([.E184]+8)*14.2857" office:value-type="float" office:value="181.999818" calcext:value-type="float">
            <text:p>181,999818</text:p>
          </table:table-cell>
          <table:table-cell table:number-columns-repeated="2"/>
          <table:table-cell office:value-type="float" office:value="16.74" calcext:value-type="float">
            <text:p>16,74</text:p>
          </table:table-cell>
          <table:table-cell table:formula="of:=([.I184]-4)*14.2857" office:value-type="float" office:value="181.999818" calcext:value-type="float">
            <text:p>181,999818</text:p>
          </table:table-cell>
        </table:table-row>
        <table:table-row table:style-name="ro1">
          <table:table-cell table:number-columns-repeated="4"/>
          <table:table-cell office:value-type="float" office:value="4.81" calcext:value-type="float">
            <text:p>4,81</text:p>
          </table:table-cell>
          <table:table-cell table:formula="of:=([.E185]+8)*14.2857" office:value-type="float" office:value="182.999817" calcext:value-type="float">
            <text:p>182,999817</text:p>
          </table:table-cell>
          <table:table-cell table:number-columns-repeated="2"/>
          <table:table-cell office:value-type="float" office:value="16.81" calcext:value-type="float">
            <text:p>16,81</text:p>
          </table:table-cell>
          <table:table-cell table:formula="of:=([.I185]-4)*14.2857" office:value-type="float" office:value="182.999817" calcext:value-type="float">
            <text:p>182,999817</text:p>
          </table:table-cell>
        </table:table-row>
        <table:table-row table:style-name="ro1">
          <table:table-cell table:number-columns-repeated="4"/>
          <table:table-cell office:value-type="float" office:value="4.88" calcext:value-type="float">
            <text:p>4,88</text:p>
          </table:table-cell>
          <table:table-cell table:formula="of:=([.E186]+8)*14.2857" office:value-type="float" office:value="183.999816" calcext:value-type="float">
            <text:p>183,999816</text:p>
          </table:table-cell>
          <table:table-cell table:number-columns-repeated="2"/>
          <table:table-cell office:value-type="float" office:value="16.88" calcext:value-type="float">
            <text:p>16,88</text:p>
          </table:table-cell>
          <table:table-cell table:formula="of:=([.I186]-4)*14.2857" office:value-type="float" office:value="183.999816" calcext:value-type="float">
            <text:p>183,999816</text:p>
          </table:table-cell>
        </table:table-row>
        <table:table-row table:style-name="ro1">
          <table:table-cell table:number-columns-repeated="4"/>
          <table:table-cell office:value-type="float" office:value="4.95" calcext:value-type="float">
            <text:p>4,95</text:p>
          </table:table-cell>
          <table:table-cell table:formula="of:=([.E187]+8)*14.2857" office:value-type="float" office:value="184.999815" calcext:value-type="float">
            <text:p>184,999815</text:p>
          </table:table-cell>
          <table:table-cell table:number-columns-repeated="2"/>
          <table:table-cell office:value-type="float" office:value="16.95" calcext:value-type="float">
            <text:p>16,95</text:p>
          </table:table-cell>
          <table:table-cell table:formula="of:=([.I187]-4)*14.2857" office:value-type="float" office:value="184.999815" calcext:value-type="float">
            <text:p>184,999815</text:p>
          </table:table-cell>
        </table:table-row>
        <table:table-row table:style-name="ro1">
          <table:table-cell table:number-columns-repeated="4"/>
          <table:table-cell office:value-type="float" office:value="5.02" calcext:value-type="float">
            <text:p>5,02</text:p>
          </table:table-cell>
          <table:table-cell table:formula="of:=([.E188]+8)*14.2857" office:value-type="float" office:value="185.999814" calcext:value-type="float">
            <text:p>185,999814</text:p>
          </table:table-cell>
          <table:table-cell table:number-columns-repeated="2"/>
          <table:table-cell office:value-type="float" office:value="17.02" calcext:value-type="float">
            <text:p>17,02</text:p>
          </table:table-cell>
          <table:table-cell table:formula="of:=([.I188]-4)*14.2857" office:value-type="float" office:value="185.999814" calcext:value-type="float">
            <text:p>185,999814</text:p>
          </table:table-cell>
        </table:table-row>
        <table:table-row table:style-name="ro1">
          <table:table-cell table:number-columns-repeated="4"/>
          <table:table-cell office:value-type="float" office:value="5.09" calcext:value-type="float">
            <text:p>5,09</text:p>
          </table:table-cell>
          <table:table-cell table:formula="of:=([.E189]+8)*14.2857" office:value-type="float" office:value="186.999813" calcext:value-type="float">
            <text:p>186,999813</text:p>
          </table:table-cell>
          <table:table-cell table:number-columns-repeated="2"/>
          <table:table-cell office:value-type="float" office:value="17.09" calcext:value-type="float">
            <text:p>17,09</text:p>
          </table:table-cell>
          <table:table-cell table:formula="of:=([.I189]-4)*14.2857" office:value-type="float" office:value="186.999813" calcext:value-type="float">
            <text:p>186,999813</text:p>
          </table:table-cell>
        </table:table-row>
        <table:table-row table:style-name="ro1">
          <table:table-cell table:number-columns-repeated="4"/>
          <table:table-cell office:value-type="float" office:value="5.16" calcext:value-type="float">
            <text:p>5,16</text:p>
          </table:table-cell>
          <table:table-cell table:formula="of:=([.E190]+8)*14.2857" office:value-type="float" office:value="187.999812" calcext:value-type="float">
            <text:p>187,999812</text:p>
          </table:table-cell>
          <table:table-cell table:number-columns-repeated="2"/>
          <table:table-cell office:value-type="float" office:value="17.16" calcext:value-type="float">
            <text:p>17,16</text:p>
          </table:table-cell>
          <table:table-cell table:formula="of:=([.I190]-4)*14.2857" office:value-type="float" office:value="187.999812" calcext:value-type="float">
            <text:p>187,999812</text:p>
          </table:table-cell>
        </table:table-row>
        <table:table-row table:style-name="ro1">
          <table:table-cell table:number-columns-repeated="4"/>
          <table:table-cell office:value-type="float" office:value="5.23" calcext:value-type="float">
            <text:p>5,23</text:p>
          </table:table-cell>
          <table:table-cell table:formula="of:=([.E191]+8)*14.2857" office:value-type="float" office:value="188.999811" calcext:value-type="float">
            <text:p>188,999811</text:p>
          </table:table-cell>
          <table:table-cell table:number-columns-repeated="2"/>
          <table:table-cell office:value-type="float" office:value="17.23" calcext:value-type="float">
            <text:p>17,23</text:p>
          </table:table-cell>
          <table:table-cell table:formula="of:=([.I191]-4)*14.2857" office:value-type="float" office:value="188.999811" calcext:value-type="float">
            <text:p>188,999811</text:p>
          </table:table-cell>
        </table:table-row>
        <table:table-row table:style-name="ro1">
          <table:table-cell table:number-columns-repeated="4"/>
          <table:table-cell office:value-type="float" office:value="5.3" calcext:value-type="float">
            <text:p>5,3</text:p>
          </table:table-cell>
          <table:table-cell table:formula="of:=([.E192]+8)*14.2857" office:value-type="float" office:value="189.99981" calcext:value-type="float">
            <text:p>189,99981</text:p>
          </table:table-cell>
          <table:table-cell table:number-columns-repeated="2"/>
          <table:table-cell office:value-type="float" office:value="17.3" calcext:value-type="float">
            <text:p>17,3</text:p>
          </table:table-cell>
          <table:table-cell table:formula="of:=([.I192]-4)*14.2857" office:value-type="float" office:value="189.99981" calcext:value-type="float">
            <text:p>189,99981</text:p>
          </table:table-cell>
        </table:table-row>
        <table:table-row table:style-name="ro1">
          <table:table-cell table:number-columns-repeated="4"/>
          <table:table-cell office:value-type="float" office:value="5.37" calcext:value-type="float">
            <text:p>5,37</text:p>
          </table:table-cell>
          <table:table-cell table:formula="of:=([.E193]+8)*14.2857" office:value-type="float" office:value="190.999809" calcext:value-type="float">
            <text:p>190,999809</text:p>
          </table:table-cell>
          <table:table-cell table:number-columns-repeated="2"/>
          <table:table-cell office:value-type="float" office:value="17.37" calcext:value-type="float">
            <text:p>17,37</text:p>
          </table:table-cell>
          <table:table-cell table:formula="of:=([.I193]-4)*14.2857" office:value-type="float" office:value="190.999809" calcext:value-type="float">
            <text:p>190,999809</text:p>
          </table:table-cell>
        </table:table-row>
        <table:table-row table:style-name="ro1">
          <table:table-cell table:number-columns-repeated="4"/>
          <table:table-cell office:value-type="float" office:value="5.44" calcext:value-type="float">
            <text:p>5,44</text:p>
          </table:table-cell>
          <table:table-cell table:formula="of:=([.E194]+8)*14.2857" office:value-type="float" office:value="191.999808" calcext:value-type="float">
            <text:p>191,999808</text:p>
          </table:table-cell>
          <table:table-cell table:number-columns-repeated="2"/>
          <table:table-cell office:value-type="float" office:value="17.44" calcext:value-type="float">
            <text:p>17,44</text:p>
          </table:table-cell>
          <table:table-cell table:formula="of:=([.I194]-4)*14.2857" office:value-type="float" office:value="191.999808" calcext:value-type="float">
            <text:p>191,999808</text:p>
          </table:table-cell>
        </table:table-row>
        <table:table-row table:style-name="ro1">
          <table:table-cell table:number-columns-repeated="4"/>
          <table:table-cell office:value-type="float" office:value="5.51" calcext:value-type="float">
            <text:p>5,51</text:p>
          </table:table-cell>
          <table:table-cell table:formula="of:=([.E195]+8)*14.2857" office:value-type="float" office:value="192.999807" calcext:value-type="float">
            <text:p>192,999807</text:p>
          </table:table-cell>
          <table:table-cell table:number-columns-repeated="2"/>
          <table:table-cell office:value-type="float" office:value="17.51" calcext:value-type="float">
            <text:p>17,51</text:p>
          </table:table-cell>
          <table:table-cell table:formula="of:=([.I195]-4)*14.2857" office:value-type="float" office:value="192.999807" calcext:value-type="float">
            <text:p>192,999807</text:p>
          </table:table-cell>
        </table:table-row>
        <table:table-row table:style-name="ro1">
          <table:table-cell table:number-columns-repeated="4"/>
          <table:table-cell office:value-type="float" office:value="5.58" calcext:value-type="float">
            <text:p>5,58</text:p>
          </table:table-cell>
          <table:table-cell table:formula="of:=([.E196]+8)*14.2857" office:value-type="float" office:value="193.999806" calcext:value-type="float">
            <text:p>193,999806</text:p>
          </table:table-cell>
          <table:table-cell table:number-columns-repeated="2"/>
          <table:table-cell office:value-type="float" office:value="17.58" calcext:value-type="float">
            <text:p>17,58</text:p>
          </table:table-cell>
          <table:table-cell table:formula="of:=([.I196]-4)*14.2857" office:value-type="float" office:value="193.999806" calcext:value-type="float">
            <text:p>193,999806</text:p>
          </table:table-cell>
        </table:table-row>
        <table:table-row table:style-name="ro1">
          <table:table-cell table:number-columns-repeated="4"/>
          <table:table-cell office:value-type="float" office:value="5.65" calcext:value-type="float">
            <text:p>5,65</text:p>
          </table:table-cell>
          <table:table-cell table:formula="of:=([.E197]+8)*14.2857" office:value-type="float" office:value="194.999805" calcext:value-type="float">
            <text:p>194,999805</text:p>
          </table:table-cell>
          <table:table-cell table:number-columns-repeated="2"/>
          <table:table-cell office:value-type="float" office:value="17.65" calcext:value-type="float">
            <text:p>17,65</text:p>
          </table:table-cell>
          <table:table-cell table:formula="of:=([.I197]-4)*14.2857" office:value-type="float" office:value="194.999805" calcext:value-type="float">
            <text:p>194,999805</text:p>
          </table:table-cell>
        </table:table-row>
        <table:table-row table:style-name="ro1">
          <table:table-cell table:number-columns-repeated="4"/>
          <table:table-cell office:value-type="float" office:value="5.72" calcext:value-type="float">
            <text:p>5,72</text:p>
          </table:table-cell>
          <table:table-cell table:formula="of:=([.E198]+8)*14.2857" office:value-type="float" office:value="195.999804" calcext:value-type="float">
            <text:p>195,999804</text:p>
          </table:table-cell>
          <table:table-cell table:number-columns-repeated="2"/>
          <table:table-cell office:value-type="float" office:value="17.72" calcext:value-type="float">
            <text:p>17,72</text:p>
          </table:table-cell>
          <table:table-cell table:formula="of:=([.I198]-4)*14.2857" office:value-type="float" office:value="195.999804" calcext:value-type="float">
            <text:p>195,999804</text:p>
          </table:table-cell>
        </table:table-row>
        <table:table-row table:style-name="ro1">
          <table:table-cell table:number-columns-repeated="4"/>
          <table:table-cell office:value-type="float" office:value="5.79" calcext:value-type="float">
            <text:p>5,79</text:p>
          </table:table-cell>
          <table:table-cell table:formula="of:=([.E199]+8)*14.2857" office:value-type="float" office:value="196.999803" calcext:value-type="float">
            <text:p>196,999803</text:p>
          </table:table-cell>
          <table:table-cell table:number-columns-repeated="2"/>
          <table:table-cell office:value-type="float" office:value="17.79" calcext:value-type="float">
            <text:p>17,79</text:p>
          </table:table-cell>
          <table:table-cell table:formula="of:=([.I199]-4)*14.2857" office:value-type="float" office:value="196.999803" calcext:value-type="float">
            <text:p>196,999803</text:p>
          </table:table-cell>
        </table:table-row>
        <table:table-row table:style-name="ro1">
          <table:table-cell table:number-columns-repeated="4"/>
          <table:table-cell office:value-type="float" office:value="5.86" calcext:value-type="float">
            <text:p>5,86</text:p>
          </table:table-cell>
          <table:table-cell table:formula="of:=([.E200]+8)*14.2857" office:value-type="float" office:value="197.999802" calcext:value-type="float">
            <text:p>197,999802</text:p>
          </table:table-cell>
          <table:table-cell table:number-columns-repeated="2"/>
          <table:table-cell office:value-type="float" office:value="17.86" calcext:value-type="float">
            <text:p>17,86</text:p>
          </table:table-cell>
          <table:table-cell table:formula="of:=([.I200]-4)*14.2857" office:value-type="float" office:value="197.999802" calcext:value-type="float">
            <text:p>197,999802</text:p>
          </table:table-cell>
        </table:table-row>
        <table:table-row table:style-name="ro1">
          <table:table-cell table:number-columns-repeated="4"/>
          <table:table-cell office:value-type="float" office:value="5.93" calcext:value-type="float">
            <text:p>5,93</text:p>
          </table:table-cell>
          <table:table-cell table:formula="of:=([.E201]+8)*14.2857" office:value-type="float" office:value="198.999801" calcext:value-type="float">
            <text:p>198,999801</text:p>
          </table:table-cell>
          <table:table-cell table:number-columns-repeated="2"/>
          <table:table-cell office:value-type="float" office:value="17.93" calcext:value-type="float">
            <text:p>17,93</text:p>
          </table:table-cell>
          <table:table-cell table:formula="of:=([.I201]-4)*14.2857" office:value-type="float" office:value="198.999801" calcext:value-type="float">
            <text:p>198,99980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([.E202]+8)*14.2857" office:value-type="float" office:value="199.9998" calcext:value-type="float">
            <text:p>199,999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([.I202]-4)*14.2857" office:value-type="float" office:value="199.9998" calcext:value-type="float">
            <text:p>199,9998</text:p>
          </table:table-cell>
        </table:table-row>
        <table:table-row table:style-name="ro1">
          <table:table-cell table:number-columns-repeated="4"/>
          <table:table-cell office:value-type="float" office:value="6.07" calcext:value-type="float">
            <text:p>6,07</text:p>
          </table:table-cell>
          <table:table-cell table:formula="of:=([.E203]+8)*14.2857" office:value-type="float" office:value="200.999799" calcext:value-type="float">
            <text:p>200,999799</text:p>
          </table:table-cell>
          <table:table-cell table:number-columns-repeated="2"/>
          <table:table-cell office:value-type="float" office:value="18.07" calcext:value-type="float">
            <text:p>18,07</text:p>
          </table:table-cell>
          <table:table-cell table:formula="of:=([.I203]-4)*14.2857" office:value-type="float" office:value="200.999799" calcext:value-type="float">
            <text:p>200,999799</text:p>
          </table:table-cell>
        </table:table-row>
        <table:table-row table:style-name="ro1">
          <table:table-cell table:number-columns-repeated="4"/>
          <table:table-cell office:value-type="float" office:value="6.14" calcext:value-type="float">
            <text:p>6,14</text:p>
          </table:table-cell>
          <table:table-cell table:formula="of:=([.E204]+8)*14.2857" office:value-type="float" office:value="201.999798" calcext:value-type="float">
            <text:p>201,999798</text:p>
          </table:table-cell>
          <table:table-cell table:number-columns-repeated="2"/>
          <table:table-cell office:value-type="float" office:value="18.14" calcext:value-type="float">
            <text:p>18,14</text:p>
          </table:table-cell>
          <table:table-cell table:formula="of:=([.I204]-4)*14.2857" office:value-type="float" office:value="201.999798" calcext:value-type="float">
            <text:p>201,999798</text:p>
          </table:table-cell>
        </table:table-row>
        <table:table-row table:style-name="ro1">
          <table:table-cell table:number-columns-repeated="4"/>
          <table:table-cell office:value-type="float" office:value="6.21" calcext:value-type="float">
            <text:p>6,21</text:p>
          </table:table-cell>
          <table:table-cell table:formula="of:=([.E205]+8)*14.2857" office:value-type="float" office:value="202.999797" calcext:value-type="float">
            <text:p>202,999797</text:p>
          </table:table-cell>
          <table:table-cell table:number-columns-repeated="2"/>
          <table:table-cell office:value-type="float" office:value="18.21" calcext:value-type="float">
            <text:p>18,21</text:p>
          </table:table-cell>
          <table:table-cell table:formula="of:=([.I205]-4)*14.2857" office:value-type="float" office:value="202.999797" calcext:value-type="float">
            <text:p>202,999797</text:p>
          </table:table-cell>
        </table:table-row>
        <table:table-row table:style-name="ro1">
          <table:table-cell table:number-columns-repeated="4"/>
          <table:table-cell office:value-type="float" office:value="6.28" calcext:value-type="float">
            <text:p>6,28</text:p>
          </table:table-cell>
          <table:table-cell table:formula="of:=([.E206]+8)*14.2857" office:value-type="float" office:value="203.999796" calcext:value-type="float">
            <text:p>203,999796</text:p>
          </table:table-cell>
          <table:table-cell table:number-columns-repeated="2"/>
          <table:table-cell office:value-type="float" office:value="18.28" calcext:value-type="float">
            <text:p>18,28</text:p>
          </table:table-cell>
          <table:table-cell table:formula="of:=([.I206]-4)*14.2857" office:value-type="float" office:value="203.999796" calcext:value-type="float">
            <text:p>203,999796</text:p>
          </table:table-cell>
        </table:table-row>
        <table:table-row table:style-name="ro1">
          <table:table-cell table:number-columns-repeated="4"/>
          <table:table-cell office:value-type="float" office:value="6.35" calcext:value-type="float">
            <text:p>6,35</text:p>
          </table:table-cell>
          <table:table-cell table:formula="of:=([.E207]+8)*14.2857" office:value-type="float" office:value="204.999795" calcext:value-type="float">
            <text:p>204,999795</text:p>
          </table:table-cell>
          <table:table-cell table:number-columns-repeated="2"/>
          <table:table-cell office:value-type="float" office:value="18.35" calcext:value-type="float">
            <text:p>18,35</text:p>
          </table:table-cell>
          <table:table-cell table:formula="of:=([.I207]-4)*14.2857" office:value-type="float" office:value="204.999795" calcext:value-type="float">
            <text:p>204,999795</text:p>
          </table:table-cell>
        </table:table-row>
        <table:table-row table:style-name="ro1">
          <table:table-cell table:number-columns-repeated="4"/>
          <table:table-cell office:value-type="float" office:value="6.42" calcext:value-type="float">
            <text:p>6,42</text:p>
          </table:table-cell>
          <table:table-cell table:formula="of:=([.E208]+8)*14.2857" office:value-type="float" office:value="205.999794" calcext:value-type="float">
            <text:p>205,999794</text:p>
          </table:table-cell>
          <table:table-cell table:number-columns-repeated="2"/>
          <table:table-cell office:value-type="float" office:value="18.42" calcext:value-type="float">
            <text:p>18,42</text:p>
          </table:table-cell>
          <table:table-cell table:formula="of:=([.I208]-4)*14.2857" office:value-type="float" office:value="205.999794" calcext:value-type="float">
            <text:p>205,999794</text:p>
          </table:table-cell>
        </table:table-row>
        <table:table-row table:style-name="ro1">
          <table:table-cell table:number-columns-repeated="4"/>
          <table:table-cell office:value-type="float" office:value="6.49" calcext:value-type="float">
            <text:p>6,49</text:p>
          </table:table-cell>
          <table:table-cell table:formula="of:=([.E209]+8)*14.2857" office:value-type="float" office:value="206.999793" calcext:value-type="float">
            <text:p>206,999793</text:p>
          </table:table-cell>
          <table:table-cell table:number-columns-repeated="2"/>
          <table:table-cell office:value-type="float" office:value="18.49" calcext:value-type="float">
            <text:p>18,49</text:p>
          </table:table-cell>
          <table:table-cell table:formula="of:=([.I209]-4)*14.2857" office:value-type="float" office:value="206.999793" calcext:value-type="float">
            <text:p>206,999793</text:p>
          </table:table-cell>
        </table:table-row>
        <table:table-row table:style-name="ro1">
          <table:table-cell table:number-columns-repeated="4"/>
          <table:table-cell office:value-type="float" office:value="6.56" calcext:value-type="float">
            <text:p>6,56</text:p>
          </table:table-cell>
          <table:table-cell table:formula="of:=([.E210]+8)*14.2857" office:value-type="float" office:value="207.999792" calcext:value-type="float">
            <text:p>207,999792</text:p>
          </table:table-cell>
          <table:table-cell table:number-columns-repeated="2"/>
          <table:table-cell office:value-type="float" office:value="18.56" calcext:value-type="float">
            <text:p>18,56</text:p>
          </table:table-cell>
          <table:table-cell table:formula="of:=([.I210]-4)*14.2857" office:value-type="float" office:value="207.999792" calcext:value-type="float">
            <text:p>207,999792</text:p>
          </table:table-cell>
        </table:table-row>
        <table:table-row table:style-name="ro1">
          <table:table-cell table:number-columns-repeated="4"/>
          <table:table-cell office:value-type="float" office:value="6.63" calcext:value-type="float">
            <text:p>6,63</text:p>
          </table:table-cell>
          <table:table-cell table:formula="of:=([.E211]+8)*14.2857" office:value-type="float" office:value="208.999791" calcext:value-type="float">
            <text:p>208,999791</text:p>
          </table:table-cell>
          <table:table-cell table:number-columns-repeated="2"/>
          <table:table-cell office:value-type="float" office:value="18.63" calcext:value-type="float">
            <text:p>18,63</text:p>
          </table:table-cell>
          <table:table-cell table:formula="of:=([.I211]-4)*14.2857" office:value-type="float" office:value="208.999791" calcext:value-type="float">
            <text:p>208,999791</text:p>
          </table:table-cell>
        </table:table-row>
        <table:table-row table:style-name="ro1">
          <table:table-cell table:number-columns-repeated="4"/>
          <table:table-cell office:value-type="float" office:value="6.7" calcext:value-type="float">
            <text:p>6,7</text:p>
          </table:table-cell>
          <table:table-cell table:formula="of:=([.E212]+8)*14.2857" office:value-type="float" office:value="209.99979" calcext:value-type="float">
            <text:p>209,99979</text:p>
          </table:table-cell>
          <table:table-cell table:number-columns-repeated="2"/>
          <table:table-cell office:value-type="float" office:value="18.7" calcext:value-type="float">
            <text:p>18,7</text:p>
          </table:table-cell>
          <table:table-cell table:formula="of:=([.I212]-4)*14.2857" office:value-type="float" office:value="209.99979" calcext:value-type="float">
            <text:p>209,99979</text:p>
          </table:table-cell>
        </table:table-row>
        <table:table-row table:style-name="ro1">
          <table:table-cell table:number-columns-repeated="4"/>
          <table:table-cell office:value-type="float" office:value="6.77" calcext:value-type="float">
            <text:p>6,77</text:p>
          </table:table-cell>
          <table:table-cell table:formula="of:=([.E213]+8)*14.2857" office:value-type="float" office:value="210.999789" calcext:value-type="float">
            <text:p>210,999789</text:p>
          </table:table-cell>
          <table:table-cell table:number-columns-repeated="2"/>
          <table:table-cell office:value-type="float" office:value="18.77" calcext:value-type="float">
            <text:p>18,77</text:p>
          </table:table-cell>
          <table:table-cell table:formula="of:=([.I213]-4)*14.2857" office:value-type="float" office:value="210.999789" calcext:value-type="float">
            <text:p>210,999789</text:p>
          </table:table-cell>
        </table:table-row>
        <table:table-row table:style-name="ro1">
          <table:table-cell table:number-columns-repeated="4"/>
          <table:table-cell office:value-type="float" office:value="6.84" calcext:value-type="float">
            <text:p>6,84</text:p>
          </table:table-cell>
          <table:table-cell table:formula="of:=([.E214]+8)*14.2857" office:value-type="float" office:value="211.999788" calcext:value-type="float">
            <text:p>211,999788</text:p>
          </table:table-cell>
          <table:table-cell table:number-columns-repeated="2"/>
          <table:table-cell office:value-type="float" office:value="18.84" calcext:value-type="float">
            <text:p>18,84</text:p>
          </table:table-cell>
          <table:table-cell table:formula="of:=([.I214]-4)*14.2857" office:value-type="float" office:value="211.999788" calcext:value-type="float">
            <text:p>211,999788</text:p>
          </table:table-cell>
        </table:table-row>
        <table:table-row table:style-name="ro1">
          <table:table-cell table:number-columns-repeated="4"/>
          <table:table-cell office:value-type="float" office:value="6.91" calcext:value-type="float">
            <text:p>6,91</text:p>
          </table:table-cell>
          <table:table-cell table:formula="of:=([.E215]+8)*14.2857" office:value-type="float" office:value="212.999787" calcext:value-type="float">
            <text:p>212,999787</text:p>
          </table:table-cell>
          <table:table-cell table:number-columns-repeated="2"/>
          <table:table-cell office:value-type="float" office:value="18.91" calcext:value-type="float">
            <text:p>18,91</text:p>
          </table:table-cell>
          <table:table-cell table:formula="of:=([.I215]-4)*14.2857" office:value-type="float" office:value="212.999787" calcext:value-type="float">
            <text:p>212,999787</text:p>
          </table:table-cell>
        </table:table-row>
        <table:table-row table:style-name="ro1">
          <table:table-cell table:number-columns-repeated="4"/>
          <table:table-cell office:value-type="float" office:value="6.98" calcext:value-type="float">
            <text:p>6,98</text:p>
          </table:table-cell>
          <table:table-cell table:formula="of:=([.E216]+8)*14.2857" office:value-type="float" office:value="213.999786" calcext:value-type="float">
            <text:p>213,999786</text:p>
          </table:table-cell>
          <table:table-cell table:number-columns-repeated="2"/>
          <table:table-cell office:value-type="float" office:value="18.98" calcext:value-type="float">
            <text:p>18,98</text:p>
          </table:table-cell>
          <table:table-cell table:formula="of:=([.I216]-4)*14.2857" office:value-type="float" office:value="213.999786" calcext:value-type="float">
            <text:p>213,999786</text:p>
          </table:table-cell>
        </table:table-row>
        <table:table-row table:style-name="ro1">
          <table:table-cell table:number-columns-repeated="4"/>
          <table:table-cell office:value-type="float" office:value="7.05" calcext:value-type="float">
            <text:p>7,05</text:p>
          </table:table-cell>
          <table:table-cell table:formula="of:=([.E217]+8)*14.2857" office:value-type="float" office:value="214.999785" calcext:value-type="float">
            <text:p>214,999785</text:p>
          </table:table-cell>
          <table:table-cell table:number-columns-repeated="2"/>
          <table:table-cell office:value-type="float" office:value="19.05" calcext:value-type="float">
            <text:p>19,05</text:p>
          </table:table-cell>
          <table:table-cell table:formula="of:=([.I217]-4)*14.2857" office:value-type="float" office:value="214.999785" calcext:value-type="float">
            <text:p>214,999785</text:p>
          </table:table-cell>
        </table:table-row>
        <table:table-row table:style-name="ro1">
          <table:table-cell table:number-columns-repeated="4"/>
          <table:table-cell office:value-type="float" office:value="7.12" calcext:value-type="float">
            <text:p>7,12</text:p>
          </table:table-cell>
          <table:table-cell table:formula="of:=([.E218]+8)*14.2857" office:value-type="float" office:value="215.999784" calcext:value-type="float">
            <text:p>215,999784</text:p>
          </table:table-cell>
          <table:table-cell table:number-columns-repeated="2"/>
          <table:table-cell office:value-type="float" office:value="19.12" calcext:value-type="float">
            <text:p>19,12</text:p>
          </table:table-cell>
          <table:table-cell table:formula="of:=([.I218]-4)*14.2857" office:value-type="float" office:value="215.999784" calcext:value-type="float">
            <text:p>215,999784</text:p>
          </table:table-cell>
        </table:table-row>
        <table:table-row table:style-name="ro1">
          <table:table-cell table:number-columns-repeated="4"/>
          <table:table-cell office:value-type="float" office:value="7.19" calcext:value-type="float">
            <text:p>7,19</text:p>
          </table:table-cell>
          <table:table-cell table:formula="of:=([.E219]+8)*14.2857" office:value-type="float" office:value="216.999783" calcext:value-type="float">
            <text:p>216,999783</text:p>
          </table:table-cell>
          <table:table-cell table:number-columns-repeated="2"/>
          <table:table-cell office:value-type="float" office:value="19.19" calcext:value-type="float">
            <text:p>19,19</text:p>
          </table:table-cell>
          <table:table-cell table:formula="of:=([.I219]-4)*14.2857" office:value-type="float" office:value="216.999783" calcext:value-type="float">
            <text:p>216,999783</text:p>
          </table:table-cell>
        </table:table-row>
        <table:table-row table:style-name="ro1">
          <table:table-cell table:number-columns-repeated="4"/>
          <table:table-cell office:value-type="float" office:value="7.26" calcext:value-type="float">
            <text:p>7,26</text:p>
          </table:table-cell>
          <table:table-cell table:formula="of:=([.E220]+8)*14.2857" office:value-type="float" office:value="217.999782" calcext:value-type="float">
            <text:p>217,999782</text:p>
          </table:table-cell>
          <table:table-cell table:number-columns-repeated="2"/>
          <table:table-cell office:value-type="float" office:value="19.26" calcext:value-type="float">
            <text:p>19,26</text:p>
          </table:table-cell>
          <table:table-cell table:formula="of:=([.I220]-4)*14.2857" office:value-type="float" office:value="217.999782" calcext:value-type="float">
            <text:p>217,999782</text:p>
          </table:table-cell>
        </table:table-row>
        <table:table-row table:style-name="ro1">
          <table:table-cell table:number-columns-repeated="4"/>
          <table:table-cell office:value-type="float" office:value="7.33" calcext:value-type="float">
            <text:p>7,33</text:p>
          </table:table-cell>
          <table:table-cell table:formula="of:=([.E221]+8)*14.2857" office:value-type="float" office:value="218.999781" calcext:value-type="float">
            <text:p>218,999781</text:p>
          </table:table-cell>
          <table:table-cell table:number-columns-repeated="2"/>
          <table:table-cell office:value-type="float" office:value="19.33" calcext:value-type="float">
            <text:p>19,33</text:p>
          </table:table-cell>
          <table:table-cell table:formula="of:=([.I221]-4)*14.2857" office:value-type="float" office:value="218.999781" calcext:value-type="float">
            <text:p>218,999781</text:p>
          </table:table-cell>
        </table:table-row>
        <table:table-row table:style-name="ro1">
          <table:table-cell table:number-columns-repeated="4"/>
          <table:table-cell office:value-type="float" office:value="7.4" calcext:value-type="float">
            <text:p>7,4</text:p>
          </table:table-cell>
          <table:table-cell table:formula="of:=([.E222]+8)*14.2857" office:value-type="float" office:value="219.99978" calcext:value-type="float">
            <text:p>219,99978</text:p>
          </table:table-cell>
          <table:table-cell table:number-columns-repeated="2"/>
          <table:table-cell office:value-type="float" office:value="19.4" calcext:value-type="float">
            <text:p>19,4</text:p>
          </table:table-cell>
          <table:table-cell table:formula="of:=([.I222]-4)*14.2857" office:value-type="float" office:value="219.99978" calcext:value-type="float">
            <text:p>219,99978</text:p>
          </table:table-cell>
        </table:table-row>
        <table:table-row table:style-name="ro1">
          <table:table-cell table:number-columns-repeated="4"/>
          <table:table-cell office:value-type="float" office:value="7.47" calcext:value-type="float">
            <text:p>7,47</text:p>
          </table:table-cell>
          <table:table-cell table:formula="of:=([.E223]+8)*14.2857" office:value-type="float" office:value="220.999779" calcext:value-type="float">
            <text:p>220,999779</text:p>
          </table:table-cell>
          <table:table-cell table:number-columns-repeated="2"/>
          <table:table-cell office:value-type="float" office:value="19.47" calcext:value-type="float">
            <text:p>19,47</text:p>
          </table:table-cell>
          <table:table-cell table:formula="of:=([.I223]-4)*14.2857" office:value-type="float" office:value="220.999779" calcext:value-type="float">
            <text:p>220,999779</text:p>
          </table:table-cell>
        </table:table-row>
        <table:table-row table:style-name="ro1">
          <table:table-cell table:number-columns-repeated="4"/>
          <table:table-cell office:value-type="float" office:value="7.54" calcext:value-type="float">
            <text:p>7,54</text:p>
          </table:table-cell>
          <table:table-cell table:formula="of:=([.E224]+8)*14.2857" office:value-type="float" office:value="221.999778" calcext:value-type="float">
            <text:p>221,999778</text:p>
          </table:table-cell>
          <table:table-cell table:number-columns-repeated="2"/>
          <table:table-cell office:value-type="float" office:value="19.54" calcext:value-type="float">
            <text:p>19,54</text:p>
          </table:table-cell>
          <table:table-cell table:formula="of:=([.I224]-4)*14.2857" office:value-type="float" office:value="221.999778" calcext:value-type="float">
            <text:p>221,999778</text:p>
          </table:table-cell>
        </table:table-row>
        <table:table-row table:style-name="ro1">
          <table:table-cell table:number-columns-repeated="4"/>
          <table:table-cell office:value-type="float" office:value="7.61" calcext:value-type="float">
            <text:p>7,61</text:p>
          </table:table-cell>
          <table:table-cell table:formula="of:=([.E225]+8)*14.2857" office:value-type="float" office:value="222.999777" calcext:value-type="float">
            <text:p>222,999777</text:p>
          </table:table-cell>
          <table:table-cell table:number-columns-repeated="2"/>
          <table:table-cell office:value-type="float" office:value="19.61" calcext:value-type="float">
            <text:p>19,61</text:p>
          </table:table-cell>
          <table:table-cell table:formula="of:=([.I225]-4)*14.2857" office:value-type="float" office:value="222.999777" calcext:value-type="float">
            <text:p>222,999777</text:p>
          </table:table-cell>
        </table:table-row>
        <table:table-row table:style-name="ro1">
          <table:table-cell table:number-columns-repeated="4"/>
          <table:table-cell office:value-type="float" office:value="7.68" calcext:value-type="float">
            <text:p>7,68</text:p>
          </table:table-cell>
          <table:table-cell table:formula="of:=([.E226]+8)*14.2857" office:value-type="float" office:value="223.999776" calcext:value-type="float">
            <text:p>223,999776</text:p>
          </table:table-cell>
          <table:table-cell table:number-columns-repeated="2"/>
          <table:table-cell office:value-type="float" office:value="19.68" calcext:value-type="float">
            <text:p>19,68</text:p>
          </table:table-cell>
          <table:table-cell table:formula="of:=([.I226]-4)*14.2857" office:value-type="float" office:value="223.999776" calcext:value-type="float">
            <text:p>223,999776</text:p>
          </table:table-cell>
        </table:table-row>
        <table:table-row table:style-name="ro1">
          <table:table-cell table:number-columns-repeated="4"/>
          <table:table-cell office:value-type="float" office:value="7.75" calcext:value-type="float">
            <text:p>7,75</text:p>
          </table:table-cell>
          <table:table-cell table:formula="of:=([.E227]+8)*14.2857" office:value-type="float" office:value="224.999775" calcext:value-type="float">
            <text:p>224,999775</text:p>
          </table:table-cell>
          <table:table-cell table:number-columns-repeated="2"/>
          <table:table-cell office:value-type="float" office:value="19.75" calcext:value-type="float">
            <text:p>19,75</text:p>
          </table:table-cell>
          <table:table-cell table:formula="of:=([.I227]-4)*14.2857" office:value-type="float" office:value="224.999775" calcext:value-type="float">
            <text:p>224,999775</text:p>
          </table:table-cell>
        </table:table-row>
        <table:table-row table:style-name="ro1">
          <table:table-cell table:number-columns-repeated="4"/>
          <table:table-cell office:value-type="float" office:value="7.82" calcext:value-type="float">
            <text:p>7,82</text:p>
          </table:table-cell>
          <table:table-cell table:formula="of:=([.E228]+8)*14.2857" office:value-type="float" office:value="225.999774" calcext:value-type="float">
            <text:p>225,999774</text:p>
          </table:table-cell>
          <table:table-cell table:number-columns-repeated="2"/>
          <table:table-cell office:value-type="float" office:value="19.82" calcext:value-type="float">
            <text:p>19,82</text:p>
          </table:table-cell>
          <table:table-cell table:formula="of:=([.I228]-4)*14.2857" office:value-type="float" office:value="225.999774" calcext:value-type="float">
            <text:p>225,999774</text:p>
          </table:table-cell>
        </table:table-row>
        <table:table-row table:style-name="ro1">
          <table:table-cell table:number-columns-repeated="4"/>
          <table:table-cell office:value-type="float" office:value="7.89" calcext:value-type="float">
            <text:p>7,89</text:p>
          </table:table-cell>
          <table:table-cell table:formula="of:=([.E229]+8)*14.2857" office:value-type="float" office:value="226.999773" calcext:value-type="float">
            <text:p>226,999773</text:p>
          </table:table-cell>
          <table:table-cell table:number-columns-repeated="2"/>
          <table:table-cell office:value-type="float" office:value="19.89" calcext:value-type="float">
            <text:p>19,89</text:p>
          </table:table-cell>
          <table:table-cell table:formula="of:=([.I229]-4)*14.2857" office:value-type="float" office:value="226.999773" calcext:value-type="float">
            <text:p>226,999773</text:p>
          </table:table-cell>
        </table:table-row>
        <table:table-row table:style-name="ro1">
          <table:table-cell table:number-columns-repeated="4"/>
          <table:table-cell office:value-type="float" office:value="7.96" calcext:value-type="float">
            <text:p>7,96</text:p>
          </table:table-cell>
          <table:table-cell table:formula="of:=([.E230]+8)*14.2857" office:value-type="float" office:value="227.999772" calcext:value-type="float">
            <text:p>227,999772</text:p>
          </table:table-cell>
          <table:table-cell table:number-columns-repeated="2"/>
          <table:table-cell office:value-type="float" office:value="19.96" calcext:value-type="float">
            <text:p>19,96</text:p>
          </table:table-cell>
          <table:table-cell table:formula="of:=([.I230]-4)*14.2857" office:value-type="float" office:value="227.999772" calcext:value-type="float">
            <text:p>227,999772</text:p>
          </table:table-cell>
        </table:table-row>
        <table:table-row table:style-name="ro1">
          <table:table-cell table:number-columns-repeated="4"/>
          <table:table-cell office:value-type="float" office:value="8.03" calcext:value-type="float">
            <text:p>8,03</text:p>
          </table:table-cell>
          <table:table-cell table:formula="of:=([.E231]+8)*14.2857" office:value-type="float" office:value="228.999771" calcext:value-type="float">
            <text:p>228,999771</text:p>
          </table:table-cell>
          <table:table-cell table:number-columns-repeated="2"/>
          <table:table-cell office:value-type="float" office:value="20.03" calcext:value-type="float">
            <text:p>20,03</text:p>
          </table:table-cell>
          <table:table-cell table:formula="of:=([.I231]-4)*14.2857" office:value-type="float" office:value="228.999771" calcext:value-type="float">
            <text:p>228,999771</text:p>
          </table:table-cell>
        </table:table-row>
        <table:table-row table:style-name="ro1">
          <table:table-cell table:number-columns-repeated="4"/>
          <table:table-cell office:value-type="float" office:value="8.1" calcext:value-type="float">
            <text:p>8,1</text:p>
          </table:table-cell>
          <table:table-cell table:formula="of:=([.E232]+8)*14.2857" office:value-type="float" office:value="229.99977" calcext:value-type="float">
            <text:p>229,99977</text:p>
          </table:table-cell>
          <table:table-cell table:number-columns-repeated="2"/>
          <table:table-cell office:value-type="float" office:value="20.1" calcext:value-type="float">
            <text:p>20,1</text:p>
          </table:table-cell>
          <table:table-cell table:formula="of:=([.I232]-4)*14.2857" office:value-type="float" office:value="229.99977" calcext:value-type="float">
            <text:p>229,99977</text:p>
          </table:table-cell>
        </table:table-row>
        <table:table-row table:style-name="ro1">
          <table:table-cell table:number-columns-repeated="4"/>
          <table:table-cell office:value-type="float" office:value="8.17" calcext:value-type="float">
            <text:p>8,17</text:p>
          </table:table-cell>
          <table:table-cell table:formula="of:=([.E233]+8)*14.2857" office:value-type="float" office:value="230.999769" calcext:value-type="float">
            <text:p>230,999769</text:p>
          </table:table-cell>
          <table:table-cell table:number-columns-repeated="2"/>
          <table:table-cell office:value-type="float" office:value="20.17" calcext:value-type="float">
            <text:p>20,17</text:p>
          </table:table-cell>
          <table:table-cell table:formula="of:=([.I233]-4)*14.2857" office:value-type="float" office:value="230.999769" calcext:value-type="float">
            <text:p>230,999769</text:p>
          </table:table-cell>
        </table:table-row>
        <table:table-row table:style-name="ro1">
          <table:table-cell table:number-columns-repeated="4"/>
          <table:table-cell office:value-type="float" office:value="8.24" calcext:value-type="float">
            <text:p>8,24</text:p>
          </table:table-cell>
          <table:table-cell table:formula="of:=([.E234]+8)*14.2857" office:value-type="float" office:value="231.999768" calcext:value-type="float">
            <text:p>231,999768</text:p>
          </table:table-cell>
          <table:table-cell table:number-columns-repeated="2"/>
          <table:table-cell office:value-type="float" office:value="20.24" calcext:value-type="float">
            <text:p>20,24</text:p>
          </table:table-cell>
          <table:table-cell table:formula="of:=([.I234]-4)*14.2857" office:value-type="float" office:value="231.999768" calcext:value-type="float">
            <text:p>231,999768</text:p>
          </table:table-cell>
        </table:table-row>
        <table:table-row table:style-name="ro1">
          <table:table-cell table:number-columns-repeated="4"/>
          <table:table-cell office:value-type="float" office:value="8.31" calcext:value-type="float">
            <text:p>8,31</text:p>
          </table:table-cell>
          <table:table-cell table:formula="of:=([.E235]+8)*14.2857" office:value-type="float" office:value="232.999767" calcext:value-type="float">
            <text:p>232,999767</text:p>
          </table:table-cell>
          <table:table-cell table:number-columns-repeated="2"/>
          <table:table-cell office:value-type="float" office:value="20.31" calcext:value-type="float">
            <text:p>20,31</text:p>
          </table:table-cell>
          <table:table-cell table:formula="of:=([.I235]-4)*14.2857" office:value-type="float" office:value="232.999767" calcext:value-type="float">
            <text:p>232,999767</text:p>
          </table:table-cell>
        </table:table-row>
        <table:table-row table:style-name="ro1">
          <table:table-cell table:number-columns-repeated="4"/>
          <table:table-cell office:value-type="float" office:value="8.38" calcext:value-type="float">
            <text:p>8,38</text:p>
          </table:table-cell>
          <table:table-cell table:formula="of:=([.E236]+8)*14.2857" office:value-type="float" office:value="233.999766" calcext:value-type="float">
            <text:p>233,999766</text:p>
          </table:table-cell>
          <table:table-cell table:number-columns-repeated="2"/>
          <table:table-cell office:value-type="float" office:value="20.38" calcext:value-type="float">
            <text:p>20,38</text:p>
          </table:table-cell>
          <table:table-cell table:formula="of:=([.I236]-4)*14.2857" office:value-type="float" office:value="233.999766" calcext:value-type="float">
            <text:p>233,999766</text:p>
          </table:table-cell>
        </table:table-row>
        <table:table-row table:style-name="ro1">
          <table:table-cell table:number-columns-repeated="4"/>
          <table:table-cell office:value-type="float" office:value="8.45" calcext:value-type="float">
            <text:p>8,45</text:p>
          </table:table-cell>
          <table:table-cell table:formula="of:=([.E237]+8)*14.2857" office:value-type="float" office:value="234.999765" calcext:value-type="float">
            <text:p>234,999765</text:p>
          </table:table-cell>
          <table:table-cell table:number-columns-repeated="2"/>
          <table:table-cell office:value-type="float" office:value="20.45" calcext:value-type="float">
            <text:p>20,45</text:p>
          </table:table-cell>
          <table:table-cell table:formula="of:=([.I237]-4)*14.2857" office:value-type="float" office:value="234.999765" calcext:value-type="float">
            <text:p>234,999765</text:p>
          </table:table-cell>
        </table:table-row>
        <table:table-row table:style-name="ro1">
          <table:table-cell table:number-columns-repeated="4"/>
          <table:table-cell office:value-type="float" office:value="8.52" calcext:value-type="float">
            <text:p>8,52</text:p>
          </table:table-cell>
          <table:table-cell table:formula="of:=([.E238]+8)*14.2857" office:value-type="float" office:value="235.999764" calcext:value-type="float">
            <text:p>235,999764</text:p>
          </table:table-cell>
          <table:table-cell table:number-columns-repeated="2"/>
          <table:table-cell office:value-type="float" office:value="20.52" calcext:value-type="float">
            <text:p>20,52</text:p>
          </table:table-cell>
          <table:table-cell table:formula="of:=([.I238]-4)*14.2857" office:value-type="float" office:value="235.999764" calcext:value-type="float">
            <text:p>235,999764</text:p>
          </table:table-cell>
        </table:table-row>
        <table:table-row table:style-name="ro1">
          <table:table-cell table:number-columns-repeated="4"/>
          <table:table-cell office:value-type="float" office:value="8.59" calcext:value-type="float">
            <text:p>8,59</text:p>
          </table:table-cell>
          <table:table-cell table:formula="of:=([.E239]+8)*14.2857" office:value-type="float" office:value="236.999763" calcext:value-type="float">
            <text:p>236,999763</text:p>
          </table:table-cell>
          <table:table-cell table:number-columns-repeated="2"/>
          <table:table-cell office:value-type="float" office:value="20.59" calcext:value-type="float">
            <text:p>20,59</text:p>
          </table:table-cell>
          <table:table-cell table:formula="of:=([.I239]-4)*14.2857" office:value-type="float" office:value="236.999763" calcext:value-type="float">
            <text:p>236,999763</text:p>
          </table:table-cell>
        </table:table-row>
        <table:table-row table:style-name="ro1">
          <table:table-cell table:number-columns-repeated="4"/>
          <table:table-cell office:value-type="float" office:value="8.66" calcext:value-type="float">
            <text:p>8,66</text:p>
          </table:table-cell>
          <table:table-cell table:formula="of:=([.E240]+8)*14.2857" office:value-type="float" office:value="237.999762" calcext:value-type="float">
            <text:p>237,999762</text:p>
          </table:table-cell>
          <table:table-cell table:number-columns-repeated="2"/>
          <table:table-cell office:value-type="float" office:value="20.66" calcext:value-type="float">
            <text:p>20,66</text:p>
          </table:table-cell>
          <table:table-cell table:formula="of:=([.I240]-4)*14.2857" office:value-type="float" office:value="237.999762" calcext:value-type="float">
            <text:p>237,999762</text:p>
          </table:table-cell>
        </table:table-row>
        <table:table-row table:style-name="ro1">
          <table:table-cell table:number-columns-repeated="4"/>
          <table:table-cell office:value-type="float" office:value="8.73" calcext:value-type="float">
            <text:p>8,73</text:p>
          </table:table-cell>
          <table:table-cell table:formula="of:=([.E241]+8)*14.2857" office:value-type="float" office:value="238.999761" calcext:value-type="float">
            <text:p>238,999761</text:p>
          </table:table-cell>
          <table:table-cell table:number-columns-repeated="2"/>
          <table:table-cell office:value-type="float" office:value="20.73" calcext:value-type="float">
            <text:p>20,73</text:p>
          </table:table-cell>
          <table:table-cell table:formula="of:=([.I241]-4)*14.2857" office:value-type="float" office:value="238.999761" calcext:value-type="float">
            <text:p>238,999761</text:p>
          </table:table-cell>
        </table:table-row>
        <table:table-row table:style-name="ro1">
          <table:table-cell table:number-columns-repeated="4"/>
          <table:table-cell office:value-type="float" office:value="8.8" calcext:value-type="float">
            <text:p>8,8</text:p>
          </table:table-cell>
          <table:table-cell table:formula="of:=([.E242]+8)*14.2857" office:value-type="float" office:value="239.99976" calcext:value-type="float">
            <text:p>239,99976</text:p>
          </table:table-cell>
          <table:table-cell table:number-columns-repeated="2"/>
          <table:table-cell office:value-type="float" office:value="20.8" calcext:value-type="float">
            <text:p>20,8</text:p>
          </table:table-cell>
          <table:table-cell table:formula="of:=([.I242]-4)*14.2857" office:value-type="float" office:value="239.99976" calcext:value-type="float">
            <text:p>239,99976</text:p>
          </table:table-cell>
        </table:table-row>
        <table:table-row table:style-name="ro1">
          <table:table-cell table:number-columns-repeated="4"/>
          <table:table-cell office:value-type="float" office:value="8.87" calcext:value-type="float">
            <text:p>8,87</text:p>
          </table:table-cell>
          <table:table-cell table:formula="of:=([.E243]+8)*14.2857" office:value-type="float" office:value="240.999759" calcext:value-type="float">
            <text:p>240,999759</text:p>
          </table:table-cell>
          <table:table-cell table:number-columns-repeated="2"/>
          <table:table-cell office:value-type="float" office:value="20.87" calcext:value-type="float">
            <text:p>20,87</text:p>
          </table:table-cell>
          <table:table-cell table:formula="of:=([.I243]-4)*14.2857" office:value-type="float" office:value="240.999759" calcext:value-type="float">
            <text:p>240,999759</text:p>
          </table:table-cell>
        </table:table-row>
        <table:table-row table:style-name="ro1">
          <table:table-cell table:number-columns-repeated="4"/>
          <table:table-cell office:value-type="float" office:value="8.94" calcext:value-type="float">
            <text:p>8,94</text:p>
          </table:table-cell>
          <table:table-cell table:formula="of:=([.E244]+8)*14.2857" office:value-type="float" office:value="241.999758" calcext:value-type="float">
            <text:p>241,999758</text:p>
          </table:table-cell>
          <table:table-cell table:number-columns-repeated="2"/>
          <table:table-cell office:value-type="float" office:value="20.94" calcext:value-type="float">
            <text:p>20,94</text:p>
          </table:table-cell>
          <table:table-cell table:formula="of:=([.I244]-4)*14.2857" office:value-type="float" office:value="241.999758" calcext:value-type="float">
            <text:p>241,999758</text:p>
          </table:table-cell>
        </table:table-row>
        <table:table-row table:style-name="ro1">
          <table:table-cell table:number-columns-repeated="4"/>
          <table:table-cell office:value-type="float" office:value="9.01" calcext:value-type="float">
            <text:p>9,01</text:p>
          </table:table-cell>
          <table:table-cell table:formula="of:=([.E245]+8)*14.2857" office:value-type="float" office:value="242.999757" calcext:value-type="float">
            <text:p>242,999757</text:p>
          </table:table-cell>
          <table:table-cell table:number-columns-repeated="2"/>
          <table:table-cell office:value-type="float" office:value="21.01" calcext:value-type="float">
            <text:p>21,01</text:p>
          </table:table-cell>
          <table:table-cell table:formula="of:=([.I245]-4)*14.2857" office:value-type="float" office:value="242.999757" calcext:value-type="float">
            <text:p>242,999757</text:p>
          </table:table-cell>
        </table:table-row>
        <table:table-row table:style-name="ro1">
          <table:table-cell table:number-columns-repeated="4"/>
          <table:table-cell office:value-type="float" office:value="9.08" calcext:value-type="float">
            <text:p>9,08</text:p>
          </table:table-cell>
          <table:table-cell table:formula="of:=([.E246]+8)*14.2857" office:value-type="float" office:value="243.999756" calcext:value-type="float">
            <text:p>243,999756</text:p>
          </table:table-cell>
          <table:table-cell table:number-columns-repeated="2"/>
          <table:table-cell office:value-type="float" office:value="21.08" calcext:value-type="float">
            <text:p>21,08</text:p>
          </table:table-cell>
          <table:table-cell table:formula="of:=([.I246]-4)*14.2857" office:value-type="float" office:value="243.999756" calcext:value-type="float">
            <text:p>243,999756</text:p>
          </table:table-cell>
        </table:table-row>
        <table:table-row table:style-name="ro1">
          <table:table-cell table:number-columns-repeated="4"/>
          <table:table-cell office:value-type="float" office:value="9.15" calcext:value-type="float">
            <text:p>9,15</text:p>
          </table:table-cell>
          <table:table-cell table:formula="of:=([.E247]+8)*14.2857" office:value-type="float" office:value="244.999755" calcext:value-type="float">
            <text:p>244,999755</text:p>
          </table:table-cell>
          <table:table-cell table:number-columns-repeated="2"/>
          <table:table-cell office:value-type="float" office:value="21.15" calcext:value-type="float">
            <text:p>21,15</text:p>
          </table:table-cell>
          <table:table-cell table:formula="of:=([.I247]-4)*14.2857" office:value-type="float" office:value="244.999755" calcext:value-type="float">
            <text:p>244,999755</text:p>
          </table:table-cell>
        </table:table-row>
        <table:table-row table:style-name="ro1">
          <table:table-cell table:number-columns-repeated="4"/>
          <table:table-cell office:value-type="float" office:value="9.22" calcext:value-type="float">
            <text:p>9,22</text:p>
          </table:table-cell>
          <table:table-cell table:formula="of:=([.E248]+8)*14.2857" office:value-type="float" office:value="245.999754" calcext:value-type="float">
            <text:p>245,999754</text:p>
          </table:table-cell>
          <table:table-cell table:number-columns-repeated="2"/>
          <table:table-cell office:value-type="float" office:value="21.22" calcext:value-type="float">
            <text:p>21,22</text:p>
          </table:table-cell>
          <table:table-cell table:formula="of:=([.I248]-4)*14.2857" office:value-type="float" office:value="245.999754" calcext:value-type="float">
            <text:p>245,999754</text:p>
          </table:table-cell>
        </table:table-row>
        <table:table-row table:style-name="ro1">
          <table:table-cell table:number-columns-repeated="4"/>
          <table:table-cell office:value-type="float" office:value="9.29" calcext:value-type="float">
            <text:p>9,29</text:p>
          </table:table-cell>
          <table:table-cell table:formula="of:=([.E249]+8)*14.2857" office:value-type="float" office:value="246.999753" calcext:value-type="float">
            <text:p>246,999753</text:p>
          </table:table-cell>
          <table:table-cell table:number-columns-repeated="2"/>
          <table:table-cell office:value-type="float" office:value="21.29" calcext:value-type="float">
            <text:p>21,29</text:p>
          </table:table-cell>
          <table:table-cell table:formula="of:=([.I249]-4)*14.2857" office:value-type="float" office:value="246.999753" calcext:value-type="float">
            <text:p>246,999753</text:p>
          </table:table-cell>
        </table:table-row>
        <table:table-row table:style-name="ro1">
          <table:table-cell table:number-columns-repeated="4"/>
          <table:table-cell office:value-type="float" office:value="9.36" calcext:value-type="float">
            <text:p>9,36</text:p>
          </table:table-cell>
          <table:table-cell table:formula="of:=([.E250]+8)*14.2857" office:value-type="float" office:value="247.999752" calcext:value-type="float">
            <text:p>247,999752</text:p>
          </table:table-cell>
          <table:table-cell table:number-columns-repeated="2"/>
          <table:table-cell office:value-type="float" office:value="21.36" calcext:value-type="float">
            <text:p>21,36</text:p>
          </table:table-cell>
          <table:table-cell table:formula="of:=([.I250]-4)*14.2857" office:value-type="float" office:value="247.999752" calcext:value-type="float">
            <text:p>247,999752</text:p>
          </table:table-cell>
        </table:table-row>
        <table:table-row table:style-name="ro1">
          <table:table-cell table:number-columns-repeated="4"/>
          <table:table-cell office:value-type="float" office:value="9.43" calcext:value-type="float">
            <text:p>9,43</text:p>
          </table:table-cell>
          <table:table-cell table:formula="of:=([.E251]+8)*14.2857" office:value-type="float" office:value="248.999751" calcext:value-type="float">
            <text:p>248,999751</text:p>
          </table:table-cell>
          <table:table-cell table:number-columns-repeated="2"/>
          <table:table-cell office:value-type="float" office:value="21.43" calcext:value-type="float">
            <text:p>21,43</text:p>
          </table:table-cell>
          <table:table-cell table:formula="of:=([.I251]-4)*14.2857" office:value-type="float" office:value="248.999751" calcext:value-type="float">
            <text:p>248,999751</text:p>
          </table:table-cell>
        </table:table-row>
        <table:table-row table:style-name="ro1">
          <table:table-cell table:number-columns-repeated="4"/>
          <table:table-cell office:value-type="float" office:value="9.5" calcext:value-type="float">
            <text:p>9,5</text:p>
          </table:table-cell>
          <table:table-cell table:formula="of:=([.E252]+8)*14.2857" office:value-type="float" office:value="249.99975" calcext:value-type="float">
            <text:p>249,99975</text:p>
          </table:table-cell>
          <table:table-cell table:number-columns-repeated="2"/>
          <table:table-cell office:value-type="float" office:value="21.5" calcext:value-type="float">
            <text:p>21,5</text:p>
          </table:table-cell>
          <table:table-cell table:formula="of:=([.I252]-4)*14.2857" office:value-type="float" office:value="249.99975" calcext:value-type="float">
            <text:p>249,99975</text:p>
          </table:table-cell>
        </table:table-row>
        <table:table-row table:style-name="ro1">
          <table:table-cell table:number-columns-repeated="4"/>
          <table:table-cell office:value-type="float" office:value="9.57" calcext:value-type="float">
            <text:p>9,57</text:p>
          </table:table-cell>
          <table:table-cell table:formula="of:=([.E253]+8)*14.2857" office:value-type="float" office:value="250.999749" calcext:value-type="float">
            <text:p>250,999749</text:p>
          </table:table-cell>
          <table:table-cell table:number-columns-repeated="2"/>
          <table:table-cell office:value-type="float" office:value="21.57" calcext:value-type="float">
            <text:p>21,57</text:p>
          </table:table-cell>
          <table:table-cell table:formula="of:=([.I253]-4)*14.2857" office:value-type="float" office:value="250.999749" calcext:value-type="float">
            <text:p>250,999749</text:p>
          </table:table-cell>
        </table:table-row>
        <table:table-row table:style-name="ro1">
          <table:table-cell table:number-columns-repeated="4"/>
          <table:table-cell office:value-type="float" office:value="9.64" calcext:value-type="float">
            <text:p>9,64</text:p>
          </table:table-cell>
          <table:table-cell table:formula="of:=([.E254]+8)*14.2857" office:value-type="float" office:value="251.999748" calcext:value-type="float">
            <text:p>251,999748</text:p>
          </table:table-cell>
          <table:table-cell table:number-columns-repeated="2"/>
          <table:table-cell office:value-type="float" office:value="21.64" calcext:value-type="float">
            <text:p>21,64</text:p>
          </table:table-cell>
          <table:table-cell table:formula="of:=([.I254]-4)*14.2857" office:value-type="float" office:value="251.999748" calcext:value-type="float">
            <text:p>251,999748</text:p>
          </table:table-cell>
        </table:table-row>
        <table:table-row table:style-name="ro1">
          <table:table-cell table:number-columns-repeated="4"/>
          <table:table-cell office:value-type="float" office:value="9.71" calcext:value-type="float">
            <text:p>9,71</text:p>
          </table:table-cell>
          <table:table-cell table:formula="of:=([.E255]+8)*14.2857" office:value-type="float" office:value="252.999747" calcext:value-type="float">
            <text:p>252,999747</text:p>
          </table:table-cell>
          <table:table-cell table:number-columns-repeated="2"/>
          <table:table-cell office:value-type="float" office:value="21.71" calcext:value-type="float">
            <text:p>21,71</text:p>
          </table:table-cell>
          <table:table-cell table:formula="of:=([.I255]-4)*14.2857" office:value-type="float" office:value="252.999747" calcext:value-type="float">
            <text:p>252,999747</text:p>
          </table:table-cell>
        </table:table-row>
        <table:table-row table:style-name="ro1">
          <table:table-cell table:number-columns-repeated="4"/>
          <table:table-cell office:value-type="float" office:value="9.78" calcext:value-type="float">
            <text:p>9,78</text:p>
          </table:table-cell>
          <table:table-cell table:formula="of:=([.E256]+8)*14.2857" office:value-type="float" office:value="253.999746" calcext:value-type="float">
            <text:p>253,999746</text:p>
          </table:table-cell>
          <table:table-cell table:number-columns-repeated="2"/>
          <table:table-cell office:value-type="float" office:value="21.78" calcext:value-type="float">
            <text:p>21,78</text:p>
          </table:table-cell>
          <table:table-cell table:formula="of:=([.I256]-4)*14.2857" office:value-type="float" office:value="253.999746" calcext:value-type="float">
            <text:p>253,999746</text:p>
          </table:table-cell>
        </table:table-row>
        <table:table-row table:style-name="ro1">
          <table:table-cell table:number-columns-repeated="4"/>
          <table:table-cell office:value-type="float" office:value="9.85" calcext:value-type="float">
            <text:p>9,85</text:p>
          </table:table-cell>
          <table:table-cell table:formula="of:=([.E257]+8)*14.2857" office:value-type="float" office:value="254.999745" calcext:value-type="float">
            <text:p>254,999745</text:p>
          </table:table-cell>
          <table:table-cell table:number-columns-repeated="2"/>
          <table:table-cell office:value-type="float" office:value="21.85" calcext:value-type="float">
            <text:p>21,85</text:p>
          </table:table-cell>
          <table:table-cell table:formula="of:=([.I257]-4)*14.2857" office:value-type="float" office:value="254.999745" calcext:value-type="float">
            <text:p>254,999745</text:p>
          </table:table-cell>
        </table:table-row>
      </table:table>
      <table:table table:name="Arkusz4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pulses per 10 secs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time between pulses</text:p>
          </table:table-cell>
          <table:covered-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/s</text:p>
          </table:table-cell>
          <table:table-cell table:style-name="ce2" office:value-type="string" calcext:value-type="string">
            <text:p>Davis</text:p>
          </table:table-cell>
          <table:table-cell table:style-name="ce2" office:value-type="string" calcext:value-type="string">
            <text:p>PM1S</text:p>
          </table:table-cell>
          <table:table-cell/>
          <table:table-cell table:style-name="ce5" office:value-type="string" calcext:value-type="string">
            <text:p>Davis</text:p>
          </table:table-cell>
          <table:table-cell table:style-name="ce2" office:value-type="string" calcext:value-type="string">
            <text:p>PM1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3]*10*[.A5]" office:value-type="float" office:value="10" calcext:value-type="float">
            <text:p>10</text:p>
          </table:table-cell>
          <table:table-cell table:formula="of:=[.$C$3]*10*[.A5]" office:value-type="float" office:value="15" calcext:value-type="float">
            <text:p>15</text:p>
          </table:table-cell>
          <table:table-cell/>
          <table:table-cell table:formula="of:=(1/[.$B$3])/[.A5]" office:value-type="float" office:value="1" calcext:value-type="float">
            <text:p>1,000</text:p>
          </table:table-cell>
          <table:table-cell/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[.$B$3]*10*[.A6]" office:value-type="float" office:value="12" calcext:value-type="float">
            <text:p>12</text:p>
          </table:table-cell>
          <table:table-cell table:formula="of:=[.$C$3]*10*[.A6]" office:value-type="float" office:value="18" calcext:value-type="float">
            <text:p>18</text:p>
          </table:table-cell>
          <table:table-cell/>
          <table:table-cell table:formula="of:=(1/[.$B$3])/[.A6]" office:value-type="float" office:value="0.833333333333333" calcext:value-type="float">
            <text:p>0,833</text:p>
          </table:table-cell>
          <table:table-cell/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[.$B$3]*10*[.A7]" office:value-type="float" office:value="14" calcext:value-type="float">
            <text:p>14</text:p>
          </table:table-cell>
          <table:table-cell table:formula="of:=[.$C$3]*10*[.A7]" office:value-type="float" office:value="21" calcext:value-type="float">
            <text:p>21</text:p>
          </table:table-cell>
          <table:table-cell/>
          <table:table-cell table:formula="of:=(1/[.$B$3])/[.A7]" office:value-type="float" office:value="0.714285714285714" calcext:value-type="float">
            <text:p>0,714</text:p>
          </table:table-cell>
          <table:table-cell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[.$B$3]*10*[.A8]" office:value-type="float" office:value="16" calcext:value-type="float">
            <text:p>16</text:p>
          </table:table-cell>
          <table:table-cell table:formula="of:=[.$C$3]*10*[.A8]" office:value-type="float" office:value="24" calcext:value-type="float">
            <text:p>24</text:p>
          </table:table-cell>
          <table:table-cell/>
          <table:table-cell table:formula="of:=(1/[.$B$3])/[.A8]" office:value-type="float" office:value="0.625" calcext:value-type="float">
            <text:p>0,625</text:p>
          </table:table-cell>
          <table:table-cell/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[.$B$3]*10*[.A9]" office:value-type="float" office:value="18" calcext:value-type="float">
            <text:p>18</text:p>
          </table:table-cell>
          <table:table-cell table:formula="of:=[.$C$3]*10*[.A9]" office:value-type="float" office:value="27" calcext:value-type="float">
            <text:p>27</text:p>
          </table:table-cell>
          <table:table-cell/>
          <table:table-cell table:formula="of:=(1/[.$B$3])/[.A9]" office:value-type="float" office:value="0.555555555555556" calcext:value-type="float">
            <text:p>0,5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3]*10*[.A10]" office:value-type="float" office:value="20" calcext:value-type="float">
            <text:p>20</text:p>
          </table:table-cell>
          <table:table-cell table:formula="of:=[.$C$3]*10*[.A10]" office:value-type="float" office:value="30" calcext:value-type="float">
            <text:p>30</text:p>
          </table:table-cell>
          <table:table-cell/>
          <table:table-cell table:formula="of:=(1/[.$B$3])/[.A10]" office:value-type="float" office:value="0.5" calcext:value-type="float">
            <text:p>0,500</text:p>
          </table:table-cell>
          <table:table-cell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[.$B$3]*10*[.A11]" office:value-type="float" office:value="22" calcext:value-type="float">
            <text:p>22</text:p>
          </table:table-cell>
          <table:table-cell table:formula="of:=[.$C$3]*10*[.A11]" office:value-type="float" office:value="33" calcext:value-type="float">
            <text:p>33</text:p>
          </table:table-cell>
          <table:table-cell/>
          <table:table-cell table:formula="of:=(1/[.$B$3])/[.A11]" office:value-type="float" office:value="0.454545454545455" calcext:value-type="float">
            <text:p>0,455</text:p>
          </table:table-cell>
          <table:table-cell/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[.$B$3]*10*[.A12]" office:value-type="float" office:value="24" calcext:value-type="float">
            <text:p>24</text:p>
          </table:table-cell>
          <table:table-cell table:formula="of:=[.$C$3]*10*[.A12]" office:value-type="float" office:value="36" calcext:value-type="float">
            <text:p>36</text:p>
          </table:table-cell>
          <table:table-cell/>
          <table:table-cell table:formula="of:=(1/[.$B$3])/[.A12]" office:value-type="float" office:value="0.416666666666667" calcext:value-type="float">
            <text:p>0,417</text:p>
          </table:table-cell>
          <table:table-cell/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[.$B$3]*10*[.A13]" office:value-type="float" office:value="26" calcext:value-type="float">
            <text:p>26</text:p>
          </table:table-cell>
          <table:table-cell table:formula="of:=[.$C$3]*10*[.A13]" office:value-type="float" office:value="39" calcext:value-type="float">
            <text:p>39</text:p>
          </table:table-cell>
          <table:table-cell/>
          <table:table-cell table:formula="of:=(1/[.$B$3])/[.A13]" office:value-type="float" office:value="0.384615384615385" calcext:value-type="float">
            <text:p>0,385</text:p>
          </table:table-cell>
          <table:table-cell/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[.$B$3]*10*[.A14]" office:value-type="float" office:value="28" calcext:value-type="float">
            <text:p>28</text:p>
          </table:table-cell>
          <table:table-cell table:formula="of:=[.$C$3]*10*[.A14]" office:value-type="float" office:value="42" calcext:value-type="float">
            <text:p>42</text:p>
          </table:table-cell>
          <table:table-cell/>
          <table:table-cell table:formula="of:=(1/[.$B$3])/[.A14]" office:value-type="float" office:value="0.357142857142857" calcext:value-type="float">
            <text:p>0,3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3]*10*[.A15]" office:value-type="float" office:value="30" calcext:value-type="float">
            <text:p>30</text:p>
          </table:table-cell>
          <table:table-cell table:formula="of:=[.$C$3]*10*[.A15]" office:value-type="float" office:value="45" calcext:value-type="float">
            <text:p>45</text:p>
          </table:table-cell>
          <table:table-cell/>
          <table:table-cell table:formula="of:=(1/[.$B$3])/[.A15]" office:value-type="float" office:value="0.333333333333333" calcext:value-type="float">
            <text:p>0,333</text:p>
          </table:table-cell>
          <table:table-cell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B$3]*10*[.A16]" office:value-type="float" office:value="32" calcext:value-type="float">
            <text:p>32</text:p>
          </table:table-cell>
          <table:table-cell table:formula="of:=[.$C$3]*10*[.A16]" office:value-type="float" office:value="48" calcext:value-type="float">
            <text:p>48</text:p>
          </table:table-cell>
          <table:table-cell/>
          <table:table-cell table:formula="of:=(1/[.$B$3])/[.A16]" office:value-type="float" office:value="0.3125" calcext:value-type="float">
            <text:p>0,313</text:p>
          </table:table-cell>
          <table:table-cell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B$3]*10*[.A17]" office:value-type="float" office:value="34" calcext:value-type="float">
            <text:p>34</text:p>
          </table:table-cell>
          <table:table-cell table:formula="of:=[.$C$3]*10*[.A17]" office:value-type="float" office:value="51" calcext:value-type="float">
            <text:p>51</text:p>
          </table:table-cell>
          <table:table-cell/>
          <table:table-cell table:formula="of:=(1/[.$B$3])/[.A17]" office:value-type="float" office:value="0.294117647058823" calcext:value-type="float">
            <text:p>0,294</text:p>
          </table:table-cell>
          <table:table-cell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B$3]*10*[.A18]" office:value-type="float" office:value="36" calcext:value-type="float">
            <text:p>36</text:p>
          </table:table-cell>
          <table:table-cell table:formula="of:=[.$C$3]*10*[.A18]" office:value-type="float" office:value="54" calcext:value-type="float">
            <text:p>54</text:p>
          </table:table-cell>
          <table:table-cell/>
          <table:table-cell table:formula="of:=(1/[.$B$3])/[.A18]" office:value-type="float" office:value="0.277777777777778" calcext:value-type="float">
            <text:p>0,278</text:p>
          </table:table-cell>
          <table:table-cell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B$3]*10*[.A19]" office:value-type="float" office:value="38" calcext:value-type="float">
            <text:p>38</text:p>
          </table:table-cell>
          <table:table-cell table:formula="of:=[.$C$3]*10*[.A19]" office:value-type="float" office:value="57" calcext:value-type="float">
            <text:p>57</text:p>
          </table:table-cell>
          <table:table-cell/>
          <table:table-cell table:formula="of:=(1/[.$B$3])/[.A19]" office:value-type="float" office:value="0.263157894736842" calcext:value-type="float">
            <text:p>0,26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3]*10*[.A20]" office:value-type="float" office:value="40" calcext:value-type="float">
            <text:p>40</text:p>
          </table:table-cell>
          <table:table-cell table:formula="of:=[.$C$3]*10*[.A20]" office:value-type="float" office:value="60" calcext:value-type="float">
            <text:p>60</text:p>
          </table:table-cell>
          <table:table-cell/>
          <table:table-cell table:formula="of:=(1/[.$B$3])/[.A20]" office:value-type="float" office:value="0.25" calcext:value-type="float">
            <text:p>0,250</text:p>
          </table:table-cell>
          <table:table-cell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B$3]*10*[.A21]" office:value-type="float" office:value="42" calcext:value-type="float">
            <text:p>42</text:p>
          </table:table-cell>
          <table:table-cell table:formula="of:=[.$C$3]*10*[.A21]" office:value-type="float" office:value="63" calcext:value-type="float">
            <text:p>63</text:p>
          </table:table-cell>
          <table:table-cell/>
          <table:table-cell table:formula="of:=(1/[.$B$3])/[.A21]" office:value-type="float" office:value="0.238095238095238" calcext:value-type="float">
            <text:p>0,238</text:p>
          </table:table-cell>
          <table:table-cell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B$3]*10*[.A22]" office:value-type="float" office:value="44" calcext:value-type="float">
            <text:p>44</text:p>
          </table:table-cell>
          <table:table-cell table:formula="of:=[.$C$3]*10*[.A22]" office:value-type="float" office:value="66" calcext:value-type="float">
            <text:p>66</text:p>
          </table:table-cell>
          <table:table-cell/>
          <table:table-cell table:formula="of:=(1/[.$B$3])/[.A22]" office:value-type="float" office:value="0.227272727272727" calcext:value-type="float">
            <text:p>0,227</text:p>
          </table:table-cell>
          <table:table-cell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B$3]*10*[.A23]" office:value-type="float" office:value="46" calcext:value-type="float">
            <text:p>46</text:p>
          </table:table-cell>
          <table:table-cell table:formula="of:=[.$C$3]*10*[.A23]" office:value-type="float" office:value="69" calcext:value-type="float">
            <text:p>69</text:p>
          </table:table-cell>
          <table:table-cell/>
          <table:table-cell table:formula="of:=(1/[.$B$3])/[.A23]" office:value-type="float" office:value="0.217391304347826" calcext:value-type="float">
            <text:p>0,217</text:p>
          </table:table-cell>
          <table:table-cell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B$3]*10*[.A24]" office:value-type="float" office:value="48" calcext:value-type="float">
            <text:p>48</text:p>
          </table:table-cell>
          <table:table-cell table:formula="of:=[.$C$3]*10*[.A24]" office:value-type="float" office:value="72" calcext:value-type="float">
            <text:p>72</text:p>
          </table:table-cell>
          <table:table-cell/>
          <table:table-cell table:formula="of:=(1/[.$B$3])/[.A24]" office:value-type="float" office:value="0.208333333333333" calcext:value-type="float">
            <text:p>0,2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3]*10*[.A25]" office:value-type="float" office:value="50" calcext:value-type="float">
            <text:p>50</text:p>
          </table:table-cell>
          <table:table-cell table:formula="of:=[.$C$3]*10*[.A25]" office:value-type="float" office:value="75" calcext:value-type="float">
            <text:p>75</text:p>
          </table:table-cell>
          <table:table-cell/>
          <table:table-cell table:formula="of:=(1/[.$B$3])/[.A25]" office:value-type="float" office:value="0.2" calcext:value-type="float">
            <text:p>0,200</text:p>
          </table:table-cell>
          <table:table-cell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B$3]*10*[.A26]" office:value-type="float" office:value="52" calcext:value-type="float">
            <text:p>52</text:p>
          </table:table-cell>
          <table:table-cell table:formula="of:=[.$C$3]*10*[.A26]" office:value-type="float" office:value="78" calcext:value-type="float">
            <text:p>78</text:p>
          </table:table-cell>
          <table:table-cell/>
          <table:table-cell table:formula="of:=(1/[.$B$3])/[.A26]" office:value-type="float" office:value="0.192307692307692" calcext:value-type="float">
            <text:p>0,192</text:p>
          </table:table-cell>
          <table:table-cell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B$3]*10*[.A27]" office:value-type="float" office:value="54" calcext:value-type="float">
            <text:p>54</text:p>
          </table:table-cell>
          <table:table-cell table:formula="of:=[.$C$3]*10*[.A27]" office:value-type="float" office:value="81" calcext:value-type="float">
            <text:p>81</text:p>
          </table:table-cell>
          <table:table-cell/>
          <table:table-cell table:formula="of:=(1/[.$B$3])/[.A27]" office:value-type="float" office:value="0.185185185185185" calcext:value-type="float">
            <text:p>0,185</text:p>
          </table:table-cell>
          <table:table-cell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B$3]*10*[.A28]" office:value-type="float" office:value="56" calcext:value-type="float">
            <text:p>56</text:p>
          </table:table-cell>
          <table:table-cell table:formula="of:=[.$C$3]*10*[.A28]" office:value-type="float" office:value="84" calcext:value-type="float">
            <text:p>84</text:p>
          </table:table-cell>
          <table:table-cell/>
          <table:table-cell table:formula="of:=(1/[.$B$3])/[.A28]" office:value-type="float" office:value="0.178571428571429" calcext:value-type="float">
            <text:p>0,179</text:p>
          </table:table-cell>
          <table:table-cell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B$3]*10*[.A29]" office:value-type="float" office:value="58" calcext:value-type="float">
            <text:p>58</text:p>
          </table:table-cell>
          <table:table-cell table:formula="of:=[.$C$3]*10*[.A29]" office:value-type="float" office:value="87" calcext:value-type="float">
            <text:p>87</text:p>
          </table:table-cell>
          <table:table-cell/>
          <table:table-cell table:formula="of:=(1/[.$B$3])/[.A29]" office:value-type="float" office:value="0.172413793103448" calcext:value-type="float">
            <text:p>0,17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3]*10*[.A30]" office:value-type="float" office:value="60" calcext:value-type="float">
            <text:p>60</text:p>
          </table:table-cell>
          <table:table-cell table:formula="of:=[.$C$3]*10*[.A30]" office:value-type="float" office:value="90" calcext:value-type="float">
            <text:p>90</text:p>
          </table:table-cell>
          <table:table-cell/>
          <table:table-cell table:formula="of:=(1/[.$B$3])/[.A30]" office:value-type="float" office:value="0.166666666666667" calcext:value-type="float">
            <text:p>0,167</text:p>
          </table:table-cell>
          <table:table-cell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B$3]*10*[.A31]" office:value-type="float" office:value="62" calcext:value-type="float">
            <text:p>62</text:p>
          </table:table-cell>
          <table:table-cell table:formula="of:=[.$C$3]*10*[.A31]" office:value-type="float" office:value="93" calcext:value-type="float">
            <text:p>93</text:p>
          </table:table-cell>
          <table:table-cell/>
          <table:table-cell table:formula="of:=(1/[.$B$3])/[.A31]" office:value-type="float" office:value="0.161290322580645" calcext:value-type="float">
            <text:p>0,161</text:p>
          </table:table-cell>
          <table:table-cell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B$3]*10*[.A32]" office:value-type="float" office:value="64" calcext:value-type="float">
            <text:p>64</text:p>
          </table:table-cell>
          <table:table-cell table:formula="of:=[.$C$3]*10*[.A32]" office:value-type="float" office:value="96" calcext:value-type="float">
            <text:p>96</text:p>
          </table:table-cell>
          <table:table-cell/>
          <table:table-cell table:formula="of:=(1/[.$B$3])/[.A32]" office:value-type="float" office:value="0.15625" calcext:value-type="float">
            <text:p>0,156</text:p>
          </table:table-cell>
          <table:table-cell/>
        </table:table-row>
        <table:table-row table:style-name="ro1">
          <table:table-cell office:value-type="float" office:value="6.6" calcext:value-type="float">
            <text:p>6,6</text:p>
          </table:table-cell>
          <table:table-cell table:formula="of:=[.$B$3]*10*[.A33]" office:value-type="float" office:value="66" calcext:value-type="float">
            <text:p>66</text:p>
          </table:table-cell>
          <table:table-cell table:formula="of:=[.$C$3]*10*[.A33]" office:value-type="float" office:value="99" calcext:value-type="float">
            <text:p>99</text:p>
          </table:table-cell>
          <table:table-cell/>
          <table:table-cell table:formula="of:=(1/[.$B$3])/[.A33]" office:value-type="float" office:value="0.151515151515152" calcext:value-type="float">
            <text:p>0,152</text:p>
          </table:table-cell>
          <table:table-cell/>
        </table:table-row>
        <table:table-row table:style-name="ro1">
          <table:table-cell office:value-type="float" office:value="6.8" calcext:value-type="float">
            <text:p>6,8</text:p>
          </table:table-cell>
          <table:table-cell table:formula="of:=[.$B$3]*10*[.A34]" office:value-type="float" office:value="68" calcext:value-type="float">
            <text:p>68</text:p>
          </table:table-cell>
          <table:table-cell table:formula="of:=[.$C$3]*10*[.A34]" office:value-type="float" office:value="102" calcext:value-type="float">
            <text:p>102</text:p>
          </table:table-cell>
          <table:table-cell/>
          <table:table-cell table:formula="of:=(1/[.$B$3])/[.A34]" office:value-type="float" office:value="0.147058823529412" calcext:value-type="float">
            <text:p>0,14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3]*10*[.A35]" office:value-type="float" office:value="70" calcext:value-type="float">
            <text:p>70</text:p>
          </table:table-cell>
          <table:table-cell table:formula="of:=[.$C$3]*10*[.A35]" office:value-type="float" office:value="105" calcext:value-type="float">
            <text:p>105</text:p>
          </table:table-cell>
          <table:table-cell/>
          <table:table-cell table:formula="of:=(1/[.$B$3])/[.A35]" office:value-type="float" office:value="0.142857142857143" calcext:value-type="float">
            <text:p>0,143</text:p>
          </table:table-cell>
          <table:table-cell/>
        </table:table-row>
        <table:table-row table:style-name="ro1">
          <table:table-cell office:value-type="float" office:value="7.2" calcext:value-type="float">
            <text:p>7,2</text:p>
          </table:table-cell>
          <table:table-cell table:formula="of:=[.$B$3]*10*[.A36]" office:value-type="float" office:value="72" calcext:value-type="float">
            <text:p>72</text:p>
          </table:table-cell>
          <table:table-cell table:formula="of:=[.$C$3]*10*[.A36]" office:value-type="float" office:value="108" calcext:value-type="float">
            <text:p>108</text:p>
          </table:table-cell>
          <table:table-cell/>
          <table:table-cell table:formula="of:=(1/[.$B$3])/[.A36]" office:value-type="float" office:value="0.138888888888889" calcext:value-type="float">
            <text:p>0,139</text:p>
          </table:table-cell>
          <table:table-cell/>
        </table:table-row>
        <table:table-row table:style-name="ro1">
          <table:table-cell office:value-type="float" office:value="7.4" calcext:value-type="float">
            <text:p>7,4</text:p>
          </table:table-cell>
          <table:table-cell table:formula="of:=[.$B$3]*10*[.A37]" office:value-type="float" office:value="74" calcext:value-type="float">
            <text:p>74</text:p>
          </table:table-cell>
          <table:table-cell table:formula="of:=[.$C$3]*10*[.A37]" office:value-type="float" office:value="111" calcext:value-type="float">
            <text:p>111</text:p>
          </table:table-cell>
          <table:table-cell/>
          <table:table-cell table:formula="of:=(1/[.$B$3])/[.A37]" office:value-type="float" office:value="0.135135135135135" calcext:value-type="float">
            <text:p>0,135</text:p>
          </table:table-cell>
          <table:table-cell/>
        </table:table-row>
        <table:table-row table:style-name="ro1">
          <table:table-cell office:value-type="float" office:value="7.6" calcext:value-type="float">
            <text:p>7,6</text:p>
          </table:table-cell>
          <table:table-cell table:formula="of:=[.$B$3]*10*[.A38]" office:value-type="float" office:value="76" calcext:value-type="float">
            <text:p>76</text:p>
          </table:table-cell>
          <table:table-cell table:formula="of:=[.$C$3]*10*[.A38]" office:value-type="float" office:value="114" calcext:value-type="float">
            <text:p>114</text:p>
          </table:table-cell>
          <table:table-cell/>
          <table:table-cell table:formula="of:=(1/[.$B$3])/[.A38]" office:value-type="float" office:value="0.131578947368421" calcext:value-type="float">
            <text:p>0,132</text:p>
          </table:table-cell>
          <table:table-cell/>
        </table:table-row>
        <table:table-row table:style-name="ro1">
          <table:table-cell office:value-type="float" office:value="7.8" calcext:value-type="float">
            <text:p>7,8</text:p>
          </table:table-cell>
          <table:table-cell table:formula="of:=[.$B$3]*10*[.A39]" office:value-type="float" office:value="78" calcext:value-type="float">
            <text:p>78</text:p>
          </table:table-cell>
          <table:table-cell table:formula="of:=[.$C$3]*10*[.A39]" office:value-type="float" office:value="117" calcext:value-type="float">
            <text:p>117</text:p>
          </table:table-cell>
          <table:table-cell/>
          <table:table-cell table:formula="of:=(1/[.$B$3])/[.A39]" office:value-type="float" office:value="0.128205128205128" calcext:value-type="float">
            <text:p>0,1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3]*10*[.A40]" office:value-type="float" office:value="80" calcext:value-type="float">
            <text:p>80</text:p>
          </table:table-cell>
          <table:table-cell table:formula="of:=[.$C$3]*10*[.A40]" office:value-type="float" office:value="120" calcext:value-type="float">
            <text:p>120</text:p>
          </table:table-cell>
          <table:table-cell/>
          <table:table-cell table:formula="of:=(1/[.$B$3])/[.A40]" office:value-type="float" office:value="0.125" calcext:value-type="float">
            <text:p>0,125</text:p>
          </table:table-cell>
          <table:table-cell/>
        </table:table-row>
        <table:table-row table:style-name="ro1">
          <table:table-cell office:value-type="float" office:value="8.2" calcext:value-type="float">
            <text:p>8,2</text:p>
          </table:table-cell>
          <table:table-cell table:formula="of:=[.$B$3]*10*[.A41]" office:value-type="float" office:value="82" calcext:value-type="float">
            <text:p>82</text:p>
          </table:table-cell>
          <table:table-cell table:formula="of:=[.$C$3]*10*[.A41]" office:value-type="float" office:value="123" calcext:value-type="float">
            <text:p>123</text:p>
          </table:table-cell>
          <table:table-cell/>
          <table:table-cell table:formula="of:=(1/[.$B$3])/[.A41]" office:value-type="float" office:value="0.121951219512195" calcext:value-type="float">
            <text:p>0,122</text:p>
          </table:table-cell>
          <table:table-cell/>
        </table:table-row>
        <table:table-row table:style-name="ro1">
          <table:table-cell office:value-type="float" office:value="8.4" calcext:value-type="float">
            <text:p>8,4</text:p>
          </table:table-cell>
          <table:table-cell table:formula="of:=[.$B$3]*10*[.A42]" office:value-type="float" office:value="84" calcext:value-type="float">
            <text:p>84</text:p>
          </table:table-cell>
          <table:table-cell table:formula="of:=[.$C$3]*10*[.A42]" office:value-type="float" office:value="126" calcext:value-type="float">
            <text:p>126</text:p>
          </table:table-cell>
          <table:table-cell/>
          <table:table-cell table:formula="of:=(1/[.$B$3])/[.A42]" office:value-type="float" office:value="0.119047619047619" calcext:value-type="float">
            <text:p>0,119</text:p>
          </table:table-cell>
          <table:table-cell/>
        </table:table-row>
        <table:table-row table:style-name="ro1">
          <table:table-cell office:value-type="float" office:value="8.6" calcext:value-type="float">
            <text:p>8,6</text:p>
          </table:table-cell>
          <table:table-cell table:formula="of:=[.$B$3]*10*[.A43]" office:value-type="float" office:value="86" calcext:value-type="float">
            <text:p>86</text:p>
          </table:table-cell>
          <table:table-cell table:formula="of:=[.$C$3]*10*[.A43]" office:value-type="float" office:value="129" calcext:value-type="float">
            <text:p>129</text:p>
          </table:table-cell>
          <table:table-cell/>
          <table:table-cell table:formula="of:=(1/[.$B$3])/[.A43]" office:value-type="float" office:value="0.116279069767442" calcext:value-type="float">
            <text:p>0,116</text:p>
          </table:table-cell>
          <table:table-cell/>
        </table:table-row>
        <table:table-row table:style-name="ro1">
          <table:table-cell office:value-type="float" office:value="8.8" calcext:value-type="float">
            <text:p>8,8</text:p>
          </table:table-cell>
          <table:table-cell table:formula="of:=[.$B$3]*10*[.A44]" office:value-type="float" office:value="88" calcext:value-type="float">
            <text:p>88</text:p>
          </table:table-cell>
          <table:table-cell table:formula="of:=[.$C$3]*10*[.A44]" office:value-type="float" office:value="132" calcext:value-type="float">
            <text:p>132</text:p>
          </table:table-cell>
          <table:table-cell/>
          <table:table-cell table:formula="of:=(1/[.$B$3])/[.A44]" office:value-type="float" office:value="0.113636363636364" calcext:value-type="float">
            <text:p>0,1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3]*10*[.A45]" office:value-type="float" office:value="90" calcext:value-type="float">
            <text:p>90</text:p>
          </table:table-cell>
          <table:table-cell table:formula="of:=[.$C$3]*10*[.A45]" office:value-type="float" office:value="135" calcext:value-type="float">
            <text:p>135</text:p>
          </table:table-cell>
          <table:table-cell/>
          <table:table-cell table:formula="of:=(1/[.$B$3])/[.A45]" office:value-type="float" office:value="0.111111111111111" calcext:value-type="float">
            <text:p>0,111</text:p>
          </table:table-cell>
          <table:table-cell/>
        </table:table-row>
        <table:table-row table:style-name="ro1">
          <table:table-cell office:value-type="float" office:value="9.2" calcext:value-type="float">
            <text:p>9,2</text:p>
          </table:table-cell>
          <table:table-cell table:formula="of:=[.$B$3]*10*[.A46]" office:value-type="float" office:value="92" calcext:value-type="float">
            <text:p>92</text:p>
          </table:table-cell>
          <table:table-cell table:formula="of:=[.$C$3]*10*[.A46]" office:value-type="float" office:value="138" calcext:value-type="float">
            <text:p>138</text:p>
          </table:table-cell>
          <table:table-cell/>
          <table:table-cell table:formula="of:=(1/[.$B$3])/[.A46]" office:value-type="float" office:value="0.108695652173913" calcext:value-type="float">
            <text:p>0,109</text:p>
          </table:table-cell>
          <table:table-cell/>
        </table:table-row>
        <table:table-row table:style-name="ro1">
          <table:table-cell office:value-type="float" office:value="9.4" calcext:value-type="float">
            <text:p>9,4</text:p>
          </table:table-cell>
          <table:table-cell table:formula="of:=[.$B$3]*10*[.A47]" office:value-type="float" office:value="94" calcext:value-type="float">
            <text:p>94</text:p>
          </table:table-cell>
          <table:table-cell table:formula="of:=[.$C$3]*10*[.A47]" office:value-type="float" office:value="141" calcext:value-type="float">
            <text:p>141</text:p>
          </table:table-cell>
          <table:table-cell/>
          <table:table-cell table:formula="of:=(1/[.$B$3])/[.A47]" office:value-type="float" office:value="0.106382978723404" calcext:value-type="float">
            <text:p>0,106</text:p>
          </table:table-cell>
          <table:table-cell/>
        </table:table-row>
        <table:table-row table:style-name="ro1">
          <table:table-cell office:value-type="float" office:value="9.6" calcext:value-type="float">
            <text:p>9,6</text:p>
          </table:table-cell>
          <table:table-cell table:formula="of:=[.$B$3]*10*[.A48]" office:value-type="float" office:value="96" calcext:value-type="float">
            <text:p>96</text:p>
          </table:table-cell>
          <table:table-cell table:formula="of:=[.$C$3]*10*[.A48]" office:value-type="float" office:value="144" calcext:value-type="float">
            <text:p>144</text:p>
          </table:table-cell>
          <table:table-cell/>
          <table:table-cell table:formula="of:=(1/[.$B$3])/[.A48]" office:value-type="float" office:value="0.104166666666667" calcext:value-type="float">
            <text:p>0,104</text:p>
          </table:table-cell>
          <table:table-cell/>
        </table:table-row>
        <table:table-row table:style-name="ro1">
          <table:table-cell office:value-type="float" office:value="9.8" calcext:value-type="float">
            <text:p>9,8</text:p>
          </table:table-cell>
          <table:table-cell table:formula="of:=[.$B$3]*10*[.A49]" office:value-type="float" office:value="98" calcext:value-type="float">
            <text:p>98</text:p>
          </table:table-cell>
          <table:table-cell table:formula="of:=[.$C$3]*10*[.A49]" office:value-type="float" office:value="147" calcext:value-type="float">
            <text:p>147</text:p>
          </table:table-cell>
          <table:table-cell/>
          <table:table-cell table:formula="of:=(1/[.$B$3])/[.A49]" office:value-type="float" office:value="0.102040816326531" calcext:value-type="float">
            <text:p>0,1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3]*10*[.A50]" office:value-type="float" office:value="100" calcext:value-type="float">
            <text:p>100</text:p>
          </table:table-cell>
          <table:table-cell table:formula="of:=[.$C$3]*10*[.A50]" office:value-type="float" office:value="150" calcext:value-type="float">
            <text:p>150</text:p>
          </table:table-cell>
          <table:table-cell/>
          <table:table-cell table:formula="of:=(1/[.$B$3])/[.A50]" office:value-type="float" office:value="0.1" calcext:value-type="float">
            <text:p>0,100</text:p>
          </table:table-cell>
          <table:table-cell/>
        </table:table-row>
        <table:table-row table:style-name="ro1">
          <table:table-cell office:value-type="float" office:value="10.2" calcext:value-type="float">
            <text:p>10,2</text:p>
          </table:table-cell>
          <table:table-cell table:formula="of:=[.$B$3]*10*[.A51]" office:value-type="float" office:value="102" calcext:value-type="float">
            <text:p>102</text:p>
          </table:table-cell>
          <table:table-cell table:formula="of:=[.$C$3]*10*[.A51]" office:value-type="float" office:value="153" calcext:value-type="float">
            <text:p>153</text:p>
          </table:table-cell>
          <table:table-cell/>
          <table:table-cell table:formula="of:=(1/[.$B$3])/[.A51]" office:value-type="float" office:value="0.0980392156862745" calcext:value-type="float">
            <text:p>0,098</text:p>
          </table:table-cell>
          <table:table-cell/>
        </table:table-row>
        <table:table-row table:style-name="ro1">
          <table:table-cell office:value-type="float" office:value="10.4" calcext:value-type="float">
            <text:p>10,4</text:p>
          </table:table-cell>
          <table:table-cell table:formula="of:=[.$B$3]*10*[.A52]" office:value-type="float" office:value="104" calcext:value-type="float">
            <text:p>104</text:p>
          </table:table-cell>
          <table:table-cell table:formula="of:=[.$C$3]*10*[.A52]" office:value-type="float" office:value="156" calcext:value-type="float">
            <text:p>156</text:p>
          </table:table-cell>
          <table:table-cell/>
          <table:table-cell table:formula="of:=(1/[.$B$3])/[.A52]" office:value-type="float" office:value="0.0961538461538462" calcext:value-type="float">
            <text:p>0,096</text:p>
          </table:table-cell>
          <table:table-cell/>
        </table:table-row>
        <table:table-row table:style-name="ro1">
          <table:table-cell office:value-type="float" office:value="10.6" calcext:value-type="float">
            <text:p>10,6</text:p>
          </table:table-cell>
          <table:table-cell table:formula="of:=[.$B$3]*10*[.A53]" office:value-type="float" office:value="106" calcext:value-type="float">
            <text:p>106</text:p>
          </table:table-cell>
          <table:table-cell table:formula="of:=[.$C$3]*10*[.A53]" office:value-type="float" office:value="159" calcext:value-type="float">
            <text:p>159</text:p>
          </table:table-cell>
          <table:table-cell/>
          <table:table-cell table:formula="of:=(1/[.$B$3])/[.A53]" office:value-type="float" office:value="0.0943396226415094" calcext:value-type="float">
            <text:p>0,094</text:p>
          </table:table-cell>
          <table:table-cell/>
        </table:table-row>
        <table:table-row table:style-name="ro1">
          <table:table-cell office:value-type="float" office:value="10.8" calcext:value-type="float">
            <text:p>10,8</text:p>
          </table:table-cell>
          <table:table-cell table:formula="of:=[.$B$3]*10*[.A54]" office:value-type="float" office:value="108" calcext:value-type="float">
            <text:p>108</text:p>
          </table:table-cell>
          <table:table-cell table:formula="of:=[.$C$3]*10*[.A54]" office:value-type="float" office:value="162" calcext:value-type="float">
            <text:p>162</text:p>
          </table:table-cell>
          <table:table-cell/>
          <table:table-cell table:formula="of:=(1/[.$B$3])/[.A54]" office:value-type="float" office:value="0.0925925925925926" calcext:value-type="float">
            <text:p>0,09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3]*10*[.A55]" office:value-type="float" office:value="110" calcext:value-type="float">
            <text:p>110</text:p>
          </table:table-cell>
          <table:table-cell table:formula="of:=[.$C$3]*10*[.A55]" office:value-type="float" office:value="165" calcext:value-type="float">
            <text:p>165</text:p>
          </table:table-cell>
          <table:table-cell/>
          <table:table-cell table:formula="of:=(1/[.$B$3])/[.A55]" office:value-type="float" office:value="0.0909090909090909" calcext:value-type="float">
            <text:p>0,091</text:p>
          </table:table-cell>
          <table:table-cell/>
        </table:table-row>
        <table:table-row table:style-name="ro1">
          <table:table-cell office:value-type="float" office:value="11.2" calcext:value-type="float">
            <text:p>11,2</text:p>
          </table:table-cell>
          <table:table-cell table:formula="of:=[.$B$3]*10*[.A56]" office:value-type="float" office:value="112" calcext:value-type="float">
            <text:p>112</text:p>
          </table:table-cell>
          <table:table-cell table:formula="of:=[.$C$3]*10*[.A56]" office:value-type="float" office:value="168" calcext:value-type="float">
            <text:p>168</text:p>
          </table:table-cell>
          <table:table-cell/>
          <table:table-cell table:formula="of:=(1/[.$B$3])/[.A56]" office:value-type="float" office:value="0.0892857142857143" calcext:value-type="float">
            <text:p>0,089</text:p>
          </table:table-cell>
          <table:table-cell/>
        </table:table-row>
        <table:table-row table:style-name="ro1">
          <table:table-cell office:value-type="float" office:value="11.4" calcext:value-type="float">
            <text:p>11,4</text:p>
          </table:table-cell>
          <table:table-cell table:formula="of:=[.$B$3]*10*[.A57]" office:value-type="float" office:value="114" calcext:value-type="float">
            <text:p>114</text:p>
          </table:table-cell>
          <table:table-cell table:formula="of:=[.$C$3]*10*[.A57]" office:value-type="float" office:value="171" calcext:value-type="float">
            <text:p>171</text:p>
          </table:table-cell>
          <table:table-cell/>
          <table:table-cell table:formula="of:=(1/[.$B$3])/[.A57]" office:value-type="float" office:value="0.087719298245614" calcext:value-type="float">
            <text:p>0,088</text:p>
          </table:table-cell>
          <table:table-cell/>
        </table:table-row>
        <table:table-row table:style-name="ro1">
          <table:table-cell office:value-type="float" office:value="11.6" calcext:value-type="float">
            <text:p>11,6</text:p>
          </table:table-cell>
          <table:table-cell table:formula="of:=[.$B$3]*10*[.A58]" office:value-type="float" office:value="116" calcext:value-type="float">
            <text:p>116</text:p>
          </table:table-cell>
          <table:table-cell table:formula="of:=[.$C$3]*10*[.A58]" office:value-type="float" office:value="174" calcext:value-type="float">
            <text:p>174</text:p>
          </table:table-cell>
          <table:table-cell/>
          <table:table-cell table:formula="of:=(1/[.$B$3])/[.A58]" office:value-type="float" office:value="0.0862068965517241" calcext:value-type="float">
            <text:p>0,086</text:p>
          </table:table-cell>
          <table:table-cell/>
        </table:table-row>
        <table:table-row table:style-name="ro1">
          <table:table-cell office:value-type="float" office:value="11.8" calcext:value-type="float">
            <text:p>11,8</text:p>
          </table:table-cell>
          <table:table-cell table:formula="of:=[.$B$3]*10*[.A59]" office:value-type="float" office:value="118" calcext:value-type="float">
            <text:p>118</text:p>
          </table:table-cell>
          <table:table-cell table:formula="of:=[.$C$3]*10*[.A59]" office:value-type="float" office:value="177" calcext:value-type="float">
            <text:p>177</text:p>
          </table:table-cell>
          <table:table-cell/>
          <table:table-cell table:formula="of:=(1/[.$B$3])/[.A59]" office:value-type="float" office:value="0.0847457627118644" calcext:value-type="float">
            <text:p>0,08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3]*10*[.A60]" office:value-type="float" office:value="120" calcext:value-type="float">
            <text:p>120</text:p>
          </table:table-cell>
          <table:table-cell table:formula="of:=[.$C$3]*10*[.A60]" office:value-type="float" office:value="180" calcext:value-type="float">
            <text:p>180</text:p>
          </table:table-cell>
          <table:table-cell/>
          <table:table-cell table:formula="of:=(1/[.$B$3])/[.A60]" office:value-type="float" office:value="0.0833333333333333" calcext:value-type="float">
            <text:p>0,083</text:p>
          </table:table-cell>
          <table:table-cell/>
        </table:table-row>
        <table:table-row table:style-name="ro1">
          <table:table-cell office:value-type="float" office:value="12.2" calcext:value-type="float">
            <text:p>12,2</text:p>
          </table:table-cell>
          <table:table-cell table:formula="of:=[.$B$3]*10*[.A61]" office:value-type="float" office:value="122" calcext:value-type="float">
            <text:p>122</text:p>
          </table:table-cell>
          <table:table-cell table:formula="of:=[.$C$3]*10*[.A61]" office:value-type="float" office:value="183" calcext:value-type="float">
            <text:p>183</text:p>
          </table:table-cell>
          <table:table-cell/>
          <table:table-cell table:formula="of:=(1/[.$B$3])/[.A61]" office:value-type="float" office:value="0.0819672131147541" calcext:value-type="float">
            <text:p>0,082</text:p>
          </table:table-cell>
          <table:table-cell/>
        </table:table-row>
        <table:table-row table:style-name="ro1">
          <table:table-cell office:value-type="float" office:value="12.4" calcext:value-type="float">
            <text:p>12,4</text:p>
          </table:table-cell>
          <table:table-cell table:formula="of:=[.$B$3]*10*[.A62]" office:value-type="float" office:value="124" calcext:value-type="float">
            <text:p>124</text:p>
          </table:table-cell>
          <table:table-cell table:formula="of:=[.$C$3]*10*[.A62]" office:value-type="float" office:value="186" calcext:value-type="float">
            <text:p>186</text:p>
          </table:table-cell>
          <table:table-cell/>
          <table:table-cell table:formula="of:=(1/[.$B$3])/[.A62]" office:value-type="float" office:value="0.0806451612903226" calcext:value-type="float">
            <text:p>0,081</text:p>
          </table:table-cell>
          <table:table-cell/>
        </table:table-row>
        <table:table-row table:style-name="ro1">
          <table:table-cell office:value-type="float" office:value="12.6" calcext:value-type="float">
            <text:p>12,6</text:p>
          </table:table-cell>
          <table:table-cell table:formula="of:=[.$B$3]*10*[.A63]" office:value-type="float" office:value="126" calcext:value-type="float">
            <text:p>126</text:p>
          </table:table-cell>
          <table:table-cell table:formula="of:=[.$C$3]*10*[.A63]" office:value-type="float" office:value="189" calcext:value-type="float">
            <text:p>189</text:p>
          </table:table-cell>
          <table:table-cell/>
          <table:table-cell table:formula="of:=(1/[.$B$3])/[.A63]" office:value-type="float" office:value="0.0793650793650794" calcext:value-type="float">
            <text:p>0,079</text:p>
          </table:table-cell>
          <table:table-cell/>
        </table:table-row>
        <table:table-row table:style-name="ro1">
          <table:table-cell office:value-type="float" office:value="12.8" calcext:value-type="float">
            <text:p>12,8</text:p>
          </table:table-cell>
          <table:table-cell table:formula="of:=[.$B$3]*10*[.A64]" office:value-type="float" office:value="128" calcext:value-type="float">
            <text:p>128</text:p>
          </table:table-cell>
          <table:table-cell table:formula="of:=[.$C$3]*10*[.A64]" office:value-type="float" office:value="192" calcext:value-type="float">
            <text:p>192</text:p>
          </table:table-cell>
          <table:table-cell/>
          <table:table-cell table:formula="of:=(1/[.$B$3])/[.A64]" office:value-type="float" office:value="0.078125" calcext:value-type="float">
            <text:p>0,07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3]*10*[.A65]" office:value-type="float" office:value="130" calcext:value-type="float">
            <text:p>130</text:p>
          </table:table-cell>
          <table:table-cell table:formula="of:=[.$C$3]*10*[.A65]" office:value-type="float" office:value="195" calcext:value-type="float">
            <text:p>195</text:p>
          </table:table-cell>
          <table:table-cell/>
          <table:table-cell table:formula="of:=(1/[.$B$3])/[.A65]" office:value-type="float" office:value="0.0769230769230769" calcext:value-type="float">
            <text:p>0,077</text:p>
          </table:table-cell>
          <table:table-cell/>
        </table:table-row>
        <table:table-row table:style-name="ro1">
          <table:table-cell office:value-type="float" office:value="13.2" calcext:value-type="float">
            <text:p>13,2</text:p>
          </table:table-cell>
          <table:table-cell table:formula="of:=[.$B$3]*10*[.A66]" office:value-type="float" office:value="132" calcext:value-type="float">
            <text:p>132</text:p>
          </table:table-cell>
          <table:table-cell table:formula="of:=[.$C$3]*10*[.A66]" office:value-type="float" office:value="198" calcext:value-type="float">
            <text:p>198</text:p>
          </table:table-cell>
          <table:table-cell/>
          <table:table-cell table:formula="of:=(1/[.$B$3])/[.A66]" office:value-type="float" office:value="0.0757575757575757" calcext:value-type="float">
            <text:p>0,076</text:p>
          </table:table-cell>
          <table:table-cell/>
        </table:table-row>
        <table:table-row table:style-name="ro1">
          <table:table-cell office:value-type="float" office:value="13.4" calcext:value-type="float">
            <text:p>13,4</text:p>
          </table:table-cell>
          <table:table-cell table:formula="of:=[.$B$3]*10*[.A67]" office:value-type="float" office:value="134" calcext:value-type="float">
            <text:p>134</text:p>
          </table:table-cell>
          <table:table-cell table:formula="of:=[.$C$3]*10*[.A67]" office:value-type="float" office:value="201" calcext:value-type="float">
            <text:p>201</text:p>
          </table:table-cell>
          <table:table-cell/>
          <table:table-cell table:formula="of:=(1/[.$B$3])/[.A67]" office:value-type="float" office:value="0.0746268656716418" calcext:value-type="float">
            <text:p>0,075</text:p>
          </table:table-cell>
          <table:table-cell/>
        </table:table-row>
        <table:table-row table:style-name="ro1">
          <table:table-cell office:value-type="float" office:value="13.6" calcext:value-type="float">
            <text:p>13,6</text:p>
          </table:table-cell>
          <table:table-cell table:formula="of:=[.$B$3]*10*[.A68]" office:value-type="float" office:value="136" calcext:value-type="float">
            <text:p>136</text:p>
          </table:table-cell>
          <table:table-cell table:formula="of:=[.$C$3]*10*[.A68]" office:value-type="float" office:value="204" calcext:value-type="float">
            <text:p>204</text:p>
          </table:table-cell>
          <table:table-cell/>
          <table:table-cell table:formula="of:=(1/[.$B$3])/[.A68]" office:value-type="float" office:value="0.0735294117647059" calcext:value-type="float">
            <text:p>0,074</text:p>
          </table:table-cell>
          <table:table-cell/>
        </table:table-row>
        <table:table-row table:style-name="ro1">
          <table:table-cell office:value-type="float" office:value="13.8" calcext:value-type="float">
            <text:p>13,8</text:p>
          </table:table-cell>
          <table:table-cell table:formula="of:=[.$B$3]*10*[.A69]" office:value-type="float" office:value="138" calcext:value-type="float">
            <text:p>138</text:p>
          </table:table-cell>
          <table:table-cell table:formula="of:=[.$C$3]*10*[.A69]" office:value-type="float" office:value="207" calcext:value-type="float">
            <text:p>207</text:p>
          </table:table-cell>
          <table:table-cell/>
          <table:table-cell table:formula="of:=(1/[.$B$3])/[.A69]" office:value-type="float" office:value="0.072463768115942" calcext:value-type="float">
            <text:p>0,0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3]*10*[.A70]" office:value-type="float" office:value="140" calcext:value-type="float">
            <text:p>140</text:p>
          </table:table-cell>
          <table:table-cell table:formula="of:=[.$C$3]*10*[.A70]" office:value-type="float" office:value="210" calcext:value-type="float">
            <text:p>210</text:p>
          </table:table-cell>
          <table:table-cell/>
          <table:table-cell table:formula="of:=(1/[.$B$3])/[.A70]" office:value-type="float" office:value="0.0714285714285714" calcext:value-type="float">
            <text:p>0,071</text:p>
          </table:table-cell>
          <table:table-cell/>
        </table:table-row>
        <table:table-row table:style-name="ro1">
          <table:table-cell office:value-type="float" office:value="14.2" calcext:value-type="float">
            <text:p>14,2</text:p>
          </table:table-cell>
          <table:table-cell table:formula="of:=[.$B$3]*10*[.A71]" office:value-type="float" office:value="142" calcext:value-type="float">
            <text:p>142</text:p>
          </table:table-cell>
          <table:table-cell table:formula="of:=[.$C$3]*10*[.A71]" office:value-type="float" office:value="213" calcext:value-type="float">
            <text:p>213</text:p>
          </table:table-cell>
          <table:table-cell/>
          <table:table-cell table:formula="of:=(1/[.$B$3])/[.A71]" office:value-type="float" office:value="0.0704225352112676" calcext:value-type="float">
            <text:p>0,070</text:p>
          </table:table-cell>
          <table:table-cell/>
        </table:table-row>
        <table:table-row table:style-name="ro1">
          <table:table-cell office:value-type="float" office:value="14.4" calcext:value-type="float">
            <text:p>14,4</text:p>
          </table:table-cell>
          <table:table-cell table:formula="of:=[.$B$3]*10*[.A72]" office:value-type="float" office:value="144" calcext:value-type="float">
            <text:p>144</text:p>
          </table:table-cell>
          <table:table-cell table:formula="of:=[.$C$3]*10*[.A72]" office:value-type="float" office:value="216" calcext:value-type="float">
            <text:p>216</text:p>
          </table:table-cell>
          <table:table-cell/>
          <table:table-cell table:formula="of:=(1/[.$B$3])/[.A72]" office:value-type="float" office:value="0.0694444444444444" calcext:value-type="float">
            <text:p>0,069</text:p>
          </table:table-cell>
          <table:table-cell/>
        </table:table-row>
        <table:table-row table:style-name="ro1">
          <table:table-cell office:value-type="float" office:value="14.6" calcext:value-type="float">
            <text:p>14,6</text:p>
          </table:table-cell>
          <table:table-cell table:formula="of:=[.$B$3]*10*[.A73]" office:value-type="float" office:value="146" calcext:value-type="float">
            <text:p>146</text:p>
          </table:table-cell>
          <table:table-cell table:formula="of:=[.$C$3]*10*[.A73]" office:value-type="float" office:value="219" calcext:value-type="float">
            <text:p>219</text:p>
          </table:table-cell>
          <table:table-cell/>
          <table:table-cell table:formula="of:=(1/[.$B$3])/[.A73]" office:value-type="float" office:value="0.0684931506849315" calcext:value-type="float">
            <text:p>0,068</text:p>
          </table:table-cell>
          <table:table-cell/>
        </table:table-row>
        <table:table-row table:style-name="ro1">
          <table:table-cell office:value-type="float" office:value="14.8" calcext:value-type="float">
            <text:p>14,8</text:p>
          </table:table-cell>
          <table:table-cell table:formula="of:=[.$B$3]*10*[.A74]" office:value-type="float" office:value="148" calcext:value-type="float">
            <text:p>148</text:p>
          </table:table-cell>
          <table:table-cell table:formula="of:=[.$C$3]*10*[.A74]" office:value-type="float" office:value="222" calcext:value-type="float">
            <text:p>222</text:p>
          </table:table-cell>
          <table:table-cell/>
          <table:table-cell table:formula="of:=(1/[.$B$3])/[.A74]" office:value-type="float" office:value="0.0675675675675676" calcext:value-type="float">
            <text:p>0,06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3]*10*[.A75]" office:value-type="float" office:value="150" calcext:value-type="float">
            <text:p>150</text:p>
          </table:table-cell>
          <table:table-cell table:formula="of:=[.$C$3]*10*[.A75]" office:value-type="float" office:value="225" calcext:value-type="float">
            <text:p>225</text:p>
          </table:table-cell>
          <table:table-cell/>
          <table:table-cell table:formula="of:=(1/[.$B$3])/[.A75]" office:value-type="float" office:value="0.0666666666666667" calcext:value-type="float">
            <text:p>0,067</text:p>
          </table:table-cell>
          <table:table-cell/>
        </table:table-row>
        <table:table-row table:style-name="ro1">
          <table:table-cell office:value-type="float" office:value="15.2" calcext:value-type="float">
            <text:p>15,2</text:p>
          </table:table-cell>
          <table:table-cell table:formula="of:=[.$B$3]*10*[.A76]" office:value-type="float" office:value="152" calcext:value-type="float">
            <text:p>152</text:p>
          </table:table-cell>
          <table:table-cell table:formula="of:=[.$C$3]*10*[.A76]" office:value-type="float" office:value="228" calcext:value-type="float">
            <text:p>228</text:p>
          </table:table-cell>
          <table:table-cell/>
          <table:table-cell table:formula="of:=(1/[.$B$3])/[.A76]" office:value-type="float" office:value="0.0657894736842105" calcext:value-type="float">
            <text:p>0,066</text:p>
          </table:table-cell>
          <table:table-cell/>
        </table:table-row>
        <table:table-row table:style-name="ro1">
          <table:table-cell office:value-type="float" office:value="15.4" calcext:value-type="float">
            <text:p>15,4</text:p>
          </table:table-cell>
          <table:table-cell table:formula="of:=[.$B$3]*10*[.A77]" office:value-type="float" office:value="154" calcext:value-type="float">
            <text:p>154</text:p>
          </table:table-cell>
          <table:table-cell table:formula="of:=[.$C$3]*10*[.A77]" office:value-type="float" office:value="231" calcext:value-type="float">
            <text:p>231</text:p>
          </table:table-cell>
          <table:table-cell/>
          <table:table-cell table:formula="of:=(1/[.$B$3])/[.A77]" office:value-type="float" office:value="0.0649350649350649" calcext:value-type="float">
            <text:p>0,065</text:p>
          </table:table-cell>
          <table:table-cell/>
        </table:table-row>
        <table:table-row table:style-name="ro1">
          <table:table-cell office:value-type="float" office:value="15.6" calcext:value-type="float">
            <text:p>15,6</text:p>
          </table:table-cell>
          <table:table-cell table:formula="of:=[.$B$3]*10*[.A78]" office:value-type="float" office:value="156" calcext:value-type="float">
            <text:p>156</text:p>
          </table:table-cell>
          <table:table-cell table:formula="of:=[.$C$3]*10*[.A78]" office:value-type="float" office:value="234" calcext:value-type="float">
            <text:p>234</text:p>
          </table:table-cell>
          <table:table-cell/>
          <table:table-cell table:formula="of:=(1/[.$B$3])/[.A78]" office:value-type="float" office:value="0.0641025641025641" calcext:value-type="float">
            <text:p>0,064</text:p>
          </table:table-cell>
          <table:table-cell/>
        </table:table-row>
        <table:table-row table:style-name="ro1">
          <table:table-cell office:value-type="float" office:value="15.8" calcext:value-type="float">
            <text:p>15,8</text:p>
          </table:table-cell>
          <table:table-cell table:formula="of:=[.$B$3]*10*[.A79]" office:value-type="float" office:value="158" calcext:value-type="float">
            <text:p>158</text:p>
          </table:table-cell>
          <table:table-cell table:formula="of:=[.$C$3]*10*[.A79]" office:value-type="float" office:value="237" calcext:value-type="float">
            <text:p>237</text:p>
          </table:table-cell>
          <table:table-cell/>
          <table:table-cell table:formula="of:=(1/[.$B$3])/[.A79]" office:value-type="float" office:value="0.0632911392405063" calcext:value-type="float">
            <text:p>0,06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3]*10*[.A80]" office:value-type="float" office:value="160" calcext:value-type="float">
            <text:p>160</text:p>
          </table:table-cell>
          <table:table-cell table:formula="of:=[.$C$3]*10*[.A80]" office:value-type="float" office:value="240" calcext:value-type="float">
            <text:p>240</text:p>
          </table:table-cell>
          <table:table-cell/>
          <table:table-cell table:formula="of:=(1/[.$B$3])/[.A80]" office:value-type="float" office:value="0.0625" calcext:value-type="float">
            <text:p>0,063</text:p>
          </table:table-cell>
          <table:table-cell/>
        </table:table-row>
        <table:table-row table:style-name="ro1">
          <table:table-cell office:value-type="float" office:value="16.2" calcext:value-type="float">
            <text:p>16,2</text:p>
          </table:table-cell>
          <table:table-cell table:formula="of:=[.$B$3]*10*[.A81]" office:value-type="float" office:value="162" calcext:value-type="float">
            <text:p>162</text:p>
          </table:table-cell>
          <table:table-cell table:formula="of:=[.$C$3]*10*[.A81]" office:value-type="float" office:value="243" calcext:value-type="float">
            <text:p>243</text:p>
          </table:table-cell>
          <table:table-cell/>
          <table:table-cell table:formula="of:=(1/[.$B$3])/[.A81]" office:value-type="float" office:value="0.0617283950617284" calcext:value-type="float">
            <text:p>0,062</text:p>
          </table:table-cell>
          <table:table-cell/>
        </table:table-row>
        <table:table-row table:style-name="ro1">
          <table:table-cell office:value-type="float" office:value="16.4" calcext:value-type="float">
            <text:p>16,4</text:p>
          </table:table-cell>
          <table:table-cell table:formula="of:=[.$B$3]*10*[.A82]" office:value-type="float" office:value="164" calcext:value-type="float">
            <text:p>164</text:p>
          </table:table-cell>
          <table:table-cell table:formula="of:=[.$C$3]*10*[.A82]" office:value-type="float" office:value="246" calcext:value-type="float">
            <text:p>246</text:p>
          </table:table-cell>
          <table:table-cell/>
          <table:table-cell table:formula="of:=(1/[.$B$3])/[.A82]" office:value-type="float" office:value="0.0609756097560976" calcext:value-type="float">
            <text:p>0,061</text:p>
          </table:table-cell>
          <table:table-cell/>
        </table:table-row>
        <table:table-row table:style-name="ro1">
          <table:table-cell office:value-type="float" office:value="16.6" calcext:value-type="float">
            <text:p>16,6</text:p>
          </table:table-cell>
          <table:table-cell table:formula="of:=[.$B$3]*10*[.A83]" office:value-type="float" office:value="166" calcext:value-type="float">
            <text:p>166</text:p>
          </table:table-cell>
          <table:table-cell table:formula="of:=[.$C$3]*10*[.A83]" office:value-type="float" office:value="249" calcext:value-type="float">
            <text:p>249</text:p>
          </table:table-cell>
          <table:table-cell/>
          <table:table-cell table:formula="of:=(1/[.$B$3])/[.A83]" office:value-type="float" office:value="0.0602409638554217" calcext:value-type="float">
            <text:p>0,060</text:p>
          </table:table-cell>
          <table:table-cell/>
        </table:table-row>
        <table:table-row table:style-name="ro1">
          <table:table-cell office:value-type="float" office:value="16.8" calcext:value-type="float">
            <text:p>16,8</text:p>
          </table:table-cell>
          <table:table-cell table:formula="of:=[.$B$3]*10*[.A84]" office:value-type="float" office:value="168" calcext:value-type="float">
            <text:p>168</text:p>
          </table:table-cell>
          <table:table-cell table:formula="of:=[.$C$3]*10*[.A84]" office:value-type="float" office:value="252" calcext:value-type="float">
            <text:p>252</text:p>
          </table:table-cell>
          <table:table-cell/>
          <table:table-cell table:formula="of:=(1/[.$B$3])/[.A84]" office:value-type="float" office:value="0.0595238095238095" calcext:value-type="float">
            <text:p>0,06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3]*10*[.A85]" office:value-type="float" office:value="170" calcext:value-type="float">
            <text:p>170</text:p>
          </table:table-cell>
          <table:table-cell table:formula="of:=[.$C$3]*10*[.A85]" office:value-type="float" office:value="255" calcext:value-type="float">
            <text:p>255</text:p>
          </table:table-cell>
          <table:table-cell/>
          <table:table-cell table:formula="of:=(1/[.$B$3])/[.A85]" office:value-type="float" office:value="0.0588235294117647" calcext:value-type="float">
            <text:p>0,059</text:p>
          </table:table-cell>
          <table:table-cell/>
        </table:table-row>
        <table:table-row table:style-name="ro1">
          <table:table-cell office:value-type="float" office:value="17.2" calcext:value-type="float">
            <text:p>17,2</text:p>
          </table:table-cell>
          <table:table-cell table:formula="of:=[.$B$3]*10*[.A86]" office:value-type="float" office:value="172" calcext:value-type="float">
            <text:p>172</text:p>
          </table:table-cell>
          <table:table-cell table:formula="of:=[.$C$3]*10*[.A86]" office:value-type="float" office:value="258" calcext:value-type="float">
            <text:p>258</text:p>
          </table:table-cell>
          <table:table-cell/>
          <table:table-cell table:formula="of:=(1/[.$B$3])/[.A86]" office:value-type="float" office:value="0.0581395348837209" calcext:value-type="float">
            <text:p>0,058</text:p>
          </table:table-cell>
          <table:table-cell/>
        </table:table-row>
        <table:table-row table:style-name="ro1">
          <table:table-cell office:value-type="float" office:value="17.4" calcext:value-type="float">
            <text:p>17,4</text:p>
          </table:table-cell>
          <table:table-cell table:formula="of:=[.$B$3]*10*[.A87]" office:value-type="float" office:value="174" calcext:value-type="float">
            <text:p>174</text:p>
          </table:table-cell>
          <table:table-cell table:formula="of:=[.$C$3]*10*[.A87]" office:value-type="float" office:value="261" calcext:value-type="float">
            <text:p>261</text:p>
          </table:table-cell>
          <table:table-cell/>
          <table:table-cell table:formula="of:=(1/[.$B$3])/[.A87]" office:value-type="float" office:value="0.0574712643678161" calcext:value-type="float">
            <text:p>0,057</text:p>
          </table:table-cell>
          <table:table-cell/>
        </table:table-row>
        <table:table-row table:style-name="ro1">
          <table:table-cell office:value-type="float" office:value="17.6" calcext:value-type="float">
            <text:p>17,6</text:p>
          </table:table-cell>
          <table:table-cell table:formula="of:=[.$B$3]*10*[.A88]" office:value-type="float" office:value="176" calcext:value-type="float">
            <text:p>176</text:p>
          </table:table-cell>
          <table:table-cell table:formula="of:=[.$C$3]*10*[.A88]" office:value-type="float" office:value="264" calcext:value-type="float">
            <text:p>264</text:p>
          </table:table-cell>
          <table:table-cell/>
          <table:table-cell table:formula="of:=(1/[.$B$3])/[.A88]" office:value-type="float" office:value="0.0568181818181818" calcext:value-type="float">
            <text:p>0,057</text:p>
          </table:table-cell>
          <table:table-cell/>
        </table:table-row>
        <table:table-row table:style-name="ro1">
          <table:table-cell office:value-type="float" office:value="17.8" calcext:value-type="float">
            <text:p>17,8</text:p>
          </table:table-cell>
          <table:table-cell table:formula="of:=[.$B$3]*10*[.A89]" office:value-type="float" office:value="178" calcext:value-type="float">
            <text:p>178</text:p>
          </table:table-cell>
          <table:table-cell table:formula="of:=[.$C$3]*10*[.A89]" office:value-type="float" office:value="267" calcext:value-type="float">
            <text:p>267</text:p>
          </table:table-cell>
          <table:table-cell/>
          <table:table-cell table:formula="of:=(1/[.$B$3])/[.A89]" office:value-type="float" office:value="0.0561797752808989" calcext:value-type="float">
            <text:p>0,05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3]*10*[.A90]" office:value-type="float" office:value="180" calcext:value-type="float">
            <text:p>180</text:p>
          </table:table-cell>
          <table:table-cell table:formula="of:=[.$C$3]*10*[.A90]" office:value-type="float" office:value="270" calcext:value-type="float">
            <text:p>270</text:p>
          </table:table-cell>
          <table:table-cell/>
          <table:table-cell table:formula="of:=(1/[.$B$3])/[.A90]" office:value-type="float" office:value="0.0555555555555556" calcext:value-type="float">
            <text:p>0,056</text:p>
          </table:table-cell>
          <table:table-cell/>
        </table:table-row>
        <table:table-row table:style-name="ro1">
          <table:table-cell office:value-type="float" office:value="18.2" calcext:value-type="float">
            <text:p>18,2</text:p>
          </table:table-cell>
          <table:table-cell table:formula="of:=[.$B$3]*10*[.A91]" office:value-type="float" office:value="182" calcext:value-type="float">
            <text:p>182</text:p>
          </table:table-cell>
          <table:table-cell table:formula="of:=[.$C$3]*10*[.A91]" office:value-type="float" office:value="273" calcext:value-type="float">
            <text:p>273</text:p>
          </table:table-cell>
          <table:table-cell/>
          <table:table-cell table:formula="of:=(1/[.$B$3])/[.A91]" office:value-type="float" office:value="0.0549450549450549" calcext:value-type="float">
            <text:p>0,055</text:p>
          </table:table-cell>
          <table:table-cell/>
        </table:table-row>
        <table:table-row table:style-name="ro1">
          <table:table-cell office:value-type="float" office:value="18.4" calcext:value-type="float">
            <text:p>18,4</text:p>
          </table:table-cell>
          <table:table-cell table:formula="of:=[.$B$3]*10*[.A92]" office:value-type="float" office:value="184" calcext:value-type="float">
            <text:p>184</text:p>
          </table:table-cell>
          <table:table-cell table:formula="of:=[.$C$3]*10*[.A92]" office:value-type="float" office:value="276" calcext:value-type="float">
            <text:p>276</text:p>
          </table:table-cell>
          <table:table-cell/>
          <table:table-cell table:formula="of:=(1/[.$B$3])/[.A92]" office:value-type="float" office:value="0.0543478260869565" calcext:value-type="float">
            <text:p>0,054</text:p>
          </table:table-cell>
          <table:table-cell/>
        </table:table-row>
        <table:table-row table:style-name="ro1">
          <table:table-cell office:value-type="float" office:value="18.6" calcext:value-type="float">
            <text:p>18,6</text:p>
          </table:table-cell>
          <table:table-cell table:formula="of:=[.$B$3]*10*[.A93]" office:value-type="float" office:value="186" calcext:value-type="float">
            <text:p>186</text:p>
          </table:table-cell>
          <table:table-cell table:formula="of:=[.$C$3]*10*[.A93]" office:value-type="float" office:value="279" calcext:value-type="float">
            <text:p>279</text:p>
          </table:table-cell>
          <table:table-cell/>
          <table:table-cell table:formula="of:=(1/[.$B$3])/[.A93]" office:value-type="float" office:value="0.0537634408602151" calcext:value-type="float">
            <text:p>0,054</text:p>
          </table:table-cell>
          <table:table-cell/>
        </table:table-row>
        <table:table-row table:style-name="ro1">
          <table:table-cell office:value-type="float" office:value="18.8" calcext:value-type="float">
            <text:p>18,8</text:p>
          </table:table-cell>
          <table:table-cell table:formula="of:=[.$B$3]*10*[.A94]" office:value-type="float" office:value="188" calcext:value-type="float">
            <text:p>188</text:p>
          </table:table-cell>
          <table:table-cell table:formula="of:=[.$C$3]*10*[.A94]" office:value-type="float" office:value="282" calcext:value-type="float">
            <text:p>282</text:p>
          </table:table-cell>
          <table:table-cell/>
          <table:table-cell table:formula="of:=(1/[.$B$3])/[.A94]" office:value-type="float" office:value="0.0531914893617021" calcext:value-type="float">
            <text:p>0,05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3]*10*[.A95]" office:value-type="float" office:value="190" calcext:value-type="float">
            <text:p>190</text:p>
          </table:table-cell>
          <table:table-cell table:formula="of:=[.$C$3]*10*[.A95]" office:value-type="float" office:value="285" calcext:value-type="float">
            <text:p>285</text:p>
          </table:table-cell>
          <table:table-cell/>
          <table:table-cell table:formula="of:=(1/[.$B$3])/[.A95]" office:value-type="float" office:value="0.0526315789473684" calcext:value-type="float">
            <text:p>0,053</text:p>
          </table:table-cell>
          <table:table-cell/>
        </table:table-row>
        <table:table-row table:style-name="ro1">
          <table:table-cell office:value-type="float" office:value="19.2" calcext:value-type="float">
            <text:p>19,2</text:p>
          </table:table-cell>
          <table:table-cell table:formula="of:=[.$B$3]*10*[.A96]" office:value-type="float" office:value="192" calcext:value-type="float">
            <text:p>192</text:p>
          </table:table-cell>
          <table:table-cell table:formula="of:=[.$C$3]*10*[.A96]" office:value-type="float" office:value="288" calcext:value-type="float">
            <text:p>288</text:p>
          </table:table-cell>
          <table:table-cell/>
          <table:table-cell table:formula="of:=(1/[.$B$3])/[.A96]" office:value-type="float" office:value="0.0520833333333333" calcext:value-type="float">
            <text:p>0,052</text:p>
          </table:table-cell>
          <table:table-cell/>
        </table:table-row>
        <table:table-row table:style-name="ro1">
          <table:table-cell office:value-type="float" office:value="19.4" calcext:value-type="float">
            <text:p>19,4</text:p>
          </table:table-cell>
          <table:table-cell table:formula="of:=[.$B$3]*10*[.A97]" office:value-type="float" office:value="194" calcext:value-type="float">
            <text:p>194</text:p>
          </table:table-cell>
          <table:table-cell table:formula="of:=[.$C$3]*10*[.A97]" office:value-type="float" office:value="291" calcext:value-type="float">
            <text:p>291</text:p>
          </table:table-cell>
          <table:table-cell/>
          <table:table-cell table:formula="of:=(1/[.$B$3])/[.A97]" office:value-type="float" office:value="0.0515463917525773" calcext:value-type="float">
            <text:p>0,052</text:p>
          </table:table-cell>
          <table:table-cell/>
        </table:table-row>
        <table:table-row table:style-name="ro1">
          <table:table-cell office:value-type="float" office:value="19.6" calcext:value-type="float">
            <text:p>19,6</text:p>
          </table:table-cell>
          <table:table-cell table:formula="of:=[.$B$3]*10*[.A98]" office:value-type="float" office:value="196" calcext:value-type="float">
            <text:p>196</text:p>
          </table:table-cell>
          <table:table-cell table:formula="of:=[.$C$3]*10*[.A98]" office:value-type="float" office:value="294" calcext:value-type="float">
            <text:p>294</text:p>
          </table:table-cell>
          <table:table-cell/>
          <table:table-cell table:formula="of:=(1/[.$B$3])/[.A98]" office:value-type="float" office:value="0.0510204081632653" calcext:value-type="float">
            <text:p>0,051</text:p>
          </table:table-cell>
          <table:table-cell/>
        </table:table-row>
        <table:table-row table:style-name="ro1">
          <table:table-cell office:value-type="float" office:value="19.8" calcext:value-type="float">
            <text:p>19,8</text:p>
          </table:table-cell>
          <table:table-cell table:formula="of:=[.$B$3]*10*[.A99]" office:value-type="float" office:value="198" calcext:value-type="float">
            <text:p>198</text:p>
          </table:table-cell>
          <table:table-cell table:formula="of:=[.$C$3]*10*[.A99]" office:value-type="float" office:value="297" calcext:value-type="float">
            <text:p>297</text:p>
          </table:table-cell>
          <table:table-cell/>
          <table:table-cell table:formula="of:=(1/[.$B$3])/[.A99]" office:value-type="float" office:value="0.0505050505050505" calcext:value-type="float">
            <text:p>0,05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3]*10*[.A100]" office:value-type="float" office:value="200" calcext:value-type="float">
            <text:p>200</text:p>
          </table:table-cell>
          <table:table-cell table:formula="of:=[.$C$3]*10*[.A100]" office:value-type="float" office:value="300" calcext:value-type="float">
            <text:p>300</text:p>
          </table:table-cell>
          <table:table-cell/>
          <table:table-cell table:formula="of:=(1/[.$B$3])/[.A100]" office:value-type="float" office:value="0.05" calcext:value-type="float">
            <text:p>0,050</text:p>
          </table:table-cell>
          <table:table-cell/>
        </table:table-row>
        <table:table-row table:style-name="ro1">
          <table:table-cell office:value-type="float" office:value="20.2" calcext:value-type="float">
            <text:p>20,2</text:p>
          </table:table-cell>
          <table:table-cell table:formula="of:=[.$B$3]*10*[.A101]" office:value-type="float" office:value="202" calcext:value-type="float">
            <text:p>202</text:p>
          </table:table-cell>
          <table:table-cell table:formula="of:=[.$C$3]*10*[.A101]" office:value-type="float" office:value="303" calcext:value-type="float">
            <text:p>303</text:p>
          </table:table-cell>
          <table:table-cell/>
          <table:table-cell table:formula="of:=(1/[.$B$3])/[.A101]" office:value-type="float" office:value="0.0495049504950495" calcext:value-type="float">
            <text:p>0,050</text:p>
          </table:table-cell>
          <table:table-cell/>
        </table:table-row>
        <table:table-row table:style-name="ro1">
          <table:table-cell office:value-type="float" office:value="20.4" calcext:value-type="float">
            <text:p>20,4</text:p>
          </table:table-cell>
          <table:table-cell table:formula="of:=[.$B$3]*10*[.A102]" office:value-type="float" office:value="204" calcext:value-type="float">
            <text:p>204</text:p>
          </table:table-cell>
          <table:table-cell table:formula="of:=[.$C$3]*10*[.A102]" office:value-type="float" office:value="306" calcext:value-type="float">
            <text:p>306</text:p>
          </table:table-cell>
          <table:table-cell/>
          <table:table-cell table:formula="of:=(1/[.$B$3])/[.A102]" office:value-type="float" office:value="0.0490196078431373" calcext:value-type="float">
            <text:p>0,049</text:p>
          </table:table-cell>
          <table:table-cell/>
        </table:table-row>
        <table:table-row table:style-name="ro1">
          <table:table-cell office:value-type="float" office:value="20.6" calcext:value-type="float">
            <text:p>20,6</text:p>
          </table:table-cell>
          <table:table-cell table:formula="of:=[.$B$3]*10*[.A103]" office:value-type="float" office:value="206" calcext:value-type="float">
            <text:p>206</text:p>
          </table:table-cell>
          <table:table-cell table:formula="of:=[.$C$3]*10*[.A103]" office:value-type="float" office:value="309" calcext:value-type="float">
            <text:p>309</text:p>
          </table:table-cell>
          <table:table-cell/>
          <table:table-cell table:formula="of:=(1/[.$B$3])/[.A103]" office:value-type="float" office:value="0.0485436893203883" calcext:value-type="float">
            <text:p>0,049</text:p>
          </table:table-cell>
          <table:table-cell/>
        </table:table-row>
        <table:table-row table:style-name="ro1">
          <table:table-cell office:value-type="float" office:value="20.8" calcext:value-type="float">
            <text:p>20,8</text:p>
          </table:table-cell>
          <table:table-cell table:formula="of:=[.$B$3]*10*[.A104]" office:value-type="float" office:value="208" calcext:value-type="float">
            <text:p>208</text:p>
          </table:table-cell>
          <table:table-cell table:formula="of:=[.$C$3]*10*[.A104]" office:value-type="float" office:value="312" calcext:value-type="float">
            <text:p>312</text:p>
          </table:table-cell>
          <table:table-cell/>
          <table:table-cell table:formula="of:=(1/[.$B$3])/[.A104]" office:value-type="float" office:value="0.0480769230769231" calcext:value-type="float">
            <text:p>0,04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3]*10*[.A105]" office:value-type="float" office:value="210" calcext:value-type="float">
            <text:p>210</text:p>
          </table:table-cell>
          <table:table-cell table:formula="of:=[.$C$3]*10*[.A105]" office:value-type="float" office:value="315" calcext:value-type="float">
            <text:p>315</text:p>
          </table:table-cell>
          <table:table-cell/>
          <table:table-cell table:formula="of:=(1/[.$B$3])/[.A105]" office:value-type="float" office:value="0.0476190476190476" calcext:value-type="float">
            <text:p>0,048</text:p>
          </table:table-cell>
          <table:table-cell/>
        </table:table-row>
        <table:table-row table:style-name="ro1">
          <table:table-cell office:value-type="float" office:value="21.2" calcext:value-type="float">
            <text:p>21,2</text:p>
          </table:table-cell>
          <table:table-cell table:number-columns-repeated="3"/>
          <table:table-cell table:formula="of:=(1/[.$B$3])/[.A106]" office:value-type="float" office:value="0.0471698113207547" calcext:value-type="float">
            <text:p>0,047</text:p>
          </table:table-cell>
          <table:table-cell/>
        </table:table-row>
        <table:table-row table:style-name="ro1">
          <table:table-cell office:value-type="float" office:value="21.4" calcext:value-type="float">
            <text:p>21,4</text:p>
          </table:table-cell>
          <table:table-cell table:number-columns-repeated="3"/>
          <table:table-cell table:formula="of:=(1/[.$B$3])/[.A107]" office:value-type="float" office:value="0.0467289719626168" calcext:value-type="float">
            <text:p>0,047</text:p>
          </table:table-cell>
          <table:table-cell/>
        </table:table-row>
        <table:table-row table:style-name="ro1">
          <table:table-cell office:value-type="float" office:value="21.6" calcext:value-type="float">
            <text:p>21,6</text:p>
          </table:table-cell>
          <table:table-cell table:number-columns-repeated="3"/>
          <table:table-cell table:formula="of:=(1/[.$B$3])/[.A108]" office:value-type="float" office:value="0.0462962962962963" calcext:value-type="float">
            <text:p>0,046</text:p>
          </table:table-cell>
          <table:table-cell/>
        </table:table-row>
        <table:table-row table:style-name="ro1">
          <table:table-cell office:value-type="float" office:value="21.8" calcext:value-type="float">
            <text:p>21,8</text:p>
          </table:table-cell>
          <table:table-cell table:number-columns-repeated="3"/>
          <table:table-cell table:formula="of:=(1/[.$B$3])/[.A109]" office:value-type="float" office:value="0.0458715596330275" calcext:value-type="float">
            <text:p>0,04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table:formula="of:=(1/[.$B$3])/[.A110]" office:value-type="float" office:value="0.0454545454545455" calcext:value-type="float">
            <text:p>0,045</text:p>
          </table:table-cell>
          <table:table-cell/>
        </table:table-row>
        <table:table-row table:style-name="ro1">
          <table:table-cell office:value-type="float" office:value="22.2" calcext:value-type="float">
            <text:p>22,2</text:p>
          </table:table-cell>
          <table:table-cell table:number-columns-repeated="3"/>
          <table:table-cell table:formula="of:=(1/[.$B$3])/[.A111]" office:value-type="float" office:value="0.045045045045045" calcext:value-type="float">
            <text:p>0,045</text:p>
          </table:table-cell>
          <table:table-cell/>
        </table:table-row>
        <table:table-row table:style-name="ro1">
          <table:table-cell office:value-type="float" office:value="22.4" calcext:value-type="float">
            <text:p>22,4</text:p>
          </table:table-cell>
          <table:table-cell table:number-columns-repeated="3"/>
          <table:table-cell table:formula="of:=(1/[.$B$3])/[.A112]" office:value-type="float" office:value="0.0446428571428571" calcext:value-type="float">
            <text:p>0,045</text:p>
          </table:table-cell>
          <table:table-cell/>
        </table:table-row>
        <table:table-row table:style-name="ro1">
          <table:table-cell office:value-type="float" office:value="22.6" calcext:value-type="float">
            <text:p>22,6</text:p>
          </table:table-cell>
          <table:table-cell table:number-columns-repeated="3"/>
          <table:table-cell table:formula="of:=(1/[.$B$3])/[.A113]" office:value-type="float" office:value="0.0442477876106195" calcext:value-type="float">
            <text:p>0,044</text:p>
          </table:table-cell>
          <table:table-cell/>
        </table:table-row>
        <table:table-row table:style-name="ro1">
          <table:table-cell office:value-type="float" office:value="22.8" calcext:value-type="float">
            <text:p>22,8</text:p>
          </table:table-cell>
          <table:table-cell table:number-columns-repeated="3"/>
          <table:table-cell table:formula="of:=(1/[.$B$3])/[.A114]" office:value-type="float" office:value="0.043859649122807" calcext:value-type="float">
            <text:p>0,04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formula="of:=(1/[.$B$3])/[.A115]" office:value-type="float" office:value="0.0434782608695652" calcext:value-type="float">
            <text:p>0,043</text:p>
          </table:table-cell>
          <table:table-cell/>
        </table:table-row>
        <table:table-row table:style-name="ro1">
          <table:table-cell office:value-type="float" office:value="23.2" calcext:value-type="float">
            <text:p>23,2</text:p>
          </table:table-cell>
          <table:table-cell table:number-columns-repeated="3"/>
          <table:table-cell table:formula="of:=(1/[.$B$3])/[.A116]" office:value-type="float" office:value="0.0431034482758621" calcext:value-type="float">
            <text:p>0,043</text:p>
          </table:table-cell>
          <table:table-cell/>
        </table:table-row>
        <table:table-row table:style-name="ro1">
          <table:table-cell office:value-type="float" office:value="23.4" calcext:value-type="float">
            <text:p>23,4</text:p>
          </table:table-cell>
          <table:table-cell table:number-columns-repeated="3"/>
          <table:table-cell table:formula="of:=(1/[.$B$3])/[.A117]" office:value-type="float" office:value="0.0427350427350427" calcext:value-type="float">
            <text:p>0,043</text:p>
          </table:table-cell>
          <table:table-cell/>
        </table:table-row>
        <table:table-row table:style-name="ro1">
          <table:table-cell office:value-type="float" office:value="23.6" calcext:value-type="float">
            <text:p>23,6</text:p>
          </table:table-cell>
          <table:table-cell table:number-columns-repeated="3"/>
          <table:table-cell table:formula="of:=(1/[.$B$3])/[.A118]" office:value-type="float" office:value="0.0423728813559322" calcext:value-type="float">
            <text:p>0,042</text:p>
          </table:table-cell>
          <table:table-cell/>
        </table:table-row>
        <table:table-row table:style-name="ro1">
          <table:table-cell office:value-type="float" office:value="23.8" calcext:value-type="float">
            <text:p>23,8</text:p>
          </table:table-cell>
          <table:table-cell table:number-columns-repeated="3"/>
          <table:table-cell table:formula="of:=(1/[.$B$3])/[.A119]" office:value-type="float" office:value="0.0420168067226891" calcext:value-type="float">
            <text:p>0,04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table:formula="of:=(1/[.$B$3])/[.A120]" office:value-type="float" office:value="0.0416666666666667" calcext:value-type="float">
            <text:p>0,042</text:p>
          </table:table-cell>
          <table:table-cell/>
        </table:table-row>
        <table:table-row table:style-name="ro1">
          <table:table-cell office:value-type="float" office:value="24.2" calcext:value-type="float">
            <text:p>24,2</text:p>
          </table:table-cell>
          <table:table-cell table:number-columns-repeated="3"/>
          <table:table-cell table:formula="of:=(1/[.$B$3])/[.A121]" office:value-type="float" office:value="0.0413223140495868" calcext:value-type="float">
            <text:p>0,041</text:p>
          </table:table-cell>
          <table:table-cell/>
        </table:table-row>
        <table:table-row table:style-name="ro1">
          <table:table-cell office:value-type="float" office:value="24.4" calcext:value-type="float">
            <text:p>24,4</text:p>
          </table:table-cell>
          <table:table-cell table:number-columns-repeated="3"/>
          <table:table-cell table:formula="of:=(1/[.$B$3])/[.A122]" office:value-type="float" office:value="0.040983606557377" calcext:value-type="float">
            <text:p>0,041</text:p>
          </table:table-cell>
          <table:table-cell/>
        </table:table-row>
        <table:table-row table:style-name="ro1">
          <table:table-cell office:value-type="float" office:value="24.6" calcext:value-type="float">
            <text:p>24,6</text:p>
          </table:table-cell>
          <table:table-cell table:number-columns-repeated="3"/>
          <table:table-cell table:formula="of:=(1/[.$B$3])/[.A123]" office:value-type="float" office:value="0.040650406504065" calcext:value-type="float">
            <text:p>0,041</text:p>
          </table:table-cell>
          <table:table-cell/>
        </table:table-row>
        <table:table-row table:style-name="ro1">
          <table:table-cell office:value-type="float" office:value="24.8" calcext:value-type="float">
            <text:p>24,8</text:p>
          </table:table-cell>
          <table:table-cell table:number-columns-repeated="3"/>
          <table:table-cell table:formula="of:=(1/[.$B$3])/[.A124]" office:value-type="float" office:value="0.0403225806451613" calcext:value-type="float">
            <text:p>0,04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table:formula="of:=(1/[.$B$3])/[.A125]" office:value-type="float" office:value="0.04" calcext:value-type="float">
            <text:p>0,040</text:p>
          </table:table-cell>
          <table:table-cell/>
        </table:table-row>
        <table:table-row table:style-name="ro1">
          <table:table-cell office:value-type="float" office:value="25.2" calcext:value-type="float">
            <text:p>25,2</text:p>
          </table:table-cell>
          <table:table-cell table:number-columns-repeated="3"/>
          <table:table-cell table:formula="of:=(1/[.$B$3])/[.A126]" office:value-type="float" office:value="0.0396825396825397" calcext:value-type="float">
            <text:p>0,040</text:p>
          </table:table-cell>
          <table:table-cell/>
        </table:table-row>
        <table:table-row table:style-name="ro1">
          <table:table-cell office:value-type="float" office:value="25.4" calcext:value-type="float">
            <text:p>25,4</text:p>
          </table:table-cell>
          <table:table-cell table:number-columns-repeated="3"/>
          <table:table-cell table:formula="of:=(1/[.$B$3])/[.A127]" office:value-type="float" office:value="0.0393700787401575" calcext:value-type="float">
            <text:p>0,039</text:p>
          </table:table-cell>
          <table:table-cell/>
        </table:table-row>
        <table:table-row table:style-name="ro1">
          <table:table-cell office:value-type="float" office:value="25.6" calcext:value-type="float">
            <text:p>25,6</text:p>
          </table:table-cell>
          <table:table-cell table:number-columns-repeated="3"/>
          <table:table-cell table:formula="of:=(1/[.$B$3])/[.A128]" office:value-type="float" office:value="0.0390625" calcext:value-type="float">
            <text:p>0,039</text:p>
          </table:table-cell>
          <table:table-cell/>
        </table:table-row>
        <table:table-row table:style-name="ro1">
          <table:table-cell office:value-type="float" office:value="25.8" calcext:value-type="float">
            <text:p>25,8</text:p>
          </table:table-cell>
          <table:table-cell table:number-columns-repeated="3"/>
          <table:table-cell table:formula="of:=(1/[.$B$3])/[.A129]" office:value-type="float" office:value="0.0387596899224806" calcext:value-type="float">
            <text:p>0,03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table:formula="of:=(1/[.$B$3])/[.A130]" office:value-type="float" office:value="0.0384615384615385" calcext:value-type="float">
            <text:p>0,038</text:p>
          </table:table-cell>
          <table:table-cell/>
        </table:table-row>
        <table:table-row table:style-name="ro1">
          <table:table-cell office:value-type="float" office:value="26.2" calcext:value-type="float">
            <text:p>26,2</text:p>
          </table:table-cell>
          <table:table-cell table:number-columns-repeated="3"/>
          <table:table-cell table:formula="of:=(1/[.$B$3])/[.A131]" office:value-type="float" office:value="0.0381679389312977" calcext:value-type="float">
            <text:p>0,038</text:p>
          </table:table-cell>
          <table:table-cell/>
        </table:table-row>
        <table:table-row table:style-name="ro1">
          <table:table-cell office:value-type="float" office:value="26.4" calcext:value-type="float">
            <text:p>26,4</text:p>
          </table:table-cell>
          <table:table-cell table:number-columns-repeated="3"/>
          <table:table-cell table:formula="of:=(1/[.$B$3])/[.A132]" office:value-type="float" office:value="0.0378787878787879" calcext:value-type="float">
            <text:p>0,038</text:p>
          </table:table-cell>
          <table:table-cell/>
        </table:table-row>
        <table:table-row table:style-name="ro1">
          <table:table-cell office:value-type="float" office:value="26.6" calcext:value-type="float">
            <text:p>26,6</text:p>
          </table:table-cell>
          <table:table-cell table:number-columns-repeated="3"/>
          <table:table-cell table:formula="of:=(1/[.$B$3])/[.A133]" office:value-type="float" office:value="0.037593984962406" calcext:value-type="float">
            <text:p>0,038</text:p>
          </table:table-cell>
          <table:table-cell/>
        </table:table-row>
        <table:table-row table:style-name="ro1">
          <table:table-cell office:value-type="float" office:value="26.8" calcext:value-type="float">
            <text:p>26,8</text:p>
          </table:table-cell>
          <table:table-cell table:number-columns-repeated="3"/>
          <table:table-cell table:formula="of:=(1/[.$B$3])/[.A134]" office:value-type="float" office:value="0.0373134328358209" calcext:value-type="float">
            <text:p>0,03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table:formula="of:=(1/[.$B$3])/[.A135]" office:value-type="float" office:value="0.037037037037037" calcext:value-type="float">
            <text:p>0,037</text:p>
          </table:table-cell>
          <table:table-cell/>
        </table:table-row>
        <table:table-row table:style-name="ro1">
          <table:table-cell office:value-type="float" office:value="27.2" calcext:value-type="float">
            <text:p>27,2</text:p>
          </table:table-cell>
          <table:table-cell table:number-columns-repeated="3"/>
          <table:table-cell table:formula="of:=(1/[.$B$3])/[.A136]" office:value-type="float" office:value="0.0367647058823529" calcext:value-type="float">
            <text:p>0,037</text:p>
          </table:table-cell>
          <table:table-cell/>
        </table:table-row>
        <table:table-row table:style-name="ro1">
          <table:table-cell office:value-type="float" office:value="27.4" calcext:value-type="float">
            <text:p>27,4</text:p>
          </table:table-cell>
          <table:table-cell table:number-columns-repeated="3"/>
          <table:table-cell table:formula="of:=(1/[.$B$3])/[.A137]" office:value-type="float" office:value="0.0364963503649635" calcext:value-type="float">
            <text:p>0,036</text:p>
          </table:table-cell>
          <table:table-cell/>
        </table:table-row>
        <table:table-row table:style-name="ro1">
          <table:table-cell office:value-type="float" office:value="27.6" calcext:value-type="float">
            <text:p>27,6</text:p>
          </table:table-cell>
          <table:table-cell table:number-columns-repeated="3"/>
          <table:table-cell table:formula="of:=(1/[.$B$3])/[.A138]" office:value-type="float" office:value="0.036231884057971" calcext:value-type="float">
            <text:p>0,036</text:p>
          </table:table-cell>
          <table:table-cell/>
        </table:table-row>
        <table:table-row table:style-name="ro1">
          <table:table-cell office:value-type="float" office:value="27.8" calcext:value-type="float">
            <text:p>27,8</text:p>
          </table:table-cell>
          <table:table-cell table:number-columns-repeated="3"/>
          <table:table-cell table:formula="of:=(1/[.$B$3])/[.A139]" office:value-type="float" office:value="0.0359712230215827" calcext:value-type="float">
            <text:p>0,03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table:formula="of:=(1/[.$B$3])/[.A140]" office:value-type="float" office:value="0.0357142857142857" calcext:value-type="float">
            <text:p>0,036</text:p>
          </table:table-cell>
          <table:table-cell/>
        </table:table-row>
        <table:table-row table:style-name="ro1">
          <table:table-cell office:value-type="float" office:value="28.2" calcext:value-type="float">
            <text:p>28,2</text:p>
          </table:table-cell>
          <table:table-cell table:number-columns-repeated="3"/>
          <table:table-cell table:formula="of:=(1/[.$B$3])/[.A141]" office:value-type="float" office:value="0.0354609929078014" calcext:value-type="float">
            <text:p>0,035</text:p>
          </table:table-cell>
          <table:table-cell/>
        </table:table-row>
        <table:table-row table:style-name="ro1">
          <table:table-cell office:value-type="float" office:value="28.4" calcext:value-type="float">
            <text:p>28,4</text:p>
          </table:table-cell>
          <table:table-cell table:number-columns-repeated="3"/>
          <table:table-cell table:formula="of:=(1/[.$B$3])/[.A142]" office:value-type="float" office:value="0.0352112676056338" calcext:value-type="float">
            <text:p>0,035</text:p>
          </table:table-cell>
          <table:table-cell/>
        </table:table-row>
        <table:table-row table:style-name="ro1">
          <table:table-cell office:value-type="float" office:value="28.6" calcext:value-type="float">
            <text:p>28,6</text:p>
          </table:table-cell>
          <table:table-cell table:number-columns-repeated="3"/>
          <table:table-cell table:formula="of:=(1/[.$B$3])/[.A143]" office:value-type="float" office:value="0.034965034965035" calcext:value-type="float">
            <text:p>0,035</text:p>
          </table:table-cell>
          <table:table-cell/>
        </table:table-row>
        <table:table-row table:style-name="ro1">
          <table:table-cell office:value-type="float" office:value="28.8" calcext:value-type="float">
            <text:p>28,8</text:p>
          </table:table-cell>
          <table:table-cell table:number-columns-repeated="3"/>
          <table:table-cell table:formula="of:=(1/[.$B$3])/[.A144]" office:value-type="float" office:value="0.0347222222222222" calcext:value-type="float">
            <text:p>0,0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table:formula="of:=(1/[.$B$3])/[.A145]" office:value-type="float" office:value="0.0344827586206897" calcext:value-type="float">
            <text:p>0,034</text:p>
          </table:table-cell>
          <table:table-cell/>
        </table:table-row>
        <table:table-row table:style-name="ro1">
          <table:table-cell office:value-type="float" office:value="29.2" calcext:value-type="float">
            <text:p>29,2</text:p>
          </table:table-cell>
          <table:table-cell table:number-columns-repeated="3"/>
          <table:table-cell table:formula="of:=(1/[.$B$3])/[.A146]" office:value-type="float" office:value="0.0342465753424658" calcext:value-type="float">
            <text:p>0,034</text:p>
          </table:table-cell>
          <table:table-cell/>
        </table:table-row>
        <table:table-row table:style-name="ro1">
          <table:table-cell office:value-type="float" office:value="29.4" calcext:value-type="float">
            <text:p>29,4</text:p>
          </table:table-cell>
          <table:table-cell table:number-columns-repeated="3"/>
          <table:table-cell table:formula="of:=(1/[.$B$3])/[.A147]" office:value-type="float" office:value="0.0340136054421769" calcext:value-type="float">
            <text:p>0,034</text:p>
          </table:table-cell>
          <table:table-cell/>
        </table:table-row>
        <table:table-row table:style-name="ro1">
          <table:table-cell office:value-type="float" office:value="29.6" calcext:value-type="float">
            <text:p>29,6</text:p>
          </table:table-cell>
          <table:table-cell table:number-columns-repeated="3"/>
          <table:table-cell table:formula="of:=(1/[.$B$3])/[.A148]" office:value-type="float" office:value="0.0337837837837838" calcext:value-type="float">
            <text:p>0,034</text:p>
          </table:table-cell>
          <table:table-cell/>
        </table:table-row>
        <table:table-row table:style-name="ro1">
          <table:table-cell office:value-type="float" office:value="29.8" calcext:value-type="float">
            <text:p>29,8</text:p>
          </table:table-cell>
          <table:table-cell table:number-columns-repeated="3"/>
          <table:table-cell table:formula="of:=(1/[.$B$3])/[.A149]" office:value-type="float" office:value="0.0335570469798658" calcext:value-type="float">
            <text:p>0,03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table:formula="of:=(1/[.$B$3])/[.A150]" office:value-type="float" office:value="0.0333333333333333" calcext:value-type="float">
            <text:p>0,033</text:p>
          </table:table-cell>
          <table:table-cell/>
        </table:table-row>
        <table:table-row table:style-name="ro1">
          <table:table-cell office:value-type="float" office:value="30.2" calcext:value-type="float">
            <text:p>30,2</text:p>
          </table:table-cell>
          <table:table-cell table:number-columns-repeated="3"/>
          <table:table-cell table:formula="of:=(1/[.$B$3])/[.A151]" office:value-type="float" office:value="0.0331125827814569" calcext:value-type="float">
            <text:p>0,033</text:p>
          </table:table-cell>
          <table:table-cell/>
        </table:table-row>
        <table:table-row table:style-name="ro1">
          <table:table-cell office:value-type="float" office:value="30.4" calcext:value-type="float">
            <text:p>30,4</text:p>
          </table:table-cell>
          <table:table-cell table:number-columns-repeated="3"/>
          <table:table-cell table:formula="of:=(1/[.$B$3])/[.A152]" office:value-type="float" office:value="0.0328947368421053" calcext:value-type="float">
            <text:p>0,033</text:p>
          </table:table-cell>
          <table:table-cell/>
        </table:table-row>
        <table:table-row table:style-name="ro1">
          <table:table-cell office:value-type="float" office:value="30.6" calcext:value-type="float">
            <text:p>30,6</text:p>
          </table:table-cell>
          <table:table-cell table:number-columns-repeated="3"/>
          <table:table-cell table:formula="of:=(1/[.$B$3])/[.A153]" office:value-type="float" office:value="0.0326797385620915" calcext:value-type="float">
            <text:p>0,033</text:p>
          </table:table-cell>
          <table:table-cell/>
        </table:table-row>
        <table:table-row table:style-name="ro1">
          <table:table-cell office:value-type="float" office:value="30.8" calcext:value-type="float">
            <text:p>30,8</text:p>
          </table:table-cell>
          <table:table-cell table:number-columns-repeated="3"/>
          <table:table-cell table:formula="of:=(1/[.$B$3])/[.A154]" office:value-type="float" office:value="0.0324675324675325" calcext:value-type="float">
            <text:p>0,03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(1/[.$B$3])/[.A155]" office:value-type="float" office:value="0.032258064516129" calcext:value-type="float">
            <text:p>0,032</text:p>
          </table:table-cell>
          <table:table-cell/>
        </table:table-row>
        <table:table-row table:style-name="ro1">
          <table:table-cell office:value-type="float" office:value="31.2" calcext:value-type="float">
            <text:p>31,2</text:p>
          </table:table-cell>
          <table:table-cell table:number-columns-repeated="3"/>
          <table:table-cell table:formula="of:=(1/[.$B$3])/[.A156]" office:value-type="float" office:value="0.032051282051282" calcext:value-type="float">
            <text:p>0,032</text:p>
          </table:table-cell>
          <table:table-cell/>
        </table:table-row>
        <table:table-row table:style-name="ro1">
          <table:table-cell office:value-type="float" office:value="31.4" calcext:value-type="float">
            <text:p>31,4</text:p>
          </table:table-cell>
          <table:table-cell table:number-columns-repeated="3"/>
          <table:table-cell table:formula="of:=(1/[.$B$3])/[.A157]" office:value-type="float" office:value="0.0318471337579618" calcext:value-type="float">
            <text:p>0,032</text:p>
          </table:table-cell>
          <table:table-cell/>
        </table:table-row>
        <table:table-row table:style-name="ro1">
          <table:table-cell office:value-type="float" office:value="31.6" calcext:value-type="float">
            <text:p>31,6</text:p>
          </table:table-cell>
          <table:table-cell table:number-columns-repeated="3"/>
          <table:table-cell table:formula="of:=(1/[.$B$3])/[.A158]" office:value-type="float" office:value="0.0316455696202532" calcext:value-type="float">
            <text:p>0,032</text:p>
          </table:table-cell>
          <table:table-cell/>
        </table:table-row>
        <table:table-row table:style-name="ro1">
          <table:table-cell office:value-type="float" office:value="31.8" calcext:value-type="float">
            <text:p>31,8</text:p>
          </table:table-cell>
          <table:table-cell table:number-columns-repeated="3"/>
          <table:table-cell table:formula="of:=(1/[.$B$3])/[.A159]" office:value-type="float" office:value="0.0314465408805031" calcext:value-type="float">
            <text:p>0,03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(1/[.$B$3])/[.A160]" office:value-type="float" office:value="0.03125" calcext:value-type="float">
            <text:p>0,031</text:p>
          </table:table-cell>
          <table:table-cell/>
        </table:table-row>
        <table:table-row table:style-name="ro1">
          <table:table-cell office:value-type="float" office:value="32.2" calcext:value-type="float">
            <text:p>32,2</text:p>
          </table:table-cell>
          <table:table-cell table:number-columns-repeated="3"/>
          <table:table-cell table:formula="of:=(1/[.$B$3])/[.A161]" office:value-type="float" office:value="0.031055900621118" calcext:value-type="float">
            <text:p>0,031</text:p>
          </table:table-cell>
          <table:table-cell/>
        </table:table-row>
        <table:table-row table:style-name="ro1">
          <table:table-cell office:value-type="float" office:value="32.4" calcext:value-type="float">
            <text:p>32,4</text:p>
          </table:table-cell>
          <table:table-cell table:number-columns-repeated="3"/>
          <table:table-cell table:formula="of:=(1/[.$B$3])/[.A162]" office:value-type="float" office:value="0.0308641975308642" calcext:value-type="float">
            <text:p>0,031</text:p>
          </table:table-cell>
          <table:table-cell/>
        </table:table-row>
        <table:table-row table:style-name="ro1">
          <table:table-cell office:value-type="float" office:value="32.6" calcext:value-type="float">
            <text:p>32,6</text:p>
          </table:table-cell>
          <table:table-cell table:number-columns-repeated="3"/>
          <table:table-cell table:formula="of:=(1/[.$B$3])/[.A163]" office:value-type="float" office:value="0.0306748466257669" calcext:value-type="float">
            <text:p>0,031</text:p>
          </table:table-cell>
          <table:table-cell/>
        </table:table-row>
        <table:table-row table:style-name="ro1">
          <table:table-cell office:value-type="float" office:value="32.8" calcext:value-type="float">
            <text:p>32,8</text:p>
          </table:table-cell>
          <table:table-cell table:number-columns-repeated="3"/>
          <table:table-cell table:formula="of:=(1/[.$B$3])/[.A164]" office:value-type="float" office:value="0.0304878048780488" calcext:value-type="float">
            <text:p>0,03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(1/[.$B$3])/[.A165]" office:value-type="float" office:value="0.0303030303030303" calcext:value-type="float">
            <text:p>0,030</text:p>
          </table:table-cell>
          <table:table-cell/>
        </table:table-row>
        <table:table-row table:style-name="ro1">
          <table:table-cell office:value-type="float" office:value="33.2" calcext:value-type="float">
            <text:p>33,2</text:p>
          </table:table-cell>
          <table:table-cell table:number-columns-repeated="3"/>
          <table:table-cell table:formula="of:=(1/[.$B$3])/[.A166]" office:value-type="float" office:value="0.0301204819277108" calcext:value-type="float">
            <text:p>0,030</text:p>
          </table:table-cell>
          <table:table-cell/>
        </table:table-row>
        <table:table-row table:style-name="ro1">
          <table:table-cell office:value-type="float" office:value="33.4" calcext:value-type="float">
            <text:p>33,4</text:p>
          </table:table-cell>
          <table:table-cell table:number-columns-repeated="3"/>
          <table:table-cell table:formula="of:=(1/[.$B$3])/[.A167]" office:value-type="float" office:value="0.029940119760479" calcext:value-type="float">
            <text:p>0,030</text:p>
          </table:table-cell>
          <table:table-cell/>
        </table:table-row>
        <table:table-row table:style-name="ro1">
          <table:table-cell office:value-type="float" office:value="33.6" calcext:value-type="float">
            <text:p>33,6</text:p>
          </table:table-cell>
          <table:table-cell table:number-columns-repeated="3"/>
          <table:table-cell table:formula="of:=(1/[.$B$3])/[.A168]" office:value-type="float" office:value="0.0297619047619048" calcext:value-type="float">
            <text:p>0,030</text:p>
          </table:table-cell>
          <table:table-cell/>
        </table:table-row>
        <table:table-row table:style-name="ro1">
          <table:table-cell office:value-type="float" office:value="33.8" calcext:value-type="float">
            <text:p>33,8</text:p>
          </table:table-cell>
          <table:table-cell table:number-columns-repeated="3"/>
          <table:table-cell table:formula="of:=(1/[.$B$3])/[.A169]" office:value-type="float" office:value="0.029585798816568" calcext:value-type="float">
            <text:p>0,03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(1/[.$B$3])/[.A170]" office:value-type="float" office:value="0.0294117647058823" calcext:value-type="float">
            <text:p>0,029</text:p>
          </table:table-cell>
          <table:table-cell/>
        </table:table-row>
        <table:table-row table:style-name="ro1">
          <table:table-cell office:value-type="float" office:value="34.2" calcext:value-type="float">
            <text:p>34,2</text:p>
          </table:table-cell>
          <table:table-cell table:number-columns-repeated="3"/>
          <table:table-cell table:formula="of:=(1/[.$B$3])/[.A171]" office:value-type="float" office:value="0.0292397660818713" calcext:value-type="float">
            <text:p>0,029</text:p>
          </table:table-cell>
          <table:table-cell/>
        </table:table-row>
        <table:table-row table:style-name="ro1">
          <table:table-cell office:value-type="float" office:value="34.4" calcext:value-type="float">
            <text:p>34,4</text:p>
          </table:table-cell>
          <table:table-cell table:number-columns-repeated="3"/>
          <table:table-cell table:formula="of:=(1/[.$B$3])/[.A172]" office:value-type="float" office:value="0.0290697674418605" calcext:value-type="float">
            <text:p>0,029</text:p>
          </table:table-cell>
          <table:table-cell/>
        </table:table-row>
        <table:table-row table:style-name="ro1">
          <table:table-cell office:value-type="float" office:value="34.6" calcext:value-type="float">
            <text:p>34,6</text:p>
          </table:table-cell>
          <table:table-cell table:number-columns-repeated="3"/>
          <table:table-cell table:formula="of:=(1/[.$B$3])/[.A173]" office:value-type="float" office:value="0.0289017341040462" calcext:value-type="float">
            <text:p>0,029</text:p>
          </table:table-cell>
          <table:table-cell/>
        </table:table-row>
        <table:table-row table:style-name="ro1">
          <table:table-cell office:value-type="float" office:value="34.8" calcext:value-type="float">
            <text:p>34,8</text:p>
          </table:table-cell>
          <table:table-cell table:number-columns-repeated="3"/>
          <table:table-cell table:formula="of:=(1/[.$B$3])/[.A174]" office:value-type="float" office:value="0.028735632183908" calcext:value-type="float">
            <text:p>0,02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(1/[.$B$3])/[.A175]" office:value-type="float" office:value="0.0285714285714286" calcext:value-type="float">
            <text:p>0,029</text:p>
          </table:table-cell>
          <table:table-cell/>
        </table:table-row>
        <table:table-row table:style-name="ro1">
          <table:table-cell office:value-type="float" office:value="35.2" calcext:value-type="float">
            <text:p>35,2</text:p>
          </table:table-cell>
          <table:table-cell table:number-columns-repeated="3"/>
          <table:table-cell table:formula="of:=(1/[.$B$3])/[.A176]" office:value-type="float" office:value="0.0284090909090909" calcext:value-type="float">
            <text:p>0,028</text:p>
          </table:table-cell>
          <table:table-cell/>
        </table:table-row>
        <table:table-row table:style-name="ro1">
          <table:table-cell office:value-type="float" office:value="35.4" calcext:value-type="float">
            <text:p>35,4</text:p>
          </table:table-cell>
          <table:table-cell table:number-columns-repeated="3"/>
          <table:table-cell table:formula="of:=(1/[.$B$3])/[.A177]" office:value-type="float" office:value="0.0282485875706215" calcext:value-type="float">
            <text:p>0,028</text:p>
          </table:table-cell>
          <table:table-cell/>
        </table:table-row>
        <table:table-row table:style-name="ro1">
          <table:table-cell office:value-type="float" office:value="35.6" calcext:value-type="float">
            <text:p>35,6</text:p>
          </table:table-cell>
          <table:table-cell table:number-columns-repeated="3"/>
          <table:table-cell table:formula="of:=(1/[.$B$3])/[.A178]" office:value-type="float" office:value="0.0280898876404494" calcext:value-type="float">
            <text:p>0,028</text:p>
          </table:table-cell>
          <table:table-cell/>
        </table:table-row>
        <table:table-row table:style-name="ro1">
          <table:table-cell office:value-type="float" office:value="35.8" calcext:value-type="float">
            <text:p>35,8</text:p>
          </table:table-cell>
          <table:table-cell table:number-columns-repeated="3"/>
          <table:table-cell table:formula="of:=(1/[.$B$3])/[.A179]" office:value-type="float" office:value="0.0279329608938547" calcext:value-type="float">
            <text:p>0,02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(1/[.$B$3])/[.A180]" office:value-type="float" office:value="0.0277777777777778" calcext:value-type="float">
            <text:p>0,028</text:p>
          </table:table-cell>
          <table:table-cell/>
        </table:table-row>
        <table:table-row table:style-name="ro1">
          <table:table-cell office:value-type="float" office:value="36.2" calcext:value-type="float">
            <text:p>36,2</text:p>
          </table:table-cell>
          <table:table-cell table:number-columns-repeated="3"/>
          <table:table-cell table:formula="of:=(1/[.$B$3])/[.A181]" office:value-type="float" office:value="0.0276243093922652" calcext:value-type="float">
            <text:p>0,028</text:p>
          </table:table-cell>
          <table:table-cell/>
        </table:table-row>
        <table:table-row table:style-name="ro1">
          <table:table-cell office:value-type="float" office:value="36.4" calcext:value-type="float">
            <text:p>36,4</text:p>
          </table:table-cell>
          <table:table-cell table:number-columns-repeated="3"/>
          <table:table-cell table:formula="of:=(1/[.$B$3])/[.A182]" office:value-type="float" office:value="0.0274725274725275" calcext:value-type="float">
            <text:p>0,027</text:p>
          </table:table-cell>
          <table:table-cell/>
        </table:table-row>
        <table:table-row table:style-name="ro1">
          <table:table-cell office:value-type="float" office:value="36.6" calcext:value-type="float">
            <text:p>36,6</text:p>
          </table:table-cell>
          <table:table-cell table:number-columns-repeated="3"/>
          <table:table-cell table:formula="of:=(1/[.$B$3])/[.A183]" office:value-type="float" office:value="0.0273224043715847" calcext:value-type="float">
            <text:p>0,027</text:p>
          </table:table-cell>
          <table:table-cell/>
        </table:table-row>
        <table:table-row table:style-name="ro1">
          <table:table-cell office:value-type="float" office:value="36.8" calcext:value-type="float">
            <text:p>36,8</text:p>
          </table:table-cell>
          <table:table-cell table:number-columns-repeated="3"/>
          <table:table-cell table:formula="of:=(1/[.$B$3])/[.A184]" office:value-type="float" office:value="0.0271739130434783" calcext:value-type="float">
            <text:p>0,02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(1/[.$B$3])/[.A185]" office:value-type="float" office:value="0.027027027027027" calcext:value-type="float">
            <text:p>0,027</text:p>
          </table:table-cell>
          <table:table-cell/>
        </table:table-row>
        <table:table-row table:style-name="ro1">
          <table:table-cell office:value-type="float" office:value="37.2" calcext:value-type="float">
            <text:p>37,2</text:p>
          </table:table-cell>
          <table:table-cell table:number-columns-repeated="3"/>
          <table:table-cell table:formula="of:=(1/[.$B$3])/[.A186]" office:value-type="float" office:value="0.0268817204301075" calcext:value-type="float">
            <text:p>0,027</text:p>
          </table:table-cell>
          <table:table-cell/>
        </table:table-row>
        <table:table-row table:style-name="ro1">
          <table:table-cell office:value-type="float" office:value="37.4" calcext:value-type="float">
            <text:p>37,4</text:p>
          </table:table-cell>
          <table:table-cell table:number-columns-repeated="3"/>
          <table:table-cell table:formula="of:=(1/[.$B$3])/[.A187]" office:value-type="float" office:value="0.0267379679144385" calcext:value-type="float">
            <text:p>0,027</text:p>
          </table:table-cell>
          <table:table-cell/>
        </table:table-row>
        <table:table-row table:style-name="ro1">
          <table:table-cell office:value-type="float" office:value="37.6" calcext:value-type="float">
            <text:p>37,6</text:p>
          </table:table-cell>
          <table:table-cell table:number-columns-repeated="3"/>
          <table:table-cell table:formula="of:=(1/[.$B$3])/[.A188]" office:value-type="float" office:value="0.0265957446808511" calcext:value-type="float">
            <text:p>0,027</text:p>
          </table:table-cell>
          <table:table-cell/>
        </table:table-row>
        <table:table-row table:style-name="ro1">
          <table:table-cell office:value-type="float" office:value="37.8" calcext:value-type="float">
            <text:p>37,8</text:p>
          </table:table-cell>
          <table:table-cell table:number-columns-repeated="3"/>
          <table:table-cell table:formula="of:=(1/[.$B$3])/[.A189]" office:value-type="float" office:value="0.0264550264550265" calcext:value-type="float">
            <text:p>0,02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(1/[.$B$3])/[.A190]" office:value-type="float" office:value="0.0263157894736842" calcext:value-type="float">
            <text:p>0,026</text:p>
          </table:table-cell>
          <table:table-cell/>
        </table:table-row>
        <table:table-row table:style-name="ro1">
          <table:table-cell office:value-type="float" office:value="38.2" calcext:value-type="float">
            <text:p>38,2</text:p>
          </table:table-cell>
          <table:table-cell table:number-columns-repeated="3"/>
          <table:table-cell table:formula="of:=(1/[.$B$3])/[.A191]" office:value-type="float" office:value="0.0261780104712042" calcext:value-type="float">
            <text:p>0,026</text:p>
          </table:table-cell>
          <table:table-cell/>
        </table:table-row>
        <table:table-row table:style-name="ro1">
          <table:table-cell office:value-type="float" office:value="38.4" calcext:value-type="float">
            <text:p>38,4</text:p>
          </table:table-cell>
          <table:table-cell table:number-columns-repeated="3"/>
          <table:table-cell table:formula="of:=(1/[.$B$3])/[.A192]" office:value-type="float" office:value="0.0260416666666667" calcext:value-type="float">
            <text:p>0,026</text:p>
          </table:table-cell>
          <table:table-cell/>
        </table:table-row>
        <table:table-row table:style-name="ro1">
          <table:table-cell office:value-type="float" office:value="38.6" calcext:value-type="float">
            <text:p>38,6</text:p>
          </table:table-cell>
          <table:table-cell table:number-columns-repeated="3"/>
          <table:table-cell table:formula="of:=(1/[.$B$3])/[.A193]" office:value-type="float" office:value="0.0259067357512953" calcext:value-type="float">
            <text:p>0,026</text:p>
          </table:table-cell>
          <table:table-cell/>
        </table:table-row>
        <table:table-row table:style-name="ro1">
          <table:table-cell office:value-type="float" office:value="38.8" calcext:value-type="float">
            <text:p>38,8</text:p>
          </table:table-cell>
          <table:table-cell table:number-columns-repeated="3"/>
          <table:table-cell table:formula="of:=(1/[.$B$3])/[.A194]" office:value-type="float" office:value="0.0257731958762887" calcext:value-type="float">
            <text:p>0,02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(1/[.$B$3])/[.A195]" office:value-type="float" office:value="0.0256410256410256" calcext:value-type="float">
            <text:p>0,026</text:p>
          </table:table-cell>
          <table:table-cell/>
        </table:table-row>
        <table:table-row table:style-name="ro1">
          <table:table-cell office:value-type="float" office:value="39.2" calcext:value-type="float">
            <text:p>39,2</text:p>
          </table:table-cell>
          <table:table-cell table:number-columns-repeated="3"/>
          <table:table-cell table:formula="of:=(1/[.$B$3])/[.A196]" office:value-type="float" office:value="0.0255102040816326" calcext:value-type="float">
            <text:p>0,026</text:p>
          </table:table-cell>
          <table:table-cell/>
        </table:table-row>
        <table:table-row table:style-name="ro1">
          <table:table-cell office:value-type="float" office:value="39.4" calcext:value-type="float">
            <text:p>39,4</text:p>
          </table:table-cell>
          <table:table-cell table:number-columns-repeated="3"/>
          <table:table-cell table:formula="of:=(1/[.$B$3])/[.A197]" office:value-type="float" office:value="0.0253807106598985" calcext:value-type="float">
            <text:p>0,025</text:p>
          </table:table-cell>
          <table:table-cell/>
        </table:table-row>
        <table:table-row table:style-name="ro1">
          <table:table-cell office:value-type="float" office:value="39.6" calcext:value-type="float">
            <text:p>39,6</text:p>
          </table:table-cell>
          <table:table-cell table:number-columns-repeated="3"/>
          <table:table-cell table:formula="of:=(1/[.$B$3])/[.A198]" office:value-type="float" office:value="0.0252525252525252" calcext:value-type="float">
            <text:p>0,025</text:p>
          </table:table-cell>
          <table:table-cell/>
        </table:table-row>
        <table:table-row table:style-name="ro1">
          <table:table-cell office:value-type="float" office:value="39.8" calcext:value-type="float">
            <text:p>39,8</text:p>
          </table:table-cell>
          <table:table-cell table:number-columns-repeated="3"/>
          <table:table-cell table:formula="of:=(1/[.$B$3])/[.A199]" office:value-type="float" office:value="0.0251256281407035" calcext:value-type="float">
            <text:p>0,0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(1/[.$B$3])/[.A200]" office:value-type="float" office:value="0.025" calcext:value-type="float">
            <text:p>0,025</text:p>
          </table:table-cell>
          <table:table-cell/>
        </table:table-row>
        <table:table-row table:style-name="ro1">
          <table:table-cell office:value-type="float" office:value="40.2" calcext:value-type="float">
            <text:p>40,2</text:p>
          </table:table-cell>
          <table:table-cell table:number-columns-repeated="3"/>
          <table:table-cell table:formula="of:=(1/[.$B$3])/[.A201]" office:value-type="float" office:value="0.0248756218905473" calcext:value-type="float">
            <text:p>0,025</text:p>
          </table:table-cell>
          <table:table-cell/>
        </table:table-row>
        <table:table-row table:style-name="ro1">
          <table:table-cell office:value-type="float" office:value="40.4" calcext:value-type="float">
            <text:p>40,4</text:p>
          </table:table-cell>
          <table:table-cell table:number-columns-repeated="3"/>
          <table:table-cell table:formula="of:=(1/[.$B$3])/[.A202]" office:value-type="float" office:value="0.0247524752475247" calcext:value-type="float">
            <text:p>0,025</text:p>
          </table:table-cell>
          <table:table-cell/>
        </table:table-row>
        <table:table-row table:style-name="ro1">
          <table:table-cell office:value-type="float" office:value="40.6" calcext:value-type="float">
            <text:p>40,6</text:p>
          </table:table-cell>
          <table:table-cell table:number-columns-repeated="3"/>
          <table:table-cell table:formula="of:=(1/[.$B$3])/[.A203]" office:value-type="float" office:value="0.0246305418719212" calcext:value-type="float">
            <text:p>0,025</text:p>
          </table:table-cell>
          <table:table-cell/>
        </table:table-row>
        <table:table-row table:style-name="ro1">
          <table:table-cell office:value-type="float" office:value="40.8" calcext:value-type="float">
            <text:p>40,8</text:p>
          </table:table-cell>
          <table:table-cell table:number-columns-repeated="3"/>
          <table:table-cell table:formula="of:=(1/[.$B$3])/[.A204]" office:value-type="float" office:value="0.0245098039215686" calcext:value-type="float">
            <text:p>0,02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(1/[.$B$3])/[.A205]" office:value-type="float" office:value="0.024390243902439" calcext:value-type="float">
            <text:p>0,024</text:p>
          </table:table-cell>
          <table:table-cell/>
        </table:table-row>
        <table:table-row table:style-name="ro1">
          <table:table-cell office:value-type="float" office:value="41.2" calcext:value-type="float">
            <text:p>41,2</text:p>
          </table:table-cell>
          <table:table-cell table:number-columns-repeated="3"/>
          <table:table-cell table:formula="of:=(1/[.$B$3])/[.A206]" office:value-type="float" office:value="0.0242718446601942" calcext:value-type="float">
            <text:p>0,024</text:p>
          </table:table-cell>
          <table:table-cell/>
        </table:table-row>
        <table:table-row table:style-name="ro1">
          <table:table-cell office:value-type="float" office:value="41.4" calcext:value-type="float">
            <text:p>41,4</text:p>
          </table:table-cell>
          <table:table-cell table:number-columns-repeated="3"/>
          <table:table-cell table:formula="of:=(1/[.$B$3])/[.A207]" office:value-type="float" office:value="0.0241545893719807" calcext:value-type="float">
            <text:p>0,024</text:p>
          </table:table-cell>
          <table:table-cell/>
        </table:table-row>
        <table:table-row table:style-name="ro1">
          <table:table-cell office:value-type="float" office:value="41.6" calcext:value-type="float">
            <text:p>41,6</text:p>
          </table:table-cell>
          <table:table-cell table:number-columns-repeated="3"/>
          <table:table-cell table:formula="of:=(1/[.$B$3])/[.A208]" office:value-type="float" office:value="0.0240384615384615" calcext:value-type="float">
            <text:p>0,024</text:p>
          </table:table-cell>
          <table:table-cell/>
        </table:table-row>
        <table:table-row table:style-name="ro1">
          <table:table-cell office:value-type="float" office:value="41.8" calcext:value-type="float">
            <text:p>41,8</text:p>
          </table:table-cell>
          <table:table-cell table:number-columns-repeated="3"/>
          <table:table-cell table:formula="of:=(1/[.$B$3])/[.A209]" office:value-type="float" office:value="0.0239234449760765" calcext:value-type="float">
            <text:p>0,02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(1/[.$B$3])/[.A210]" office:value-type="float" office:value="0.0238095238095238" calcext:value-type="float">
            <text:p>0,024</text:p>
          </table:table-cell>
          <table:table-cell/>
        </table:table-row>
        <table:table-row table:style-name="ro1">
          <table:table-cell office:value-type="float" office:value="42.2" calcext:value-type="float">
            <text:p>42,2</text:p>
          </table:table-cell>
          <table:table-cell table:number-columns-repeated="3"/>
          <table:table-cell table:formula="of:=(1/[.$B$3])/[.A211]" office:value-type="float" office:value="0.0236966824644549" calcext:value-type="float">
            <text:p>0,024</text:p>
          </table:table-cell>
          <table:table-cell/>
        </table:table-row>
        <table:table-row table:style-name="ro1">
          <table:table-cell office:value-type="float" office:value="42.4" calcext:value-type="float">
            <text:p>42,4</text:p>
          </table:table-cell>
          <table:table-cell table:number-columns-repeated="3"/>
          <table:table-cell table:formula="of:=(1/[.$B$3])/[.A212]" office:value-type="float" office:value="0.0235849056603773" calcext:value-type="float">
            <text:p>0,024</text:p>
          </table:table-cell>
          <table:table-cell/>
        </table:table-row>
        <table:table-row table:style-name="ro1">
          <table:table-cell office:value-type="float" office:value="42.6000000000001" calcext:value-type="float">
            <text:p>42,6</text:p>
          </table:table-cell>
          <table:table-cell table:number-columns-repeated="3"/>
          <table:table-cell table:formula="of:=(1/[.$B$3])/[.A213]" office:value-type="float" office:value="0.0234741784037558" calcext:value-type="float">
            <text:p>0,023</text:p>
          </table:table-cell>
          <table:table-cell/>
        </table:table-row>
        <table:table-row table:style-name="ro1">
          <table:table-cell office:value-type="float" office:value="42.8000000000001" calcext:value-type="float">
            <text:p>42,8</text:p>
          </table:table-cell>
          <table:table-cell table:number-columns-repeated="3"/>
          <table:table-cell table:formula="of:=(1/[.$B$3])/[.A214]" office:value-type="float" office:value="0.0233644859813084" calcext:value-type="float">
            <text:p>0,023</text:p>
          </table:table-cell>
          <table:table-cell/>
        </table:table-row>
        <table:table-row table:style-name="ro1">
          <table:table-cell office:value-type="float" office:value="43.0000000000001" calcext:value-type="float">
            <text:p>43</text:p>
          </table:table-cell>
          <table:table-cell table:number-columns-repeated="3"/>
          <table:table-cell table:formula="of:=(1/[.$B$3])/[.A215]" office:value-type="float" office:value="0.0232558139534883" calcext:value-type="float">
            <text:p>0,023</text:p>
          </table:table-cell>
          <table:table-cell/>
        </table:table-row>
        <table:table-row table:style-name="ro1">
          <table:table-cell office:value-type="float" office:value="43.2000000000001" calcext:value-type="float">
            <text:p>43,2</text:p>
          </table:table-cell>
          <table:table-cell table:number-columns-repeated="3"/>
          <table:table-cell table:formula="of:=(1/[.$B$3])/[.A216]" office:value-type="float" office:value="0.0231481481481481" calcext:value-type="float">
            <text:p>0,023</text:p>
          </table:table-cell>
          <table:table-cell/>
        </table:table-row>
        <table:table-row table:style-name="ro1">
          <table:table-cell office:value-type="float" office:value="43.4000000000001" calcext:value-type="float">
            <text:p>43,4</text:p>
          </table:table-cell>
          <table:table-cell table:number-columns-repeated="3"/>
          <table:table-cell table:formula="of:=(1/[.$B$3])/[.A217]" office:value-type="float" office:value="0.0230414746543778" calcext:value-type="float">
            <text:p>0,023</text:p>
          </table:table-cell>
          <table:table-cell/>
        </table:table-row>
        <table:table-row table:style-name="ro1">
          <table:table-cell office:value-type="float" office:value="43.6000000000001" calcext:value-type="float">
            <text:p>43,6</text:p>
          </table:table-cell>
          <table:table-cell table:number-columns-repeated="3"/>
          <table:table-cell table:formula="of:=(1/[.$B$3])/[.A218]" office:value-type="float" office:value="0.0229357798165137" calcext:value-type="float">
            <text:p>0,023</text:p>
          </table:table-cell>
          <table:table-cell/>
        </table:table-row>
        <table:table-row table:style-name="ro1">
          <table:table-cell office:value-type="float" office:value="43.8000000000001" calcext:value-type="float">
            <text:p>43,8</text:p>
          </table:table-cell>
          <table:table-cell table:number-columns-repeated="3"/>
          <table:table-cell table:formula="of:=(1/[.$B$3])/[.A219]" office:value-type="float" office:value="0.0228310502283105" calcext:value-type="float">
            <text:p>0,023</text:p>
          </table:table-cell>
          <table:table-cell/>
        </table:table-row>
        <table:table-row table:style-name="ro1">
          <table:table-cell office:value-type="float" office:value="44.0000000000001" calcext:value-type="float">
            <text:p>44</text:p>
          </table:table-cell>
          <table:table-cell table:number-columns-repeated="3"/>
          <table:table-cell table:formula="of:=(1/[.$B$3])/[.A220]" office:value-type="float" office:value="0.0227272727272727" calcext:value-type="float">
            <text:p>0,023</text:p>
          </table:table-cell>
          <table:table-cell/>
        </table:table-row>
        <table:table-row table:style-name="ro1">
          <table:table-cell office:value-type="float" office:value="44.2000000000001" calcext:value-type="float">
            <text:p>44,2</text:p>
          </table:table-cell>
          <table:table-cell table:number-columns-repeated="3"/>
          <table:table-cell table:formula="of:=(1/[.$B$3])/[.A221]" office:value-type="float" office:value="0.0226244343891402" calcext:value-type="float">
            <text:p>0,023</text:p>
          </table:table-cell>
          <table:table-cell/>
        </table:table-row>
        <table:table-row table:style-name="ro1">
          <table:table-cell office:value-type="float" office:value="44.4000000000001" calcext:value-type="float">
            <text:p>44,4</text:p>
          </table:table-cell>
          <table:table-cell table:number-columns-repeated="3"/>
          <table:table-cell table:formula="of:=(1/[.$B$3])/[.A222]" office:value-type="float" office:value="0.0225225225225225" calcext:value-type="float">
            <text:p>0,023</text:p>
          </table:table-cell>
          <table:table-cell/>
        </table:table-row>
        <table:table-row table:style-name="ro1">
          <table:table-cell office:value-type="float" office:value="44.6000000000001" calcext:value-type="float">
            <text:p>44,6</text:p>
          </table:table-cell>
          <table:table-cell table:number-columns-repeated="3"/>
          <table:table-cell table:formula="of:=(1/[.$B$3])/[.A223]" office:value-type="float" office:value="0.0224215246636771" calcext:value-type="float">
            <text:p>0,022</text:p>
          </table:table-cell>
          <table:table-cell/>
        </table:table-row>
        <table:table-row table:style-name="ro1">
          <table:table-cell office:value-type="float" office:value="44.8000000000001" calcext:value-type="float">
            <text:p>44,8</text:p>
          </table:table-cell>
          <table:table-cell table:number-columns-repeated="3"/>
          <table:table-cell table:formula="of:=(1/[.$B$3])/[.A224]" office:value-type="float" office:value="0.0223214285714285" calcext:value-type="float">
            <text:p>0,022</text:p>
          </table:table-cell>
          <table:table-cell/>
        </table:table-row>
        <table:table-row table:style-name="ro1">
          <table:table-cell office:value-type="float" office:value="45.0000000000001" calcext:value-type="float">
            <text:p>45</text:p>
          </table:table-cell>
          <table:table-cell table:number-columns-repeated="3"/>
          <table:table-cell table:formula="of:=(1/[.$B$3])/[.A225]" office:value-type="float" office:value="0.0222222222222222" calcext:value-type="float">
            <text:p>0,022</text:p>
          </table:table-cell>
          <table:table-cell/>
        </table:table-row>
        <table:table-row table:style-name="ro1">
          <table:table-cell office:value-type="float" office:value="45.2000000000001" calcext:value-type="float">
            <text:p>45,2</text:p>
          </table:table-cell>
          <table:table-cell table:number-columns-repeated="3"/>
          <table:table-cell table:formula="of:=(1/[.$B$3])/[.A226]" office:value-type="float" office:value="0.0221238938053097" calcext:value-type="float">
            <text:p>0,022</text:p>
          </table:table-cell>
          <table:table-cell/>
        </table:table-row>
        <table:table-row table:style-name="ro1">
          <table:table-cell office:value-type="float" office:value="45.4000000000001" calcext:value-type="float">
            <text:p>45,4</text:p>
          </table:table-cell>
          <table:table-cell table:number-columns-repeated="3"/>
          <table:table-cell table:formula="of:=(1/[.$B$3])/[.A227]" office:value-type="float" office:value="0.0220264317180616" calcext:value-type="float">
            <text:p>0,022</text:p>
          </table:table-cell>
          <table:table-cell/>
        </table:table-row>
        <table:table-row table:style-name="ro1">
          <table:table-cell office:value-type="float" office:value="45.6000000000001" calcext:value-type="float">
            <text:p>45,6</text:p>
          </table:table-cell>
          <table:table-cell table:number-columns-repeated="3"/>
          <table:table-cell table:formula="of:=(1/[.$B$3])/[.A228]" office:value-type="float" office:value="0.0219298245614035" calcext:value-type="float">
            <text:p>0,022</text:p>
          </table:table-cell>
          <table:table-cell/>
        </table:table-row>
        <table:table-row table:style-name="ro1">
          <table:table-cell office:value-type="float" office:value="45.8000000000001" calcext:value-type="float">
            <text:p>45,8</text:p>
          </table:table-cell>
          <table:table-cell table:number-columns-repeated="3"/>
          <table:table-cell table:formula="of:=(1/[.$B$3])/[.A229]" office:value-type="float" office:value="0.0218340611353711" calcext:value-type="float">
            <text:p>0,022</text:p>
          </table:table-cell>
          <table:table-cell/>
        </table:table-row>
        <table:table-row table:style-name="ro1">
          <table:table-cell office:value-type="float" office:value="46.0000000000001" calcext:value-type="float">
            <text:p>46</text:p>
          </table:table-cell>
          <table:table-cell table:number-columns-repeated="3"/>
          <table:table-cell table:formula="of:=(1/[.$B$3])/[.A230]" office:value-type="float" office:value="0.0217391304347826" calcext:value-type="float">
            <text:p>0,022</text:p>
          </table:table-cell>
          <table:table-cell/>
        </table:table-row>
        <table:table-row table:style-name="ro1">
          <table:table-cell office:value-type="float" office:value="46.2000000000001" calcext:value-type="float">
            <text:p>46,2</text:p>
          </table:table-cell>
          <table:table-cell table:number-columns-repeated="3"/>
          <table:table-cell table:formula="of:=(1/[.$B$3])/[.A231]" office:value-type="float" office:value="0.0216450216450216" calcext:value-type="float">
            <text:p>0,022</text:p>
          </table:table-cell>
          <table:table-cell/>
        </table:table-row>
        <table:table-row table:style-name="ro1">
          <table:table-cell office:value-type="float" office:value="46.4000000000001" calcext:value-type="float">
            <text:p>46,4</text:p>
          </table:table-cell>
          <table:table-cell table:number-columns-repeated="3"/>
          <table:table-cell table:formula="of:=(1/[.$B$3])/[.A232]" office:value-type="float" office:value="0.021551724137931" calcext:value-type="float">
            <text:p>0,022</text:p>
          </table:table-cell>
          <table:table-cell/>
        </table:table-row>
        <table:table-row table:style-name="ro1">
          <table:table-cell office:value-type="float" office:value="46.6000000000001" calcext:value-type="float">
            <text:p>46,6</text:p>
          </table:table-cell>
          <table:table-cell table:number-columns-repeated="3"/>
          <table:table-cell table:formula="of:=(1/[.$B$3])/[.A233]" office:value-type="float" office:value="0.0214592274678111" calcext:value-type="float">
            <text:p>0,021</text:p>
          </table:table-cell>
          <table:table-cell/>
        </table:table-row>
        <table:table-row table:style-name="ro1">
          <table:table-cell office:value-type="float" office:value="46.8000000000001" calcext:value-type="float">
            <text:p>46,8</text:p>
          </table:table-cell>
          <table:table-cell table:number-columns-repeated="3"/>
          <table:table-cell table:formula="of:=(1/[.$B$3])/[.A234]" office:value-type="float" office:value="0.0213675213675213" calcext:value-type="float">
            <text:p>0,021</text:p>
          </table:table-cell>
          <table:table-cell/>
        </table:table-row>
        <table:table-row table:style-name="ro1">
          <table:table-cell office:value-type="float" office:value="47.0000000000001" calcext:value-type="float">
            <text:p>47</text:p>
          </table:table-cell>
          <table:table-cell table:number-columns-repeated="3"/>
          <table:table-cell table:formula="of:=(1/[.$B$3])/[.A235]" office:value-type="float" office:value="0.0212765957446808" calcext:value-type="float">
            <text:p>0,021</text:p>
          </table:table-cell>
          <table:table-cell/>
        </table:table-row>
        <table:table-row table:style-name="ro1">
          <table:table-cell office:value-type="float" office:value="47.2000000000001" calcext:value-type="float">
            <text:p>47,2</text:p>
          </table:table-cell>
          <table:table-cell table:number-columns-repeated="3"/>
          <table:table-cell table:formula="of:=(1/[.$B$3])/[.A236]" office:value-type="float" office:value="0.021186440677966" calcext:value-type="float">
            <text:p>0,021</text:p>
          </table:table-cell>
          <table:table-cell/>
        </table:table-row>
        <table:table-row table:style-name="ro1">
          <table:table-cell office:value-type="float" office:value="47.4000000000001" calcext:value-type="float">
            <text:p>47,4</text:p>
          </table:table-cell>
          <table:table-cell table:number-columns-repeated="3"/>
          <table:table-cell table:formula="of:=(1/[.$B$3])/[.A237]" office:value-type="float" office:value="0.0210970464135021" calcext:value-type="float">
            <text:p>0,021</text:p>
          </table:table-cell>
          <table:table-cell/>
        </table:table-row>
        <table:table-row table:style-name="ro1">
          <table:table-cell office:value-type="float" office:value="47.6000000000001" calcext:value-type="float">
            <text:p>47,6</text:p>
          </table:table-cell>
          <table:table-cell table:number-columns-repeated="3"/>
          <table:table-cell table:formula="of:=(1/[.$B$3])/[.A238]" office:value-type="float" office:value="0.0210084033613445" calcext:value-type="float">
            <text:p>0,021</text:p>
          </table:table-cell>
          <table:table-cell/>
        </table:table-row>
        <table:table-row table:style-name="ro1">
          <table:table-cell office:value-type="float" office:value="47.8000000000001" calcext:value-type="float">
            <text:p>47,8</text:p>
          </table:table-cell>
          <table:table-cell table:number-columns-repeated="3"/>
          <table:table-cell table:formula="of:=(1/[.$B$3])/[.A239]" office:value-type="float" office:value="0.0209205020920501" calcext:value-type="float">
            <text:p>0,021</text:p>
          </table:table-cell>
          <table:table-cell/>
        </table:table-row>
        <table:table-row table:style-name="ro1">
          <table:table-cell office:value-type="float" office:value="48.0000000000001" calcext:value-type="float">
            <text:p>48</text:p>
          </table:table-cell>
          <table:table-cell table:number-columns-repeated="3"/>
          <table:table-cell table:formula="of:=(1/[.$B$3])/[.A240]" office:value-type="float" office:value="0.0208333333333333" calcext:value-type="float">
            <text:p>0,021</text:p>
          </table:table-cell>
          <table:table-cell/>
        </table:table-row>
        <table:table-row table:style-name="ro1">
          <table:table-cell office:value-type="float" office:value="48.2000000000001" calcext:value-type="float">
            <text:p>48,2</text:p>
          </table:table-cell>
          <table:table-cell table:number-columns-repeated="3"/>
          <table:table-cell table:formula="of:=(1/[.$B$3])/[.A241]" office:value-type="float" office:value="0.0207468879668049" calcext:value-type="float">
            <text:p>0,021</text:p>
          </table:table-cell>
          <table:table-cell/>
        </table:table-row>
        <table:table-row table:style-name="ro1">
          <table:table-cell office:value-type="float" office:value="48.4000000000001" calcext:value-type="float">
            <text:p>48,4</text:p>
          </table:table-cell>
          <table:table-cell table:number-columns-repeated="3"/>
          <table:table-cell table:formula="of:=(1/[.$B$3])/[.A242]" office:value-type="float" office:value="0.0206611570247933" calcext:value-type="float">
            <text:p>0,021</text:p>
          </table:table-cell>
          <table:table-cell/>
        </table:table-row>
        <table:table-row table:style-name="ro1">
          <table:table-cell office:value-type="float" office:value="48.6000000000001" calcext:value-type="float">
            <text:p>48,6</text:p>
          </table:table-cell>
          <table:table-cell table:number-columns-repeated="3"/>
          <table:table-cell table:formula="of:=(1/[.$B$3])/[.A243]" office:value-type="float" office:value="0.0205761316872427" calcext:value-type="float">
            <text:p>0,021</text:p>
          </table:table-cell>
          <table:table-cell/>
        </table:table-row>
        <table:table-row table:style-name="ro1">
          <table:table-cell office:value-type="float" office:value="48.8000000000002" calcext:value-type="float">
            <text:p>48,8</text:p>
          </table:table-cell>
          <table:table-cell table:number-columns-repeated="3"/>
          <table:table-cell table:formula="of:=(1/[.$B$3])/[.A244]" office:value-type="float" office:value="0.0204918032786885" calcext:value-type="float">
            <text:p>0,020</text:p>
          </table:table-cell>
          <table:table-cell/>
        </table:table-row>
        <table:table-row table:style-name="ro1">
          <table:table-cell office:value-type="float" office:value="49.0000000000001" calcext:value-type="float">
            <text:p>49</text:p>
          </table:table-cell>
          <table:table-cell table:number-columns-repeated="3"/>
          <table:table-cell table:formula="of:=(1/[.$B$3])/[.A245]" office:value-type="float" office:value="0.0204081632653061" calcext:value-type="float">
            <text:p>0,020</text:p>
          </table:table-cell>
          <table:table-cell/>
        </table:table-row>
        <table:table-row table:style-name="ro1">
          <table:table-cell office:value-type="float" office:value="49.2000000000002" calcext:value-type="float">
            <text:p>49,2</text:p>
          </table:table-cell>
          <table:table-cell table:number-columns-repeated="3"/>
          <table:table-cell table:formula="of:=(1/[.$B$3])/[.A246]" office:value-type="float" office:value="0.0203252032520325" calcext:value-type="float">
            <text:p>0,020</text:p>
          </table:table-cell>
          <table:table-cell/>
        </table:table-row>
        <table:table-row table:style-name="ro1">
          <table:table-cell office:value-type="float" office:value="49.4000000000002" calcext:value-type="float">
            <text:p>49,4</text:p>
          </table:table-cell>
          <table:table-cell table:number-columns-repeated="3"/>
          <table:table-cell table:formula="of:=(1/[.$B$3])/[.A247]" office:value-type="float" office:value="0.020242914979757" calcext:value-type="float">
            <text:p>0,020</text:p>
          </table:table-cell>
          <table:table-cell/>
        </table:table-row>
        <table:table-row table:style-name="ro1">
          <table:table-cell office:value-type="float" office:value="49.6000000000002" calcext:value-type="float">
            <text:p>49,6</text:p>
          </table:table-cell>
          <table:table-cell table:number-columns-repeated="3"/>
          <table:table-cell table:formula="of:=(1/[.$B$3])/[.A248]" office:value-type="float" office:value="0.0201612903225806" calcext:value-type="float">
            <text:p>0,020</text:p>
          </table:table-cell>
          <table:table-cell/>
        </table:table-row>
        <table:table-row table:style-name="ro1">
          <table:table-cell office:value-type="float" office:value="49.8000000000002" calcext:value-type="float">
            <text:p>49,8</text:p>
          </table:table-cell>
          <table:table-cell table:number-columns-repeated="3"/>
          <table:table-cell table:formula="of:=(1/[.$B$3])/[.A249]" office:value-type="float" office:value="0.0200803212851405" calcext:value-type="float">
            <text:p>0,020</text:p>
          </table:table-cell>
          <table:table-cell/>
        </table:table-row>
        <table:table-row table:style-name="ro1">
          <table:table-cell office:value-type="float" office:value="50.0000000000002" calcext:value-type="float">
            <text:p>50</text:p>
          </table:table-cell>
          <table:table-cell table:number-columns-repeated="3"/>
          <table:table-cell table:formula="of:=(1/[.$B$3])/[.A250]" office:value-type="float" office:value="0.0199999999999999" calcext:value-type="float">
            <text:p>0,020</text:p>
          </table:table-cell>
          <table:table-cell/>
        </table:table-row>
        <table:table-row table:style-name="ro1" table:number-rows-repeated="104832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5">00.00.0000</text:date>, <text:time style:data-style-name="N2" text:time-value="16:00:47.14021168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2:08:55.404543253</meta:creation-date>
    <dc:date>2019-12-25T16:11:59.109746790</dc:date>
    <meta:editing-duration>PT10H3M26S</meta:editing-duration>
    <meta:editing-cycles>11</meta:editing-cycles>
    <meta:generator>LibreOffice/5.1.6.2$Linux_X86_64 LibreOffice_project/10m0$Build-2</meta:generator>
    <meta:document-statistic meta:table-count="4" meta:cell-count="4302" meta:object-count="0"/>
  </office:meta>
</office:document-meta>
</file>